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231815" draw:stroke-linejoin="miter" svg:stroke-linecap="round" draw:fill="none" draw:textarea-horizontal-align="center" draw:textarea-vertical-align="middle" fo:padding-top="0.005cm" fo:padding-bottom="0.005cm" fo:padding-left="0.005cm" fo:padding-right="0.005cm"/>
    </style:style>
    <style:style style:name="gr2" style:family="graphic" style:parent-style-name="standard">
      <style:graphic-properties draw:stroke="solid" svg:stroke-width="0.01cm" svg:stroke-color="#231815" draw:stroke-linejoin="miter" svg:stroke-linecap="round" draw:fill="none" fo:padding-top="0.005cm" fo:padding-bottom="0.005cm" fo:padding-left="0.005cm" fo:padding-right="0.005cm"/>
    </style:style>
    <style:style style:name="gr3" style:family="graphic" style:parent-style-name="standard">
      <style:graphic-properties draw:stroke="none" draw:fill="solid" draw:fill-color="#231815"/>
    </style:style>
    <style:style style:name="gr4" style:family="graphic" style:parent-style-name="standard">
      <style:graphic-properties draw:stroke="none" draw:fill="solid" draw:fill-color="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solid" draw:fill-color="#231815"/>
    </style:style>
    <style:style style:name="P4" style:family="paragraph">
      <loext:graphic-properties draw:fill="solid" draw:fill-color="#ffffff"/>
    </style:style>
  </office:automatic-styles>
  <office:body>
    <office:drawing>
      <draw:page draw:name="page1" draw:style-name="dp1" draw:master-page-name="master-page1457">
        <draw:polyline draw:style-name="gr1" draw:text-style-name="P1" draw:layer="layout" svg:width="0cm" svg:height="0.017cm" svg:x="12.377cm" svg:y="16.66cm" svg:viewBox="0 0 0 18" draw:points="0,18 0,11 0,8 0,0">
          <text:p/>
        </draw:polyline>
        <draw:polyline draw:style-name="gr1" draw:text-style-name="P1" draw:layer="layout" svg:width="0.014cm" svg:height="0cm" svg:x="12.326cm" svg:y="16.714cm" svg:viewBox="0 0 15 1" draw:points="0,0 8,1 15,0">
          <text:p/>
        </draw:polyline>
        <draw:line draw:style-name="gr1" draw:text-style-name="P1" draw:layer="layout" svg:x1="12.358cm" svg:y1="16.678cm" svg:x2="12.377cm" svg:y2="16.678cm">
          <text:p/>
        </draw:line>
        <draw:path draw:style-name="gr1" draw:text-style-name="P1" draw:layer="layout" svg:width="0.016cm" svg:height="0.017cm" svg:x="12.341cm" svg:y="16.678cm" svg:viewBox="0 0 17 18" svg:d="M17 0c-6 0-11 4-14 8-2 3-3 7-3 10">
          <text:p/>
        </draw:path>
        <draw:line draw:style-name="gr1" draw:text-style-name="P1" draw:layer="layout" svg:x1="12.341cm" svg:y1="16.714cm" svg:x2="12.341cm" svg:y2="16.696cm">
          <text:p/>
        </draw:line>
        <draw:line draw:style-name="gr1" draw:text-style-name="P1" draw:layer="layout" svg:x1="12.326cm" svg:y1="16.696cm" svg:x2="12.326cm" svg:y2="16.714cm">
          <text:p/>
        </draw:line>
        <draw:path draw:style-name="gr1" draw:text-style-name="P1" draw:layer="layout" svg:width="0.01cm" svg:height="0.004cm" svg:x="12.309cm" svg:y="16.678cm" svg:viewBox="0 0 11 5" svg:d="M11 5c-3-3-7-5-11-5">
          <text:p/>
        </draw:path>
        <draw:path draw:style-name="gr1" draw:text-style-name="P1" draw:layer="layout" svg:width="0.005cm" svg:height="0.012cm" svg:x="12.32cm" svg:y="16.683cm" svg:viewBox="0 0 6 13" svg:d="M6 13c0-5-2-10-6-13">
          <text:p/>
        </draw:path>
        <draw:line draw:style-name="gr1" draw:text-style-name="P1" draw:layer="layout" svg:x1="12.291cm" svg:y1="16.678cm" svg:x2="12.309cm" svg:y2="16.678cm">
          <text:p/>
        </draw:line>
        <draw:line draw:style-name="gr1" draw:text-style-name="P1" draw:layer="layout" svg:x1="12.309cm" svg:y1="16.664cm" svg:x2="12.291cm" svg:y2="16.664cm">
          <text:p/>
        </draw:line>
        <draw:path draw:style-name="gr1" draw:text-style-name="P1" draw:layer="layout" svg:width="0.016cm" svg:height="0.016cm" svg:x="12.309cm" svg:y="16.647cm" svg:viewBox="0 0 17 17" svg:d="M0 17c6 0 11-3 14-8 2-3 3-6 3-9">
          <text:p/>
        </draw:path>
        <draw:line draw:style-name="gr1" draw:text-style-name="P1" draw:layer="layout" svg:x1="12.326cm" svg:y1="16.628cm" svg:x2="12.326cm" svg:y2="16.647cm">
          <text:p/>
        </draw:line>
        <draw:line draw:style-name="gr1" draw:text-style-name="P1" draw:layer="layout" svg:x1="12.341cm" svg:y1="16.647cm" svg:x2="12.341cm" svg:y2="16.628cm">
          <text:p/>
        </draw:line>
        <draw:path draw:style-name="gr1" draw:text-style-name="P1" draw:layer="layout" svg:width="0.016cm" svg:height="0.016cm" svg:x="12.341cm" svg:y="16.647cm" svg:viewBox="0 0 17 17" svg:d="M0 0c0 9 8 17 17 17">
          <text:p/>
        </draw:path>
        <draw:line draw:style-name="gr1" draw:text-style-name="P1" draw:layer="layout" svg:x1="12.377cm" svg:y1="16.664cm" svg:x2="12.358cm" svg:y2="16.664cm">
          <text:p/>
        </draw:line>
        <draw:polyline draw:style-name="gr1" draw:text-style-name="P1" draw:layer="layout" svg:width="0.014cm" svg:height="0cm" svg:x="12.326cm" svg:y="16.628cm" svg:viewBox="0 0 15 0" draw:points="15,0 8,0 0,0">
          <text:p/>
        </draw:polyline>
        <draw:polyline draw:style-name="gr1" draw:text-style-name="P1" draw:layer="layout" svg:width="0cm" svg:height="0.018cm" svg:x="12.29cm" svg:y="16.664cm" svg:viewBox="0 0 1 19" draw:points="1,19 0,11 0,7 0,4 1,0">
          <text:p/>
        </draw:polyline>
        <draw:path draw:style-name="gr1" draw:text-style-name="P1" draw:layer="layout" svg:width="0.121cm" svg:height="0.121cm" svg:x="12.273cm" svg:y="16.61cm" svg:viewBox="0 0 122 122" svg:d="M122 61c0-33-28-61-61-61-34 0-61 28-61 61 0 34 27 61 61 61 33 0 61-27 61-61z">
          <text:p/>
        </draw:path>
        <draw:polyline draw:style-name="gr1" draw:text-style-name="P1" draw:layer="layout" svg:width="0cm" svg:height="0.017cm" svg:x="9.441cm" svg:y="16.66cm" svg:viewBox="0 0 1 18" draw:points="0,18 1,11 1,8 0,0">
          <text:p/>
        </draw:polyline>
        <draw:polyline draw:style-name="gr1" draw:text-style-name="P1" draw:layer="layout" svg:width="0.013cm" svg:height="0cm" svg:x="9.391cm" svg:y="16.714cm" svg:viewBox="0 0 14 1" draw:points="0,0 7,1 14,0">
          <text:p/>
        </draw:polyline>
        <draw:line draw:style-name="gr1" draw:text-style-name="P1" draw:layer="layout" svg:x1="9.423cm" svg:y1="16.678cm" svg:x2="9.441cm" svg:y2="16.678cm">
          <text:p/>
        </draw:line>
        <draw:path draw:style-name="gr1" draw:text-style-name="P1" draw:layer="layout" svg:width="0.017cm" svg:height="0.017cm" svg:x="9.405cm" svg:y="16.678cm" svg:viewBox="0 0 18 18" svg:d="M18 0c-6 0-10 3-14 7-2 3-4 7-4 11">
          <text:p/>
        </draw:path>
        <draw:line draw:style-name="gr1" draw:text-style-name="P1" draw:layer="layout" svg:x1="9.405cm" svg:y1="16.714cm" svg:x2="9.405cm" svg:y2="16.696cm">
          <text:p/>
        </draw:line>
        <draw:line draw:style-name="gr1" draw:text-style-name="P1" draw:layer="layout" svg:x1="9.391cm" svg:y1="16.696cm" svg:x2="9.391cm" svg:y2="16.714cm">
          <text:p/>
        </draw:line>
        <draw:path draw:style-name="gr1" draw:text-style-name="P1" draw:layer="layout" svg:width="0.011cm" svg:height="0.004cm" svg:x="9.373cm" svg:y="16.678cm" svg:viewBox="0 0 12 5" svg:d="M12 5c-3-3-7-5-12-5">
          <text:p/>
        </draw:path>
        <draw:path draw:style-name="gr1" draw:text-style-name="P1" draw:layer="layout" svg:width="0.005cm" svg:height="0.012cm" svg:x="9.385cm" svg:y="16.683cm" svg:viewBox="0 0 6 13" svg:d="M6 13c0-5-2-10-6-13">
          <text:p/>
        </draw:path>
        <draw:line draw:style-name="gr1" draw:text-style-name="P1" draw:layer="layout" svg:x1="9.355cm" svg:y1="16.678cm" svg:x2="9.373cm" svg:y2="16.678cm">
          <text:p/>
        </draw:line>
        <draw:line draw:style-name="gr1" draw:text-style-name="P1" draw:layer="layout" svg:x1="9.373cm" svg:y1="16.664cm" svg:x2="9.355cm" svg:y2="16.664cm">
          <text:p/>
        </draw:line>
        <draw:path draw:style-name="gr1" draw:text-style-name="P1" draw:layer="layout" svg:width="0.017cm" svg:height="0.016cm" svg:x="9.373cm" svg:y="16.647cm" svg:viewBox="0 0 18 17" svg:d="M0 17c6 0 11-3 14-7 3-3 4-7 4-10">
          <text:p/>
        </draw:path>
        <draw:line draw:style-name="gr1" draw:text-style-name="P1" draw:layer="layout" svg:x1="9.391cm" svg:y1="16.628cm" svg:x2="9.391cm" svg:y2="16.647cm">
          <text:p/>
        </draw:line>
        <draw:line draw:style-name="gr1" draw:text-style-name="P1" draw:layer="layout" svg:x1="9.405cm" svg:y1="16.647cm" svg:x2="9.405cm" svg:y2="16.628cm">
          <text:p/>
        </draw:line>
        <draw:path draw:style-name="gr1" draw:text-style-name="P1" draw:layer="layout" svg:width="0.017cm" svg:height="0.016cm" svg:x="9.405cm" svg:y="16.647cm" svg:viewBox="0 0 18 17" svg:d="M0 0c0 9 8 17 18 17">
          <text:p/>
        </draw:path>
        <draw:line draw:style-name="gr1" draw:text-style-name="P1" draw:layer="layout" svg:x1="9.441cm" svg:y1="16.664cm" svg:x2="9.423cm" svg:y2="16.664cm">
          <text:p/>
        </draw:line>
        <draw:polyline draw:style-name="gr1" draw:text-style-name="P1" draw:layer="layout" svg:width="0.013cm" svg:height="0cm" svg:x="9.391cm" svg:y="16.628cm" svg:viewBox="0 0 14 0" draw:points="14,0 7,0 0,0">
          <text:p/>
        </draw:polyline>
        <draw:polyline draw:style-name="gr1" draw:text-style-name="P1" draw:layer="layout" svg:width="0cm" svg:height="0.018cm" svg:x="9.355cm" svg:y="16.664cm" svg:viewBox="0 0 0 19" draw:points="0,19 0,11 0,7 0,4 0,0">
          <text:p/>
        </draw:polyline>
        <draw:path draw:style-name="gr1" draw:text-style-name="P1" draw:layer="layout" svg:width="0.121cm" svg:height="0.121cm" svg:x="9.337cm" svg:y="16.61cm" svg:viewBox="0 0 122 122" svg:d="M122 61c0-33-27-61-61-61s-61 28-61 61c0 34 27 61 61 61s61-27 61-61z">
          <text:p/>
        </draw:path>
        <draw:polyline draw:style-name="gr1" draw:text-style-name="P1" draw:layer="layout" svg:width="0.005cm" svg:height="0.098cm" svg:x="11.941cm" svg:y="14.773cm" svg:viewBox="0 0 6 99" draw:points="0,99 3,49 6,0">
          <text:p/>
        </draw:polyline>
        <draw:polyline draw:style-name="gr1" draw:text-style-name="P1" draw:layer="layout" svg:width="0.015cm" svg:height="0.083cm" svg:x="11.893cm" svg:y="15.107cm" svg:viewBox="0 0 16 84" draw:points="0,84 8,46 16,0">
          <text:p/>
        </draw:polyline>
        <draw:polyline draw:style-name="gr1" draw:text-style-name="P1" draw:layer="layout" svg:width="0.021cm" svg:height="0.094cm" svg:x="11.87cm" svg:y="15.199cm" svg:viewBox="0 0 22 95" draw:points="22,0 11,48 0,95">
          <text:p/>
        </draw:polyline>
        <draw:polyline draw:style-name="gr1" draw:text-style-name="P1" draw:layer="layout" svg:width="0.008cm" svg:height="0.028cm" svg:x="11.769cm" svg:y="15.617cm" svg:viewBox="0 0 9 29" draw:points="9,0 1,28 0,29">
          <text:p/>
        </draw:polyline>
        <draw:line draw:style-name="gr1" draw:text-style-name="P1" draw:layer="layout" svg:x1="11.06cm" svg:y1="15.176cm" svg:x2="11.005cm" svg:y2="15.2cm">
          <text:p/>
        </draw:line>
        <draw:line draw:style-name="gr1" draw:text-style-name="P1" draw:layer="layout" svg:x1="11.378cm" svg:y1="16.227cm" svg:x2="11.381cm" svg:y2="16.226cm">
          <text:p/>
        </draw:line>
        <draw:polyline draw:style-name="gr1" draw:text-style-name="P1" draw:layer="layout" svg:width="0.12cm" svg:height="0.323cm" svg:x="11.587cm" svg:y="15.825cm" svg:viewBox="0 0 121 324" draw:points="0,324 51,191 99,62 121,0">
          <text:p/>
        </draw:polyline>
        <draw:polyline draw:style-name="gr1" draw:text-style-name="P1" draw:layer="layout" svg:width="0.008cm" svg:height="0.013cm" svg:x="11.572cm" svg:y="16.162cm" svg:viewBox="0 0 9 14" draw:points="0,14 5,7 9,0">
          <text:p/>
        </draw:polyline>
        <draw:path draw:style-name="gr1" draw:text-style-name="P1" draw:layer="layout" svg:width="0.042cm" svg:height="0.035cm" svg:x="11.529cm" svg:y="16.176cm" svg:viewBox="0 0 43 36" svg:d="M0 36c18-5 33-18 43-36">
          <text:p/>
        </draw:path>
        <draw:polyline draw:style-name="gr1" draw:text-style-name="P1" draw:layer="layout" svg:width="0.164cm" svg:height="0.019cm" svg:x="11.364cm" svg:y="16.212cm" svg:viewBox="0 0 165 20" draw:points="0,20 151,3 155,2 161,1 165,0">
          <text:p/>
        </draw:polyline>
        <draw:polyline draw:style-name="gr1" draw:text-style-name="P1" draw:layer="layout" svg:width="0.276cm" svg:height="1.095cm" svg:x="11.364cm" svg:y="15.136cm" svg:viewBox="0 0 277 1096" draw:points="277,0 262,109 244,220 224,329 202,432 179,531 154,631 125,734 92,840 57,944 21,1044 0,1096">
          <text:p/>
        </draw:polyline>
        <draw:path draw:style-name="gr1" draw:text-style-name="P1" draw:layer="layout" svg:width="0.045cm" svg:height="0.005cm" svg:x="11.546cm" svg:y="15.028cm" svg:viewBox="0 0 46 6" svg:d="M46 6c-15-6-31-7-46-4">
          <text:p/>
        </draw:path>
        <draw:path draw:style-name="gr1" draw:text-style-name="P1" draw:layer="layout" svg:width="0.049cm" svg:height="0.101cm" svg:x="11.592cm" svg:y="15.034cm" svg:viewBox="0 0 50 102" svg:d="M49 102c5-47-15-86-49-102">
          <text:p/>
        </draw:path>
        <draw:polyline draw:style-name="gr1" draw:text-style-name="P1" draw:layer="layout" svg:width="0.455cm" svg:height="0.128cm" svg:x="11.119cm" svg:y="15.024cm" svg:viewBox="0 0 456 129" draw:points="456,0 397,12 324,28 269,42 236,51 184,66 103,91 63,105 0,129">
          <text:p/>
        </draw:polyline>
        <draw:polyline draw:style-name="gr1" draw:text-style-name="P1" draw:layer="layout" svg:width="0.136cm" svg:height="0.051cm" svg:x="11.058cm" svg:y="15.125cm" svg:viewBox="0 0 137 52" draw:points="0,52 61,28 124,4 137,0">
          <text:p/>
        </draw:polyline>
        <draw:line draw:style-name="gr1" draw:text-style-name="P1" draw:layer="layout" svg:x1="11.005cm" svg:y1="15.2cm" svg:x2="11.063cm" svg:y2="15.175cm">
          <text:p/>
        </draw:line>
        <draw:line draw:style-name="gr1" draw:text-style-name="P1" draw:layer="layout" svg:x1="11.011cm" svg:y1="15.179cm" svg:x2="11.014cm" svg:y2="15.171cm">
          <text:p/>
        </draw:line>
        <draw:line draw:style-name="gr1" draw:text-style-name="P1" draw:layer="layout" svg:x1="10.953cm" svg:y1="15.379cm" svg:x2="11.01cm" svg:y2="15.182cm">
          <text:p/>
        </draw:line>
        <draw:polyline draw:style-name="gr1" draw:text-style-name="P1" draw:layer="layout" svg:width="0.174cm" svg:height="0.034cm" svg:x="10.778cm" svg:y="15.379cm" svg:viewBox="0 0 175 35" draw:points="0,0 87,35 175,0">
          <text:p/>
        </draw:polyline>
        <draw:line draw:style-name="gr1" draw:text-style-name="P1" draw:layer="layout" svg:x1="10.715cm" svg:y1="15.162cm" svg:x2="10.715cm" svg:y2="15.164cm">
          <text:p/>
        </draw:line>
        <draw:line draw:style-name="gr1" draw:text-style-name="P1" draw:layer="layout" svg:x1="10.715cm" svg:y1="15.162cm" svg:x2="10.715cm" svg:y2="15.164cm">
          <text:p/>
        </draw:line>
        <draw:line draw:style-name="gr1" draw:text-style-name="P1" draw:layer="layout" svg:x1="10.72cm" svg:y1="15.179cm" svg:x2="10.716cm" svg:y2="15.167cm">
          <text:p/>
        </draw:line>
        <draw:line draw:style-name="gr1" draw:text-style-name="P1" draw:layer="layout" svg:x1="10.778cm" svg:y1="15.379cm" svg:x2="10.72cm" svg:y2="15.182cm">
          <text:p/>
        </draw:line>
        <draw:line draw:style-name="gr1" draw:text-style-name="P1" draw:layer="layout" svg:x1="10.716cm" svg:y1="15.167cm" svg:x2="10.72cm" svg:y2="15.179cm">
          <text:p/>
        </draw:line>
        <draw:polyline draw:style-name="gr1" draw:text-style-name="P1" draw:layer="layout" svg:width="0.537cm" svg:height="0.169cm" svg:x="10.188cm" svg:y="15.03cm" svg:viewBox="0 0 538 170" draw:points="0,0 82,18 154,36 237,59 295,77 357,98 416,120 476,143 538,170">
          <text:p/>
        </draw:polyline>
        <draw:polyline draw:style-name="gr1" draw:text-style-name="P1" draw:layer="layout" svg:width="0.12cm" svg:height="0.025cm" svg:x="10.156cm" svg:y="15.024cm" svg:viewBox="0 0 121 26" draw:points="0,0 70,14 121,26">
          <text:p/>
        </draw:polyline>
        <draw:path draw:style-name="gr1" draw:text-style-name="P1" draw:layer="layout" svg:width="0.049cm" svg:height="0.101cm" svg:x="10.089cm" svg:y="15.034cm" svg:viewBox="0 0 50 102" svg:d="M50 0c-35 16-54 57-49 102">
          <text:p/>
        </draw:path>
        <draw:path draw:style-name="gr1" draw:text-style-name="P1" draw:layer="layout" svg:width="0.045cm" svg:height="0.004cm" svg:x="10.139cm" svg:y="15.029cm" svg:viewBox="0 0 46 5" svg:d="M46 1c-17-3-32-1-46 4">
          <text:p/>
        </draw:path>
        <draw:polyline draw:style-name="gr1" draw:text-style-name="P1" draw:layer="layout" svg:width="0.276cm" svg:height="1.095cm" svg:x="10.09cm" svg:y="15.136cm" svg:viewBox="0 0 277 1096" draw:points="277,1096 256,1044 220,944 185,840 152,734 123,631 97,531 74,432 53,329 33,220 15,109 0,0">
          <text:p/>
        </draw:polyline>
        <draw:polyline draw:style-name="gr1" draw:text-style-name="P1" draw:layer="layout" svg:width="1.047cm" svg:height="0.127cm" svg:x="10.341cm" svg:y="16.229cm" svg:viewBox="0 0 1048 128" draw:points="1048,0 524,128 0,0">
          <text:p/>
        </draw:polyline>
        <draw:polyline draw:style-name="gr1" draw:text-style-name="P1" draw:layer="layout" svg:width="0.012cm" svg:height="0.003cm" svg:x="10.35cm" svg:y="16.226cm" svg:viewBox="0 0 13 4" draw:points="0,0 4,2 9,3 13,4">
          <text:p/>
        </draw:polyline>
        <draw:polyline draw:style-name="gr1" draw:text-style-name="P1" draw:layer="layout" svg:width="0.164cm" svg:height="0.019cm" svg:x="10.202cm" svg:y="16.212cm" svg:viewBox="0 0 165 20" draw:points="0,0 3,1 10,2 14,3 165,20">
          <text:p/>
        </draw:polyline>
        <draw:polyline draw:style-name="gr1" draw:text-style-name="P1" draw:layer="layout" svg:width="0.014cm" svg:height="0.005cm" svg:x="10.187cm" svg:y="16.206cm" svg:viewBox="0 0 15 6" draw:points="0,0 7,3 15,6">
          <text:p/>
        </draw:polyline>
        <draw:path draw:style-name="gr1" draw:text-style-name="P1" draw:layer="layout" svg:width="0.029cm" svg:height="0.031cm" svg:x="10.157cm" svg:y="16.174cm" svg:viewBox="0 0 30 32" svg:d="M0 0c9 15 20 26 30 32">
          <text:p/>
        </draw:path>
        <draw:polyline draw:style-name="gr1" draw:text-style-name="P1" draw:layer="layout" svg:width="0.006cm" svg:height="0.01cm" svg:x="10.15cm" svg:y="16.163cm" svg:viewBox="0 0 7 11" draw:points="0,0 5,8 7,11">
          <text:p/>
        </draw:polyline>
        <draw:polyline draw:style-name="gr1" draw:text-style-name="P1" draw:layer="layout" svg:width="0.123cm" svg:height="0.329cm" svg:x="10.023cm" svg:y="15.825cm" svg:viewBox="0 0 124 330" draw:points="124,330 121,324 22,62 0,0">
          <text:p/>
        </draw:polyline>
        <draw:polyline draw:style-name="gr1" draw:text-style-name="P1" draw:layer="layout" svg:width="0.008cm" svg:height="0.028cm" svg:x="9.952cm" svg:y="15.617cm" svg:viewBox="0 0 9 29" draw:points="9,29 9,28 0,0">
          <text:p/>
        </draw:polyline>
        <draw:polyline draw:style-name="gr1" draw:text-style-name="P1" draw:layer="layout" svg:width="0.016cm" svg:height="0.085cm" svg:x="9.823cm" svg:y="15.113cm" svg:viewBox="0 0 17 86" draw:points="17,86 8,40 0,1 0,0">
          <text:p/>
        </draw:polyline>
        <draw:polyline draw:style-name="gr1" draw:text-style-name="P1" draw:layer="layout" svg:width="0.018cm" svg:height="0.082cm" svg:x="9.843cm" svg:y="15.212cm" svg:viewBox="0 0 19 83" draw:points="0,0 7,35 19,83">
          <text:p/>
        </draw:polyline>
        <draw:polyline draw:style-name="gr1" draw:text-style-name="P1" draw:layer="layout" svg:width="0.013cm" svg:height="0.089cm" svg:x="9.808cm" svg:y="15.017cm" svg:viewBox="0 0 14 90" draw:points="0,0 0,3 6,43 14,90">
          <text:p/>
        </draw:polyline>
        <draw:polyline draw:style-name="gr1" draw:text-style-name="P1" draw:layer="layout" svg:width="0.021cm" svg:height="0.237cm" svg:x="9.785cm" svg:y="14.773cm" svg:viewBox="0 0 22 238" draw:points="22,238 16,191 10,144 6,99 2,49 0,0">
          <text:p/>
        </draw:polyline>
        <draw:polyline draw:style-name="gr1" draw:text-style-name="P1" draw:layer="layout" svg:width="0.002cm" svg:height="0.059cm" svg:x="9.784cm" svg:y="14.757cm" svg:viewBox="0 0 3 60" draw:points="3,60 0,2 0,0">
          <text:p/>
        </draw:polyline>
        <draw:polyline draw:style-name="gr1" draw:text-style-name="P1" draw:layer="layout" svg:width="0.002cm" svg:height="0.092cm" svg:x="9.782cm" svg:y="14.68cm" svg:viewBox="0 0 3 93" draw:points="3,93 1,46 0,0">
          <text:p/>
        </draw:polyline>
        <draw:polyline draw:style-name="gr1" draw:text-style-name="P1" draw:layer="layout" svg:width="0.089cm" svg:height="0.05cm" svg:x="11.555cm" svg:y="14.192cm" svg:viewBox="0 0 90 51" draw:points="90,51 85,48 43,23 0,0">
          <text:p/>
        </draw:polyline>
        <draw:polyline draw:style-name="gr1" draw:text-style-name="P1" draw:layer="layout" svg:width="0.026cm" svg:height="0.013cm" svg:x="11.534cm" svg:y="14.181cm" svg:viewBox="0 0 27 14" draw:points="27,14 26,13 0,0">
          <text:p/>
        </draw:polyline>
        <draw:polyline draw:style-name="gr1" draw:text-style-name="P1" draw:layer="layout" svg:width="0.027cm" svg:height="0.011cm" svg:x="11.468cm" svg:y="14.15cm" svg:viewBox="0 0 28 12" draw:points="28,12 27,12 0,0">
          <text:p/>
        </draw:polyline>
        <draw:polyline draw:style-name="gr1" draw:text-style-name="P1" draw:layer="layout" svg:width="0.027cm" svg:height="0.01cm" svg:x="11.401cm" svg:y="14.122cm" svg:viewBox="0 0 28 11" draw:points="28,11 27,11 0,0">
          <text:p/>
        </draw:polyline>
        <draw:polyline draw:style-name="gr1" draw:text-style-name="P1" draw:layer="layout" svg:width="0.03cm" svg:height="0.009cm" svg:x="11.331cm" svg:y="14.097cm" svg:viewBox="0 0 31 10" draw:points="0,0 29,9 31,10">
          <text:p/>
        </draw:polyline>
        <draw:polyline draw:style-name="gr1" draw:text-style-name="P1" draw:layer="layout" svg:width="0.031cm" svg:height="0.008cm" svg:x="11.262cm" svg:y="14.075cm" svg:viewBox="0 0 32 9" draw:points="32,9 31,9 29,9 0,0">
          <text:p/>
        </draw:polyline>
        <draw:polyline draw:style-name="gr1" draw:text-style-name="P1" draw:layer="layout" svg:width="0.031cm" svg:height="0.007cm" svg:x="11.192cm" svg:y="14.057cm" svg:viewBox="0 0 32 8" draw:points="0,0 30,7 32,8">
          <text:p/>
        </draw:polyline>
        <draw:polyline draw:style-name="gr1" draw:text-style-name="P1" draw:layer="layout" svg:width="0.032cm" svg:height="0.005cm" svg:x="11.121cm" svg:y="14.043cm" svg:viewBox="0 0 33 6" draw:points="33,6 30,5 0,0">
          <text:p/>
        </draw:polyline>
        <draw:polyline draw:style-name="gr1" draw:text-style-name="P1" draw:layer="layout" svg:width="0.031cm" svg:height="0.004cm" svg:x="11.051cm" svg:y="14.031cm" svg:viewBox="0 0 32 5" draw:points="0,0 29,4 32,5">
          <text:p/>
        </draw:polyline>
        <draw:polyline draw:style-name="gr1" draw:text-style-name="P1" draw:layer="layout" svg:width="0.002cm" svg:height="0.005cm" svg:x="10.884cm" svg:y="14.034cm" svg:viewBox="0 0 3 6" draw:points="3,6 2,3 0,0">
          <text:p/>
        </draw:polyline>
        <draw:polyline draw:style-name="gr1" draw:text-style-name="P1" draw:layer="layout" svg:width="0.146cm" svg:height="0.009cm" svg:x="10.865cm" svg:y="14.016cm" svg:viewBox="0 0 147 10" draw:points="147,10 144,10 97,6 49,2 0,0">
          <text:p/>
        </draw:polyline>
        <draw:polyline draw:style-name="gr1" draw:text-style-name="P1" draw:layer="layout" svg:width="0.099cm" svg:height="0.005cm" svg:x="10.769cm" svg:y="14.016cm" svg:viewBox="0 0 100 6" draw:points="100,1 96,0 48,2 0,6">
          <text:p/>
        </draw:polyline>
        <draw:line draw:style-name="gr1" draw:text-style-name="P1" draw:layer="layout" svg:x1="10.882cm" svg:y1="14.032cm" svg:x2="11.249cm" svg:y2="14.225cm">
          <text:p/>
        </draw:line>
        <draw:path draw:style-name="gr1" draw:text-style-name="P1" draw:layer="layout" svg:width="0.032cm" svg:height="0.003cm" svg:x="10.849cm" svg:y="14.028cm" svg:viewBox="0 0 33 4" svg:d="M33 4c-11-6-23-5-33 0">
          <text:p/>
        </draw:path>
        <draw:line draw:style-name="gr1" draw:text-style-name="P1" draw:layer="layout" svg:x1="10.482cm" svg:y1="14.225cm" svg:x2="10.849cm" svg:y2="14.032cm">
          <text:p/>
        </draw:line>
        <draw:polyline draw:style-name="gr1" draw:text-style-name="P1" draw:layer="layout" svg:width="0.105cm" svg:height="0.007cm" svg:x="10.72cm" svg:y="14.018cm" svg:viewBox="0 0 106 8" draw:points="0,8 49,4 74,1 106,0">
          <text:p/>
        </draw:polyline>
        <draw:polyline draw:style-name="gr1" draw:text-style-name="P1" draw:layer="layout" svg:width="0.031cm" svg:height="0.004cm" svg:x="10.647cm" svg:y="14.031cm" svg:viewBox="0 0 32 5" draw:points="0,5 4,4 32,0">
          <text:p/>
        </draw:polyline>
        <draw:polyline draw:style-name="gr1" draw:text-style-name="P1" draw:layer="layout" svg:width="0.033cm" svg:height="0.005cm" svg:x="10.576cm" svg:y="14.043cm" svg:viewBox="0 0 34 6" draw:points="0,6 3,5 34,0">
          <text:p/>
        </draw:polyline>
        <draw:polyline draw:style-name="gr1" draw:text-style-name="P1" draw:layer="layout" svg:width="0.032cm" svg:height="0.007cm" svg:x="10.506cm" svg:y="14.057cm" svg:viewBox="0 0 33 8" draw:points="0,8 3,7 33,0">
          <text:p/>
        </draw:polyline>
        <draw:polyline draw:style-name="gr1" draw:text-style-name="P1" draw:layer="layout" svg:width="0.031cm" svg:height="0.008cm" svg:x="10.437cm" svg:y="14.075cm" svg:viewBox="0 0 32 9" draw:points="0,9 1,9 2,9 32,0">
          <text:p/>
        </draw:polyline>
        <draw:polyline draw:style-name="gr1" draw:text-style-name="P1" draw:layer="layout" svg:width="0.03cm" svg:height="0.009cm" svg:x="10.369cm" svg:y="14.097cm" svg:viewBox="0 0 31 10" draw:points="0,10 2,9 31,0">
          <text:p/>
        </draw:polyline>
        <draw:polyline draw:style-name="gr1" draw:text-style-name="P1" draw:layer="layout" svg:width="0.028cm" svg:height="0.01cm" svg:x="10.301cm" svg:y="14.122cm" svg:viewBox="0 0 29 11" draw:points="29,0 2,11 0,11">
          <text:p/>
        </draw:polyline>
        <draw:polyline draw:style-name="gr1" draw:text-style-name="P1" draw:layer="layout" svg:width="0.027cm" svg:height="0.011cm" svg:x="10.235cm" svg:y="14.15cm" svg:viewBox="0 0 28 12" draw:points="0,12 1,12 28,0">
          <text:p/>
        </draw:polyline>
        <draw:polyline draw:style-name="gr1" draw:text-style-name="P1" draw:layer="layout" svg:width="0.026cm" svg:height="0.013cm" svg:x="10.17cm" svg:y="14.181cm" svg:viewBox="0 0 27 14" draw:points="27,0 1,13 0,14">
          <text:p/>
        </draw:polyline>
        <draw:polyline draw:style-name="gr1" draw:text-style-name="P1" draw:layer="layout" svg:width="0.012cm" svg:height="0.018cm" svg:x="10.149cm" svg:y="16.16cm" svg:viewBox="0 0 13 19" draw:points="0,0 5,9 6,10 13,19">
          <text:p/>
        </draw:polyline>
        <draw:polyline draw:style-name="gr1" draw:text-style-name="P1" draw:layer="layout" svg:width="0.005cm" svg:height="0.008cm" svg:x="11.571cm" svg:y="16.168cm" svg:viewBox="0 0 6 9" draw:points="0,9 3,5 6,0">
          <text:p/>
        </draw:polyline>
        <draw:polyline draw:style-name="gr1" draw:text-style-name="P1" draw:layer="layout" svg:width="0.371cm" svg:height="1.544cm" svg:x="11.577cm" svg:y="14.623cm" svg:viewBox="0 0 372 1545" draw:points="350,0 372,57 371,134 367,215 359,302 347,392 332,488 313,587 289,691 261,798 228,910 191,1025 107,1267 10,1526 4,1539 0,1545">
          <text:p/>
        </draw:polyline>
        <draw:path draw:style-name="gr1" draw:text-style-name="P1" draw:layer="layout" svg:width="0.156cm" svg:height="0.194cm" svg:x="11.686cm" svg:y="14.268cm" svg:viewBox="0 0 157 195" svg:d="M157 195c-48-74-102-141-157-195">
          <text:p/>
        </draw:path>
        <draw:path draw:style-name="gr1" draw:text-style-name="P1" draw:layer="layout" svg:width="0.083cm" svg:height="0.159cm" svg:x="11.843cm" svg:y="14.463cm" svg:viewBox="0 0 84 160" svg:d="M84 160c-25-59-55-115-84-160">
          <text:p/>
        </draw:path>
        <draw:line draw:style-name="gr1" draw:text-style-name="P1" draw:layer="layout" svg:x1="11.625cm" svg:y1="14.23cm" svg:x2="11.686cm" svg:y2="14.268cm">
          <text:p/>
        </draw:line>
        <draw:path draw:style-name="gr1" draw:text-style-name="P1" draw:layer="layout" svg:width="0.377cm" svg:height="0.055cm" svg:x="10.874cm" svg:y="14.016cm" svg:viewBox="0 0 378 56" svg:d="M378 56c-129-36-261-55-378-56">
          <text:p/>
        </draw:path>
        <draw:path draw:style-name="gr1" draw:text-style-name="P1" draw:layer="layout" svg:width="0.37cm" svg:height="0.157cm" svg:x="11.252cm" svg:y="14.072cm" svg:viewBox="0 0 371 158" svg:d="M371 158c-126-74-256-128-371-158">
          <text:p/>
        </draw:path>
        <draw:polyline draw:style-name="gr1" draw:text-style-name="P1" draw:layer="layout" svg:width="0.301cm" svg:height="0.032cm" svg:x="10.573cm" svg:y="14.016cm" svg:viewBox="0 0 302 33" draw:points="0,33 71,20 141,10 212,4 283,1 292,0 302,1">
          <text:p/>
        </draw:polyline>
        <draw:path draw:style-name="gr1" draw:text-style-name="P1" draw:layer="layout" svg:width="0.406cm" svg:height="0.166cm" svg:x="10.107cm" svg:y="14.063cm" svg:viewBox="0 0 407 167" svg:d="M407 0c-149 37-290 96-407 167">
          <text:p/>
        </draw:path>
        <draw:path draw:style-name="gr1" draw:text-style-name="P1" draw:layer="layout" svg:width="0.059cm" svg:height="0.013cm" svg:x="10.514cm" svg:y="14.049cm" svg:viewBox="0 0 60 14" svg:d="M60 0c-22 5-43 9-60 14">
          <text:p/>
        </draw:path>
        <draw:path draw:style-name="gr1" draw:text-style-name="P1" draw:layer="layout" svg:width="0.326cm" svg:height="0.526cm" svg:x="9.779cm" svg:y="14.23cm" svg:viewBox="0 0 327 527" svg:d="M327 0c-54 21-138 111-210 222-87 134-134 263-112 305">
          <text:p/>
        </draw:path>
        <draw:polyline draw:style-name="gr1" draw:text-style-name="P1" draw:layer="layout" svg:width="0.373cm" svg:height="1.416cm" svg:x="9.784cm" svg:y="14.757cm" svg:viewBox="0 0 374 1417" draw:points="374,1417 366,1405 360,1392 218,1010 178,891 142,776 110,664 82,557 58,453 39,354 23,258 12,168 4,81 0,0">
          <text:p/>
        </draw:polyline>
        <draw:polyline draw:style-name="gr1" draw:text-style-name="P1" draw:layer="layout" svg:width="0.123cm" svg:height="0.112cm" svg:x="9.258cm" svg:y="17.841cm" svg:viewBox="0 0 124 113" draw:points="0,0 18,15 35,31 124,113">
          <text:p/>
        </draw:polyline>
        <draw:line draw:style-name="gr1" draw:text-style-name="P1" draw:layer="layout" svg:x1="9.293cm" svg:y1="17.872cm" svg:x2="9.293cm" svg:y2="18.89cm">
          <text:p/>
        </draw:line>
        <draw:line draw:style-name="gr1" draw:text-style-name="P1" draw:layer="layout" svg:x1="9.522cm" svg:y1="19.082cm" svg:x2="9.293cm" svg:y2="18.89cm">
          <text:p/>
        </draw:line>
        <draw:path draw:style-name="gr1" draw:text-style-name="P1" draw:layer="layout" svg:width="0.307cm" svg:height="0.149cm" svg:x="9.522cm" svg:y="19.082cm" svg:viewBox="0 0 308 150" svg:d="M308 150c-94-66-203-118-308-150">
          <text:p/>
        </draw:path>
        <draw:path draw:style-name="gr1" draw:text-style-name="P1" draw:layer="layout" svg:width="0.285cm" svg:height="0.289cm" svg:x="9.83cm" svg:y="19.232cm" svg:viewBox="0 0 286 290" svg:d="M286 290c-82-120-182-218-286-290">
          <text:p/>
        </draw:path>
        <draw:line draw:style-name="gr1" draw:text-style-name="P1" draw:layer="layout" svg:x1="9.827cm" svg:y1="19.23cm" svg:x2="9.83cm" svg:y2="19.232cm">
          <text:p/>
        </draw:line>
        <draw:path draw:style-name="gr1" draw:text-style-name="P1" draw:layer="layout" svg:width="0.246cm" svg:height="0.26cm" svg:x="11.614cm" svg:y="19.262cm" svg:viewBox="0 0 247 261" svg:d="M247 0c-100 76-186 167-247 261">
          <text:p/>
        </draw:path>
        <draw:path draw:style-name="gr1" draw:text-style-name="P1" draw:layer="layout" svg:width="0.346cm" svg:height="0.179cm" svg:x="11.861cm" svg:y="19.082cm" svg:viewBox="0 0 347 180" svg:d="M347 0c-136 44-257 108-347 180">
          <text:p/>
        </draw:path>
        <draw:polyline draw:style-name="gr1" draw:text-style-name="P1" draw:layer="layout" svg:width="0.359cm" svg:height="0.241cm" svg:x="12.078cm" svg:y="18.89cm" svg:viewBox="0 0 360 242" draw:points="0,242 63,216 131,192 360,0">
          <text:p/>
        </draw:polyline>
        <draw:line draw:style-name="gr1" draw:text-style-name="P1" draw:layer="layout" svg:x1="12.457cm" svg:y1="16.608cm" svg:x2="12.351cm" svg:y2="16.534cm">
          <text:p/>
        </draw:line>
        <draw:polyline draw:style-name="gr1" draw:text-style-name="P1" draw:layer="layout" svg:width="0.014cm" svg:height="0.092cm" svg:x="10.284cm" svg:y="16.502cm" svg:viewBox="0 0 15 93" draw:points="0,0 4,26 9,57 15,93">
          <text:p/>
        </draw:polyline>
        <draw:line draw:style-name="gr1" draw:text-style-name="P1" draw:layer="layout" svg:x1="10.282cm" svg:y1="16.487cm" svg:x2="10.287cm" svg:y2="16.525cm">
          <text:p/>
        </draw:line>
        <draw:path draw:style-name="gr1" draw:text-style-name="P1" draw:layer="layout" svg:width="0.008cm" svg:height="0.007cm" svg:x="10.267cm" svg:y="16.463cm" svg:viewBox="0 0 9 8" svg:d="M9 8c-3-3-6-6-9-8">
          <text:p/>
        </draw:path>
        <draw:path draw:style-name="gr1" draw:text-style-name="P1" draw:layer="layout" svg:width="0.005cm" svg:height="0.015cm" svg:x="10.276cm" svg:y="16.471cm" svg:viewBox="0 0 6 16" svg:d="M6 16c-1-6-3-11-6-16">
          <text:p/>
        </draw:path>
        <draw:polyline draw:style-name="gr1" draw:text-style-name="P1" draw:layer="layout" svg:width="0.064cm" svg:height="0.041cm" svg:x="10.202cm" svg:y="16.421cm" svg:viewBox="0 0 65 42" draw:points="0,0 6,3 11,6 65,42">
          <text:p/>
        </draw:polyline>
        <draw:line draw:style-name="gr1" draw:text-style-name="P1" draw:layer="layout" svg:x1="10.294cm" svg:y1="16.569cm" svg:x2="10.312cm" svg:y2="16.661cm">
          <text:p/>
        </draw:line>
        <draw:line draw:style-name="gr1" draw:text-style-name="P1" draw:layer="layout" svg:x1="10.307cm" svg:y1="16.636cm" svg:x2="10.317cm" svg:y2="16.684cm">
          <text:p/>
        </draw:line>
        <draw:line draw:style-name="gr1" draw:text-style-name="P1" draw:layer="layout" svg:x1="10.315cm" svg:y1="16.671cm" svg:x2="10.335cm" svg:y2="16.752cm">
          <text:p/>
        </draw:line>
        <draw:path draw:style-name="gr1" draw:text-style-name="P1" draw:layer="layout" svg:width="0.168cm" svg:height="0.411cm" svg:x="10.331cm" svg:y="16.74cm" svg:viewBox="0 0 169 412" svg:d="M0 0c43 161 102 302 169 412">
          <text:p/>
        </draw:path>
        <draw:line draw:style-name="gr1" draw:text-style-name="P1" draw:layer="layout" svg:x1="10.539cm" svg:y1="17.213cm" svg:x2="10.5cm" svg:y2="17.151cm">
          <text:p/>
        </draw:line>
        <draw:line draw:style-name="gr1" draw:text-style-name="P1" draw:layer="layout" svg:x1="10.541cm" svg:y1="17.212cm" svg:x2="11.19cm" svg:y2="17.212cm">
          <text:p/>
        </draw:line>
        <draw:line draw:style-name="gr1" draw:text-style-name="P1" draw:layer="layout" svg:x1="11.231cm" svg:y1="17.151cm" svg:x2="11.192cm" svg:y2="17.213cm">
          <text:p/>
        </draw:line>
        <draw:path draw:style-name="gr1" draw:text-style-name="P1" draw:layer="layout" svg:width="0.109cm" svg:height="0.228cm" svg:x="11.231cm" svg:y="16.922cm" svg:viewBox="0 0 110 229" svg:d="M0 229c44-73 82-153 110-229">
          <text:p/>
        </draw:path>
        <draw:line draw:style-name="gr1" draw:text-style-name="P1" draw:layer="layout" svg:x1="11.339cm" svg:y1="16.927cm" svg:x2="11.367cm" svg:y2="16.849cm">
          <text:p/>
        </draw:line>
        <draw:polyline draw:style-name="gr1" draw:text-style-name="P1" draw:layer="layout" svg:width="0.068cm" svg:height="0.281cm" svg:x="11.367cm" svg:y="16.569cm" svg:viewBox="0 0 69 282" draw:points="0,282 21,212 38,150 50,98 69,0">
          <text:p/>
        </draw:polyline>
        <draw:line draw:style-name="gr1" draw:text-style-name="P1" draw:layer="layout" svg:x1="10.294cm" svg:y1="16.566cm" svg:x2="11.437cm" svg:y2="16.566cm">
          <text:p/>
        </draw:line>
        <draw:polyline draw:style-name="gr1" draw:text-style-name="P1" draw:layer="layout" svg:width="0.013cm" svg:height="0.083cm" svg:x="11.433cm" svg:y="16.502cm" svg:viewBox="0 0 14 84" draw:points="0,84 6,51 10,23 14,0">
          <text:p/>
        </draw:polyline>
        <draw:polyline draw:style-name="gr1" draw:text-style-name="P1" draw:layer="layout" svg:width="0.275cm" svg:height="0.149cm" svg:x="11.464cm" svg:y="16.313cm" svg:viewBox="0 0 276 150" draw:points="0,150 52,115 107,82 120,75 163,52 183,42 223,23 263,6 276,0">
          <text:p/>
        </draw:polyline>
        <draw:path draw:style-name="gr1" draw:text-style-name="P1" draw:layer="layout" svg:width="0.014cm" svg:height="0.023cm" svg:x="11.449cm" svg:y="16.463cm" svg:viewBox="0 0 15 24" svg:d="M15 0c-9 6-14 15-15 24">
          <text:p/>
        </draw:path>
        <draw:line draw:style-name="gr1" draw:text-style-name="P1" draw:layer="layout" svg:x1="11.443cm" svg:y1="16.526cm" svg:x2="11.449cm" svg:y2="16.487cm">
          <text:p/>
        </draw:line>
        <draw:polyline draw:style-name="gr1" draw:text-style-name="P1" draw:layer="layout" svg:width="0.249cm" svg:height="0.076cm" svg:x="11.747cm" svg:y="16.233cm" svg:viewBox="0 0 250 77" draw:points="0,77 40,62 69,51 124,34 167,21 208,10 250,0">
          <text:p/>
        </draw:polyline>
        <draw:polyline draw:style-name="gr1" draw:text-style-name="P1" draw:layer="layout" svg:width="0.161cm" svg:height="0.028cm" svg:x="11.997cm" svg:y="16.204cm" svg:viewBox="0 0 162 29" draw:points="0,29 67,15 71,15 137,4 162,0">
          <text:p/>
        </draw:polyline>
        <draw:path draw:style-name="gr1" draw:text-style-name="P1" draw:layer="layout" svg:width="0.131cm" svg:height="0.033cm" svg:x="12.249cm" svg:y="16.193cm" svg:viewBox="0 0 132 34" svg:d="M132 34c-41-26-88-37-132-33">
          <text:p/>
        </draw:path>
        <draw:polyline draw:style-name="gr1" draw:text-style-name="P1" draw:layer="layout" svg:width="0.093cm" svg:height="0.01cm" svg:x="12.155cm" svg:y="16.194cm" svg:viewBox="0 0 94 11" draw:points="0,11 39,6 94,0">
          <text:p/>
        </draw:polyline>
        <draw:polyline draw:style-name="gr1" draw:text-style-name="P1" draw:layer="layout" svg:width="0.249cm" svg:height="0.16cm" svg:x="12.361cm" svg:y="16.216cm" svg:viewBox="0 0 250 161" draw:points="250,161 245,158 20,11 0,0">
          <text:p/>
        </draw:polyline>
        <draw:polyline draw:style-name="gr1" draw:text-style-name="P1" draw:layer="layout" svg:width="0.016cm" svg:height="0.029cm" svg:x="12.619cm" svg:y="16.384cm" svg:viewBox="0 0 17 30" draw:points="17,30 14,21 9,12 4,4 0,0">
          <text:p/>
        </draw:polyline>
        <draw:polyline draw:style-name="gr1" draw:text-style-name="P1" draw:layer="layout" svg:width="0.007cm" svg:height="0.007cm" svg:x="12.614cm" svg:y="16.38cm" svg:viewBox="0 0 8 8" draw:points="0,0 2,1 7,7 8,8">
          <text:p/>
        </draw:polyline>
        <draw:line draw:style-name="gr1" draw:text-style-name="P1" draw:layer="layout" svg:x1="12.386cm" svg:y1="16.708cm" svg:x2="12.616cm" svg:y2="16.381cm">
          <text:p/>
        </draw:line>
        <draw:path draw:style-name="gr2" draw:text-style-name="P2" draw:layer="layout" svg:width="9.396cm" svg:height="4.094cm" svg:x="3.241cm" svg:y="16.193cm" svg:viewBox="0 0 9397 4095" svg:d="M9040 441c-2 3-4 5-5 8-16 31-4 70 28 87 29 15 64 6 82-21M9267 117l-227 324M9232 1648v-70l69-87 4-7 4-8 2-8 2-10 69-962 4-9 2-9 2-10 7-227v-10M9109 1761l88-82 18-16 17-15M9197 2697v-1018M9197 1679l-88 81-91 80-93 75-95 73-97 69M8770 2031l-36 26-99 66-101 63M8324 3693l210-1507M7625 4095c279-81 519-223 699-402M7216 3915l75 43 79 40 82 36 85 32 88 29M6927 3693l-210-1507M6927 3693c117 112 244 203 366 266M7293 3960c109 58 225 105 333 135M8035 3915l-75 43-79 40-82 36-86 33-88 28M6054 1679l88 81 91 80 93 75 95 73 97 69 98 66 101 63M6141 341l-106 74M6211 441l-227-324M6221 464c-2-9-5-16-10-23M6105 515c16 22 42 32 68 26 34-8 56-42 48-77M5905 230l200 285M6243 1l55 6 60 8 66 11h4l66 14 62 15 60 17 57 19 8 3 62 23 35 15 25 11 41 19 17 9 46 24 11 6 55 33M6161 11c-19 6-36 14-50 23M6243 1c-29-2-57 1-82 10M5877 187l9-6 225-147 20-11M5876 188l29 42M5876 188c-15 14-23 34-22 53M6018 1648v-70l-68-87-5-7-3-8-3-8-1-10-69-962-4-9-3-9-1-10-7-227M7059 191v3M7059 194v-4M7059 194v-4M7074 190v4M7074 190v4M7128 214c-3-17-27-27-54-24M7120 234c6-7 8-14 8-20M7059 194h15M7059 190c-27-3-51 7-54 24-1 7 2 14 8 20M8177 191v3M8177 194v-4M8177 194v-4M8192 190v4M8192 190v4M8245 214c-2-17-26-27-53-24M8238 234c6-7 8-14 7-20M8177 194h15M8177 190c-28-3-51 7-54 24-1 7 2 14 8 20M7368 101h-17M7311 111v-10l7-7h22M7911 94h22l7 7v10M7938 101h-28M7802 234h-74M7522 234h-73M7768 129h125M7840 111h177M8045 94h-70M7975 111v-33M8017 129v-18M7917 129h127M8044 61v138l-34 35M7234 129v-18M7276 111v-33M7234 111h177M7358 129h125M7207 129h127M7206 94h70M7243 234l-36-34-1-139M6972 234h198M7242 242c1-3 1-6 1-8M7170 234c0 17 12 32 28 36 20 4 40-9 44-28M7522 237h-73M7449 234c0 3 0 5 1 8 4 19 24 32 44 28 17-4 28-19 28-36M7801 237h-72M7728 234c0 3 1 5 1 8 5 19 24 32 44 28 17-4 29-19 29-36M8117 234l1 139M8008 237h73M8080 242c1-3 1-6 1-8M8008 234c0 17 12 32 29 36 19 4 39-9 43-28M8081 234h198M7802 234h206M7522 234h206M7243 234h206M7170 237h72M7134 234l-1 139M3293 1950l2 2 3 2 1 1M3351 1950h4l8-4 6-8M3307 1950c2 7 20 7 44 0M3289 1950h4 14M3311 1953l-3 2h-8-4-6l-5-1-5-1-12-3-9-4-6-8M3428 1858l-1 63-18 17h-63M3346 1862v76M3346 1911h-70M3276 1862v76M3276 1938h-63l-17-17-1-63M3428 1862h-233M819 1265v34M881 1264h-62M819 1334l-7-7v-56l7-7M881 1334h-62M819 707v33M881 705h-62M819 775l-7-7v-56l7-7M881 775h-62M102 755l1-1 1-2M104 729l-1-3-1-1M54 729l1-3 1-1M52 734l-1 1v3M99 721l-2-2-1-1M56 755l-1-1-1-2M0 740l40 68M62 718l-1 1-2 2M96 762h1l2-2M88 767l3-2M40 808h78M70 767h-1l-2-2M106 747v-2-2M91 715l-3-1M62 762h-1l-2-2M106 738v-3-1M118 808l40-68M118 672l40 68M40 672h78M67 715l2-1h1M0 740l40-68M52 747l-1-2v-2M90 773l-11 2-11-2M54 715c-13 14-14 36 0 50 4 4 9 7 14 8M90 773c5-1 10-4 13-8 14-13 14-35 1-49-14-14-36-14-50-1M107 740c0-15-13-28-28-28-16 0-28 13-28 28 0 16 12 28 28 28 15 0 28-12 28-28zM661 755l1-1 1-2M663 729l-1-3-1-1M613 729l1-3v-1M611 734l-1 1v3M658 721l-2-2-1-1M614 755v-1l-1-2M559 740l39 68M621 718l-1 1-2 2M655 762h1l2-2M647 767l3-2M598 808h79M629 767h-1l-2-2M665 747v-2-2M650 715l-3-1M621 762h-1l-2-2M665 738v-3-1M677 808l39-68M677 672l39 68M598 672h79M626 715l2-1h1M559 740l39-68M611 747l-1-2v-2M649 773l-11 2-11-2M613 715c-13 14-14 36 0 50 4 4 9 7 14 8M649 773c5-1 10-4 13-8 14-13 14-35 1-49-14-14-36-14-50-1M666 740c0-15-13-28-28-28-16 0-28 13-28 28 0 16 12 28 28 28 15 0 28-12 28-28zM101 1315l2-2 1-1M56 1283l-1 2-1 1M97 1278l-2-2M106 1303v1l-1 3M76 1272l3-1h1M51 1295v-1l1-2M90 1324l-2 1-1 1M72 1326l-3-1M63 1277l-2 1-1 1M118 1231h-78M71 1273h-2l-2 1M95 1322l2-1 1-2M81 1327h-2-1M40 1367h78M0 1299l40 68M63 1322l-2-1v-1M106 1297v-3M118 1367l40-68M118 1231l40 68M89 1273h-1l-2-1M0 1299l40-68M51 1304v-3M114 1299c0-19-16-35-35-35s-35 16-35 35 16 35 35 35 35-16 35-35zM107 1299c0-15-13-28-28-28-16 0-28 13-28 28 0 16 12 28 28 28 15 0 28-12 28-28zM661 1314l1-1 1-2M663 1288l-1-3-1-1M613 1288l1-3v-1M611 1293l-1 1v3M658 1280l-2-2-1-1M614 1314v-1l-1-2M559 1299l39 68M621 1277l-1 1-2 2M655 1321h1l2-3M647 1326v-1l3-1M598 1367h79M629 1326l-1-1-2-1M665 1306v-2-2M650 1274l-3-1M621 1321h-1l-2-3M665 1297v-3-1M677 1367l39-68M677 1231l39 68M598 1231h79M626 1274l2-1h1M559 1299l39-68M611 1306l-1-2v-2M649 1332l-11 2-11-2">
          <text:p/>
        </draw:path>
        <draw:path draw:style-name="gr2" draw:text-style-name="P2" draw:layer="layout" svg:width="4.092cm" svg:height="1.558cm" svg:x="2.261cm" svg:y="16.545cm" svg:viewBox="0 0 4093 1559" svg:d="M1593 922c-13 14-14 36 0 50 4 4 9 7 14 8M1629 980c5-1 10-4 13-8 14-13 14-35 1-49-14-14-36-14-50-1M1646 947c0-15-13-28-28-28-16 0-28 13-28 28 0 16 12 28 28 28 15 0 28-12 28-28zM989 266v52M954 266v87M989 1017v52M954 982v88M1618 107v67M988 176v2l1 29M1094 1229v-67M1618 1229v-67M1855 1129v-41M1862 1122h140M1481 1106h-2M1481 1106h-2M1472 1105v24M1490 1088c-4 0-8 1-11 4-4 3-7 8-7 13M1513 1105c0-4-1-7-4-10-3-5-8-7-13-7M1513 1161v-55M937 493h-868M937 493c5 0 9-2 13-6 3-3 4-7 4-11M937 451h-861M954 469c0-5-2-9-4-12-4-4-9-6-13-6M937 884c4 0 8-1 11-4 4-4 6-9 6-13M76 884h861M918 867h4M915 867h7M948 846c-4-2-8-4-11-4M954 860c0-6-2-11-6-14M78 842h-9 868M358 179c-176 1-317 157-318 349M360 179h-2M40 807v-279M40 807c1 193 143 350 320 350M1855 207v40M1862 214h140M1859 170l-4 8-1 29M1496 247h359l3-2h4M1496 247c4 0 7-1 10-3 5-4 7-9 7-14M318 246l1171 1M317 246c-139 0-251 126-251 282M318 246h-1M66 807v-279M66 807v1c0 156 113 282 251 282h1M1490 1088l-1172 2M1473 1161l-1-3-1-29M1855 1129h-342M1496 1088h359l3 2h4M1858 245l3 73v149 4 111 7 157 5 111 7 148l-3 73M1859 1166l-4-8-1-29M972 1160l122 2h524l241 4M1472 1129h-484M988 1160v-2l1-29M310 1157h662M0 807c0 193 139 350 310 350M0 528v279M310 179c-171 0-310 156-310 349M972 179h-662M1471 207h-483M1471 229v-54M1513 229v-54M1471 230c0 4 1 8 4 11 3 4 8 6 14 6M1496 247v-15M1496 247v-15M1855 207h-342M972 176l122-2h524l241-4M1094 174v-67M919 179v-47l24-24 675-1 243-5M1861 102h140M2001 102l1 112v908l-1 112M2001 1234h-140M1861 102l1 112v908l-1 112M1861 1234l-243-5-675-2-24-24v-46M1818 557l43-1M1861 598h-43M1818 779h43M1861 738h-43M989 484v-23M1861 458l-872 3M1861 499l-872-15M989 874v-23M1861 836l-872 15M1861 877l-872-3M1654 668c0-21-16-37-36-37s-37 16-37 37c0 20 17 36 37 36s36-16 36-36zM1375 947c0-20-16-36-37-36-20 0-36 16-36 36s16 37 36 37c21 0 37-17 37-37zM1375 388c0-20-16-36-37-36-20 0-36 16-36 36 0 21 16 37 36 37 21 0 37-16 37-37zM1478 668c0-77-62-140-140-140-77 0-139 63-139 140s62 139 139 139c78 0 140-62 140-139zM1096 668c0-21-17-37-37-37s-37 16-37 37c0 20 17 36 37 36s37-16 37-36zM1059 1024l802-7M1059 1024v56M1059 311l802 7M1059 311v-55M1861 1087l-809-7-98-98v-629l98-97 809-7M2138 492v72M2134 492c-20 5-32 24-28 44 4 17 19 29 36 29M2142 491c-3 0-6 1-8 1M2138 771v73M2134 772c-20 4-32 24-28 44 4 17 19 28 36 28M2142 771c-3 0-6 0-8 1M2142 1335h-140M2002 1335v-213M2142 1159l-140 1M2142 1335v-211M2142 1050c-18 0-32 12-36 29-4 19 8 39 28 44 2 0 5 1 8 1M2138 1123v-72M2142 285v765M2138 285v-73M2142 212c-18 0-32 12-36 28-4 20 8 40 28 44 2 1 5 1 8 1M2142 212v-212M2142 0h-140M2002 0v214M2142 176l-140-1M2145 844v-73M2150 772c-3-1-6-1-8-1M2142 844c17 0 32-12 36-28 4-20-8-40-28-44M2145 564v-72M2142 565c3 0 6-1 8-1 20-5 32-24 28-44-4-17-19-29-36-29M2282 74v-74M2282 0h-140M2282 1160v-985M2142 176l140-1M2142 0v212M2145 212v73M2150 213c-3-1-6-1-8-1M2142 285c17 0 32-12 36-28 4-20-8-40-28-44M2142 1050v-765M2282 1262v73M2282 1335h-140M2142 1124v211M2150 1051c-3 0-6-1-8-1M2142 1124c17 0 32-12 36-29 4-20-8-39-28-44M2145 1051v72M2282 1160l-140-1M2505 109h-10l-63 63M2505 1227h-10l-63-63M2432 172v992M2596 109v-105M2596 1331h-245l-69-69v-1188l69-70h245M3941 1402v-67M3522 1402v-67M3941 1335h-419M3907 1507v52M3557 1559h350M3557 1559v-52M3162 1269h-39M3162 1269v35M3232 1304h-70M3232 1304v-35M3232 1269h56M3285 1243l-6 6v20M3123 1249h156M3123 1241h156l4 1 4 5 1 22M3123 1269v-42M3155 4v-4M2830 4v-4M3155 0h-325M4022 129h14M4092 155c3-5-7-17-22-27-15-9-30-13-34-8M4087 158c2-1 4-2 5-3M4036 137v-17M4021 119l1 18M4021 119c-8-2-19 1-31 7-16 9-26 22-22 29 1 1 2 2 3 3M3191 318v-35M3225 196v87M3259 318v-35M3259 318h-4M3109 109v174M3340 144h-231M3340 109v174M3298 283v-87M3191 318h68M3191 318h3M3151 283v-87M2911 318v-35M2945 196v87M2979 318v-35M2979 318h-3M2830 109v174M3061 144h-231M3061 109v174M3019 283v-87M2911 318h68M2911 318h4M2872 283v-87M2632 318v-35M2666 196v87M2781 109v174M2739 196v87M2696 318h4M2700 283v35M2632 318h68M2632 318h3M2592 283v-87M2739 196h-147M2551 175h-42M2504 1226v-174M2432 1052h72M2500 1052h4M2781 1052v175M2551 1160h-42">
          <text:p/>
        </draw:path>
        <draw:path draw:style-name="gr2" draw:text-style-name="P2" draw:layer="layout" svg:width="4.018cm" svg:height="1.744cm" svg:x="4.693cm" svg:y="16.36cm" svg:viewBox="0 0 4019 1745" svg:d="M160 1325h147M307 1238v87M268 1203h-4M268 1203v35M234 1325v-87M203 1203h-3M200 1238v-35M268 1203h-68M160 1325v-87M119 1413v-175M164 1413v104M164 1517h314M478 1517l53-83M531 1434h80M611 1413v21M398 1378h230M398 1413v-175M440 1325v-87M479 1203v35M479 1203h4M513 1325v-87M547 1238v-35M479 1203h68M544 1203h3M587 1238v87M628 1413v-175M1099 1472v45M1128 1472v-38M1597 1413v59M1501 1517v-45M1472 1472v-38M793 1325v-87M866 1325v-87M827 1238v-35M823 1203h4M758 1203h69M758 1203h4M758 1203v35M719 1325v-87M677 1413v-175M908 1378h-231M908 1238v175M1597 1434h-682M1472 1472h125M1099 1517h402M967 1472h161M967 1472v-38M1072 1325v-87M1229 1237h473M1229 1239h473M1229 1413v-176M1187 1413v-175M1146 1238v87M1106 1238v-35M1103 1203h3M1038 1203h68M1038 1203h4M1038 1203v35M999 1325v-87M957 1413v-175M915 1413v21M1187 1378h-230M1187 1346h42M999 1325h147M908 1346h49M719 1325h147M628 1346h49M440 1325h147M349 1346h49M119 1378h230M73 1413l-66-67M7 1346v-985M72 295l-65 66M77 295v174M0 469h72M68 469h4M73 295l-1 174M119 469v-174M999 469v-87M1038 504v-35M1038 504h4M1072 382v87M1106 469v35M1038 504h68M1103 504h3M1146 382v87M1229 470h473M1229 469h473M1229 470v-175M1187 469v-174M77 469h1152M957 295v174M1187 330h-230M1187 361h42M999 382h147M908 361h49M719 382h147M628 361h49M440 382h147M349 361h49M119 330h230M1527 344h175M1527 344v-70M73 295h1454M257 295v-106M164 189h856M1020 189v85M1650 274h-630M1686 289c-10-10-23-15-36-15M1702 326c0-14-6-28-16-37M1702 469v-143M1691 470v-1M1702 1237v-767M1691 1239v-2M1702 1360v-121M1691 1392c8-10 11-21 11-32M1650 1413c17 0 32-8 41-21M73 1413h1577M77 1238v174M59 469v769M1229 1238h-1152M916 119h361M916 119v70M1683 119l1 141M1684 260h-664M1457 260v14M1489 0h146M1482 3c-3 3-4 7-3 11M1489 0c-3 1-6 2-7 3M1678 3c-2-1-5-2-8-3M1681 14c0-5-1-9-3-11M1524 0h146M1678 1703c2-2 3-6 3-11M1671 1706c3 0 5-1 7-3M1489 1706h182M1478 1692c0 9 4 14 11 14M1398 1703c3-2 4-6 4-11M1391 1706c3 0 6-1 7-3M1208 1706h183M1198 1692c-1 9 3 14 10 14M1398 3c-2-1-4-2-7-3M1401 14c1-5-1-9-3-11M1244 0h147M1209 0h147M1201 3c-2 3-3 7-3 11M1209 0c-4 1-6 2-8 3M1920 197c-21-18-47-31-72-37M1685 119l163 41M1848 1547l-163 40M1848 1547c25-7 48-19 67-34M1920 1509l-5 4M1118 1703c3-2 3-6 3-11M1111 1706c3 0 6-1 7-3M929 1706h182M918 1692c0 9 4 14 11 14M915 1692v-105M1779 1585l-77 2h-787M1779 1585c39 4 89-21 129-63s60-92 56-129M1964 314v1079M1964 314c7-38-18-91-60-133-41-41-89-62-125-59M915 119h787l77 3M1118 3c-2-1-5-2-8-3M1121 14c0-5-1-9-3-11M964 0h146M929 0h146M922 3c-3 3-4 7-3 11M929 0c-3 1-6 2-7 3M915 119v-105M915 1692h1119l174-175v-1328l-174-175h-1119M2432 295h-10l-63 63M2432 1413h-10l-63-63M2359 358v992M2523 295v-106M2523 1517h-245l-70-69v-1188l70-71h245M3867 1587v-66M3449 1587v-66M3867 1521h-418M3833 1692v53M3484 1745h349M3484 1745v-53M3089 1455h-39M3089 1455v34M3159 1489h-70M3159 1489v-34M3159 1455h56M3212 1429l-6 6v20M3050 1435h156M3050 1427h156l4 1 4 5 1 22M3050 1455v-42M3082 189v-3M2757 189v-3M3082 186h-325M3948 315h14M4018 341c3-5-7-17-22-27-15-9-30-13-34-8M4013 344c2-1 4-2 5-3M3962 323v-17M3947 304l1 19M3947 304c-8-1-19 2-31 8-16 9-26 22-22 29 1 1 2 2 3 3M2431 469h-4M2708 295v174">
          <text:p/>
        </draw:path>
        <draw:path draw:style-name="gr2" draw:text-style-name="P2" draw:layer="layout" svg:width="2.242cm" svg:height="1.796cm" svg:x="7.051cm" svg:y="16.36cm" svg:viewBox="0 0 2243 1797" svg:d="M77 360h42M349 329h-230M77 468v-174M72 468v-174M119 468v-174M160 381v87M199 503v-35M199 503h4M234 381v87M268 468v35M199 503h69M264 503h4M307 468v-87M160 381h147M398 360h-49M628 294v174M398 329h230M398 294v174M440 381v87M479 503v-35M479 503h4M513 381v87M547 468v35M479 503h68M544 503h3M587 468v-87M440 381h147M677 360h-49M909 294v174M677 329h232M677 294v174M719 381v87M758 503v-35M758 503h4M793 381v87M828 468v35M758 503h70M824 503h4M867 468v-87M719 381h148M958 468v-174M1000 381v87M1039 503v-35M1039 503h4M1073 381v87M1107 468v35M1039 503h68M1104 503h3M1230 469h472M1230 468h472M1230 294v175M1230 360h-42M1146 468v-87M1000 381h146M909 360h49M1188 329h-230M1188 468v-174M77 468h1153M0 468h72M72 1412v-174M0 1238h72M68 1238h4M349 1238v175M119 1346h-42M160 1325h147M307 1238v87M268 1203h-4M268 1203v35M234 1325v-87M203 1203h-4M199 1238v-35M268 1203h-69M160 1325v-87M119 1413v-175M164 1413v104M164 1517h314M478 1517l53-83M531 1434h80M611 1413v21M398 1378h230M398 1413v-175M440 1325v-87M479 1203v35M479 1203h4M513 1325v-87M547 1238v-35M479 1203h68M544 1203h3M587 1238v87M628 1413v-175M1100 1472v45M1129 1472v-38M1597 1413v59M1501 1517v-45M1472 1472v-38M793 1325v-87M867 1325v-87M828 1238v-35M824 1203h4M758 1203h70M758 1203h4M758 1203v35M719 1325v-87M677 1413v-175M909 1378h-232M909 1238v175M1597 1434h-681M1472 1472h125M1100 1517h401M968 1472h161M968 1472v-38M1073 1325v-87M1230 1237h472M1230 1239h472M1230 1413v-176M1188 1413v-175M1146 1238v87M1107 1238v-35M1104 1203h3M1039 1203h68M1039 1203h4M1039 1203v35M1000 1325v-87M958 1413v-175M916 1413v21M1188 1378h-230M1188 1346h42M1000 1325h146M909 1346h49M719 1325h148M628 1346h49M440 1325h147M349 1346h49M119 1378h230M1527 343h175M1527 343v-70M73 1413l-66-67v-986l66-66h1454M257 294v-105M164 189h857M1021 189v84M1650 273h-629M1686 288c-10-10-23-15-36-15M1702 325c0-15-6-28-16-37M1702 468v-143M1691 469v-1M1702 1237v-768M1691 1239v-2M1702 1360v-121M1693 1390c6-9 9-20 9-30M1650 1413c17 0 33-9 43-23M73 1413h1577M77 1238v174M59 468v770M1230 1238h-1153M917 119h656M917 119v70M1683 122l1 137M1684 259h-663M1457 259v14M1677 3c-2-2-4-3-7-3M1681 14c1-4-1-9-4-11M1486 1l184-1M1486 1c-6 1-9 7-7 13M1398 3c-2-2-5-3-7-3M1401 14c1-4 0-9-3-11M1207 1l184-1M1207 1c-6 1-9 7-8 13M1805 243l-125-124M1857 381c0-56-20-105-52-138M1857 1325v-944M1805 1463c34-34 52-85 52-138M1680 1587l125-124M1580 1587l134-33M1398 1703c3-2 4-6 4-11M1391 1706c3 0 6-1 7-3M1209 1706h182M1199 1692c-1 9 3 14 10 14M1678 1703c2-2 3-6 3-11M1670 1706c4 0 6-1 8-3M1489 1706h181M1478 1692c0 9 4 14 11 14M916 1692h1013l175-175v-552M1119 1703c2-2 3-6 3-11M1112 1706c3 0 5-1 7-3M930 1706h182M919 1692c0 9 4 14 11 14M916 1692v-105M1838 1463l-124 124h-12-786M1838 1463c34-34 52-85 52-138M1890 381v944M1890 381c0-56-20-105-52-138M916 119h786l12 1 124 123M916 14v105M1118 3c-2-2-4-3-7-3M1122 14c1-4-1-9-4-11M928 1l183-1M928 1c-7 1-9 7-8 13M2046 131l-117-117h-1013M2173 1797v-1M2243 1794l-70 2">
          <text:p/>
        </draw:path>
        <draw:path draw:style-name="gr2" draw:text-style-name="P2" draw:layer="layout" svg:width="10.25cm" svg:height="1.701cm" svg:x="9.22cm" svg:y="16.647cm" svg:viewBox="0 0 10251 1702" svg:d="M4 1510h69M40 1195h-36M41 1196l-37-1M4 1510v-429M4 1468h-4M4 1142h-4M0 1468v-326M73 1702h-69M73 1609h-69M4 1702v-192M5902 1485v2l6 6 8 4M5956 1497h12 7M5971 1502v-1-4M5961 1497M5915 1497c24 7 43 7 46 0M5911 1494l4 3M5976 1502h-6-6l-4-4M5976 1502c23-2 41-9 41-17M6076 1405l-1 63-18 17h-62M5995 1409v76M5995 1458h-70M5925 1409v76M5925 1485h-63l-18-17-1-63M6076 1409h-233M8451 286v34M8389 321h62l7-7v-56l-7-7h-62M8451 845v34M8389 880h62l7-7v-56l-7-7h-62M9215 860l1-1 1-2M9217 834l-1-3-1-1M9167 834l1-3 1-1M9165 839l-1 1v2M9212 826l-2-2-1-1M9169 860l-1-1-1-2M9113 845l40 68M9175 823l-1 1-2 2M9209 867h1l2-3M9201 872v-1l3-1M9153 913h78M9183 872l-1-1-2-1M9219 852v-2-2M9204 820l-3-1M9175 867h-1l-2-3M9219 842v-2-1M9231 913l40-68M9231 777l40 68M9153 777h78M9180 820l2-1h1M9113 845l40-68M9165 852l-1-2v-2M9227 845c0-19-16-35-35-35s-35 16-35 35 16 35 35 35 35-16 35-35zM9220 845c0-15-13-28-28-28-16 0-28 13-28 28 0 16 12 28 28 28 15 0 28-12 28-28zM8656 860l1-1 1-2M8658 834l-1-3-1-1M8608 834l1-3 1-1M8606 839l-1 1v2M8653 826l-2-2-1-1M8610 860l-1-1-1-2M8554 845l40 68M8616 823l-1 1-2 2M8650 867h1l2-3M8642 872l1-1 2-1M8594 913h78M8624 872l-1-1-2-1M8660 852v-2-2M8645 820l-2-1h-1M8616 867h-1l-2-3M8660 842v-2-1M8672 913l40-68M8672 777l40 68M8594 777h78M8621 820l2-1h1M8554 845l40-68M8606 852l-1-2v-2M8668 845c0-19-16-35-35-35s-35 16-35 35 16 35 35 35 35-16 35-35zM8661 845c0-15-13-28-28-28s-28 13-28 28c0 16 13 28 28 28s28-12 28-28zM9215 302l1-2 1-1M9169 270l-1 2-1 2M9210 265l-2-1M9219 290v1l-1 3M9189 259l3-1 1 1M9164 282v-1l1-2M9203 311l-2 2h-1M9185 313h-3v-1M9176 264l-2 1-1 1M9231 218h-78M9184 260h-2l-2 1M9208 309l2-1 1-2M9194 314h-2-1M9153 354h78M9113 286l40 68M9176 309l-2-1v-1M9219 284v-3M9231 354l40-68M9231 218l40 68M9202 260h-1-2M9113 286l40-68M9165 292l-1-1v-3M9227 286c0-19-16-35-35-35s-35 16-35 35c0 20 16 35 35 35s35-15 35-35zM9220 286c0-15-13-28-28-28-16 0-28 13-28 28 0 16 12 28 28 28 15 0 28-12 28-28zM8656 301l1-1 1-2M8658 275l-1-3-1-1M8608 275l1-3 1-1M8606 280l-1 1v3M8653 267l-2-2-1-1M8610 301l-1-1-1-2M8554 286l40 68M8616 264l-1 1-2 2M8650 308h1l2-2M8642 313h1l2-2M8594 354h78M8624 313h-1l-2-2M8660 293v-2-2M8645 261l-2-1h-1M8616 308h-1l-2-2M8660 284v-3-1M8672 354l40-68M8672 218l40 68M8594 218h78M8621 261l2-1h1M8554 286l40-68M8606 293l-1-2v-2M8668 286c0-19-16-35-35-35s-35 16-35 35c0 20 16 35 35 35s35-15 35-35zM8661 286c0-15-13-28-28-28s-28 13-28 28c0 16 13 28 28 28s28-12 28-28zM9262 967v-52M9297 968v-88M9262 216v-52M9297 251v-87M8633 1127v-67M8633 5v67M9157 5v67M9262 1027v29l1 2M8738 1059v-55M9297 374c0 9 8 17 17 17M10182 391h-868M9328 367h5M9328 367h7M9314 349c-4 0-8 2-11 5-4 3-6 8-6 13M10175 349h-861M9314 782h861M9297 765c0 4 1 8 4 12 4 3 8 5 13 5M9314 740h868M9314 740c-5 0-10 3-13 6-3 4-4 8-4 12M9891 1055c176 0 319-157 319-350M10210 426v279M9893 77h-2M10210 426c0-192-142-348-317-349M8772 127h-3M8738 73v54M8738 128c0 5 2 10 6 14 4 2 7 3 11 3M8778 73l1 2v30M8778 128v-23M8761 145c4 0 8-1 11-3 4-4 6-9 6-14M9933 144l-1172 1M9934 144h-1M10184 426c0-156-112-282-250-282M10184 705v-279M9933 988c139 0 251-126 251-282M8762 986l1171 2M8755 986c-5 0-10 2-13 7-3 3-4 7-4 10M8780 1003c0-5-3-10-7-13-3-3-7-4-11-4M8780 1059v-55M8395 986v41M8738 1027h-343M8388 1020h-139M8755 986h-360l-2 2h-5M8755 1001v-14M8755 1004v-17M9263 1027h-483M9941 1055h-662M9941 1055c171 0 310-157 310-349v-1M10251 426v279M10251 426c0-193-139-349-310-349M9279 77h662M8778 105h485M9262 105v-30l1-1M9279 74l-122-2h-524l-241-4M8395 145v-40M8393 988l-4-73v-148l1-5v-111l-1-7v-157l1-4v-111l-1-7v-149l4-73M8388 112h-139M8396 105v-30l-4-7M8738 105h-343M8769 127h3M8388 143h5l2 2h360M8389 1132l-1-112v-908l1-112M8396 1027v29l-4 8M9279 1058l-122 2h-524l-241 4M9157 1060v67M9332 1055v46l-25 24-1057 7M8250 1132l-1-112v-908l1-112M9332 77v-47l-25-24-1057-6M8390 677h43M8433 636h-44M8390 454l43 1M8433 496h-44M9262 749v23M8389 775l873-3M9262 749l-872-15M9262 359v23M8390 397l872-15">
          <text:p/>
        </draw:path>
        <draw:path draw:style-name="gr2" draw:text-style-name="P2" draw:layer="layout" svg:width="3.179cm" svg:height="1.558cm" svg:x="15.337cm" svg:y="16.546cm" svg:viewBox="0 0 3180 1559" svg:d="M3145 460l-873-3M2272 317l803-7M3075 310v-55M2272 1016l803 7M3075 1023v56M2273 248l809 7 98 97v629l-98 98-809 7M3112 667c0-21-17-37-37-37s-37 16-37 37c0 20 17 36 37 36s37-16 37-36zM2832 946c0-20-16-36-37-36-20 0-36 16-36 36s16 37 36 37c21 0 37-17 37-37zM2832 387c0-20-16-36-37-36-20 0-36 16-36 36 0 21 16 37 36 37 21 0 37-16 37-37zM2935 667c0-77-62-140-140-140-77 0-139 63-139 140s62 139 139 139c78 0 140-62 140-139zM2553 667c0-21-17-37-37-37s-37 16-37 37c0 20 17 36 37 36s37-16 37-36zM1995 843v-73M1997 770c-2 0-4 0-6 0M1991 843c18 0 33-13 36-30 4-20-10-39-30-43M1995 563v-72M1991 564c2 0 4-1 6-1 20-3 34-23 30-42-3-18-18-31-36-31M1991 0h140M2131 0v213M1991 175l140-1M1991 0v211M1995 211v73M1997 211c-2 0-4 0-6 0M1991 284c18 0 33-13 36-30 4-20-10-39-30-43M1991 1049v-765M2131 1121v213M2131 1334h-140M1991 1123v211M1997 1050c-2-1-4-1-6-1M1991 1123c18 0 33-13 36-31 4-20-10-39-30-42M1995 1050v72M2131 1159l-140-1M1851 1261v73M1851 1334h140M1991 1123v211M1991 1049c-18 0-33 13-36 30-4 20 10 39 30 43 2 0 4 1 6 1M1987 770v73M1991 770c-18 0-33 13-36 30-4 20 10 39 30 43 2 0 4 0 6 0M1987 491v72M1985 491c-20 3-34 23-30 42 3 18 18 31 36 31M1991 490c-2 0-5 1-6 1M1851 73v-73M1851 0h140M1991 211v-211M1987 211v73M1985 211c-20 4-34 23-30 43 3 18 18 30 36 30M1991 211c-2 0-5 0-6 0M1991 1049v-765M1987 1122v-72M1991 1158l-140 1M1851 1159v-985M1991 175l-140-1M1628 1226h10l63-63M1628 108h10l63 63M1701 1163v-992M1537 108v-105M1537 1330h244l70-69v-1188l-70-70h-244M611 1401v-67M192 1334h419M192 1334v67M576 1506v53M576 1559h-349M227 1559v-53M854 1248h155M971 1302v-34M1009 1268h-38M901 1268v34M971 1302h-70M1009 1226v42M845 1268v-20l1-4 6-4h157M854 1268v-20l-6-6M901 1268h-56M1303 3v-3M978 3v-3M1303 0h-325M96 118l1 18M96 118c-7-2-19 1-30 7-16 9-26 22-22 29 0 1 1 2 3 3M97 128h15M167 154c4-5-6-17-22-27-14-9-29-13-33-8M163 157c2-1 3-2 4-3M112 136v-17M629 1138v-87M663 1051v-35M659 1016h4M594 1016h69M594 1016v35M594 1016h4M555 1138v-87M513 1159h-42M174 157h-174M174 87v73M1447 3v105M1537 3h-856M681 3v84M52 87h629M16 102c-11 10-16 24-16 37M52 87c-14 0-27 6-36 15M0 282v-143M0 283v767M10 1050v2M471 1052h-471M0 1050h471M471 1226v-176M573 1285v-38M105 1226v59M230 1247v38M201 1330v-45M105 1285h125M602 1330h-401M602 1330v-45M573 1285h160M733 1247v38M1188 1138v-87M1537 1226v104M1537 1330h-315M1222 1330l-52-83M1303 1226v-175M786 1247v-21M1023 1191h-230M1023 1226v-175M908 1138v-87M942 1051v-35M938 1016h4M874 1016h68M874 1016v35M874 1016h4M835 1051v87M835 1138h146M981 1051v87M1072 1159h-49M1303 1191h-231M1090 1226v21M1170 1247h-80M1072 1226v-175M1114 1138v-87M1153 1051v-35M1157 1016h-4M1222 1016h-69M1222 1016h-4M1222 1016v35M1261 1051v87M1114 1138h147M1467 1138v-87M1352 1051v175M1394 1138v-87M1433 1051v-35M1437 1016h-4M1501 1016h-68M1501 1016h-4M1501 1016v35M1632 282h-4M1701 282h-73M744 108v174M513 143h231M471 174h42M555 195v87M594 317v-35M594 317h4M629 195v87M663 282v35M594 317h69M659 317h4M702 282v-87M555 195h147M793 174h-49M1023 108v174M793 143h230M793 282v-174M835 195v87M874 317v-35M874 317h4M908 195v87M942 282v35M874 317h68M938 317h4M981 282v-87M835 195h146M1072 174h-49M1303 108v174M1072 143h231M1072 282v-174M1114 195v87M1153 317v-35M1153 317h4M1188 195v87M1222 282v35M1153 317h69M1218 317h4M1261 282v-87M1114 195h147M1352 174h-49M1352 108v174M1394 195v87M1433 317v-35M1433 317h4M1467 195v87M1501 282v35M1433 317h68M1497 317h4M1540 282v-87M1394 195h146">
          <text:p/>
        </draw:path>
        <draw:path draw:style-name="gr2" draw:text-style-name="P2" draw:layer="layout" svg:width="4.059cm" svg:height="1.744cm" svg:x="12.979cm" svg:y="16.36cm" svg:viewBox="0 0 4060 1745" svg:d="M3983 361h-42M3711 330h230M3987 469v-174M3941 469v-174M3983 469v-174M4001 1238v-769M3987 1238h73M3987 1238h5M3983 1238v174M3941 1346h42M3899 1238v87M3753 1325h146M3662 1346h49M3941 1378h-230M3987 1238v174M2411 1413l1576-1M2359 1360c0 23 14 42 35 50 6 2 12 3 17 3M2359 1239v121M3145 1434h-681M3152 1238v175M3152 1346h-49M2914 1325h147M3061 1238v87M3103 1413v-175M2872 1378h231M2872 1238v175M3983 1238h-1153M3941 1413v-175M2533 295h1454l66 66v985l-66 66M2872 469v-174M3983 469h-1153M2830 295v175M2359 470h471M2369 469v1M2830 469h-471M3144 189v-70M3144 119h-361M2378 119l-2 141M3040 260h-664M2604 274l-1-14M2670 1706h146M2660 1692c-1 9 3 14 10 14M2851 1706c8-1 11-6 11-14M2705 1706h146M2572 1706c7-1 11-6 10-14M2425 1706h147M2391 1706h146M2380 1692c-1 9 3 14 11 14M2579 3c-1-1-4-2-7-3M2582 14c1-5 0-9-3-11M2390 0h182M2390 0c-8 1-11 6-10 14M2859 3c-2-1-5-2-8-3M2862 14c0-5-1-9-3-11M2670 0h181M2670 0c-8 1-12 6-11 14M2213 160l163-41M2178 172c-12 6-23 14-32 21M2213 160c-13 3-24 7-35 12M2141 197l5-4M2213 1547l163 40M2146 1513c21 17 44 28 67 34M2141 1509l5 4M2939 1692c-1 9 3 14 10 14M3096 1706h-147M3131 1706c7-1 11-6 10-14M2984 1706h147M3144 1692v-105M2282 122l77-3h785M2282 122c-39-5-89 21-129 62-40 43-61 93-56 130M2097 1393v-1079M2097 1393c-7 39 18 91 60 133 40 40 89 61 125 59M3144 1587h-785l-77-2M3138 3c-2-1-4-2-7-3M3141 14c1-5 0-9-3-11M2949 0h182M2949 0c-8 1-11 6-10 14M3144 119v-105M3144 1692h-1117l-175-175v-1328l175-175h1117M1629 1413h10l63-63M1629 295h10l63 63M1702 1350v-992M1538 295v-106M1538 1517h244l70-69v-1188l-70-71h-244M611 1587v-66M192 1521h419M192 1521v66M576 1692v53M576 1745h-349M227 1745v-53M854 1435h155M971 1490v-35M1009 1455h-38M901 1455v35M971 1490h-70M1009 1413v42M845 1455v-20l1-4 6-4h157M854 1455v-20l-6-6M901 1455h-56M1304 189v-3M978 189v-3M1304 186h-326M96 304l1 19M96 304c-7-1-19 2-30 8-16 9-26 22-22 29 0 1 1 2 3 3M97 315h15M167 341c4-5-6-17-21-27-15-9-30-13-34-8M163 344c2-1 3-2 4-3M112 323v-17M629 1325v-87M663 1238v-35M659 1203h4M594 1203h69M594 1203v35M594 1203h4M555 1325v-87M513 1346h-42M174 344h-174M174 274v73M1448 189v106M1538 189h-857M681 189v85M52 274h629M16 289c-11 10-16 24-16 37M52 274c-14 0-27 6-36 15M0 469v-143M0 470v767M10 1237v2M471 1239h-471M0 1237h471M471 1413v-176M573 1472v-38M105 1413v59M230 1434v38M201 1517v-45M105 1472h125M602 1517h-401M602 1517v-45M573 1472h160M733 1434v38M1153 1203v35M1188 1325v-87M1222 1203v35M1222 1203h-4M1468 1325v-87M1353 1238v175M1395 1325v-87M1434 1238v-35M1438 1203h-4M1502 1203h-68M1502 1203h-4M1502 1203v35M1625 1346h-42M1541 1238v87M1395 1325h146M786 1434v-21M1023 1378h-230M1023 1413v-175M908 1325v-87M942 1238v-35M939 1203h3M874 1203h68M874 1203v35M874 1203h4M835 1238v87M835 1325h146M981 1238v87M1114 1325h148M1023 1346h49M1072 1378h232M1304 1413v-175M1353 1346h-49M1262 1238v87M1153 1203h69M1153 1203h4M1114 1325v-87M1072 1413v-175M1090 1413v21M1090 1434h80M1170 1434l52 83M1222 1517h316M1538 1413v104M1353 1378h230M1634 1238h-5M1702 1238h-73M1625 1412v-174M1634 469h-5M1702 469h-73M744 295v174M513 330h231M471 361h42M555 382v87M594 504v-35M594 504h4M629 382v87M663 469v35M594 504h69M659 504h4M702 469v-87M555 382h147M793 361h-49">
          <text:p/>
        </draw:path>
        <draw:line draw:style-name="gr1" draw:text-style-name="P1" draw:layer="layout" svg:x1="14.003cm" svg:y1="16.654cm" svg:x2="14.003cm" svg:y2="16.828cm">
          <text:p/>
        </draw:line>
        <draw:line draw:style-name="gr1" draw:text-style-name="P1" draw:layer="layout" svg:x1="13.773cm" svg:y1="16.689cm" svg:x2="14.003cm" svg:y2="16.689cm">
          <text:p/>
        </draw:line>
        <draw:line draw:style-name="gr1" draw:text-style-name="P1" draw:layer="layout" svg:x1="13.773cm" svg:y1="16.828cm" svg:x2="13.773cm" svg:y2="16.654cm">
          <text:p/>
        </draw:line>
        <draw:line draw:style-name="gr1" draw:text-style-name="P1" draw:layer="layout" svg:x1="13.815cm" svg:y1="16.741cm" svg:x2="13.815cm" svg:y2="16.828cm">
          <text:p/>
        </draw:line>
        <draw:line draw:style-name="gr1" draw:text-style-name="P1" draw:layer="layout" svg:x1="13.854cm" svg:y1="16.863cm" svg:x2="13.854cm" svg:y2="16.828cm">
          <text:p/>
        </draw:line>
        <draw:line draw:style-name="gr1" draw:text-style-name="P1" draw:layer="layout" svg:x1="13.854cm" svg:y1="16.863cm" svg:x2="13.858cm" svg:y2="16.863cm">
          <text:p/>
        </draw:line>
        <draw:line draw:style-name="gr1" draw:text-style-name="P1" draw:layer="layout" svg:x1="13.888cm" svg:y1="16.741cm" svg:x2="13.888cm" svg:y2="16.828cm">
          <text:p/>
        </draw:line>
        <draw:line draw:style-name="gr1" draw:text-style-name="P1" draw:layer="layout" svg:x1="13.922cm" svg:y1="16.828cm" svg:x2="13.922cm" svg:y2="16.863cm">
          <text:p/>
        </draw:line>
        <draw:line draw:style-name="gr1" draw:text-style-name="P1" draw:layer="layout" svg:x1="13.854cm" svg:y1="16.863cm" svg:x2="13.922cm" svg:y2="16.863cm">
          <text:p/>
        </draw:line>
        <draw:line draw:style-name="gr1" draw:text-style-name="P1" draw:layer="layout" svg:x1="13.919cm" svg:y1="16.863cm" svg:x2="13.922cm" svg:y2="16.863cm">
          <text:p/>
        </draw:line>
        <draw:line draw:style-name="gr1" draw:text-style-name="P1" draw:layer="layout" svg:x1="13.961cm" svg:y1="16.828cm" svg:x2="13.961cm" svg:y2="16.741cm">
          <text:p/>
        </draw:line>
        <draw:line draw:style-name="gr1" draw:text-style-name="P1" draw:layer="layout" svg:x1="13.815cm" svg:y1="16.741cm" svg:x2="13.961cm" svg:y2="16.741cm">
          <text:p/>
        </draw:line>
        <draw:line draw:style-name="gr1" draw:text-style-name="P1" draw:layer="layout" svg:x1="14.052cm" svg:y1="16.72cm" svg:x2="14.003cm" svg:y2="16.72cm">
          <text:p/>
        </draw:line>
        <draw:line draw:style-name="gr1" draw:text-style-name="P1" draw:layer="layout" svg:x1="14.283cm" svg:y1="16.654cm" svg:x2="14.283cm" svg:y2="16.828cm">
          <text:p/>
        </draw:line>
        <draw:line draw:style-name="gr1" draw:text-style-name="P1" draw:layer="layout" svg:x1="14.052cm" svg:y1="16.689cm" svg:x2="14.283cm" svg:y2="16.689cm">
          <text:p/>
        </draw:line>
        <draw:line draw:style-name="gr1" draw:text-style-name="P1" draw:layer="layout" svg:x1="14.052cm" svg:y1="16.828cm" svg:x2="14.052cm" svg:y2="16.654cm">
          <text:p/>
        </draw:line>
        <draw:line draw:style-name="gr1" draw:text-style-name="P1" draw:layer="layout" svg:x1="14.094cm" svg:y1="16.741cm" svg:x2="14.094cm" svg:y2="16.828cm">
          <text:p/>
        </draw:line>
        <draw:line draw:style-name="gr1" draw:text-style-name="P1" draw:layer="layout" svg:x1="14.133cm" svg:y1="16.863cm" svg:x2="14.133cm" svg:y2="16.828cm">
          <text:p/>
        </draw:line>
        <draw:line draw:style-name="gr1" draw:text-style-name="P1" draw:layer="layout" svg:x1="14.133cm" svg:y1="16.863cm" svg:x2="14.137cm" svg:y2="16.863cm">
          <text:p/>
        </draw:line>
        <draw:line draw:style-name="gr1" draw:text-style-name="P1" draw:layer="layout" svg:x1="14.168cm" svg:y1="16.741cm" svg:x2="14.168cm" svg:y2="16.828cm">
          <text:p/>
        </draw:line>
        <draw:line draw:style-name="gr1" draw:text-style-name="P1" draw:layer="layout" svg:x1="14.202cm" svg:y1="16.828cm" svg:x2="14.202cm" svg:y2="16.863cm">
          <text:p/>
        </draw:line>
        <draw:line draw:style-name="gr1" draw:text-style-name="P1" draw:layer="layout" svg:x1="14.133cm" svg:y1="16.863cm" svg:x2="14.202cm" svg:y2="16.863cm">
          <text:p/>
        </draw:line>
        <draw:line draw:style-name="gr1" draw:text-style-name="P1" draw:layer="layout" svg:x1="14.198cm" svg:y1="16.863cm" svg:x2="14.202cm" svg:y2="16.863cm">
          <text:p/>
        </draw:line>
        <draw:line draw:style-name="gr1" draw:text-style-name="P1" draw:layer="layout" svg:x1="14.241cm" svg:y1="16.828cm" svg:x2="14.241cm" svg:y2="16.741cm">
          <text:p/>
        </draw:line>
        <draw:line draw:style-name="gr1" draw:text-style-name="P1" draw:layer="layout" svg:x1="14.094cm" svg:y1="16.741cm" svg:x2="14.241cm" svg:y2="16.741cm">
          <text:p/>
        </draw:line>
        <draw:line draw:style-name="gr1" draw:text-style-name="P1" draw:layer="layout" svg:x1="14.332cm" svg:y1="16.72cm" svg:x2="14.283cm" svg:y2="16.72cm">
          <text:p/>
        </draw:line>
        <draw:line draw:style-name="gr1" draw:text-style-name="P1" draw:layer="layout" svg:x1="14.332cm" svg:y1="16.654cm" svg:x2="14.332cm" svg:y2="16.828cm">
          <text:p/>
        </draw:line>
        <draw:line draw:style-name="gr1" draw:text-style-name="P1" draw:layer="layout" svg:x1="14.374cm" svg:y1="16.741cm" svg:x2="14.374cm" svg:y2="16.828cm">
          <text:p/>
        </draw:line>
        <draw:line draw:style-name="gr1" draw:text-style-name="P1" draw:layer="layout" svg:x1="14.413cm" svg:y1="16.863cm" svg:x2="14.413cm" svg:y2="16.828cm">
          <text:p/>
        </draw:line>
        <draw:line draw:style-name="gr1" draw:text-style-name="P1" draw:layer="layout" svg:x1="14.413cm" svg:y1="16.863cm" svg:x2="14.417cm" svg:y2="16.863cm">
          <text:p/>
        </draw:line>
        <draw:line draw:style-name="gr1" draw:text-style-name="P1" draw:layer="layout" svg:x1="14.447cm" svg:y1="16.741cm" svg:x2="14.447cm" svg:y2="16.828cm">
          <text:p/>
        </draw:line>
        <draw:line draw:style-name="gr1" draw:text-style-name="P1" draw:layer="layout" svg:x1="14.481cm" svg:y1="16.828cm" svg:x2="14.481cm" svg:y2="16.863cm">
          <text:p/>
        </draw:line>
        <draw:line draw:style-name="gr1" draw:text-style-name="P1" draw:layer="layout" svg:x1="14.413cm" svg:y1="16.863cm" svg:x2="14.481cm" svg:y2="16.863cm">
          <text:p/>
        </draw:line>
        <draw:line draw:style-name="gr1" draw:text-style-name="P1" draw:layer="layout" svg:x1="14.477cm" svg:y1="16.863cm" svg:x2="14.481cm" svg:y2="16.863cm">
          <text:p/>
        </draw:line>
        <draw:line draw:style-name="gr1" draw:text-style-name="P1" draw:layer="layout" svg:x1="14.52cm" svg:y1="16.828cm" svg:x2="14.52cm" svg:y2="16.741cm">
          <text:p/>
        </draw:line>
        <draw:line draw:style-name="gr1" draw:text-style-name="P1" draw:layer="layout" svg:x1="14.374cm" svg:y1="16.741cm" svg:x2="14.52cm" svg:y2="16.741cm">
          <text:p/>
        </draw:line>
        <draw:line draw:style-name="gr1" draw:text-style-name="P1" draw:layer="layout" svg:x1="14.604cm" svg:y1="16.72cm" svg:x2="14.562cm" svg:y2="16.72cm">
          <text:p/>
        </draw:line>
        <draw:line draw:style-name="gr1" draw:text-style-name="P1" draw:layer="layout" svg:x1="14.332cm" svg:y1="16.689cm" svg:x2="14.562cm" svg:y2="16.689cm">
          <text:p/>
        </draw:line>
        <draw:line draw:style-name="gr1" draw:text-style-name="P1" draw:layer="layout" svg:x1="14.608cm" svg:y1="16.828cm" svg:x2="14.608cm" svg:y2="16.654cm">
          <text:p/>
        </draw:line>
        <draw:line draw:style-name="gr1" draw:text-style-name="P1" draw:layer="layout" svg:x1="14.562cm" svg:y1="16.828cm" svg:x2="14.562cm" svg:y2="16.654cm">
          <text:p/>
        </draw:line>
        <draw:line draw:style-name="gr1" draw:text-style-name="P1" draw:layer="layout" svg:x1="14.604cm" svg:y1="16.828cm" svg:x2="14.604cm" svg:y2="16.654cm">
          <text:p/>
        </draw:line>
        <draw:line draw:style-name="gr1" draw:text-style-name="P1" draw:layer="layout" svg:x1="14.622cm" svg:y1="17.598cm" svg:x2="14.622cm" svg:y2="16.828cm">
          <text:p/>
        </draw:line>
        <draw:polyline draw:style-name="gr1" draw:text-style-name="P1" draw:layer="layout" svg:width="1.575cm" svg:height="0.174cm" svg:x="13.032cm" svg:y="17.598cm" svg:viewBox="0 0 1576 175" draw:points="0,175 1576,175 1576,0">
          <text:p/>
        </draw:polyline>
        <draw:path draw:style-name="gr1" draw:text-style-name="P1" draw:layer="layout" svg:width="0.051cm" svg:height="0.052cm" svg:x="12.98cm" svg:y="17.72cm" svg:viewBox="0 0 52 53" svg:d="M0 0c0 23 14 42 35 50 6 2 12 3 17 3">
          <text:p/>
        </draw:path>
        <draw:line draw:style-name="gr1" draw:text-style-name="P1" draw:layer="layout" svg:x1="12.98cm" svg:y1="17.599cm" svg:x2="12.98cm" svg:y2="17.72cm">
          <text:p/>
        </draw:line>
        <draw:line draw:style-name="gr1" draw:text-style-name="P1" draw:layer="layout" svg:x1="13.766cm" svg:y1="17.794cm" svg:x2="13.085cm" svg:y2="17.794cm">
          <text:p/>
        </draw:line>
        <draw:line draw:style-name="gr1" draw:text-style-name="P1" draw:layer="layout" svg:x1="13.773cm" svg:y1="17.598cm" svg:x2="13.773cm" svg:y2="17.773cm">
          <text:p/>
        </draw:line>
        <draw:line draw:style-name="gr1" draw:text-style-name="P1" draw:layer="layout" svg:x1="13.773cm" svg:y1="17.706cm" svg:x2="13.724cm" svg:y2="17.706cm">
          <text:p/>
        </draw:line>
        <draw:line draw:style-name="gr1" draw:text-style-name="P1" draw:layer="layout" svg:x1="13.535cm" svg:y1="17.685cm" svg:x2="13.682cm" svg:y2="17.685cm">
          <text:p/>
        </draw:line>
        <draw:line draw:style-name="gr1" draw:text-style-name="P1" draw:layer="layout" svg:x1="13.682cm" svg:y1="17.598cm" svg:x2="13.682cm" svg:y2="17.685cm">
          <text:p/>
        </draw:line>
        <draw:line draw:style-name="gr1" draw:text-style-name="P1" draw:layer="layout" svg:x1="13.724cm" svg:y1="17.773cm" svg:x2="13.724cm" svg:y2="17.598cm">
          <text:p/>
        </draw:line>
        <draw:line draw:style-name="gr1" draw:text-style-name="P1" draw:layer="layout" svg:x1="13.493cm" svg:y1="17.738cm" svg:x2="13.724cm" svg:y2="17.738cm">
          <text:p/>
        </draw:line>
        <draw:line draw:style-name="gr1" draw:text-style-name="P1" draw:layer="layout" svg:x1="13.493cm" svg:y1="17.598cm" svg:x2="13.493cm" svg:y2="17.773cm">
          <text:p/>
        </draw:line>
        <draw:line draw:style-name="gr1" draw:text-style-name="P1" draw:layer="layout" svg:x1="14.604cm" svg:y1="17.598cm" svg:x2="13.451cm" svg:y2="17.598cm">
          <text:p/>
        </draw:line>
        <draw:line draw:style-name="gr1" draw:text-style-name="P1" draw:layer="layout" svg:x1="14.562cm" svg:y1="17.773cm" svg:x2="14.562cm" svg:y2="17.598cm">
          <text:p/>
        </draw:line>
        <draw:polyline draw:style-name="gr1" draw:text-style-name="P1" draw:layer="layout" svg:width="1.519cm" svg:height="1.117cm" svg:x="13.154cm" svg:y="16.654cm" svg:viewBox="0 0 1520 1118" draw:points="0,0 1454,0 1520,66 1520,1052 1454,1118">
          <text:p/>
        </draw:polyline>
        <draw:line draw:style-name="gr1" draw:text-style-name="P1" draw:layer="layout" svg:x1="13.493cm" svg:y1="16.828cm" svg:x2="13.493cm" svg:y2="16.654cm">
          <text:p/>
        </draw:line>
        <draw:line draw:style-name="gr1" draw:text-style-name="P1" draw:layer="layout" svg:x1="14.604cm" svg:y1="16.828cm" svg:x2="13.451cm" svg:y2="16.828cm">
          <text:p/>
        </draw:line>
        <draw:line draw:style-name="gr1" draw:text-style-name="P1" draw:layer="layout" svg:x1="13.451cm" svg:y1="16.654cm" svg:x2="13.451cm" svg:y2="16.829cm">
          <text:p/>
        </draw:line>
        <draw:line draw:style-name="gr1" draw:text-style-name="P1" draw:layer="layout" svg:x1="12.98cm" svg:y1="16.829cm" svg:x2="13.451cm" svg:y2="16.829cm">
          <text:p/>
        </draw:line>
        <draw:line draw:style-name="gr1" draw:text-style-name="P1" draw:layer="layout" svg:x1="12.99cm" svg:y1="16.828cm" svg:x2="12.99cm" svg:y2="16.829cm">
          <text:p/>
        </draw:line>
        <draw:line draw:style-name="gr1" draw:text-style-name="P1" draw:layer="layout" svg:x1="13.451cm" svg:y1="16.828cm" svg:x2="12.98cm" svg:y2="16.828cm">
          <text:p/>
        </draw:line>
        <draw:line draw:style-name="gr1" draw:text-style-name="P1" draw:layer="layout" svg:x1="13.765cm" svg:y1="16.549cm" svg:x2="13.765cm" svg:y2="16.479cm">
          <text:p/>
        </draw:line>
        <draw:line draw:style-name="gr1" draw:text-style-name="P1" draw:layer="layout" svg:x1="13.765cm" svg:y1="16.479cm" svg:x2="13.109cm" svg:y2="16.479cm">
          <text:p/>
        </draw:line>
        <draw:line draw:style-name="gr1" draw:text-style-name="P1" draw:layer="layout" svg:x1="12.999cm" svg:y1="16.482cm" svg:x2="12.997cm" svg:y2="16.619cm">
          <text:p/>
        </draw:line>
        <draw:line draw:style-name="gr1" draw:text-style-name="P1" draw:layer="layout" svg:x1="13.661cm" svg:y1="16.619cm" svg:x2="12.997cm" svg:y2="16.619cm">
          <text:p/>
        </draw:line>
        <draw:line draw:style-name="gr1" draw:text-style-name="P1" draw:layer="layout" svg:x1="13.225cm" svg:y1="16.633cm" svg:x2="13.224cm" svg:y2="16.619cm">
          <text:p/>
        </draw:line>
        <draw:path draw:style-name="gr1" draw:text-style-name="P1" draw:layer="layout" svg:width="0.009cm" svg:height="0.013cm" svg:x="13.193cm" svg:y="18.052cm" svg:viewBox="0 0 10 14" svg:d="M0 14c2 0 5-1 6-2 4-3 5-7 4-12">
          <text:p/>
        </draw:path>
        <draw:line draw:style-name="gr1" draw:text-style-name="P1" draw:layer="layout" svg:x1="13.009cm" svg:y1="18.066cm" svg:x2="13.193cm" svg:y2="18.066cm">
          <text:p/>
        </draw:line>
        <draw:path draw:style-name="gr1" draw:text-style-name="P1" draw:layer="layout" svg:width="0.007cm" svg:height="0.013cm" svg:x="13.001cm" svg:y="18.052cm" svg:viewBox="0 0 8 14" svg:d="M0 0c-1 7 2 12 8 14">
          <text:p/>
        </draw:path>
        <draw:path draw:style-name="gr1" draw:text-style-name="P1" draw:layer="layout" svg:width="0.01cm" svg:height="0.013cm" svg:x="13.472cm" svg:y="18.052cm" svg:viewBox="0 0 11 14" svg:d="M0 14c3 0 5-1 7-2 3-3 5-7 4-12">
          <text:p/>
        </draw:path>
        <draw:line draw:style-name="gr1" draw:text-style-name="P1" draw:layer="layout" svg:x1="13.288cm" svg:y1="18.066cm" svg:x2="13.472cm" svg:y2="18.066cm">
          <text:p/>
        </draw:line>
        <draw:path draw:style-name="gr1" draw:text-style-name="P1" draw:layer="layout" svg:width="0.007cm" svg:height="0.013cm" svg:x="13.28cm" svg:y="18.052cm" svg:viewBox="0 0 8 14" svg:d="M1 0c-2 7 1 12 7 14">
          <text:p/>
        </draw:path>
        <draw:line draw:style-name="gr1" draw:text-style-name="P1" draw:layer="layout" svg:x1="13.102cm" svg:y1="17.947cm" svg:x2="12.968cm" svg:y2="17.914cm">
          <text:p/>
        </draw:line>
        <draw:line draw:style-name="gr1" draw:text-style-name="P1" draw:layer="layout" svg:x1="12.877cm" svg:y1="17.823cm" svg:x2="13.001cm" svg:y2="17.947cm">
          <text:p/>
        </draw:line>
        <draw:path draw:style-name="gr1" draw:text-style-name="P1" draw:layer="layout" svg:width="0.051cm" svg:height="0.137cm" svg:x="12.825cm" svg:y="17.685cm" svg:viewBox="0 0 52 138" svg:d="M0 0c0 56 20 106 52 138">
          <text:p/>
        </draw:path>
        <draw:line draw:style-name="gr1" draw:text-style-name="P1" draw:layer="layout" svg:x1="12.825cm" svg:y1="16.741cm" svg:x2="12.825cm" svg:y2="17.685cm">
          <text:p/>
        </draw:line>
        <draw:path draw:style-name="gr1" draw:text-style-name="P1" draw:layer="layout" svg:width="0.051cm" svg:height="0.137cm" svg:x="12.825cm" svg:y="16.603cm" svg:viewBox="0 0 52 138" svg:d="M52 0c-34 35-52 86-52 138">
          <text:p/>
        </draw:path>
        <draw:line draw:style-name="gr1" draw:text-style-name="P1" draw:layer="layout" svg:x1="13.001cm" svg:y1="16.479cm" svg:x2="12.877cm" svg:y2="16.603cm">
          <text:p/>
        </draw:line>
        <draw:path draw:style-name="gr1" draw:text-style-name="P1" draw:layer="layout" svg:width="0.007cm" svg:height="0.002cm" svg:x="13.472cm" svg:y="16.36cm" svg:viewBox="0 0 8 3" svg:d="M8 3c-2-1-5-2-8-3">
          <text:p/>
        </draw:path>
        <draw:path draw:style-name="gr1" draw:text-style-name="P1" draw:layer="layout" svg:width="0.002cm" svg:height="0.01cm" svg:x="13.48cm" svg:y="16.363cm" svg:viewBox="0 0 3 11" svg:d="M3 11c0-5-1-9-3-11">
          <text:p/>
        </draw:path>
        <draw:polyline draw:style-name="gr1" draw:text-style-name="P1" draw:layer="layout" svg:width="0.191cm" svg:height="0.013cm" svg:x="13.28cm" svg:y="16.36cm" svg:viewBox="0 0 192 14" draw:points="0,14 0,11 2,6 5,2 11,0 192,0">
          <text:p/>
        </draw:polyline>
        <draw:path draw:style-name="gr1" draw:text-style-name="P1" draw:layer="layout" svg:width="0.006cm" svg:height="0.002cm" svg:x="13.193cm" svg:y="16.36cm" svg:viewBox="0 0 7 3" svg:d="M7 3c-1-1-4-2-7-3">
          <text:p/>
        </draw:path>
        <draw:path draw:style-name="gr1" draw:text-style-name="P1" draw:layer="layout" svg:width="0.002cm" svg:height="0.01cm" svg:x="13.2cm" svg:y="16.363cm" svg:viewBox="0 0 3 11" svg:d="M3 11c1-5 0-9-3-11">
          <text:p/>
        </draw:path>
        <draw:polyline draw:style-name="gr1" draw:text-style-name="P1" draw:layer="layout" svg:width="0.191cm" svg:height="0.013cm" svg:x="13.001cm" svg:y="16.36cm" svg:viewBox="0 0 192 14" draw:points="0,14 0,11 1,6 5,2 10,0 192,0">
          <text:p/>
        </draw:polyline>
        <draw:polyline draw:style-name="gr1" draw:text-style-name="P1" draw:layer="layout" svg:width="1.129cm" svg:height="0.116cm" svg:x="12.636cm" svg:y="16.374cm" svg:viewBox="0 0 1130 117" draw:points="0,117 117,0 1130,0">
          <text:p/>
        </draw:polyline>
        <draw:path draw:style-name="gr1" draw:text-style-name="P1" draw:layer="layout" svg:width="0.006cm" svg:height="0.002cm" svg:x="13.752cm" svg:y="16.36cm" svg:viewBox="0 0 7 3" svg:d="M7 3c-2-1-4-2-7-3">
          <text:p/>
        </draw:path>
        <draw:path draw:style-name="gr1" draw:text-style-name="P1" draw:layer="layout" svg:width="0.002cm" svg:height="0.01cm" svg:x="13.759cm" svg:y="16.363cm" svg:viewBox="0 0 3 11" svg:d="M3 11c1-5 0-9-3-11">
          <text:p/>
        </draw:path>
        <draw:polyline draw:style-name="gr1" draw:text-style-name="P1" draw:layer="layout" svg:width="0.191cm" svg:height="0.013cm" svg:x="13.56cm" svg:y="16.36cm" svg:viewBox="0 0 192 14" draw:points="0,14 0,11 1,6 5,2 10,0 192,0">
          <text:p/>
        </draw:polyline>
        <draw:line draw:style-name="gr1" draw:text-style-name="P1" draw:layer="layout" svg:x1="13.766cm" svg:y1="16.374cm" svg:x2="13.766cm" svg:y2="16.479cm">
          <text:p/>
        </draw:line>
        <draw:polyline draw:style-name="gr1" draw:text-style-name="P1" draw:layer="layout" svg:width="0.921cm" svg:height="0.123cm" svg:x="12.844cm" svg:y="17.823cm" svg:viewBox="0 0 922 124" draw:points="0,0 124,124 136,124 922,124">
          <text:p/>
        </draw:polyline>
        <draw:path draw:style-name="gr1" draw:text-style-name="P1" draw:layer="layout" svg:width="0.051cm" svg:height="0.137cm" svg:x="12.792cm" svg:y="17.685cm" svg:viewBox="0 0 52 138" svg:d="M0 0c0 56 20 106 52 138">
          <text:p/>
        </draw:path>
        <draw:line draw:style-name="gr1" draw:text-style-name="P1" draw:layer="layout" svg:x1="12.792cm" svg:y1="16.741cm" svg:x2="12.792cm" svg:y2="17.685cm">
          <text:p/>
        </draw:line>
        <draw:path draw:style-name="gr1" draw:text-style-name="P1" draw:layer="layout" svg:width="0.051cm" svg:height="0.137cm" svg:x="12.792cm" svg:y="16.603cm" svg:viewBox="0 0 52 138" svg:d="M52 0c-34 35-52 86-52 138">
          <text:p/>
        </draw:path>
        <draw:polyline draw:style-name="gr1" draw:text-style-name="P1" draw:layer="layout" svg:width="0.921cm" svg:height="0.123cm" svg:x="12.844cm" svg:y="16.479cm" svg:viewBox="0 0 922 124" draw:points="922,0 136,0 124,1 0,124">
          <text:p/>
        </draw:polyline>
        <draw:line draw:style-name="gr1" draw:text-style-name="P1" draw:layer="layout" svg:x1="13.766cm" svg:y1="18.052cm" svg:x2="13.766cm" svg:y2="17.947cm">
          <text:p/>
        </draw:line>
        <draw:path draw:style-name="gr1" draw:text-style-name="P1" draw:layer="layout" svg:width="0.009cm" svg:height="0.013cm" svg:x="13.752cm" svg:y="18.052cm" svg:viewBox="0 0 10 14" svg:d="M0 14c2 0 5-1 6-2 4-3 5-7 4-12">
          <text:p/>
        </draw:path>
        <draw:line draw:style-name="gr1" draw:text-style-name="P1" draw:layer="layout" svg:x1="13.568cm" svg:y1="18.066cm" svg:x2="13.752cm" svg:y2="18.066cm">
          <text:p/>
        </draw:line>
        <draw:path draw:style-name="gr1" draw:text-style-name="P1" draw:layer="layout" svg:width="0.007cm" svg:height="0.013cm" svg:x="13.56cm" svg:y="18.052cm" svg:viewBox="0 0 8 14" svg:d="M0 0c-1 7 2 12 8 14">
          <text:p/>
        </draw:path>
        <draw:polyline draw:style-name="gr1" draw:text-style-name="P1" draw:layer="layout" svg:width="1.187cm" svg:height="0.726cm" svg:x="12.578cm" svg:y="17.325cm" svg:viewBox="0 0 1188 727" draw:points="1188,727 175,727 0,552 0,0">
          <text:p/>
        </draw:polyline>
        <draw:line draw:style-name="gr1" draw:text-style-name="P1" draw:layer="layout" svg:x1="12.508cm" svg:y1="18.157cm" svg:x2="12.508cm" svg:y2="18.155cm">
          <text:p/>
        </draw:line>
        <draw:line draw:style-name="gr1" draw:text-style-name="P1" draw:layer="layout" svg:x1="12.471cm" svg:y1="17.844cm" svg:x2="12.508cm" svg:y2="17.843cm">
          <text:p/>
        </draw:line>
        <draw:line draw:style-name="gr1" draw:text-style-name="P1" draw:layer="layout" svg:x1="12.472cm" svg:y1="17.843cm" svg:x2="12.508cm" svg:y2="17.843cm">
          <text:p/>
        </draw:line>
        <draw:line draw:style-name="gr1" draw:text-style-name="P1" draw:layer="layout" svg:x1="12.508cm" svg:y1="18.157cm" svg:x2="12.508cm" svg:y2="17.729cm">
          <text:p/>
        </draw:line>
        <draw:line draw:style-name="gr1" draw:text-style-name="P1" draw:layer="layout" svg:x1="12.508cm" svg:y1="18.155cm" svg:x2="12.438cm" svg:y2="18.154cm">
          <text:p/>
        </draw:line>
        <draw:line draw:style-name="gr1" draw:text-style-name="P1" draw:layer="layout" svg:x1="12.508cm" svg:y1="18.157cm" svg:x2="12.438cm" svg:y2="18.157cm">
          <text:p/>
        </draw:line>
        <draw:line draw:style-name="gr1" draw:text-style-name="P1" draw:layer="layout" svg:x1="12.508cm" svg:y1="17.79cm" svg:x2="12.512cm" svg:y2="17.79cm">
          <text:p/>
        </draw:line>
        <draw:line draw:style-name="gr1" draw:text-style-name="P1" draw:layer="layout" svg:x1="12.508cm" svg:y1="18.115cm" svg:x2="12.512cm" svg:y2="18.115cm">
          <text:p/>
        </draw:line>
        <draw:line draw:style-name="gr1" draw:text-style-name="P1" draw:layer="layout" svg:x1="12.512cm" svg:y1="17.79cm" svg:x2="12.512cm" svg:y2="18.115cm">
          <text:p/>
        </draw:line>
        <draw:line draw:style-name="gr1" draw:text-style-name="P1" draw:layer="layout" svg:x1="12.438cm" svg:y1="18.259cm" svg:x2="12.508cm" svg:y2="18.259cm">
          <text:p/>
        </draw:line>
        <draw:line draw:style-name="gr1" draw:text-style-name="P1" draw:layer="layout" svg:x1="12.508cm" svg:y1="18.349cm" svg:x2="12.508cm" svg:y2="18.157cm">
          <text:p/>
        </draw:line>
        <draw:line draw:style-name="gr1" draw:text-style-name="P1" draw:layer="layout" svg:x1="12.508cm" svg:y1="18.349cm" svg:x2="12.438cm" svg:y2="18.349cm">
          <text:p/>
        </draw:line>
        <draw:line draw:style-name="gr1" draw:text-style-name="P1" draw:layer="layout" svg:x1="9.905cm" svg:y1="20.339cm" svg:x2="9.904cm" svg:y2="20.409cm">
          <text:p/>
        </draw:line>
        <draw:line draw:style-name="gr1" draw:text-style-name="P1" draw:layer="layout" svg:x1="9.244cm" svg:y1="20.269cm" svg:x2="9.245cm" svg:y2="20.409cm">
          <text:p/>
        </draw:line>
        <draw:line draw:style-name="gr1" draw:text-style-name="P1" draw:layer="layout" svg:x1="9.251cm" svg:y1="20.399cm" svg:x2="9.257cm" svg:y2="20.399cm">
          <text:p/>
        </draw:line>
        <draw:line draw:style-name="gr1" draw:text-style-name="P1" draw:layer="layout" svg:x1="9.256cm" svg:y1="20.269cm" svg:x2="9.257cm" svg:y2="20.409cm">
          <text:p/>
        </draw:line>
        <draw:line draw:style-name="gr1" draw:text-style-name="P1" draw:layer="layout" svg:x1="9.251cm" svg:y1="20.399cm" svg:x2="9.251cm" svg:y2="20.269cm">
          <text:p/>
        </draw:line>
        <draw:line draw:style-name="gr1" draw:text-style-name="P1" draw:layer="layout" svg:x1="9.137cm" svg:y1="20.409cm" svg:x2="9.136cm" svg:y2="20.269cm">
          <text:p/>
        </draw:line>
        <draw:line draw:style-name="gr1" draw:text-style-name="P1" draw:layer="layout" svg:x1="9.801cm" svg:y1="20.269cm" svg:x2="9.136cm" svg:y2="20.269cm">
          <text:p/>
        </draw:line>
        <draw:line draw:style-name="gr1" draw:text-style-name="P1" draw:layer="layout" svg:x1="11.828cm" svg:y1="20.418cm" svg:x2="11.828cm" svg:y2="20.339cm">
          <text:p/>
        </draw:line>
        <draw:line draw:style-name="gr1" draw:text-style-name="P1" draw:layer="layout" svg:x1="12.482cm" svg:y1="20.399cm" svg:x2="12.476cm" svg:y2="20.399cm">
          <text:p/>
        </draw:line>
        <draw:line draw:style-name="gr1" draw:text-style-name="P1" draw:layer="layout" svg:x1="12.477cm" svg:y1="20.269cm" svg:x2="12.475cm" svg:y2="20.419cm">
          <text:p/>
        </draw:line>
        <draw:line draw:style-name="gr1" draw:text-style-name="P1" draw:layer="layout" svg:x1="12.482cm" svg:y1="20.399cm" svg:x2="12.482cm" svg:y2="20.269cm">
          <text:p/>
        </draw:line>
        <draw:line draw:style-name="gr1" draw:text-style-name="P1" draw:layer="layout" svg:x1="12.489cm" svg:y1="20.416cm" svg:x2="12.489cm" svg:y2="20.269cm">
          <text:p/>
        </draw:line>
        <draw:line draw:style-name="gr1" draw:text-style-name="P1" draw:layer="layout" svg:x1="12.595cm" svg:y1="20.419cm" svg:x2="12.596cm" svg:y2="20.269cm">
          <text:p/>
        </draw:line>
        <draw:line draw:style-name="gr1" draw:text-style-name="P1" draw:layer="layout" svg:x1="12.055cm" svg:y1="20.255cm" svg:x2="12.054cm" svg:y2="20.269cm">
          <text:p/>
        </draw:line>
        <draw:line draw:style-name="gr1" draw:text-style-name="P1" draw:layer="layout" svg:x1="12.596cm" svg:y1="20.269cm" svg:x2="11.932cm" svg:y2="20.269cm">
          <text:p/>
        </draw:line>
        <draw:line draw:style-name="gr1" draw:text-style-name="P1" draw:layer="layout" svg:x1="12.368cm" svg:y1="20.269cm" svg:x2="12.368cm" svg:y2="20.255cm">
          <text:p/>
        </draw:line>
        <draw:line draw:style-name="gr1" draw:text-style-name="P1" draw:layer="layout" svg:x1="9.749cm" svg:y1="19.215cm" svg:x2="9.749cm" svg:y2="19.252cm">
          <text:p/>
        </draw:line>
        <draw:line draw:style-name="gr1" draw:text-style-name="P1" draw:layer="layout" svg:x1="9.68cm" svg:y1="19.215cm" svg:x2="9.698cm" svg:y2="19.211cm">
          <text:p/>
        </draw:line>
        <draw:line draw:style-name="gr1" draw:text-style-name="P1" draw:layer="layout" svg:x1="9.698cm" svg:y1="19.211cm" svg:x2="9.714cm" svg:y2="19.209cm">
          <text:p/>
        </draw:line>
        <draw:line draw:style-name="gr1" draw:text-style-name="P1" draw:layer="layout" svg:x1="9.714cm" svg:y1="19.209cm" svg:x2="9.731cm" svg:y2="19.211cm">
          <text:p/>
        </draw:line>
        <draw:line draw:style-name="gr1" draw:text-style-name="P1" draw:layer="layout" svg:x1="9.731cm" svg:y1="19.211cm" svg:x2="9.749cm" svg:y2="19.215cm">
          <text:p/>
        </draw:line>
        <draw:line draw:style-name="gr1" draw:text-style-name="P1" draw:layer="layout" svg:x1="9.749cm" svg:y1="19.215cm" svg:x2="9.766cm" svg:y2="19.211cm">
          <text:p/>
        </draw:line>
        <draw:line draw:style-name="gr1" draw:text-style-name="P1" draw:layer="layout" svg:x1="9.766cm" svg:y1="19.211cm" svg:x2="9.783cm" svg:y2="19.209cm">
          <text:p/>
        </draw:line>
        <draw:line draw:style-name="gr1" draw:text-style-name="P1" draw:layer="layout" svg:x1="9.783cm" svg:y1="19.209cm" svg:x2="9.799cm" svg:y2="19.211cm">
          <text:p/>
        </draw:line>
        <draw:line draw:style-name="gr1" draw:text-style-name="P1" draw:layer="layout" svg:x1="9.68cm" svg:y1="19.209cm" svg:x2="9.68cm" svg:y2="19.258cm">
          <text:p/>
        </draw:line>
        <draw:line draw:style-name="gr1" draw:text-style-name="P1" draw:layer="layout" svg:x1="9.68cm" svg:y1="19.258cm" svg:x2="9.684cm" svg:y2="19.26cm">
          <text:p/>
        </draw:line>
        <draw:line draw:style-name="gr1" draw:text-style-name="P1" draw:layer="layout" svg:x1="9.684cm" svg:y1="19.26cm" svg:x2="9.813cm" svg:y2="19.26cm">
          <text:p/>
        </draw:line>
        <draw:line draw:style-name="gr1" draw:text-style-name="P1" draw:layer="layout" svg:x1="9.813cm" svg:y1="19.26cm" svg:x2="9.817cm" svg:y2="19.258cm">
          <text:p/>
        </draw:line>
        <draw:line draw:style-name="gr1" draw:text-style-name="P1" draw:layer="layout" svg:x1="9.817cm" svg:y1="19.222cm" svg:x2="9.817cm" svg:y2="19.258cm">
          <text:p/>
        </draw:line>
        <draw:line draw:style-name="gr1" draw:text-style-name="P1" draw:layer="layout" svg:x1="9.68cm" svg:y1="19.209cm" svg:x2="9.684cm" svg:y2="19.207cm">
          <text:p/>
        </draw:line>
        <draw:line draw:style-name="gr1" draw:text-style-name="P1" draw:layer="layout" svg:x1="9.684cm" svg:y1="19.207cm" svg:x2="9.793cm" svg:y2="19.207cm">
          <text:p/>
        </draw:line>
        <draw:line draw:style-name="gr1" draw:text-style-name="P1" draw:layer="layout" svg:x1="9.817cm" svg:y1="19.252cm" svg:x2="9.799cm" svg:y2="19.256cm">
          <text:p/>
        </draw:line>
        <draw:line draw:style-name="gr1" draw:text-style-name="P1" draw:layer="layout" svg:x1="9.799cm" svg:y1="19.256cm" svg:x2="9.783cm" svg:y2="19.258cm">
          <text:p/>
        </draw:line>
        <draw:line draw:style-name="gr1" draw:text-style-name="P1" draw:layer="layout" svg:x1="9.783cm" svg:y1="19.258cm" svg:x2="9.766cm" svg:y2="19.256cm">
          <text:p/>
        </draw:line>
        <draw:line draw:style-name="gr1" draw:text-style-name="P1" draw:layer="layout" svg:x1="9.766cm" svg:y1="19.256cm" svg:x2="9.749cm" svg:y2="19.252cm">
          <text:p/>
        </draw:line>
        <draw:line draw:style-name="gr1" draw:text-style-name="P1" draw:layer="layout" svg:x1="9.749cm" svg:y1="19.252cm" svg:x2="9.731cm" svg:y2="19.256cm">
          <text:p/>
        </draw:line>
        <draw:line draw:style-name="gr1" draw:text-style-name="P1" draw:layer="layout" svg:x1="9.731cm" svg:y1="19.256cm" svg:x2="9.714cm" svg:y2="19.258cm">
          <text:p/>
        </draw:line>
        <draw:line draw:style-name="gr1" draw:text-style-name="P1" draw:layer="layout" svg:x1="9.714cm" svg:y1="19.258cm" svg:x2="9.698cm" svg:y2="19.256cm">
          <text:p/>
        </draw:line>
        <draw:line draw:style-name="gr1" draw:text-style-name="P1" draw:layer="layout" svg:x1="9.698cm" svg:y1="19.256cm" svg:x2="9.68cm" svg:y2="19.252cm">
          <text:p/>
        </draw:line>
        <draw:line draw:style-name="gr1" draw:text-style-name="P1" draw:layer="layout" svg:x1="9.78cm" svg:y1="19.26cm" svg:x2="9.776cm" svg:y2="19.263cm">
          <text:p/>
        </draw:line>
        <draw:line draw:style-name="gr1" draw:text-style-name="P1" draw:layer="layout" svg:x1="9.776cm" svg:y1="19.263cm" svg:x2="9.721cm" svg:y2="19.263cm">
          <text:p/>
        </draw:line>
        <draw:line draw:style-name="gr1" draw:text-style-name="P1" draw:layer="layout" svg:x1="9.721cm" svg:y1="19.263cm" svg:x2="9.717cm" svg:y2="19.26cm">
          <text:p/>
        </draw:line>
        <draw:line draw:style-name="gr1" draw:text-style-name="P1" draw:layer="layout" svg:x1="11.984cm" svg:y1="19.215cm" svg:x2="11.984cm" svg:y2="19.252cm">
          <text:p/>
        </draw:line>
        <draw:line draw:style-name="gr1" draw:text-style-name="P1" draw:layer="layout" svg:x1="12.052cm" svg:y1="19.215cm" svg:x2="12.035cm" svg:y2="19.211cm">
          <text:p/>
        </draw:line>
        <draw:line draw:style-name="gr1" draw:text-style-name="P1" draw:layer="layout" svg:x1="12.035cm" svg:y1="19.211cm" svg:x2="12.018cm" svg:y2="19.209cm">
          <text:p/>
        </draw:line>
        <draw:line draw:style-name="gr1" draw:text-style-name="P1" draw:layer="layout" svg:x1="12.018cm" svg:y1="19.209cm" svg:x2="12.002cm" svg:y2="19.211cm">
          <text:p/>
        </draw:line>
        <draw:line draw:style-name="gr1" draw:text-style-name="P1" draw:layer="layout" svg:x1="12.002cm" svg:y1="19.211cm" svg:x2="11.984cm" svg:y2="19.215cm">
          <text:p/>
        </draw:line>
        <draw:line draw:style-name="gr1" draw:text-style-name="P1" draw:layer="layout" svg:x1="11.984cm" svg:y1="19.215cm" svg:x2="11.967cm" svg:y2="19.211cm">
          <text:p/>
        </draw:line>
        <draw:line draw:style-name="gr1" draw:text-style-name="P1" draw:layer="layout" svg:x1="11.967cm" svg:y1="19.211cm" svg:x2="11.95cm" svg:y2="19.209cm">
          <text:p/>
        </draw:line>
        <draw:line draw:style-name="gr1" draw:text-style-name="P1" draw:layer="layout" svg:x1="11.95cm" svg:y1="19.209cm" svg:x2="11.934cm" svg:y2="19.211cm">
          <text:p/>
        </draw:line>
        <draw:line draw:style-name="gr1" draw:text-style-name="P1" draw:layer="layout" svg:x1="11.939cm" svg:y1="19.207cm" svg:x2="12.049cm" svg:y2="19.207cm">
          <text:p/>
        </draw:line>
        <draw:line draw:style-name="gr1" draw:text-style-name="P1" draw:layer="layout" svg:x1="12.049cm" svg:y1="19.207cm" svg:x2="12.052cm" svg:y2="19.209cm">
          <text:p/>
        </draw:line>
        <draw:line draw:style-name="gr1" draw:text-style-name="P1" draw:layer="layout" svg:x1="12.052cm" svg:y1="19.258cm" svg:x2="12.052cm" svg:y2="19.209cm">
          <text:p/>
        </draw:line>
        <draw:line draw:style-name="gr1" draw:text-style-name="P1" draw:layer="layout" svg:x1="12.052cm" svg:y1="19.258cm" svg:x2="12.049cm" svg:y2="19.26cm">
          <text:p/>
        </draw:line>
        <draw:line draw:style-name="gr1" draw:text-style-name="P1" draw:layer="layout" svg:x1="12.049cm" svg:y1="19.26cm" svg:x2="11.92cm" svg:y2="19.26cm">
          <text:p/>
        </draw:line>
        <draw:line draw:style-name="gr1" draw:text-style-name="P1" draw:layer="layout" svg:x1="11.92cm" svg:y1="19.26cm" svg:x2="11.916cm" svg:y2="19.258cm">
          <text:p/>
        </draw:line>
        <draw:line draw:style-name="gr1" draw:text-style-name="P1" draw:layer="layout" svg:x1="11.916cm" svg:y1="19.222cm" svg:x2="11.916cm" svg:y2="19.258cm">
          <text:p/>
        </draw:line>
        <draw:line draw:style-name="gr1" draw:text-style-name="P1" draw:layer="layout" svg:x1="12.052cm" svg:y1="19.252cm" svg:x2="12.035cm" svg:y2="19.256cm">
          <text:p/>
        </draw:line>
        <draw:line draw:style-name="gr1" draw:text-style-name="P1" draw:layer="layout" svg:x1="12.035cm" svg:y1="19.256cm" svg:x2="12.018cm" svg:y2="19.258cm">
          <text:p/>
        </draw:line>
        <draw:line draw:style-name="gr1" draw:text-style-name="P1" draw:layer="layout" svg:x1="12.018cm" svg:y1="19.258cm" svg:x2="12.002cm" svg:y2="19.256cm">
          <text:p/>
        </draw:line>
        <draw:line draw:style-name="gr1" draw:text-style-name="P1" draw:layer="layout" svg:x1="12.002cm" svg:y1="19.256cm" svg:x2="11.984cm" svg:y2="19.252cm">
          <text:p/>
        </draw:line>
        <draw:line draw:style-name="gr1" draw:text-style-name="P1" draw:layer="layout" svg:x1="11.984cm" svg:y1="19.252cm" svg:x2="11.967cm" svg:y2="19.256cm">
          <text:p/>
        </draw:line>
        <draw:line draw:style-name="gr1" draw:text-style-name="P1" draw:layer="layout" svg:x1="11.967cm" svg:y1="19.256cm" svg:x2="11.95cm" svg:y2="19.258cm">
          <text:p/>
        </draw:line>
        <draw:line draw:style-name="gr1" draw:text-style-name="P1" draw:layer="layout" svg:x1="11.95cm" svg:y1="19.258cm" svg:x2="11.933cm" svg:y2="19.256cm">
          <text:p/>
        </draw:line>
        <draw:line draw:style-name="gr1" draw:text-style-name="P1" draw:layer="layout" svg:x1="11.933cm" svg:y1="19.256cm" svg:x2="11.916cm" svg:y2="19.252cm">
          <text:p/>
        </draw:line>
        <draw:line draw:style-name="gr1" draw:text-style-name="P1" draw:layer="layout" svg:x1="12.016cm" svg:y1="19.26cm" svg:x2="12.012cm" svg:y2="19.263cm">
          <text:p/>
        </draw:line>
        <draw:line draw:style-name="gr1" draw:text-style-name="P1" draw:layer="layout" svg:x1="12.012cm" svg:y1="19.263cm" svg:x2="11.956cm" svg:y2="19.263cm">
          <text:p/>
        </draw:line>
        <draw:line draw:style-name="gr1" draw:text-style-name="P1" draw:layer="layout" svg:x1="11.956cm" svg:y1="19.263cm" svg:x2="11.953cm" svg:y2="19.26cm">
          <text:p/>
        </draw:line>
        <draw:line draw:style-name="gr1" draw:text-style-name="P1" draw:layer="layout" svg:x1="11.303cm" svg:y1="20.09cm" svg:x2="11.303cm" svg:y2="20.339cm">
          <text:p/>
        </draw:line>
        <draw:line draw:style-name="gr1" draw:text-style-name="P1" draw:layer="layout" svg:x1="11.303cm" svg:y1="20.339cm" svg:x2="10.989cm" svg:y2="20.339cm">
          <text:p/>
        </draw:line>
        <draw:line draw:style-name="gr1" draw:text-style-name="P1" draw:layer="layout" svg:x1="10.989cm" svg:y1="20.246cm" svg:x2="10.989cm" svg:y2="20.339cm">
          <text:p/>
        </draw:line>
        <draw:line draw:style-name="gr1" draw:text-style-name="P1" draw:layer="layout" svg:x1="11.3cm" svg:y1="20.269cm" svg:x2="10.99cm" svg:y2="20.269cm">
          <text:p/>
        </draw:line>
        <draw:line draw:style-name="gr1" draw:text-style-name="P1" draw:layer="layout" svg:x1="10.744cm" svg:y1="20.339cm" svg:x2="10.742cm" svg:y2="20.269cm">
          <text:p/>
        </draw:line>
        <draw:line draw:style-name="gr1" draw:text-style-name="P1" draw:layer="layout" svg:x1="10.742cm" svg:y1="20.269cm" svg:x2="10.742cm" svg:y2="20.245cm">
          <text:p/>
        </draw:line>
        <draw:line draw:style-name="gr1" draw:text-style-name="P1" draw:layer="layout" svg:x1="10.744cm" svg:y1="20.298cm" svg:x2="10.835cm" svg:y2="20.298cm">
          <text:p/>
        </draw:line>
        <draw:line draw:style-name="gr1" draw:text-style-name="P1" draw:layer="layout" svg:x1="10.835cm" svg:y1="20.298cm" svg:x2="10.94cm" svg:y2="20.298cm">
          <text:p/>
        </draw:line>
        <draw:line draw:style-name="gr1" draw:text-style-name="P1" draw:layer="layout" svg:x1="10.94cm" svg:y1="20.298cm" svg:x2="10.94cm" svg:y2="20.339cm">
          <text:p/>
        </draw:line>
        <draw:path draw:style-name="gr1" draw:text-style-name="P1" draw:layer="layout" svg:width="0.027cm" svg:height="0.011cm" svg:x="10.91cm" svg:y="20.276cm" svg:viewBox="0 0 28 12" svg:d="M28 12c-5-10-18-15-28-10">
          <text:p/>
        </draw:path>
        <draw:path draw:style-name="gr1" draw:text-style-name="P1" draw:layer="layout" svg:width="0.011cm" svg:height="0.018cm" svg:x="10.898cm" svg:y="20.278cm" svg:viewBox="0 0 12 19" svg:d="M12 0c-8 4-12 11-12 19">
          <text:p/>
        </draw:path>
        <draw:path draw:style-name="gr1" draw:text-style-name="P1" draw:layer="layout" svg:width="0.001cm" svg:height="0.009cm" svg:x="10.938cm" svg:y="20.288cm" svg:viewBox="0 0 2 10" svg:d="M2 10c0-4-1-7-2-10">
          <text:p/>
        </draw:path>
        <draw:line draw:style-name="gr1" draw:text-style-name="P1" draw:layer="layout" svg:x1="10.43cm" svg:y1="20.339cm" svg:x2="10.94cm" svg:y2="20.339cm">
          <text:p/>
        </draw:line>
        <draw:line draw:style-name="gr1" draw:text-style-name="P1" draw:layer="layout" svg:x1="10.431cm" svg:y1="20.339cm" svg:x2="10.432cm" svg:y2="20.269cm">
          <text:p/>
        </draw:line>
        <draw:line draw:style-name="gr1" draw:text-style-name="P1" draw:layer="layout" svg:x1="10.432cm" svg:y1="20.269cm" svg:x2="10.432cm" svg:y2="20.092cm">
          <text:p/>
        </draw:line>
        <draw:line draw:style-name="gr1" draw:text-style-name="P1" draw:layer="layout" svg:x1="10.742cm" svg:y1="20.269cm" svg:x2="10.432cm" svg:y2="20.269cm">
          <text:p/>
        </draw:line>
        <draw:line draw:style-name="gr1" draw:text-style-name="P1" draw:layer="layout" svg:x1="9.637cm" svg:y1="19.125cm" svg:x2="9.637cm" svg:y2="19.148cm">
          <text:p/>
        </draw:line>
        <draw:line draw:style-name="gr1" draw:text-style-name="P1" draw:layer="layout" svg:x1="9.687cm" svg:y1="19.148cm" svg:x2="9.637cm" svg:y2="19.148cm">
          <text:p/>
        </draw:line>
        <draw:line draw:style-name="gr1" draw:text-style-name="P1" draw:layer="layout" svg:x1="12.096cm" svg:y1="19.125cm" svg:x2="12.096cm" svg:y2="19.148cm">
          <text:p/>
        </draw:line>
        <draw:line draw:style-name="gr1" draw:text-style-name="P1" draw:layer="layout" svg:x1="12.096cm" svg:y1="19.148cm" svg:x2="12.045cm" svg:y2="19.148cm">
          <text:p/>
        </draw:line>
        <draw:line draw:style-name="gr1" draw:text-style-name="P1" draw:layer="layout" svg:x1="10.423cm" svg:y1="20.339cm" svg:x2="10.423cm" svg:y2="20.343cm">
          <text:p/>
        </draw:line>
        <draw:line draw:style-name="gr1" draw:text-style-name="P1" draw:layer="layout" svg:x1="10.098cm" svg:y1="20.339cm" svg:x2="10.098cm" svg:y2="20.343cm">
          <text:p/>
        </draw:line>
        <draw:line draw:style-name="gr1" draw:text-style-name="P1" draw:layer="layout" svg:x1="10.423cm" svg:y1="20.343cm" svg:x2="10.098cm" svg:y2="20.343cm">
          <text:p/>
        </draw:line>
        <draw:line draw:style-name="gr1" draw:text-style-name="P1" draw:layer="layout" svg:x1="9.232cm" svg:y1="20.214cm" svg:x2="9.217cm" svg:y2="20.214cm">
          <text:p/>
        </draw:line>
        <draw:line draw:style-name="gr1" draw:text-style-name="P1" draw:layer="layout" svg:x1="9.216cm" svg:y1="20.225cm" svg:x2="9.217cm" svg:y2="20.206cm">
          <text:p/>
        </draw:line>
        <draw:path draw:style-name="gr1" draw:text-style-name="P1" draw:layer="layout" svg:width="0.002cm" svg:height="0.001cm" svg:x="9.163cm" svg:y="20.186cm" svg:viewBox="0 0 3 2" svg:d="M3 0c-2 0-3 1-3 2">
          <text:p/>
        </draw:path>
        <draw:path draw:style-name="gr1" draw:text-style-name="P1" draw:layer="layout" svg:width="0.023cm" svg:height="0.028cm" svg:x="9.162cm" svg:y="20.188cm" svg:viewBox="0 0 24 29" svg:d="M1 0c-4 7 7 20 23 29">
          <text:p/>
        </draw:path>
        <draw:path draw:style-name="gr1" draw:text-style-name="P1" draw:layer="layout" svg:width="0.029cm" svg:height="0.007cm" svg:x="9.186cm" svg:y="20.217cm" svg:viewBox="0 0 30 8" svg:d="M0 0c11 6 23 9 30 8">
          <text:p/>
        </draw:path>
        <draw:path draw:style-name="gr1" draw:text-style-name="P1" draw:layer="layout" svg:width="0.002cm" svg:height="0.001cm" svg:x="9.283cm" svg:y="20.186cm" svg:viewBox="0 0 3 2" svg:d="M3 2c-1-1-2-2-3-2">
          <text:p/>
        </draw:path>
        <draw:path draw:style-name="gr1" draw:text-style-name="P1" draw:layer="layout" svg:width="0.005cm" svg:height="0.015cm" svg:x="9.226cm" svg:y="20.206cm" svg:viewBox="0 0 6 16" svg:d="M6 0c-6 7-7 12-6 16">
          <text:p/>
        </draw:path>
        <draw:path draw:style-name="gr1" draw:text-style-name="P1" draw:layer="layout" svg:width="0.036cm" svg:height="0.007cm" svg:x="9.226cm" svg:y="20.217cm" svg:viewBox="0 0 37 8" svg:d="M0 5c4 6 20 4 37-5">
          <text:p/>
        </draw:path>
        <draw:path draw:style-name="gr1" draw:text-style-name="P1" draw:layer="layout" svg:width="0.023cm" svg:height="0.028cm" svg:x="9.263cm" svg:y="20.188cm" svg:viewBox="0 0 24 29" svg:d="M0 29c16-9 26-22 23-29">
          <text:p/>
        </draw:path>
        <draw:line draw:style-name="gr1" draw:text-style-name="P1" draw:layer="layout" svg:x1="9.321cm" svg:y1="19.057cm" svg:x2="9.321cm" svg:y2="19.012cm">
          <text:p/>
        </draw:line>
        <draw:line draw:style-name="gr1" draw:text-style-name="P1" draw:layer="layout" svg:x1="9.35cm" svg:y1="19.057cm" svg:x2="9.35cm" svg:y2="19.096cm">
          <text:p/>
        </draw:line>
        <draw:line draw:style-name="gr1" draw:text-style-name="P1" draw:layer="layout" svg:x1="9.321cm" svg:y1="19.012cm" svg:x2="9.44cm" svg:y2="19.012cm">
          <text:p/>
        </draw:line>
        <draw:line draw:style-name="gr1" draw:text-style-name="P1" draw:layer="layout" svg:x1="9.35cm" svg:y1="19.057cm" svg:x2="9.225cm" svg:y2="19.057cm">
          <text:p/>
        </draw:line>
        <draw:line draw:style-name="gr1" draw:text-style-name="P1" draw:layer="layout" svg:x1="9.563cm" svg:y1="19.096cm" svg:x2="9.225cm" svg:y2="19.096cm">
          <text:p/>
        </draw:line>
        <draw:line draw:style-name="gr1" draw:text-style-name="P1" draw:layer="layout" svg:x1="9.225cm" svg:y1="19.117cm" svg:x2="9.225cm" svg:y2="19.057cm">
          <text:p/>
        </draw:line>
        <draw:line draw:style-name="gr1" draw:text-style-name="P1" draw:layer="layout" svg:x1="9.714cm" svg:y1="19.326cm" svg:x2="9.714cm" svg:y2="19.291cm">
          <text:p/>
        </draw:line>
        <draw:line draw:style-name="gr1" draw:text-style-name="P1" draw:layer="layout" svg:x1="9.714cm" svg:y1="19.326cm" svg:x2="9.718cm" svg:y2="19.326cm">
          <text:p/>
        </draw:line>
        <draw:line draw:style-name="gr1" draw:text-style-name="P1" draw:layer="layout" svg:x1="9.749cm" svg:y1="19.263cm" svg:x2="9.749cm" svg:y2="19.291cm">
          <text:p/>
        </draw:line>
        <draw:line draw:style-name="gr1" draw:text-style-name="P1" draw:layer="layout" svg:x1="9.783cm" svg:y1="19.291cm" svg:x2="9.783cm" svg:y2="19.326cm">
          <text:p/>
        </draw:line>
        <draw:line draw:style-name="gr1" draw:text-style-name="P1" draw:layer="layout" svg:x1="9.714cm" svg:y1="19.326cm" svg:x2="9.783cm" svg:y2="19.326cm">
          <text:p/>
        </draw:line>
        <draw:line draw:style-name="gr1" draw:text-style-name="P1" draw:layer="layout" svg:x1="9.779cm" svg:y1="19.326cm" svg:x2="9.783cm" svg:y2="19.326cm">
          <text:p/>
        </draw:line>
        <draw:line draw:style-name="gr1" draw:text-style-name="P1" draw:layer="layout" svg:x1="9.822cm" svg:y1="19.291cm" svg:x2="9.822cm" svg:y2="19.226cm">
          <text:p/>
        </draw:line>
        <draw:line draw:style-name="gr1" draw:text-style-name="P1" draw:layer="layout" svg:x1="9.864cm" svg:y1="19.291cm" svg:x2="9.864cm" svg:y2="19.256cm">
          <text:p/>
        </draw:line>
        <draw:line draw:style-name="gr1" draw:text-style-name="P1" draw:layer="layout" svg:x1="9.908cm" svg:y1="19.291cm" svg:x2="9.591cm" svg:y2="19.291cm">
          <text:p/>
        </draw:line>
        <draw:line draw:style-name="gr1" draw:text-style-name="P1" draw:layer="layout" svg:x1="9.119cm" svg:y1="19.292cm" svg:x2="9.591cm" svg:y2="19.292cm">
          <text:p/>
        </draw:line>
        <draw:line draw:style-name="gr1" draw:text-style-name="P1" draw:layer="layout" svg:x1="9.172cm" svg:y1="19.117cm" svg:x2="9.617cm" svg:y2="19.117cm">
          <text:p/>
        </draw:line>
        <draw:path draw:style-name="gr1" draw:text-style-name="P1" draw:layer="layout" svg:width="0.052cm" svg:height="0.051cm" svg:x="9.119cm" svg:y="19.117cm" svg:viewBox="0 0 53 52" svg:d="M53 0c-30 0-53 23-53 52">
          <text:p/>
        </draw:path>
        <draw:line draw:style-name="gr1" draw:text-style-name="P1" draw:layer="layout" svg:x1="9.119cm" svg:y1="19.29cm" svg:x2="9.119cm" svg:y2="19.169cm">
          <text:p/>
        </draw:line>
        <draw:line draw:style-name="gr1" draw:text-style-name="P1" draw:layer="layout" svg:x1="9.633cm" svg:y1="19.152cm" svg:x2="9.694cm" svg:y2="19.152cm">
          <text:p/>
        </draw:line>
        <draw:line draw:style-name="gr1" draw:text-style-name="P1" draw:layer="layout" svg:x1="9.591cm" svg:y1="19.183cm" svg:x2="9.633cm" svg:y2="19.183cm">
          <text:p/>
        </draw:line>
        <draw:line draw:style-name="gr1" draw:text-style-name="P1" draw:layer="layout" svg:x1="9.788cm" svg:y1="19.204cm" svg:x2="9.675cm" svg:y2="19.204cm">
          <text:p/>
        </draw:line>
        <draw:line draw:style-name="gr1" draw:text-style-name="P1" draw:layer="layout" svg:x1="9.675cm" svg:y1="19.291cm" svg:x2="9.675cm" svg:y2="19.204cm">
          <text:p/>
        </draw:line>
        <draw:line draw:style-name="gr1" draw:text-style-name="P1" draw:layer="layout" svg:x1="9.633cm" svg:y1="19.123cm" svg:x2="9.633cm" svg:y2="19.291cm">
          <text:p/>
        </draw:line>
        <draw:line draw:style-name="gr1" draw:text-style-name="P1" draw:layer="layout" svg:x1="9.591cm" svg:y1="19.117cm" svg:x2="9.591cm" svg:y2="19.292cm">
          <text:p/>
        </draw:line>
        <draw:line draw:style-name="gr1" draw:text-style-name="P1" draw:layer="layout" svg:x1="9.119cm" svg:y1="19.29cm" svg:x2="9.591cm" svg:y2="19.29cm">
          <text:p/>
        </draw:line>
        <draw:line draw:style-name="gr1" draw:text-style-name="P1" draw:layer="layout" svg:x1="9.129cm" svg:y1="19.29cm" svg:x2="9.129cm" svg:y2="19.292cm">
          <text:p/>
        </draw:line>
        <draw:line draw:style-name="gr1" draw:text-style-name="P1" draw:layer="layout" svg:x1="9.119cm" svg:y1="20.059cm" svg:x2="9.119cm" svg:y2="19.292cm">
          <text:p/>
        </draw:line>
        <draw:line draw:style-name="gr1" draw:text-style-name="P1" draw:layer="layout" svg:x1="9.294cm" svg:y1="20.186cm" svg:x2="9.119cm" svg:y2="20.186cm">
          <text:p/>
        </draw:line>
        <draw:line draw:style-name="gr1" draw:text-style-name="P1" draw:layer="layout" svg:x1="9.294cm" svg:y1="20.186cm" svg:x2="9.294cm" svg:y2="20.255cm">
          <text:p/>
        </draw:line>
        <draw:line draw:style-name="gr1" draw:text-style-name="P1" draw:layer="layout" svg:x1="10.43cm" svg:y1="20.339cm" svg:x2="9.801cm" svg:y2="20.339cm">
          <text:p/>
        </draw:line>
        <draw:path draw:style-name="gr2" draw:text-style-name="P2" draw:layer="layout" svg:width="3.493cm" svg:height="1.331cm" svg:x="9.119cm" svg:y="19.012cm" svg:viewBox="0 0 3494 1332" svg:d="M681 1328v-84M52 1244h629M0 1192c0 29 23 52 52 52M0 1050v142M1222 1049v-30M1187 1136v-87M1153 1014v35M1153 1014h4M1114 1136h147M1072 1049v174M744 1223v-174M513 1188h231M471 1157h42M555 1136v-87M594 1014v35M594 1014h4M629 1136v-87M663 1049v-35M594 1014h69M659 1014h4M702 1049v87M555 1136h147M793 1157h-49M1023 1223v-174M793 1188h230M793 1049v174M835 1136v-87M874 1014v35M874 1014h4M908 1136v-87M942 1049v-35M874 1014h68M938 1014h4M981 1049v87M835 1136h146M1072 1157h-49M1114 1049v87M1215 1014h-62M1261 1136v-87M1303 1223v-149M1072 1188h231M174 1223h1136M513 1049v174M1263 1049h-792M471 1223v-175M0 1048h471M10 1048v2M471 1050h-471M2515 1328v4M2190 1328v4M2515 1332h-325M3396 1203h-14M3450 1177c0-1-2-2-3-2M3396 1195c-5 7-7 12-5 16 4 6 20 4 36-5 17-9 27-22 23-29M3381 1214l1-19M3331 1175c-1 0-2 1-3 2-4 7 6 20 23 29 11 6 23 9 30 8M2305 1136v-87M2278 1014h62M2340 1049v-35M2336 1014h4M2379 1049v87M2421 1223v-174M2190 1223v-149M2421 1188h-231M2183 1328h629M2812 1328v-84M3319 1244v-73M3319 1175h175M2864 1136v-87M2938 1136v-87M2898 1049v-35M2895 1014h3M2830 1014h68M2830 1014h4M2830 1014v35M2791 1049v87M2938 1136h-147M3021 1157h-41M2980 1049v174M3021 1050h473M3021 1223v-175M3494 1048h-473M2895 315h3M2898 280v35M2864 280v-29M2749 280v-36M2791 214v66M2830 280v35M2834 315h-4M2898 315h-68M3021 281h473M3021 279h473M2705 280h316M2938 280v-88M2825 192h113M3021 171h-41M2980 280v-169M3264 45v39M3293 45v-45M3174 0h119M3389 105v-60M3264 45h125M3050 84h339M3021 281v-176M2980 140h-62M3442 105h-447M3494 157c0-29-23-52-52-52M3494 279v-122M3484 281v-2M3494 1048v-767M3484 1050v-2M3494 1192v-142M3479 1228c10-10 15-23 15-36M3442 1244c14 0 28-6 37-16M2812 1244h630M2183 1223h1136M2749 1188h231M2749 1049v174M2749 1157h-49M2658 1136h-147M2511 1049v87M2551 1014v35M2551 1014h3M2585 1136v-87M2619 1049v-35M2551 1014h68M2615 1014h4M2658 1136v-87M2700 1223v-174M2470 1188h230M2470 1049v174M2421 1157h49M2379 1136h-147M2232 1049v87M2271 1049v-30M3021 1049h-791">
          <text:p/>
        </draw:path>
        <draw:polygon draw:style-name="gr3" draw:text-style-name="P3" draw:layer="layout" svg:width="0.704cm" svg:height="0.226cm" svg:x="7.321cm" svg:y="16.307cm" svg:viewBox="0 0 705 227" draw:points="705,0 0,0 0,227 705,227">
          <text:p/>
        </draw:polygon>
        <draw:path draw:style-name="gr3" draw:text-style-name="P3" draw:layer="layout" svg:width="0.739cm" svg:height="0.261cm" svg:x="7.304cm" svg:y="16.289cm" svg:viewBox="0 0 740 262" svg:d="M35 227h670v-190h-670zM0 262v-262h722v18-18h18v262z">
          <text:p/>
        </draw:path>
        <draw:polygon draw:style-name="gr4" draw:text-style-name="P4" draw:layer="layout" svg:width="0.704cm" svg:height="0.48cm" svg:x="7.321cm" svg:y="16.533cm" svg:viewBox="0 0 705 481" draw:points="0,481 705,481 705,0 0,0">
          <text:p/>
        </draw:polygon>
        <draw:path draw:style-name="gr3" draw:text-style-name="P3" draw:layer="layout" svg:width="0.739cm" svg:height="0.515cm" svg:x="7.304cm" svg:y="16.515cm" svg:viewBox="0 0 740 516" svg:d="M17 35v-17zM35 481h670v-446h-670zM0 516v-498-18h740v516z">
          <text:p/>
        </draw:path>
        <draw:polygon draw:style-name="gr4" draw:text-style-name="P4" draw:layer="layout" svg:width="0.043cm" svg:height="0.19cm" svg:x="7.565cm" svg:y="16.33cm" svg:viewBox="0 0 44 191" draw:points="0,0 44,0 44,191 0,191">
          <text:p/>
        </draw:polygon>
        <draw:path draw:style-name="gr4" draw:text-style-name="P4" draw:layer="layout" svg:width="0.168cm" svg:height="0.194cm" svg:x="7.638cm" svg:y="16.328cm" svg:viewBox="0 0 169 195" svg:d="M43 35v124c1 0 3 1 5 1s6 0 10 0c20 0 36-5 47-16s17-28 17-50c0-20-5-35-16-45-10-11-25-16-44-16-4 0-8 0-11 1-4 0-6 1-8 1zM0 192v-188c16-2 36-4 58-4 18 0 34 2 46 5s22 8 33 15c10 8 18 17 23 29 6 12 9 27 9 43 0 18-3 33-9 45-5 13-13 24-22 32-11 9-24 15-39 19-15 5-32 7-50 7-11 0-20-1-27-1-8-1-15-1-22-2z">
          <text:p/>
        </draw:path>
        <draw:path draw:style-name="gr3" draw:text-style-name="P3" draw:layer="layout" svg:width="0.172cm" svg:height="0.284cm" svg:x="7.581cm" svg:y="16.628cm" svg:viewBox="0 0 173 285" svg:d="M10 237c11 7 36 18 62 18 48 0 63-31 62-55 0-38-35-54-71-54h-20v-28h20c27 0 62-14 62-47 0-22-14-41-49-41-22 0-43 10-55 18l-10-27c14-11 43-21 73-21 54 0 78 32 78 65 0 29-17 53-51 65v1c34 6 62 32 62 70 0 45-35 84-100 84-31 0-59-10-73-19z">
          <text:p/>
        </draw:path>
        <draw:polygon draw:style-name="gr3" draw:text-style-name="P3" draw:layer="layout" svg:width="0.704cm" svg:height="0.226cm" svg:x="13.835cm" svg:y="16.307cm" svg:viewBox="0 0 705 227" draw:points="705,0 0,0 0,227 705,227">
          <text:p/>
        </draw:polygon>
        <draw:path draw:style-name="gr3" draw:text-style-name="P3" draw:layer="layout" svg:width="0.739cm" svg:height="0.261cm" svg:x="13.818cm" svg:y="16.289cm" svg:viewBox="0 0 740 262" svg:d="M35 227h670v-190h-670zM0 262v-262h722v18-18h18v262z">
          <text:p/>
        </draw:path>
        <draw:polygon draw:style-name="gr4" draw:text-style-name="P4" draw:layer="layout" svg:width="0.704cm" svg:height="0.48cm" svg:x="13.835cm" svg:y="16.533cm" svg:viewBox="0 0 705 481" draw:points="0,481 705,481 705,0 0,0">
          <text:p/>
        </draw:polygon>
        <draw:path draw:style-name="gr3" draw:text-style-name="P3" draw:layer="layout" svg:width="0.739cm" svg:height="0.515cm" svg:x="13.818cm" svg:y="16.515cm" svg:viewBox="0 0 740 516" svg:d="M17 35v-17zM35 481h670v-446h-670zM0 516v-498-18h740v516z">
          <text:p/>
        </draw:path>
        <draw:polygon draw:style-name="gr4" draw:text-style-name="P4" draw:layer="layout" svg:width="0.043cm" svg:height="0.19cm" svg:x="14.079cm" svg:y="16.33cm" svg:viewBox="0 0 44 191" draw:points="0,0 44,0 44,191 0,191">
          <text:p/>
        </draw:polygon>
        <draw:path draw:style-name="gr4" draw:text-style-name="P4" draw:layer="layout" svg:width="0.168cm" svg:height="0.194cm" svg:x="14.152cm" svg:y="16.328cm" svg:viewBox="0 0 169 195" svg:d="M43 35v124c1 0 2 1 5 1 2 0 5 0 10 0 20 0 36-5 47-16s17-28 17-50c0-20-5-35-16-45-10-11-25-16-44-16-4 0-8 0-11 1-4 0-6 1-8 1zM0 192v-188c16-2 35-4 58-4 18 0 33 2 45 5s23 8 34 15c10 8 18 17 23 29 6 12 9 27 9 43 0 18-3 33-9 45-5 13-13 24-23 32-9 9-23 15-38 19-15 5-32 7-51 7-10 0-19-1-27-1-7-1-14-1-21-2z">
          <text:p/>
        </draw:path>
        <draw:path draw:style-name="gr3" draw:text-style-name="P3" draw:layer="layout" svg:width="0.201cm" svg:height="0.275cm" svg:x="14.084cm" svg:y="16.632cm" svg:viewBox="0 0 202 276" svg:d="M128 171v-92c0-14 1-28 2-43h-2c-8 16-15 28-23 41l-68 93v1zM128 276v-76h-128v-24l123-176h40v171h39v29h-39v76z">
          <text:p/>
        </draw:path>
        <draw:polygon draw:style-name="gr3" draw:text-style-name="P3" draw:layer="layout" svg:width="0.704cm" svg:height="0.226cm" svg:x="4.907cm" svg:y="16.307cm" svg:viewBox="0 0 705 227" draw:points="705,0 0,0 0,227 705,227">
          <text:p/>
        </draw:polygon>
        <draw:path draw:style-name="gr3" draw:text-style-name="P3" draw:layer="layout" svg:width="0.739cm" svg:height="0.261cm" svg:x="4.89cm" svg:y="16.289cm" svg:viewBox="0 0 740 262" svg:d="M35 227h670v-190h-670zM0 262v-262h722v18-18h18v262z">
          <text:p/>
        </draw:path>
        <draw:polygon draw:style-name="gr4" draw:text-style-name="P4" draw:layer="layout" svg:width="0.704cm" svg:height="0.48cm" svg:x="4.907cm" svg:y="16.533cm" svg:viewBox="0 0 705 481" draw:points="0,481 705,481 705,0 0,0">
          <text:p/>
        </draw:polygon>
        <draw:path draw:style-name="gr3" draw:text-style-name="P3" draw:layer="layout" svg:width="0.739cm" svg:height="0.515cm" svg:x="4.89cm" svg:y="16.515cm" svg:viewBox="0 0 740 516" svg:d="M17 35v-17zM35 481h670v-446h-670zM0 516v-498-18h740v516z">
          <text:p/>
        </draw:path>
        <draw:polygon draw:style-name="gr4" draw:text-style-name="P4" draw:layer="layout" svg:width="0.043cm" svg:height="0.19cm" svg:x="5.151cm" svg:y="16.33cm" svg:viewBox="0 0 44 191" draw:points="0,0 44,0 44,191 0,191">
          <text:p/>
        </draw:polygon>
        <draw:path draw:style-name="gr4" draw:text-style-name="P4" draw:layer="layout" svg:width="0.168cm" svg:height="0.194cm" svg:x="5.224cm" svg:y="16.328cm" svg:viewBox="0 0 169 195" svg:d="M44 35v124c1 0 3 1 5 1s6 0 10 0c20 0 36-5 47-16s17-28 17-50c0-20-5-35-16-45-10-11-25-16-43-16-5 0-9 0-12 1-3 0-6 1-8 1zM0 192v-188c16-2 36-4 59-4 18 0 34 2 46 5s23 8 32 15c10 8 18 17 23 29 6 12 9 27 9 43 0 18-3 33-8 45-6 13-14 24-23 32-10 9-23 15-38 19-15 5-32 7-50 7-11 0-21-1-28-1-8-1-15-1-22-2z">
          <text:p/>
        </draw:path>
        <draw:path draw:style-name="gr3" draw:text-style-name="P3" draw:layer="layout" svg:width="0.171cm" svg:height="0.28cm" svg:x="5.167cm" svg:y="16.632cm" svg:viewBox="0 0 172 281" svg:d="M166 32h-104l-11 70c6-1 12-1 23-1 21 0 42 4 59 14 21 13 39 36 39 71 0 54-43 95-102 95-30 0-57-9-70-17l10-30c12 7 34 17 59 17 35 0 65-24 65-61 0-35-24-61-79-61-15 0-28 2-39 3l19-132h131z">
          <text:p/>
        </draw:path>
        <draw:polygon draw:style-name="gr3" draw:text-style-name="P3" draw:layer="layout" svg:width="0.704cm" svg:height="0.226cm" svg:x="16.219cm" svg:y="16.307cm" svg:viewBox="0 0 705 227" draw:points="705,0 0,0 0,227 705,227">
          <text:p/>
        </draw:polygon>
        <draw:path draw:style-name="gr3" draw:text-style-name="P3" draw:layer="layout" svg:width="0.74cm" svg:height="0.261cm" svg:x="16.201cm" svg:y="16.289cm" svg:viewBox="0 0 741 262" svg:d="M35 227h670v-190h-670zM0 262v-262h723v18-18h18v262z">
          <text:p/>
        </draw:path>
        <draw:polygon draw:style-name="gr4" draw:text-style-name="P4" draw:layer="layout" svg:width="0.704cm" svg:height="0.48cm" svg:x="16.219cm" svg:y="16.533cm" svg:viewBox="0 0 705 481" draw:points="0,481 705,481 705,0 0,0">
          <text:p/>
        </draw:polygon>
        <draw:path draw:style-name="gr3" draw:text-style-name="P3" draw:layer="layout" svg:width="0.74cm" svg:height="0.515cm" svg:x="16.201cm" svg:y="16.515cm" svg:viewBox="0 0 741 516" svg:d="M18 35v-17zM35 481h671v-446h-671zM0 516v-498-18h741v516z">
          <text:p/>
        </draw:path>
        <draw:polygon draw:style-name="gr4" draw:text-style-name="P4" draw:layer="layout" svg:width="0.043cm" svg:height="0.19cm" svg:x="16.462cm" svg:y="16.33cm" svg:viewBox="0 0 44 191" draw:points="0,0 44,0 44,191 0,191">
          <text:p/>
        </draw:polygon>
        <draw:path draw:style-name="gr4" draw:text-style-name="P4" draw:layer="layout" svg:width="0.167cm" svg:height="0.194cm" svg:x="16.536cm" svg:y="16.328cm" svg:viewBox="0 0 168 195" svg:d="M43 35v124c1 0 2 1 5 1 2 0 5 0 10 0 20 0 36-5 47-16 12-11 18-28 18-50 0-20-5-35-16-45-10-11-25-16-45-16-4 0-8 0-11 1-4 0-6 1-8 1zM0 192v-188c16-2 35-4 58-4 18 0 34 2 46 5s23 8 33 15c10 8 17 17 23 29s8 27 8 43c0 18-2 33-8 45-5 13-13 24-23 32-10 9-22 15-37 19-15 5-33 7-52 7-10 0-19-1-27-1-7-1-15-1-21-2z">
          <text:p/>
        </draw:path>
        <draw:path draw:style-name="gr3" draw:text-style-name="P3" draw:layer="layout" svg:width="0.188cm" svg:height="0.284cm" svg:x="16.476cm" svg:y="16.628cm" svg:viewBox="0 0 189 285" svg:d="M97 256c32 0 53-27 53-67 0-39-22-63-56-63-23 0-43 14-53 34-3 4-5 10-5 16 1 47 22 80 61 80zM161 31c-8-1-17 0-28 1-58 10-89 53-95 98h1c13-17 36-32 66-32 49 0 84 35 84 89 0 51-35 98-92 98-59 0-97-46-97-118 0-54 19-97 46-124 23-22 53-36 88-41 11-1 20-2 27-2z">
          <text:p/>
        </draw:path>
        <draw:polygon draw:style-name="gr3" draw:text-style-name="P3" draw:layer="layout" svg:width="0.704cm" svg:height="0.226cm" svg:x="9.348cm" svg:y="17.246cm" svg:viewBox="0 0 705 227" draw:points="705,0 0,0 0,227 705,227">
          <text:p/>
        </draw:polygon>
        <draw:path draw:style-name="gr3" draw:text-style-name="P3" draw:layer="layout" svg:width="0.739cm" svg:height="0.261cm" svg:x="9.331cm" svg:y="17.228cm" svg:viewBox="0 0 740 262" svg:d="M35 227h670v-192h-670zM0 262v-262h722v18-18h18v262z">
          <text:p/>
        </draw:path>
        <draw:polygon draw:style-name="gr4" draw:text-style-name="P4" draw:layer="layout" svg:width="0.704cm" svg:height="0.48cm" svg:x="9.348cm" svg:y="17.471cm" svg:viewBox="0 0 705 481" draw:points="0,481 705,481 705,0 0,0">
          <text:p/>
        </draw:polygon>
        <draw:path draw:style-name="gr3" draw:text-style-name="P3" draw:layer="layout" svg:width="0.739cm" svg:height="0.515cm" svg:x="9.331cm" svg:y="17.454cm" svg:viewBox="0 0 740 516" svg:d="M17 35v-17zM35 481h670v-446h-670zM0 516v-498-18h740v516z">
          <text:p/>
        </draw:path>
        <draw:polygon draw:style-name="gr4" draw:text-style-name="P4" draw:layer="layout" svg:width="0.043cm" svg:height="0.19cm" svg:x="9.592cm" svg:y="17.268cm" svg:viewBox="0 0 44 191" draw:points="0,0 44,0 44,191 0,191">
          <text:p/>
        </draw:polygon>
        <draw:path draw:style-name="gr4" draw:text-style-name="P4" draw:layer="layout" svg:width="0.168cm" svg:height="0.193cm" svg:x="9.665cm" svg:y="17.267cm" svg:viewBox="0 0 169 194" svg:d="M43 36v124c1 0 3 0 5 0 2 1 6 1 10 1 20 0 36-6 48-16 11-12 17-28 17-51 0-20-5-35-16-45s-26-15-45-15c-4 0-8 0-11 1-4 0-6 0-8 1zM0 191v-187c16-3 36-4 58-4 18 0 33 2 46 5s23 9 33 16 18 17 23 29c6 12 9 26 9 43s-3 32-9 45c-5 13-13 23-23 31-9 9-22 15-38 19-15 4-32 6-50 6-11 0-20 0-27 0-8-1-15-2-22-3z">
          <text:p/>
        </draw:path>
        <draw:polygon draw:style-name="gr3" draw:text-style-name="P3" draw:layer="layout" svg:width="0.092cm" svg:height="0.275cm" svg:x="9.634cm" svg:y="17.571cm" svg:viewBox="0 0 93 276" draw:points="56,35 55,35 8,61 0,32 61,0 93,0 93,276 56,276">
          <text:p/>
        </draw:polygon>
        <draw:polygon draw:style-name="gr3" draw:text-style-name="P3" draw:layer="layout" svg:width="0.704cm" svg:height="0.226cm" svg:x="11.727cm" svg:y="17.246cm" svg:viewBox="0 0 705 227" draw:points="705,0 0,0 0,227 705,227">
          <text:p/>
        </draw:polygon>
        <draw:path draw:style-name="gr3" draw:text-style-name="P3" draw:layer="layout" svg:width="0.739cm" svg:height="0.261cm" svg:x="11.709cm" svg:y="17.228cm" svg:viewBox="0 0 740 262" svg:d="M35 227h670v-192h-670zM0 262v-262h723v18-18h17v262z">
          <text:p/>
        </draw:path>
        <draw:polygon draw:style-name="gr4" draw:text-style-name="P4" draw:layer="layout" svg:width="0.704cm" svg:height="0.48cm" svg:x="11.727cm" svg:y="17.471cm" svg:viewBox="0 0 705 481" draw:points="0,481 705,481 705,0 0,0">
          <text:p/>
        </draw:polygon>
        <draw:path draw:style-name="gr3" draw:text-style-name="P3" draw:layer="layout" svg:width="0.739cm" svg:height="0.515cm" svg:x="11.709cm" svg:y="17.454cm" svg:viewBox="0 0 740 516" svg:d="M18 35v-17zM35 481h670v-446h-670zM0 516v-498-18h740v516z">
          <text:p/>
        </draw:path>
        <draw:polygon draw:style-name="gr4" draw:text-style-name="P4" draw:layer="layout" svg:width="0.043cm" svg:height="0.19cm" svg:x="11.97cm" svg:y="17.268cm" svg:viewBox="0 0 44 191" draw:points="0,0 44,0 44,191 0,191">
          <text:p/>
        </draw:polygon>
        <draw:path draw:style-name="gr4" draw:text-style-name="P4" draw:layer="layout" svg:width="0.168cm" svg:height="0.193cm" svg:x="12.043cm" svg:y="17.267cm" svg:viewBox="0 0 169 194" svg:d="M43 36v124c1 0 3 0 5 0 3 1 6 1 10 1 22 0 37-6 48-16 12-12 18-28 18-51 0-20-6-35-16-45-11-10-25-15-45-15-4 0-8 0-12 1-3 0-6 0-8 1zM0 191v-187c17-3 36-4 58-4 20 0 35 2 47 5s23 9 33 16c9 7 17 17 23 29 5 12 8 26 8 43s-3 32-8 45c-6 13-13 23-23 31-10 9-22 15-37 19-16 4-32 6-52 6-10 0-19 0-27 0-8-1-15-2-22-3z">
          <text:p/>
        </draw:path>
        <draw:path draw:style-name="gr3" draw:text-style-name="P3" draw:layer="layout" svg:width="0.175cm" svg:height="0.28cm" svg:x="11.988cm" svg:y="17.566cm" svg:viewBox="0 0 176 281" svg:d="M0 281v-23l29-28c70-67 102-104 102-145 0-28-13-54-54-54-25 0-46 13-58 23l-12-26c19-16 46-28 77-28 60 0 84 41 84 80 0 51-36 93-94 149l-22 20v1h124v31z">
          <text:p/>
        </draw:path>
        <draw:polygon draw:style-name="gr3" draw:text-style-name="P3" draw:layer="layout" svg:width="0.704cm" svg:height="0.226cm" svg:x="8.759cm" svg:y="19.26cm" svg:viewBox="0 0 705 227" draw:points="705,0 0,0 0,227 705,227">
          <text:p/>
        </draw:polygon>
        <draw:path draw:style-name="gr3" draw:text-style-name="P3" draw:layer="layout" svg:width="0.74cm" svg:height="0.261cm" svg:x="8.741cm" svg:y="19.242cm" svg:viewBox="0 0 741 262" svg:d="M35 227h670v-191h-670zM0 262v-262h723v18-18h18v262z">
          <text:p/>
        </draw:path>
        <draw:polygon draw:style-name="gr4" draw:text-style-name="P4" draw:layer="layout" svg:width="0.704cm" svg:height="0.48cm" svg:x="8.759cm" svg:y="19.486cm" svg:viewBox="0 0 705 481" draw:points="0,481 705,481 705,0 0,0">
          <text:p/>
        </draw:polygon>
        <draw:path draw:style-name="gr3" draw:text-style-name="P3" draw:layer="layout" svg:width="0.74cm" svg:height="0.515cm" svg:x="8.741cm" svg:y="19.468cm" svg:viewBox="0 0 741 516" svg:d="M18 35v-17zM35 481h670v-446h-670zM0 516v-498-18h741v516z">
          <text:p/>
        </draw:path>
        <draw:polygon draw:style-name="gr4" draw:text-style-name="P4" draw:layer="layout" svg:width="0.043cm" svg:height="0.19cm" svg:x="9.002cm" svg:y="19.283cm" svg:viewBox="0 0 44 191" draw:points="0,0 44,0 44,191 0,191">
          <text:p/>
        </draw:polygon>
        <draw:path draw:style-name="gr4" draw:text-style-name="P4" draw:layer="layout" svg:width="0.168cm" svg:height="0.194cm" svg:x="9.075cm" svg:y="19.281cm" svg:viewBox="0 0 169 195" svg:d="M45 35v125c1 0 2 1 5 1 2 0 5 0 10 0 20 0 35-5 46-16 12-11 18-28 18-51 0-20-6-35-16-45-11-11-25-16-44-16-4 0-8 1-12 1-3 0-6 1-7 1zM0 192v-188c17-2 37-4 60-4 18 0 33 2 45 5s23 8 33 15c10 8 17 17 23 29s8 27 8 43c0 18-2 34-8 46-5 13-13 24-23 32s-22 14-37 18c-16 5-32 7-51 7-10 0-19-1-28-1-8-1-15-1-22-2z">
          <text:p/>
        </draw:path>
        <draw:polygon draw:style-name="gr3" draw:text-style-name="P3" draw:layer="layout" svg:width="0.173cm" svg:height="0.275cm" svg:x="9.025cm" svg:y="19.585cm" svg:viewBox="0 0 174 276" draw:points="174,0 174,26 54,276 15,276 135,33 135,32 0,32 0,0">
          <text:p/>
        </draw:polygon>
        <draw:polygon draw:style-name="gr3" draw:text-style-name="P3" draw:layer="layout" svg:width="0.705cm" svg:height="0.226cm" svg:x="12.297cm" svg:y="19.26cm" svg:viewBox="0 0 706 227" draw:points="706,0 0,0 0,227 706,227">
          <text:p/>
        </draw:polygon>
        <draw:path draw:style-name="gr3" draw:text-style-name="P3" draw:layer="layout" svg:width="0.739cm" svg:height="0.261cm" svg:x="12.28cm" svg:y="19.242cm" svg:viewBox="0 0 740 262" svg:d="M35 227h670v-191h-670zM0 262v-262h723v18-18h17v262z">
          <text:p/>
        </draw:path>
        <draw:polygon draw:style-name="gr4" draw:text-style-name="P4" draw:layer="layout" svg:width="0.705cm" svg:height="0.48cm" svg:x="12.297cm" svg:y="19.486cm" svg:viewBox="0 0 706 481" draw:points="0,481 706,481 706,0 0,0">
          <text:p/>
        </draw:polygon>
        <draw:path draw:style-name="gr3" draw:text-style-name="P3" draw:layer="layout" svg:width="0.739cm" svg:height="0.515cm" svg:x="12.28cm" svg:y="19.468cm" svg:viewBox="0 0 740 516" svg:d="M17 35v-17zM35 481h670v-446h-670zM0 516v-498-18h740v516z">
          <text:p/>
        </draw:path>
        <draw:polygon draw:style-name="gr4" draw:text-style-name="P4" draw:layer="layout" svg:width="0.043cm" svg:height="0.19cm" svg:x="12.541cm" svg:y="19.283cm" svg:viewBox="0 0 44 191" draw:points="0,0 44,0 44,191 0,191">
          <text:p/>
        </draw:polygon>
        <draw:path draw:style-name="gr4" draw:text-style-name="P4" draw:layer="layout" svg:width="0.168cm" svg:height="0.194cm" svg:x="12.614cm" svg:y="19.281cm" svg:viewBox="0 0 169 195" svg:d="M43 35v125c1 0 3 1 5 1s6 0 10 0c20 0 36-5 47-16s17-28 17-51c0-20-5-35-16-45-10-11-25-16-44-16-4 0-8 1-11 1s-6 1-8 1zM0 192v-188c16-2 36-4 58-4 18 0 34 2 46 5s22 8 32 15c10 8 18 17 23 29 7 12 10 27 10 43 0 18-3 34-9 46-6 13-14 24-23 32-10 8-23 14-38 18-15 5-32 7-50 7-11 0-20-1-27-1-8-1-15-1-22-2z">
          <text:p/>
        </draw:path>
        <draw:path draw:style-name="gr3" draw:text-style-name="P3" draw:layer="layout" svg:width="0.186cm" svg:height="0.284cm" svg:x="12.555cm" svg:y="19.581cm" svg:viewBox="0 0 187 285" svg:d="M46 70c0 29 20 44 52 52 25-8 43-25 43-51 0-22-13-45-48-45-30 0-47 21-47 44zM149 209c0-34-23-50-61-60-33 9-50 30-50 56-1 28 20 53 55 53 34 0 56-22 56-49zM54 135c-30-14-43-38-43-62 0-44 36-73 85-73 54 0 80 33 80 67 0 25-11 49-45 66v1c35 13 56 37 56 71 0 47-41 80-95 80-57 0-92-35-92-75 0-34 21-59 55-73z">
          <text:p/>
        </draw:path>
        <draw:path draw:style-name="gr2" draw:text-style-name="P2" draw:layer="layout" svg:width="1.306cm" svg:height="3.238cm" svg:x="9.072cm" svg:y="22.429cm" svg:viewBox="0 0 1307 3239" svg:d="M1221 1308l5 7 5 9M1215 1333l16-9M1215 1333c-9 5-11 16-7 24M1218 1373l-10-16M1205 1380l7-3 6-4M1172 1358l-16 9M1188 1357c-6-2-11-2-16 1M1196 1364c-2-3-5-5-8-7M1205 1380l-9-16M1158 1371l-6-10-2-3-1-3M1165 1346l-16 9M1173 1333c1-4 0-8-2-11M1165 1346c5-3 8-8 8-13M1162 1306l9 16M1175 1299c6 20 20 29 33 22M1223 1312l-15 9M1162 1306l6-4 7-3M1251 1339c0-33-28-60-61-60-34 0-61 27-61 60 0 34 27 61 61 61 33 0 61-27 61-61zM1221 1867l5 6 5 10M1215 1892l16-9M1215 1892c-9 5-11 16-7 24M1218 1932l-10-16M1205 1939l7-3 6-4M1172 1917l-16 9M1188 1916c-6-2-11-2-16 1M1196 1923c-2-3-5-6-8-7M1205 1939l-9-16M1158 1930l-6-10-2-3-1-3M1165 1904l-16 10M1173 1892c1-4 0-8-2-11M1165 1904c5-2 8-7 8-12M1162 1865l9 16M1175 1857c6 21 20 30 33 23M1223 1871l-15 9M1162 1865l6-4 7-4M1251 1898c0-33-28-61-61-61-34 0-61 28-61 61 0 34 27 61 61 61 33 0 61-27 61-61zM1073 1448l1 6v327 3l-1 6M1225 1245h-70M1155 1235c-29-3-55 9-70 31-8 12-12 26-12 39M1073 1403v-98M1149 1277l3-5 2-6 1-6v-25M1149 1277c-21 15-33 38-33 62 0 41 33 74 74 74 40 0 73-33 73-74 0-26-12-48-32-62M1225 1235v25 6l3 6 3 5M1294 1266c-15-23-42-34-69-31M1306 1305c0-15-4-28-12-39M1306 1403v-98M1306 1837l1-47-1-6v-327-3l1-6-1-47M1306 1933v-98M1288 1980c12-13 18-30 18-47M1225 2003c26 2 48-7 63-23M1225 1993h-70M1073 1933c0 14 5 28 12 39 15 23 42 34 70 31M1073 1835v98M1149 1960l3 6 2 6 1 6v25M1190 1825c-41 0-74 33-74 74 0 25 13 48 33 61M1231 1960c21-14 32-37 32-61 0-41-33-74-73-74M1225 2003v-25-6l3-6 3-6M760 3130l1-8v-3l-1-8M710 3165l7 1 7-1M733 3132c-9 5-12 18-9 33M742 3129c-4 1-7 1-9 3M760 3130l-18-1M692 3129h-18M705 3134c-4-3-8-5-13-5M710 3147c0-5-2-10-5-13M710 3165v-18M708 3106c1-2 2-6 2-9M674 3114c16 4 28 1 34-8M710 3079v18M725 3097v-18M725 3097c0 10 7 18 17 18M760 3115h-18M725 3079l-7-1-8 1M674 3133v-8-3-4-4M778 3122c0-34-27-61-61-61-33 0-61 27-61 61s28 61 61 61c34 0 61-27 61-61zM201 3111l1 8v3 4l-1 4M151 3165l7 1 7-1M174 3132c-9 5-12 18-9 33M183 3129c-4 1-7 1-9 3M201 3130l-18-1M134 3115c15-1 21-16 17-36M115 3114l19 1M133 3129h-18M146 3134c-4-3-8-5-13-5M151 3147c0-5-2-10-5-13M151 3165v-18M166 3097v-18M166 3097c0 10 7 18 17 18M201 3115h-18M166 3079l-7-1-8 1M115 3133v-8-3-4-4M219 3122c0-34-27-61-61-61-33 0-61 27-61 61s28 61 61 61c34 0 61-27 61-61zM606 3238h-7-323-7M606 3006h-7-323-7M790 3017c-11-8-25-12-38-11M821 3087c4-29-9-55-31-70M654 3006h98M811 3087v70M752 3239c14-1 28-5 38-12 24-16 35-43 31-70M654 3239h98M779 3163l5-3 6-2 7-1h24M779 3081c-14-21-37-32-61-33-41 1-74 33-74 74s33 74 74 74c25 0 48-13 61-33M821 3087h-24l-7-1-6-2-5-3M124 3006h98M77 3024c-18 16-25 39-23 63M124 3006c-19 0-35 7-47 18M64 3157v-70M54 3157c-3 29 9 55 31 70 12 8 25 12 39 12M222 3239h-98M96 3163l-5-3-6-2-6-1h-25M232 3122c0-41-33-73-74-74-26 0-48 13-62 33M96 3163c14 21 38 32 62 33 41 0 74-33 74-74M54 3087h25l6-1 6-2 5-3M201 106l1 8v3 4l-1 3M151 160h7 7M174 127c-9 5-12 18-9 33M183 124c-4 0-7 1-9 3M201 124h-18M134 109c15 0 21-14 17-35M115 109h19M133 124h-18M145 129c-3-4-7-5-12-5M151 141c0-5-2-9-6-12M151 160v-19M166 92v-18M166 92c0 10 7 18 17 18M201 110h-18M166 74l-7-1-8 1M115 128v-8-4-3-4M219 117c0-34-27-61-61-61-33 0-61 27-61 61 0 33 28 61 61 61 34 0 61-28 61-61zM760 124l1-7v-3l-1-8M710 160h7 7M733 127c-9 5-12 18-9 33M742 124c-4 0-7 1-9 3M760 124h-18M692 124h-18M704 129c-3-4-7-5-12-5M710 141c0-5-2-9-6-12M710 160v-19M708 101c1-3 2-6 2-9M674 109c16 4 28 0 34-8M710 74v18M725 92v-18M725 92c0 10 7 18 17 18M760 110h-18M725 74l-7-1-8 1M674 128v-8-4-3-4M778 117c0-34-27-61-61-61-33 0-61 27-61 61 0 33 28 61 61 61 34 0 61-28 61-61zM606 0l-7 1h-323l-7-1M606 233h-7-323-7M791 12c-12-8-26-12-39-12M821 82c4-29-9-55-30-70M654 0h98M811 82v70M752 233c14 0 28-4 38-11 24-16 35-43 31-70M654 233h98M779 158l5-4 6-2h7 24M779 76c-14-21-37-33-61-33-41 0-74 33-74 74 0 40 33 73 74 73 25 0 48-12 61-32M821 82h-24l-7-1-6-2-5-3M124 233h98M54 152c-4 45 26 80 70 81M64 152v-70M85 12c-23 15-34 42-31 70M124 0c-15 0-28 5-39 12M222 0h-98M96 76l-5 3-6 2-6 1h-25M232 117c0-41-33-74-74-74-26 0-48 13-62 33M96 158c14 21 38 32 62 32 41 0 74-33 74-73M54 152h25 6l6 2 5 4M4 2284h-3M1 2284l-1 139M875 2284l2 139M875 2284h-2M366 2371v52M401 2371h-40M366 2336v-52M401 2336h-40M509 2399v24M509 2308v-24M516 2284h184M700 2284v139M516 2423h184M608 2354c0-17-14-31-31-31-16 0-30 14-30 31 0 16 14 30 30 30 17 0 31-14 31-30zM499 2312c13-1 20-12 17-28M419 2312h80M419 2312c-6 0-11 2-14 6-3 3-4 7-4 11M401 2378v-49M401 2378c0 5 2 10 6 13s8 4 12 4M499 2395h-80M516 2413c0-4-1-8-4-11-3-4-8-7-13-7M516 2423v-10M329 2354c0-17-14-31-31-31s-31 14-31 31c0 16 14 30 31 30s31-14 31-30zM324 2284h-148M349 2294c-7-7-16-10-25-10M359 2319c0-10-4-19-10-25M359 2388v-69M349 2413c7-7 10-16 10-25M324 2423c10 0 19-4 25-10M176 2423h148M176 2423v-139">
          <text:p/>
        </draw:path>
        <draw:path draw:style-name="gr2" draw:text-style-name="P2" draw:layer="layout" svg:width="3.746cm" svg:height="2.463cm" svg:x="7.51cm" svg:y="25.323cm" svg:viewBox="0 0 3747 2464" svg:d="M637 2464h16l7-1 8-1 19-3 11-1 12-1h13 15l14 2 31 3 15 1 14 1h46M3695 2411l5-5 10-11 8-13M3571 2464c50-1 93-20 125-53M430 2464h3141M255 2292c2 95 80 172 175 172M253 2167l2 125M3745 2292l2-125M3722 2377c15-27 23-57 23-85M3716 2386l6-9M253 2167h3494M2813 1521h52M2865 1521v-350M2865 1171h-52M2813 1521v-350M254 2193l-219-218M2634 1905l27-73 6-18 3-18 2-19M2594 1967c18-18 32-40 40-62M2792 1380l10-12M2789 1248c-2-3-6-4-11-3M2792 1255c0-3-1-5-3-7M2778 1447h3l5-1 4-3 2-4v-184M2792 1538h10l5-1 4-3 2-4v-365l-1-5-3-4-4-2h-13M2792 1718v-181l-7-3M2778 1726c1 1 3 1 4 1 5-1 9-5 10-9M2778 962v1117l-87 88M2792 976c0-5-3-9-8-10-2-1-4-1-6-1M2785 1158l4-1 3-181M2778 962h-105M139 1661v-699M139 1661c0 49 20 92 52 124M504 2098l-313-313M504 2098c34 34 79 51 124 51M2339 2149h-1711M2339 2149c49 0 92-19 124-51M2619 1942l-156 156M2619 1942c33-33 50-75 51-118M2673 962v786l-3 76M21 1312l-11 12M35 1245c-9-1-14 3-14 10M35 1447h-4l-4-1-4-3-2-4v-184M21 1690v-153M21 1538l3-4h4M31 1727l-4-2-4-3-2-4v-154M21 1154h-11l-4 1-4 3-2 4v365l1 5 3 3 4 2 13 1M35 965c-2 0-4 0-6 1-5 1-9 5-8 10M28 1158l-4-1-3-181M139 962h-104M35 1975v-1013M139 1206h2 7M218 962l-70 1M288 1503h14M288 1730v-453M288 1730l-135-1M148 963v752M148 1486h-7l-2-1M1518 845v-42M1518 845h-26M218 768h-3M218 444h-3M215 768v-324M343 1650v-14M336 1645c-7 4-5 20 4 36 10 16 23 26 29 23 1-1 2-2 3-3M351 1650c-6-6-12-7-15-5M333 1634l18 2M369 1582c-7-4-19 6-29 22-6 12-9 23-7 30M372 1585c-1-2-2-3-3-3M323 300h-105M218 210v191M323 210h-105M410 353v-147M389 122v42M498 114v4M324 118h174M498 118v-118M324 122h174M358 395v-231M498 0h-140l-35 35v366M323 395h175M410 353h88M533 314v-4M533 314h-35M410 279h88M533 249v-4M498 245h35M533 314v-69M410 206h88M323 164h175M324 118l65-66M389 52h985M1374 52l66 66M1266 118h174M1266 118v-4M1441 164h-175M1353 206h-87M1231 245h35M1231 245v4M1353 279h-87M1266 314h-35M1231 245v69M1231 310v4M1266 353h87M1353 206v147M1374 122v42M1406 395v-231M1266 395h175M1266 122v279M1266 118v-118M1441 401v-366l-35-35h-140M1266 122h174M498 105h768M498 401v-279M372 1748v-175M302 1573h73M323 1277v296M1267 1277v471M1265 1748v-471M1441 1643h59M1500 1517h-38M1500 1546h46M1546 1546v-8M1500 1643v-126M1462 1277v366M1441 1695v-418M1388 1748c29 0 53-24 53-53M1267 1748h121M1265 1737h2M498 1748h767M354 1748h143M302 1695c0 29 23 53 52 53M302 1277v418M498 1277v471M497 1737h1M497 1277v471M1500 1085l6-4 7-3M1497 1150l-7-9-3-7M1560 1087l6 10 3 7M1546 1100l16-9M1522 1094c3 4 7 7 12 8 4 1 8 0 12-2M1513 1078l9 16M1503 1125l-16 9M1512 1113c0-4 0-8-3-12M1503 1125c5-3 8-7 9-12M1500 1085l9 16M1543 1160l7-3 6-5M1519 1135c-3 0-6 1-9 2M1543 1160c-4-16-14-25-24-25M1494 1147l16-10M1553 1113l16-9M1553 1113c-8 5-11 15-6 24M1556 1152l-9-15M1488 1073c-26 23-28 61-5 86 22 25 60 28 85 6 6-5 10-10 13-16M1569 1074c-23-21-58-21-81-1M1493 571l-6 3M1495 588l-3-4-5-10M1493 509c-15 11-24 27-26 44-2 25 11 48 32 59M1513 805c-18 8-27 29-19 48 8 17 27 26 45 20M1528 802c-5 0-10 1-15 3M1540 904l3-1M1500 778c-33 16-48 55-32 88 13 28 43 43 72 38M1523 772c-8 1-16 3-23 6M1527 1053c-37 0-66 31-65 67 1 37 31 66 67 65 22 0 41-11 53-28M1568 1066c-12-9-27-14-41-13M1493 503c-20 12-31 33-31 55-1 27 15 50 38 61M1198 1119c0-20-16-37-37-37-20 0-36 17-36 37s16 37 36 37c21 0 37-17 37-37zM1198 838c0-20-16-36-37-36-20 0-36 16-36 36 0 21 16 37 36 37 21 0 37-16 37-37zM1198 559c0-20-16-37-37-37-20 0-36 17-36 37s16 37 36 37c21 0 37-17 37-37zM919 1119c0-20-17-37-37-37s-37 17-37 37 17 37 37 37 37-17 37-37zM919 559c0-20-17-37-37-37s-37 17-37 37 17 37 37 37 37-17 37-37zM901 702c-39-6-79 6-112 32M971 734c-22-19-46-29-70-32M792 944c54 45 126 43 182 0M709 751v176M726 734c-4 0-8 1-11 4-4 3-6 8-6 13M1037 734h-311M1055 751c0-4-2-8-4-11-4-4-9-6-14-6M1055 927v-176M1037 944c5 0 8-1 11-4 5-3 7-8 7-13M726 944h311M709 927c0 4 1 8 4 11 3 4 8 6 13 6M639 838c0-20-16-36-37-36-20 0-36 16-36 36 0 21 16 37 36 37 21 0 37-16 37-37zM639 559c0-20-16-37-37-37-20 0-36 17-36 37s16 37 36 37c21 0 37-17 37-37zM639 1119c0-20-16-37-37-37-20 0-36 17-36 37s16 37 36 37c21 0 37-17 37-37zM1549 1277v-5M1581 1241l-37 36M1593 1229l-12 12h-1118l-245 35M1549 1277h-5-1326M1493 401h-1275M218 1277v-876M1493 437h-1030l-245-35M2515 552h-8M2515 552l1 7-1 7M2507 566h8M2502 612c21-12 33-35 31-58-2-19-12-35-26-45M2515 1126l1-7-1-7M2480 1076l-4-1h-4-3l-8 1M2429 1126v-7-7M2484 1162h-8-4-3-4M2448 1112h-19M2462 1104c2-3 3-7 3-10M2448 1112c6 0 11-3 14-8">
          <text:p/>
        </draw:path>
        <draw:path draw:style-name="gr2" draw:text-style-name="P2" draw:layer="layout" svg:width="1.222cm" svg:height="2.681cm" svg:x="8.951cm" svg:y="24.389cm" svg:viewBox="0 0 1223 2682" svg:d="M1024 2010v18M1039 2028v-18M1039 2028c0 10 7 18 17 18M1074 2046h-18M1056 2060h18M1056 2060c-10 0-17 8-17 18M1039 2096v-18M1024 2078v18M1024 2078c0-4-1-7-3-10-3-5-9-8-14-8M988 2060h19M1072 2007c-24-21-59-20-82 1M979 2083c3 6 7 11 12 16 25 22 63 19 86-6 22-25 20-63-5-86M1060 1554c24-11 38-35 38-61-1-23-13-45-32-56M1014 2472v142M1014 2614l209-4M1223 1649l-69 1M1016 1836l5 11M1112 1847h-91M1119 2210v80M1154 2209v-313M1006 1906l8-9 105-1 104 1M1101 1847v49M1112 1847l42-105v-405M1066 1336h7l150 2M1223 2610v-1272M1033 1987c-16-1-30 4-42 13M977 2091c13 18 33 28 53 28 37 1 67-28 68-65 0-36-29-67-65-67M1223 2208l-104 2-105-2-47-48M572 2255c4 7 10 11 18 13M570 2243v-23M570 2243c-1 9 5 18 14 23M544 2303l3 7 1 7v23M548 2340l11 1 11-1M545 2304c-5-8-14-13-23-13M499 2291h23M570 2340v-23-7l4-7M597 2291h23M597 2291c-10 0-20 5-24 13M620 2291l1-11v-6l-1-5M582 2265l8 3 7 1h23M548 2220l11-1 11 1M548 2243v-23M522 2269c7 0 13-3 18-7 5-5 8-12 8-19M499 2269h23M499 2291l-1-6v-5l1-11M656 2280c0-53-43-96-97-96-53 0-96 43-96 96s43 96 96 96c54 0 97-43 97-96zM661 2280c0-56-45-101-102-101-56 0-102 45-102 101s46 101 102 101c57 0 102-45 102-101zM734 2280c0-97-78-175-175-175s-175 78-175 175c0 96 78 175 175 175s175-79 175-175zM832 1741l7 9M814 1705h23l21 21M858 1743v-33M818 1706c-2 0-4 1-5 2M832 1741c7-5 10-13 8-20-2-11-12-17-22-15M817 1713c-4 2-7 6-7 10M811 1730c3 6 10 8 16 6 6-3 9-10 6-16-3-7-10-9-16-7M867 1710h-9M288 1749l-5-8M278 1706c-10-3-21 3-24 13-3 8 1 17 8 22M283 1741c4-3 6-7 8-11 3-10-3-21-13-24M284 1724c0-6-5-12-12-12s-12 6-12 12c0 7 5 13 12 13s12-6 12-13zM308 1726l-20-21h-31l-5 5M592 2577h-65M891 2543c12-16 18-35 18-54M804 2577c36 4 68-10 87-34M909 2440v49M209 2489v-49M209 2489c1 56 48 95 106 88M1119 1329h-53M1119 1329v-231M1084 1329v-231M1119 1098h-53M1066 1229c5-9 5-22 0-31M1084 1889v-42M1101 1889h-93M1000 2194v16M1066 2209v1M1000 2210h66M1014 2472v-262M990 2570c16-32 24-66 24-98M940 2632l3-3 14-14 4-4 16-20 9-15 4-6M804 2682c52 0 99-19 136-50M314 2682h490l25-2M161 2615c41 44 97 67 153 67M129 2570l3 6 10 15 15 20 4 4M105 2472c0 36 9 69 24 98M105 2472v-261M105 2472c0 45 13 86 37 119M216 2657l-18-10-19-15-4-3-18-18-12-15-3-5M119 2210h-11M119 2210v-14M52 1198c-5 9-4 22 0 31M0 1329h52M0 1098v231M0 1098h52M35 1329v-231M585 2461c-24-6-46-3-66 5M640 2498c-14-19-34-32-55-37M519 2466c-17 7-31 19-41 32M626 2554c-3-36-35-64-72-61s-64 35-61 71c1 16 7 29 17 40M609 2604c13-14 18-32 17-50M596 2559c0-20-17-36-37-36-21 0-37 16-37 36 0 21 16 37 37 37 20 0 37-16 37-37zM661 2000c0-56-45-101-102-101-56 0-102 45-102 101s46 102 102 102c57 0 102-46 102-102zM626 2000c0-36-30-66-67-66s-67 30-67 66c0 37 30 67 67 67s67-30 67-67zM596 2000c0-20-17-36-37-36-21 0-37 16-37 36 0 21 16 37 37 37 20 0 37-16 37-37zM869 1721c0-16-13-30-30-30-16 0-30 14-30 30s14 30 30 30c17 0 30-14 30-30zM309 1721c0-16-13-30-30-30-16 0-29 14-29 30s13 30 29 30c17 0 30-14 30-30zM316 2280c0-20-17-37-37-37s-36 17-36 37 16 37 36 37 37-17 37-37zM346 2280c0-37-30-67-67-67-36 0-66 30-66 67 0 36 30 66 66 66 37 0 67-30 67-66zM381 2280c0-56-46-101-102-101s-101 45-101 101 45 101 101 101 102-45 102-101zM876 2280c0-20-17-37-37-37s-37 17-37 37 17 37 37 37 37-17 37-37zM905 2280c0-37-29-67-66-67s-66 30-66 67c0 36 29 66 66 66s66-30 66-66zM940 2280c0-56-45-101-101-101s-101 45-101 101 45 101 101 101 101-45 101-101zM822 462h181M1003 462l1-59M1004 403h62M382 707l-5-245M624 567v35M682 567v53M682 567v35M494 602v-35M483 567l2-105M445 462h193M438 567l-2-105M436 567v53M436 567v35M682 602h-246M384 567h350M383 707l1-140M737 707h-355M734 567l2 140M741 462l-4 245M738 637h328M733 633l1 6 1 7M733 633c-2-7-14-13-27-13M398 622l7-2h7 294M398 622c-8 3-13 9-14 17M383 646l1-7M380 637h-328M297 462h-182M115 462l-1-59M114 403h-62M264 2526l-17-21-5-7-15-24-3-5-14-27-2-4-11-30-11-34-7-36-127-827v-1108M264 2526c51 62 117 103 187 123M491 2658l-5-1-28-6-7-2M491 2658c47 9 95 8 136 0M667 2649l-7 2-28 6-5 1M667 2649c77-23 141-67 187-123M1066 403v1108l-126 827-7 34-10 33-13 33-2 4-14 27-3 5-15 24-5 7-17 21M846 87h-7-7M882 119l1 11-1 8M846 106v-19M846 106c0 9 8 17 18 17M882 123h-18M814 123h-18M830 114c1-3 2-6 2-8M814 123c7 0 13-4 16-9M832 87v19M832 155v19M832 155c0-4-2-9-5-12s-8-5-13-5M796 138h18M846 155v19M852 142c-4 4-6 8-6 13M864 138c-5 0-9 1-12 4M882 138h-18M846 174h-7-7M796 123v4l-1 3 1 4v8M900 130c0-33-27-60-61-60-33 0-61 27-61 60 0 34 28 61 61 61 34 0 61-27 61-61zM286 87h-7-7M322 119l1 11-1 8M286 106v-19M286 106c0 9 8 17 18 17M322 123h-18M255 123h-19M268 117c3-3 4-7 4-11M255 123c5 0 10-2 13-6M272 87v19M272 155v19M264 141c-3-2-6-3-9-3M272 155c0-6-3-11-8-14M236 138h19M286 155v19M293 142c-4 3-7 8-7 13M304 138c-4 0-8 1-11 4M322 138h-18M286 174h-7-7M236 123v4 3 4 8M340 130c0-33-27-60-61-60-33 0-61 27-61 60 0 34 28 61 61 61 34 0 61-27 61-61zM905 130c0-36-29-66-66-66s-66 30-66 66c0 37 29 67 66 67s66-30 66-67zM346 130c0-36-30-66-67-66-36 0-66 30-66 66 0 37 30 67 66 67 37 0 67-30 67-67zM822 323h172M717 78h-126l-106 35M996 172c16-60-23-126-89-157-74-33-157-11-186 52-1 3-3 8-4 11M994 323l2-151M436 200h49M485 113v105M995 253h-404l-106-35M683 253l1 70M445 323h193M436 253h-313M297 323h-172">
          <text:p/>
        </draw:path>
        <draw:path draw:style-name="gr2" draw:text-style-name="P2" draw:layer="layout" svg:width="1.747cm" svg:height="3.608cm" svg:x="8.601cm" svg:y="21.104cm" svg:viewBox="0 0 1748 3609" svg:d="M473 3399l-1 59 3 151M674 3292c-84-23-171 24-201 107M786 3504c1-2 1-3 2-4 25-91-26-184-114-208M785 3609l1-105M416 2920c3 7 10 11 17 13M413 2908v-23M413 2908c0 9 5 18 14 23M387 2968l3 7 1 7v23M391 3005l11 1 11-1M388 2969c-4-8-13-13-23-13M342 2956h23M413 3005v-23l1-7 3-7M439 2956h23M439 2956c-9 0-18 5-23 13M462 2956l1-11v-6l-1-5M425 2930l7 3 7 1h23M391 2885l11-1 11 1M391 2908v-23M365 2934c15 0 26-12 26-26M342 2934h23M342 2956l-1-6v-5l1-11M498 2945c0-53-43-96-96-96s-96 43-96 96 43 96 96 96 96-43 96-96zM503 2945c0-56-45-101-101-101s-101 45-101 101 45 101 101 101 101-45 101-101zM577 2945c0-97-78-175-175-175-96 0-174 78-174 175 0 96 78 175 174 175 97 0 175-79 175-175zM893 3196h9M956 3069l21-21v-28M972 3069v14M975 3024c-1-1-1-2-1-2M942 3043c6 8 16 11 25 6s12-16 8-25M948 3039c1 1 1 2 2 3 5 4 13 3 17-2 3-4 4-10 1-14M904 3069h68M893 3109h9M942 3130l-18 11h-22M970 3120c0-7-6-13-12-13-7 0-13 6-13 13 0 6 6 12 13 12 6 0 12-6 12-12zM975 3128c5-9 1-21-9-26-8-4-19-1-24 7M942 3130c1 3 4 5 7 7 9 4 21 1 26-9M893 3130h9M972 3156h-70M972 3156v14M970 3207c0-7-6-12-12-12-7 0-13 5-13 12s6 12 13 12c6 0 12-5 12-12zM956 3083l21 21v31l-21 21M902 3098h22l18 11M972 3083h-70M893 3130v-21M972 3170h-70M942 3196l-18-11h-22M902 3217h-9M902 3071v221M893 3217v-21M972 3244h-70M975 3216c5-10 1-21-9-26-8-5-19-2-24 6M942 3217c1 3 4 6 7 7 9 5 21 1 26-8M902 3229h22l18-12M956 3170l21 21v32l-21 21M972 3244v48M1010 2997v295M1010 3292h-155l-9-8v-175M970 2657c0-6-6-12-12-12-7 0-13 6-13 12 0 7 6 13 13 13 6 0 12-6 12-13zM976 2663c3-10-2-21-13-24-8-3-17 1-21 8M942 2668c2 4 6 6 10 8 10 3 21-3 24-13M942 2668l-9 5M972 2637l5 5v31l-21 21M1018 3292h-8M105 2977v-64M105 3188c-7 58 32 105 88 106M243 3294h-50M142 2611c-28 20-41 54-37 89M190 2595c-19 0-35 6-48 16M1434 2490h68M1506 2472c0-21-17-38-38-38-22 0-39 17-39 38 0 22 17 39 39 39 21 0 38-17 38-39zM1434 3399h68M1506 3416c0-21-17-38-38-38-22 0-39 17-39 38 0 22 17 39 39 39 21 0 38-17 38-39zM1584 2385h-232M1584 2437h42M1629 2549v-42M1626 2437v66M1630 2507l-2-2-1-1h-43M1696 2507v42M1748 2573v-24M1713 2549v12M1629 2549h119M1630 2507h66M1584 2385v119M1352 2420h232M1352 2504v-119M1352 2504h-13M1584 3504h-232M1584 3451h42M1696 3382v-42M1748 3315v25M1713 3340v-12M1748 3340h-119M1626 3451v-65M1696 3382h-66M1584 3385h42l4-3M1584 3504v-119M1352 3469h232M1352 3385v119M1352 3385h-22M793 3469h42M793 3385v101M793 3385h-21M67 3343l4 3 20 16 15 10 6 3 24 10 24 8M0 3189c0 61 26 115 67 154M0 2699v490M50 2564c-33 40-50 88-50 135M112 2514l-6 3-15 10-20 16-4 3-14 14-3 4M148 2499c-13 4-25 9-36 15M210 2490c-22 0-44 3-62 9M275 2490h-65M128 3382c27 12 56 17 82 17M120 3378l8 4M167 3394l8 2 10 2h8l17 1h262M472 3451v-66M487 3385h-15M786 3149v145M1014 2995v299M1020 2990v304M1054 2968h36M1090 3294v-351M682 3294h454M1171 3294v-227M1268 2823h270M1337 2595h201M1538 2595v699M1171 3067h367M1223 3067v227M1538 3294h-315M718 2945c0-20-16-37-36-37-21 0-37 17-37 37s16 37 37 37c20 0 36-17 36-37zM783 2945c0-56-45-101-101-101s-102 45-102 101 46 101 102 101 101-45 101-101zM748 2945c0-37-30-66-66-66-37 0-67 29-67 66s30 66 67 66c36 0 66-29 66-66zM439 2664c0-20-17-36-37-36s-36 16-36 36c0 21 16 37 36 37s37-16 37-37zM503 2664c0-55-45-101-101-101s-101 46-101 101c0 56 45 103 101 103s101-47 101-103zM469 2664c0-36-30-66-67-66-36 0-66 30-66 66 0 37 30 67 66 67 37 0 67-30 67-67zM991 2664c0-16-13-29-30-29-16 0-30 13-30 29 0 17 14 30 30 30 17 0 30-13 30-30zM159 2945c0-20-16-37-36-37-21 0-37 17-37 37s16 37 37 37c20 0 36-17 36-37zM189 2945c0-37-30-66-66-66-37 0-67 29-67 66s30 66 67 66c36 0 66-29 66-66zM224 2945c0-56-45-101-101-101s-102 45-102 101 46 101 102 101 101-45 101-101zM439 3224c0-20-17-36-37-36s-36 16-36 36c0 21 16 37 36 37s37-16 37-37zM469 3224c0-36-30-66-67-66-36 0-66 30-66 66 0 37 30 67 66 67 37 0 67-30 67-67zM503 3224c0-56-45-101-101-101s-101 45-101 101 45 102 101 102 101-46 101-102zM844 2245v35M786 2298v-53M786 2280v-35M416 2315h314M732 2385l-5-245M472 2140h493M973 2280v-35M982 2140l2 105M1029 2245l2-105M1031 2298v-53M1031 2280v-35M1342 2315h-255M1084 2313c-1-9-9-15-19-15M1084 2317c0-1 0-3 0-4M753 2298h312M753 2298c-9 0-17 5-19 12M733 2317l1-7M1031 2280h-245M1083 2245h-349M733 2385l1-140M1086 2385h-354M1083 2245l2 140M1086 2385l4-245M1048 2140h297M1345 2140l-11 638M618 3263l716-485M103 2703c-14 17-26 36-35 52-105 185-40 419 145 524 130 74 286 63 405-16M472 2140l-2 108-367 455M847 125c20 15 45 22 68 21 31-2 57-18 74-40M828 106l9 10 10 9 5 3M975 49c1-19-5-36-17-49M860 0c-11 11-17 26-17 40-3 36 24 68 61 71 37 2 68-25 71-62M945 44c0-20-16-36-36-36-21 0-37 16-37 36 0 21 16 37 37 37 20 0 36-16 36-37zM1010 603c0-56-45-101-101-101s-102 45-102 101 46 102 102 102 101-46 101-102zM975 603c0-36-30-66-66-66-37 0-67 30-67 66 0 37 30 67 67 67 36 0 66-30 66-67zM945 603c0-20-16-36-36-36-21 0-37 16-37 36 0 21 16 37 37 37 20 0 36-16 36-37zM1218 883c0-17-13-30-30-30-16 0-30 13-30 30 0 16 14 30 30 30 17 0 30-14 30-30zM659 883c0-17-13-30-30-30-16 0-29 13-29 30 0 16 13 30 29 30 17 0 30-14 30-30zM666 324c0-20-17-37-37-37s-36 17-36 37 16 37 36 37 37-17 37-37zM696 324c0-37-30-66-67-66-36 0-66 29-66 66s30 66 66 66c37 0 67-29 67-66zM731 324c0-56-46-101-102-101s-101 45-101 101 45 101 101 101 102-45 102-101zM1225 324c0-20-17-37-37-37s-37 17-37 37 17 37 37 37 37-17 37-37zM1255 324c0-37-30-66-67-66s-66 29-66 66 29 66 66 66 67-29 67-66zM1289 324c0-56-45-101-101-101s-101 45-101 101 45 101 101 101 101-45 101-101zM1031 2036v-35M1031 2036v-53M973 2036v-35M844 2036v-35M402 2200h62M464 2200l1-60M465 2140h312M402 1966h328M732 1896h354M734 2036l-1-140M727 2140l5-244M786 2001v35M786 2036v-53M786 2140l2-104M1031 2001h-245">
          <text:p/>
        </draw:path>
        <draw:path draw:style-name="gr2" draw:text-style-name="P2" draw:layer="layout" svg:width="2.658cm" svg:height="2.278cm" svg:x="7.725cm" svg:y="21.026cm" svg:viewBox="0 0 2659 2279" svg:d="M1619 2057l5 3 8 2h7 293 8M1610 2037c0 10 4 17 9 20M1964 2045h328M1959 2049l1-6 1-7M1932 2062c13 0 25-6 27-13M1963 1975l4 244M1962 1975l-2 140M1611 2115h349M1712 2219l-2-104M1722 2219h507M2229 2219l1 60M2230 2279h62M2080 155l17 22 5 7 15 24 3 5 14 27 2 4 12 29 10 35 8 36 126 827v1108M2080 155c-51-61-117-102-187-122M1853 24l5 1 28 6 7 2M1786 18c-24 0-48 2-68 6M1853 24c-23-5-47-6-67-6M1678 33l7-2 28-6 5-1M1561 90c-28 20-51 43-70 65M1678 33c-44 13-84 33-117 57M1279 2279v-1108l127-827 7-34 10-34 12-32 2-4 14-27 3-5 15-24 5-7 17-22M1725 412v-11l1-10M1846 392l1 10-1 11M1800 378c5 9 14 13 23 13M1846 392l-23-1M1787 341c-4 0-8 0-12 1M1797 342c-3-1-7-1-10-1M1797 342v23l1 6 3 8M1761 388c9-5 14-14 14-23M1775 342v23M1763 387l-8 3-6 1h-23M1796 439v23M1807 418c-7 5-11 13-11 21M1823 413c-6 0-12 2-16 5M1846 413h-23M1749 412h-24M1764 417c-5-3-10-5-15-5M1775 439c0-9-5-17-11-22M1774 462l1-23M1774 462l11 1h6l5-1M1882 402c0-53-43-96-96-96s-96 43-96 96 43 96 96 96 96-43 96-96zM1887 402c0-56-45-101-101-101s-102 45-102 101 46 101 102 101 101-45 101-101zM1960 402c0-97-78-175-174-175-97 0-175 78-175 175 0 96 78 175 175 175 96 0 174-79 174-175zM2607 577h52M2659 577v-350M2659 227h-52M2607 577v-350M2292 1196h8M2300 1196l1-7-1-7M2292 1182h8M2292 1239c15-11 24-27 26-45 2-24-11-47-31-58M2246 586l11-1 8 1M2250 672l7 1 12-1M2300 622l1 7-1 7M2250 654v18M2244 641c-3-3-7-5-11-5M2250 654c0-5-2-10-6-13M2214 636h19M2214 622v7 7M2282 636h18M2282 636c-10 0-17 8-17 18M2265 672v-18M2282 622h18M2265 604c0 8 4 14 10 17 3 0 5 1 7 1M2265 586v18M2250 604v-18M2233 622c9 0 17-8 17-18M2214 622h19M2217 583c-5 5-9 10-12 15M2216 673c23 22 59 22 82 2 25-23 27-61 5-86-22-26-61-28-86-6M2292 1245c20-12 31-33 32-55 0-27-15-50-38-61M2449 1034l-69-2M2345 391v81M2380 472v314M2232 776l8 8 105 2 104-2M2242 846l5-11M2338 835h-91M2327 786v49M2338 835l42 105v405M2292 1346h7l150-3M2240 68v142M2240 68l209 4M2449 1343v-1271M2256 563c-22 0-41 11-53 28M2217 682c13 9 28 14 42 13 36 0 65-31 65-67-1-37-31-66-68-65M2449 474l-104-2-105 2-47 47M1513 941l-6-10M1487 956l21 21h23M1519 946c-6 3-9 10-6 16 2 6 9 9 15 7 5-2 7-6 8-10M1534 952c-3-6-9-8-15-6M1513 941c-7 5-10 13-8 20 2 11 12 17 22 15 2 0 4-1 6-2M1487 971v-33M1487 971h-9M2062 941l-6-8M2084 957c0-6-5-12-12-12s-12 6-12 12c0 7 5 13 12 13s12-6 12-13zM2062 941c-4 3-7 6-8 11-3 10 2 20 12 24 10 3 21-3 24-13 3-8 0-17-7-22M2093 972l-5 5h-32l-20-21M1818 105h-64M2117 139c-20-26-53-38-87-34M2135 192c0-20-7-39-18-53M2135 242v-50M1436 192v50M1542 105c-58-7-105 32-106 87M2292 1484c5-9 5-22 0-31M2345 1353h-53M2345 1353v231M2310 1353v231M2345 1584h-53M2310 793v42M2327 793h-93M2226 488v-16M2292 473v-1M2226 472h66M2240 210v262M2240 210c0-36-9-69-24-98M2166 50l3 3 14 14 4 4 16 20 9 15 4 6M2097 11c-22-7-46-11-67-11M2166 50c-22-18-45-31-69-39M1541 0h489M1541 0c-35 0-69 9-97 24M1490 7c-41 10-76 31-102 60M1338 160l7-25 11-23 3-6 10-15 15-20 4-4M1348 128l4-8M1348 128c-11 27-17 55-16 82M1332 471v-261-18l1-7 2-10 1-8M1335 472h11M1346 486v-14M1279 1453c-5 9-4 22 0 31M1227 1584v-231M1227 1584h52M1262 1353v231M1279 1353h-52M1279 1201l-6 3M1279 1215l-3-4-3-7M1285 1136c-21 11-33 33-32 57 1 19 11 36 26 46M1299 588l-7 3-6 4M1332 610l16-9M1308 604c3 5 7 8 12 8 4 1 8 0 12-2M1299 588l9 16M1346 598l6 9 3 7M1273 644l2 4 1 3 7 9M1295 611l-9-16M1289 635c6-4 10-11 9-17-1-3-1-5-3-7M1273 644l16-9M1342 663l-6 4-7 3M1305 645c-3 0-6 1-9 3M1329 670c-4-16-14-25-24-25M1280 657l16-9M1339 623l16-9M1339 623c-8 5-11 15-6 24M1342 663l-9-16M1354 583c-25-22-63-20-86 6-22 25-20 64 6 86 23 21 59 20 81-2M1367 598c-4-6-8-11-13-15M1325 873c-18-5-37 4-45 21-8 19 1 40 19 48 5 2 10 3 15 3M1326 843c-27-5-53 8-68 29-20 31-11 72 20 92 10 6 21 10 31 10M1329 844l-3-1M1286 1129c-24 11-39 35-38 61 0 23 13 44 31 55M1315 563c-36-1-67 28-67 65-1 36 28 67 65 67 15 1 30-5 41-13M1368 591c-13-18-32-28-53-28M984 1189c0-20-16-37-37-37-20 0-36 17-36 37s16 37 36 37c21 0 37-17 37-37zM984 908c0-20-16-36-37-36-20 0-36 16-36 36 0 21 16 37 36 37 21 0 37-16 37-37zM984 629c0-20-16-37-37-37-20 0-36 17-36 37s16 37 36 37c21 0 37-17 37-37zM705 1189c0-20-17-37-37-37s-37 17-37 37 17 37 37 37 37-17 37-37zM705 629c0-20-17-37-37-37s-37 17-37 37 17 37 37 37 37-17 37-37zM687 772c-39-6-79 7-112 32M757 804c-22-19-46-29-70-32M578 1014c54 45 126 43 182 0M495 821v175M512 804c-4 0-8 1-11 4-4 3-6 8-6 13M823 804h-311M841 821c0-4-2-8-4-11-4-4-9-6-14-6M841 996v-175M823 1014c5 0 8-1 11-4 5-3 7-8 7-14M512 1014h311M495 996c0 5 2 9 4 12 4 4 8 6 13 6M425 908c0-20-16-36-37-36-20 0-36 16-36 36 0 21 16 37 36 37 21 0 37-16 37-37zM425 629c0-20-16-37-37-37-20 0-36 17-36 37s16 37 36 37c21 0 37-17 37-37zM425 1189c0-20-16-37-37-37-20 0-36 17-36 37s16 37 36 37c21 0 37-17 37-37zM1279 1311h-1031l-245 35M1279 1347h-1276M1335 475v-4M1331 471l36 36M1335 471h-4-1328M3 1347v-876M1379 519l-12-12h-1119l-245-35M1304 901v43M1304 901h-26M3 1304h-3M3 978h-3M0 1304v-326M129 98v14M154 43c-5-4-17 6-27 21-9 15-12 30-8 34M157 47c-1-2-1-4-3-4M136 98h-17M118 113l18-1M118 113c-2 8 1 20 7 31 10 16 22 26 29 22 1-1 2-2 3-3M108 1445h-105M3 1347v191M283 1630h-174M108 1629l66 66">
          <text:p/>
        </draw:path>
        <draw:line draw:style-name="gr1" draw:text-style-name="P1" draw:layer="layout" svg:x1="8.952cm" svg:y1="22.655cm" svg:x2="8.885cm" svg:y2="22.721cm">
          <text:p/>
        </draw:line>
        <draw:line draw:style-name="gr1" draw:text-style-name="P1" draw:layer="layout" svg:x1="8.885cm" svg:y1="22.721cm" svg:x2="7.899cm" svg:y2="22.721cm">
          <text:p/>
        </draw:line>
        <draw:line draw:style-name="gr1" draw:text-style-name="P1" draw:layer="layout" svg:x1="8.777cm" svg:y1="22.774cm" svg:x2="8.917cm" svg:y2="22.774cm">
          <text:p/>
        </draw:line>
        <draw:line draw:style-name="gr1" draw:text-style-name="P1" draw:layer="layout" svg:x1="8.917cm" svg:y1="22.774cm" svg:x2="8.952cm" svg:y2="22.739cm">
          <text:p/>
        </draw:line>
        <draw:line draw:style-name="gr1" draw:text-style-name="P1" draw:layer="layout" svg:x1="8.952cm" svg:y1="22.739cm" svg:x2="8.952cm" svg:y2="22.373cm">
          <text:p/>
        </draw:line>
        <draw:line draw:style-name="gr1" draw:text-style-name="P1" draw:layer="layout" svg:x1="8.742cm" svg:y1="22.46cm" svg:x2="8.777cm" svg:y2="22.46cm">
          <text:p/>
        </draw:line>
        <draw:line draw:style-name="gr1" draw:text-style-name="P1" draw:layer="layout" svg:x1="8.864cm" svg:y1="22.494cm" svg:x2="8.777cm" svg:y2="22.494cm">
          <text:p/>
        </draw:line>
        <draw:line draw:style-name="gr1" draw:text-style-name="P1" draw:layer="layout" svg:x1="8.864cm" svg:y1="22.568cm" svg:x2="8.864cm" svg:y2="22.421cm">
          <text:p/>
        </draw:line>
        <draw:line draw:style-name="gr1" draw:text-style-name="P1" draw:layer="layout" svg:x1="8.885cm" svg:y1="22.652cm" svg:x2="8.885cm" svg:y2="22.61cm">
          <text:p/>
        </draw:line>
        <draw:line draw:style-name="gr1" draw:text-style-name="P1" draw:layer="layout" svg:x1="8.864cm" svg:y1="22.568cm" svg:x2="8.777cm" svg:y2="22.568cm">
          <text:p/>
        </draw:line>
        <draw:line draw:style-name="gr1" draw:text-style-name="P1" draw:layer="layout" svg:x1="8.742cm" svg:y1="22.525cm" svg:x2="8.742cm" svg:y2="22.529cm">
          <text:p/>
        </draw:line>
        <draw:line draw:style-name="gr1" draw:text-style-name="P1" draw:layer="layout" svg:x1="8.777cm" svg:y1="22.529cm" svg:x2="8.742cm" svg:y2="22.529cm">
          <text:p/>
        </draw:line>
        <draw:line draw:style-name="gr1" draw:text-style-name="P1" draw:layer="layout" svg:x1="8.742cm" svg:y1="22.46cm" svg:x2="8.742cm" svg:y2="22.529cm">
          <text:p/>
        </draw:line>
        <draw:line draw:style-name="gr1" draw:text-style-name="P1" draw:layer="layout" svg:x1="8.742cm" svg:y1="22.46cm" svg:x2="8.742cm" svg:y2="22.464cm">
          <text:p/>
        </draw:line>
        <draw:line draw:style-name="gr1" draw:text-style-name="P1" draw:layer="layout" svg:x1="8.864cm" svg:y1="22.421cm" svg:x2="8.777cm" svg:y2="22.421cm">
          <text:p/>
        </draw:line>
        <draw:line draw:style-name="gr1" draw:text-style-name="P1" draw:layer="layout" svg:x1="8.952cm" svg:y1="22.379cm" svg:x2="8.777cm" svg:y2="22.379cm">
          <text:p/>
        </draw:line>
        <draw:line draw:style-name="gr1" draw:text-style-name="P1" draw:layer="layout" svg:x1="8.917cm" svg:y1="22.61cm" svg:x2="8.917cm" svg:y2="22.379cm">
          <text:p/>
        </draw:line>
        <draw:line draw:style-name="gr1" draw:text-style-name="P1" draw:layer="layout" svg:x1="8.777cm" svg:y1="22.61cm" svg:x2="8.952cm" svg:y2="22.61cm">
          <text:p/>
        </draw:line>
        <draw:line draw:style-name="gr1" draw:text-style-name="P1" draw:layer="layout" svg:x1="8.777cm" svg:y1="22.66cm" svg:x2="8.777cm" svg:y2="22.656cm">
          <text:p/>
        </draw:line>
        <draw:line draw:style-name="gr1" draw:text-style-name="P1" draw:layer="layout" svg:x1="8.951cm" svg:y1="22.656cm" svg:x2="8.777cm" svg:y2="22.656cm">
          <text:p/>
        </draw:line>
        <draw:line draw:style-name="gr1" draw:text-style-name="P1" draw:layer="layout" svg:x1="8.777cm" svg:y1="22.774cm" svg:x2="8.777cm" svg:y2="22.656cm">
          <text:p/>
        </draw:line>
        <draw:line draw:style-name="gr1" draw:text-style-name="P1" draw:layer="layout" svg:x1="8.951cm" svg:y1="22.652cm" svg:x2="8.777cm" svg:y2="22.652cm">
          <text:p/>
        </draw:line>
        <draw:line draw:style-name="gr1" draw:text-style-name="P1" draw:layer="layout" svg:x1="8.777cm" svg:y1="22.373cm" svg:x2="8.777cm" svg:y2="22.652cm">
          <text:p/>
        </draw:line>
        <draw:line draw:style-name="gr1" draw:text-style-name="P1" draw:layer="layout" svg:x1="8.008cm" svg:y1="22.669cm" svg:x2="8.777cm" svg:y2="22.669cm">
          <text:p/>
        </draw:line>
        <draw:line draw:style-name="gr1" draw:text-style-name="P1" draw:layer="layout" svg:x1="7.834cm" svg:y1="22.652cm" svg:x2="8.008cm" svg:y2="22.652cm">
          <text:p/>
        </draw:line>
        <draw:line draw:style-name="gr1" draw:text-style-name="P1" draw:layer="layout" svg:x1="7.899cm" svg:y1="22.652cm" svg:x2="7.899cm" svg:y2="22.61cm">
          <text:p/>
        </draw:line>
        <draw:line draw:style-name="gr1" draw:text-style-name="P1" draw:layer="layout" svg:x1="7.92cm" svg:y1="22.568cm" svg:x2="7.92cm" svg:y2="22.421cm">
          <text:p/>
        </draw:line>
        <draw:line draw:style-name="gr1" draw:text-style-name="P1" draw:layer="layout" svg:x1="8.008cm" svg:y1="22.421cm" svg:x2="7.92cm" svg:y2="22.421cm">
          <text:p/>
        </draw:line>
        <draw:line draw:style-name="gr1" draw:text-style-name="P1" draw:layer="layout" svg:x1="8.043cm" svg:y1="22.46cm" svg:x2="8.043cm" svg:y2="22.464cm">
          <text:p/>
        </draw:line>
        <draw:line draw:style-name="gr1" draw:text-style-name="P1" draw:layer="layout" svg:x1="8.043cm" svg:y1="22.46cm" svg:x2="8.008cm" svg:y2="22.46cm">
          <text:p/>
        </draw:line>
        <draw:line draw:style-name="gr1" draw:text-style-name="P1" draw:layer="layout" svg:x1="7.92cm" svg:y1="22.494cm" svg:x2="8.008cm" svg:y2="22.494cm">
          <text:p/>
        </draw:line>
        <draw:line draw:style-name="gr1" draw:text-style-name="P1" draw:layer="layout" svg:x1="8.043cm" svg:y1="22.46cm" svg:x2="8.043cm" svg:y2="22.529cm">
          <text:p/>
        </draw:line>
        <draw:line draw:style-name="gr1" draw:text-style-name="P1" draw:layer="layout" svg:x1="8.043cm" svg:y1="22.525cm" svg:x2="8.043cm" svg:y2="22.529cm">
          <text:p/>
        </draw:line>
        <draw:line draw:style-name="gr1" draw:text-style-name="P1" draw:layer="layout" svg:x1="7.92cm" svg:y1="22.568cm" svg:x2="8.008cm" svg:y2="22.568cm">
          <text:p/>
        </draw:line>
        <draw:line draw:style-name="gr1" draw:text-style-name="P1" draw:layer="layout" svg:x1="7.833cm" svg:y1="22.61cm" svg:x2="8.008cm" svg:y2="22.61cm">
          <text:p/>
        </draw:line>
        <draw:line draw:style-name="gr1" draw:text-style-name="P1" draw:layer="layout" svg:x1="8.008cm" svg:y1="22.66cm" svg:x2="8.008cm" svg:y2="22.656cm">
          <text:p/>
        </draw:line>
        <draw:line draw:style-name="gr1" draw:text-style-name="P1" draw:layer="layout" svg:x1="8.008cm" svg:y1="22.656cm" svg:x2="8.008cm" svg:y2="22.774cm">
          <text:p/>
        </draw:line>
        <draw:line draw:style-name="gr1" draw:text-style-name="P1" draw:layer="layout" svg:x1="7.833cm" svg:y1="22.373cm" svg:x2="7.833cm" svg:y2="22.739cm">
          <text:p/>
        </draw:line>
        <draw:line draw:style-name="gr1" draw:text-style-name="P1" draw:layer="layout" svg:x1="7.833cm" svg:y1="22.739cm" svg:x2="7.868cm" svg:y2="22.774cm">
          <text:p/>
        </draw:line>
        <draw:line draw:style-name="gr1" draw:text-style-name="P1" draw:layer="layout" svg:x1="7.868cm" svg:y1="22.774cm" svg:x2="8.008cm" svg:y2="22.774cm">
          <text:p/>
        </draw:line>
        <draw:line draw:style-name="gr1" draw:text-style-name="P1" draw:layer="layout" svg:x1="7.728cm" svg:y1="22.564cm" svg:x2="7.833cm" svg:y2="22.564cm">
          <text:p/>
        </draw:line>
        <draw:line draw:style-name="gr1" draw:text-style-name="P1" draw:layer="layout" svg:x1="7.868cm" svg:y1="22.379cm" svg:x2="7.868cm" svg:y2="22.61cm">
          <text:p/>
        </draw:line>
        <draw:line draw:style-name="gr1" draw:text-style-name="P1" draw:layer="layout" svg:x1="8.008cm" svg:y1="22.379cm" svg:x2="7.833cm" svg:y2="22.379cm">
          <text:p/>
        </draw:line>
        <draw:line draw:style-name="gr1" draw:text-style-name="P1" draw:layer="layout" svg:x1="8.008cm" svg:y1="22.652cm" svg:x2="8.008cm" svg:y2="22.373cm">
          <text:p/>
        </draw:line>
        <draw:line draw:style-name="gr1" draw:text-style-name="P1" draw:layer="layout" svg:x1="8.043cm" svg:y1="22.529cm" svg:x2="8.008cm" svg:y2="22.529cm">
          <text:p/>
        </draw:line>
        <draw:line draw:style-name="gr1" draw:text-style-name="P1" draw:layer="layout" svg:x1="7.882cm" svg:y1="21.026cm" svg:x2="7.882cm" svg:y2="21.202cm">
          <text:p/>
        </draw:line>
        <draw:line draw:style-name="gr1" draw:text-style-name="P1" draw:layer="layout" svg:x1="7.812cm" svg:y1="21.202cm" svg:x2="7.882cm" svg:y2="21.202cm">
          <text:p/>
        </draw:line>
        <draw:line draw:style-name="gr1" draw:text-style-name="P1" draw:layer="layout" svg:x1="7.833cm" svg:y1="21.202cm" svg:x2="7.833cm" svg:y2="21.498cm">
          <text:p/>
        </draw:line>
        <draw:line draw:style-name="gr1" draw:text-style-name="P1" draw:layer="layout" svg:x1="9.011cm" svg:y1="21.258cm" svg:x2="8.973cm" svg:y2="21.258cm">
          <text:p/>
        </draw:line>
        <draw:line draw:style-name="gr1" draw:text-style-name="P1" draw:layer="layout" svg:x1="9.011cm" svg:y1="21.229cm" svg:x2="9.057cm" svg:y2="21.229cm">
          <text:p/>
        </draw:line>
        <draw:line draw:style-name="gr1" draw:text-style-name="P1" draw:layer="layout" svg:x1="9.057cm" svg:y1="21.237cm" svg:x2="9.057cm" svg:y2="21.229cm">
          <text:p/>
        </draw:line>
        <draw:line draw:style-name="gr1" draw:text-style-name="P1" draw:layer="layout" svg:x1="8.952cm" svg:y1="21.132cm" svg:x2="9.011cm" svg:y2="21.132cm">
          <text:p/>
        </draw:line>
        <draw:line draw:style-name="gr1" draw:text-style-name="P1" draw:layer="layout" svg:x1="9.011cm" svg:y1="21.258cm" svg:x2="9.011cm" svg:y2="21.132cm">
          <text:p/>
        </draw:line>
        <draw:line draw:style-name="gr1" draw:text-style-name="P1" draw:layer="layout" svg:x1="8.973cm" svg:y1="21.132cm" svg:x2="8.973cm" svg:y2="21.498cm">
          <text:p/>
        </draw:line>
        <draw:line draw:style-name="gr1" draw:text-style-name="P1" draw:layer="layout" svg:x1="8.952cm" svg:y1="21.08cm" svg:x2="8.952cm" svg:y2="21.498cm">
          <text:p/>
        </draw:line>
        <draw:path draw:style-name="gr1" draw:text-style-name="P1" draw:layer="layout" svg:width="0.01cm" svg:height="0cm" svg:x="8.899cm" svg:y="21.026cm" svg:viewBox="0 0 11 1" svg:d="M11 1c-4 0-7-1-11-1">
          <text:p/>
        </draw:path>
        <draw:path draw:style-name="gr1" draw:text-style-name="P1" draw:layer="layout" svg:width="0.041cm" svg:height="0.052cm" svg:x="8.91cm" svg:y="21.027cm" svg:viewBox="0 0 42 53" svg:d="M42 53c0-26-18-48-42-53">
          <text:p/>
        </draw:path>
        <draw:line draw:style-name="gr1" draw:text-style-name="P1" draw:layer="layout" svg:x1="8.778cm" svg:y1="21.026cm" svg:x2="8.899cm" svg:y2="21.026cm">
          <text:p/>
        </draw:line>
        <draw:line draw:style-name="gr1" draw:text-style-name="P1" draw:layer="layout" svg:x1="8.776cm" svg:y1="21.498cm" svg:x2="8.776cm" svg:y2="21.026cm">
          <text:p/>
        </draw:line>
        <draw:line draw:style-name="gr1" draw:text-style-name="P1" draw:layer="layout" svg:x1="8.778cm" svg:y1="21.026cm" svg:x2="8.778cm" svg:y2="21.498cm">
          <text:p/>
        </draw:line>
        <draw:line draw:style-name="gr1" draw:text-style-name="P1" draw:layer="layout" svg:x1="8.776cm" svg:y1="21.037cm" svg:x2="8.778cm" svg:y2="21.037cm">
          <text:p/>
        </draw:line>
        <draw:line draw:style-name="gr1" draw:text-style-name="P1" draw:layer="layout" svg:x1="8.009cm" svg:y1="21.026cm" svg:x2="8.776cm" svg:y2="21.026cm">
          <text:p/>
        </draw:line>
        <draw:line draw:style-name="gr1" draw:text-style-name="P1" draw:layer="layout" svg:x1="7.864cm" svg:y1="21.026cm" svg:x2="8.007cm" svg:y2="21.026cm">
          <text:p/>
        </draw:line>
        <draw:path draw:style-name="gr1" draw:text-style-name="P1" draw:layer="layout" svg:width="0.015cm" svg:height="0.038cm" svg:x="7.812cm" svg:y="21.041cm" svg:viewBox="0 0 16 39" svg:d="M16 0c-11 11-16 25-16 39">
          <text:p/>
        </draw:path>
        <draw:path draw:style-name="gr1" draw:text-style-name="P1" draw:layer="layout" svg:width="0.035cm" svg:height="0.014cm" svg:x="7.828cm" svg:y="21.026cm" svg:viewBox="0 0 36 15" svg:d="M36 0c-14 0-27 6-36 15">
          <text:p/>
        </draw:path>
        <draw:line draw:style-name="gr1" draw:text-style-name="P1" draw:layer="layout" svg:x1="7.812cm" svg:y1="21.498cm" svg:x2="7.812cm" svg:y2="21.08cm">
          <text:p/>
        </draw:line>
        <draw:line draw:style-name="gr1" draw:text-style-name="P1" draw:layer="layout" svg:x1="8.009cm" svg:y1="21.037cm" svg:x2="8.007cm" svg:y2="21.037cm">
          <text:p/>
        </draw:line>
        <draw:line draw:style-name="gr1" draw:text-style-name="P1" draw:layer="layout" svg:x1="8.009cm" svg:y1="21.026cm" svg:x2="8.009cm" svg:y2="21.498cm">
          <text:p/>
        </draw:line>
        <draw:line draw:style-name="gr1" draw:text-style-name="P1" draw:layer="layout" svg:x1="8.007cm" svg:y1="21.026cm" svg:x2="8.007cm" svg:y2="21.498cm">
          <text:p/>
        </draw:line>
        <draw:line draw:style-name="gr1" draw:text-style-name="P1" draw:layer="layout" svg:x1="7.658cm" svg:y1="21.812cm" svg:x2="7.728cm" svg:y2="21.813cm">
          <text:p/>
        </draw:line>
        <draw:line draw:style-name="gr1" draw:text-style-name="P1" draw:layer="layout" svg:x1="7.658cm" svg:y1="21.812cm" svg:x2="7.658cm" svg:y2="21.487cm">
          <text:p/>
        </draw:line>
        <draw:line draw:style-name="gr1" draw:text-style-name="P1" draw:layer="layout" svg:x1="7.672cm" svg:y1="21.045cm" svg:x2="7.798cm" svg:y2="21.044cm">
          <text:p/>
        </draw:line>
        <draw:line draw:style-name="gr1" draw:text-style-name="P1" draw:layer="layout" svg:x1="7.798cm" svg:y1="21.044cm" svg:x2="7.798cm" svg:y2="21.498cm">
          <text:p/>
        </draw:line>
        <draw:line draw:style-name="gr1" draw:text-style-name="P1" draw:layer="layout" svg:x1="7.812cm" svg:y1="21.272cm" svg:x2="7.798cm" svg:y2="21.272cm">
          <text:p/>
        </draw:line>
        <draw:line draw:style-name="gr1" draw:text-style-name="P1" draw:layer="layout" svg:x1="10.384cm" svg:y1="21.604cm" svg:x2="10.393cm" svg:y2="21.604cm">
          <text:p/>
        </draw:line>
        <draw:line draw:style-name="gr1" draw:text-style-name="P1" draw:layer="layout" svg:x1="10.393cm" svg:y1="21.254cm" svg:x2="10.393cm" svg:y2="21.604cm">
          <text:p/>
        </draw:line>
        <draw:line draw:style-name="gr1" draw:text-style-name="P1" draw:layer="layout" svg:x1="10.393cm" svg:y1="21.254cm" svg:x2="10.384cm" svg:y2="21.254cm">
          <text:p/>
        </draw:line>
        <draw:line draw:style-name="gr1" draw:text-style-name="P1" draw:layer="layout" svg:x1="9.974cm" svg:y1="21.095cm" svg:x2="10.183cm" svg:y2="21.099cm">
          <text:p/>
        </draw:line>
        <draw:line draw:style-name="gr1" draw:text-style-name="P1" draw:layer="layout" svg:x1="10.183cm" svg:y1="21.099cm" svg:x2="10.183cm" svg:y2="21.289cm">
          <text:p/>
        </draw:line>
        <draw:line draw:style-name="gr1" draw:text-style-name="P1" draw:layer="layout" svg:x1="10.174cm" svg:y1="22.059cm" svg:x2="10.183cm" svg:y2="22.06cm">
          <text:p/>
        </draw:line>
        <draw:line draw:style-name="gr1" draw:text-style-name="P1" draw:layer="layout" svg:x1="10.174cm" svg:y1="21.812cm" svg:x2="10.183cm" svg:y2="21.811cm">
          <text:p/>
        </draw:line>
        <draw:line draw:style-name="gr1" draw:text-style-name="P1" draw:layer="layout" svg:x1="10.183cm" svg:y1="21.569cm" svg:x2="10.183cm" svg:y2="22.37cm">
          <text:p/>
        </draw:line>
        <draw:line draw:style-name="gr1" draw:text-style-name="P1" draw:layer="layout" svg:x1="10.183cm" svg:y1="22.37cm" svg:x2="10.033cm" svg:y2="22.372cm">
          <text:p/>
        </draw:line>
        <draw:line draw:style-name="gr1" draw:text-style-name="P1" draw:layer="layout" svg:x1="10.033cm" svg:y1="22.372cm" svg:x2="10.029cm" svg:y2="22.372cm">
          <text:p/>
        </draw:line>
        <draw:line draw:style-name="gr1" draw:text-style-name="P1" draw:layer="layout" svg:x1="10.07cm" svg:y1="22.379cm" svg:x2="10.078cm" svg:y2="22.379cm">
          <text:p/>
        </draw:line>
        <draw:line draw:style-name="gr1" draw:text-style-name="P1" draw:layer="layout" svg:x1="10.078cm" svg:y1="22.379cm" svg:x2="10.078cm" svg:y2="22.61cm">
          <text:p/>
        </draw:line>
        <draw:line draw:style-name="gr1" draw:text-style-name="P1" draw:layer="layout" svg:x1="10.07cm" svg:y1="22.61cm" svg:x2="10.078cm" svg:y2="22.61cm">
          <text:p/>
        </draw:line>
        <draw:line draw:style-name="gr1" draw:text-style-name="P1" draw:layer="layout" svg:x1="10.026cm" svg:y1="22.652cm" svg:x2="10.026cm" svg:y2="22.61cm">
          <text:p/>
        </draw:line>
        <draw:line draw:style-name="gr1" draw:text-style-name="P1" draw:layer="layout" svg:x1="10.026cm" svg:y1="22.652cm" svg:x2="10.017cm" svg:y2="22.652cm">
          <text:p/>
        </draw:line>
        <draw:line draw:style-name="gr1" draw:text-style-name="P1" draw:layer="layout" svg:x1="9.962cm" svg:y1="21.202cm" svg:x2="9.965cm" svg:y2="21.202cm">
          <text:p/>
        </draw:line>
        <draw:path draw:style-name="gr1" draw:text-style-name="P1" draw:layer="layout" svg:width="0.098cm" svg:height="0.021cm" svg:x="9.755cm" svg:y="21.026cm" svg:viewBox="0 0 99 22" svg:d="M99 22c-32-17-66-23-99-22">
          <text:p/>
        </draw:path>
        <draw:path draw:style-name="gr1" draw:text-style-name="P1" draw:layer="layout" svg:width="0.044cm" svg:height="0.028cm" svg:x="9.854cm" svg:y="21.048cm" svg:viewBox="0 0 45 29" svg:d="M45 29c-14-13-30-22-45-29">
          <text:p/>
        </draw:path>
        <draw:line draw:style-name="gr1" draw:text-style-name="P1" draw:layer="layout" svg:x1="9.921cm" svg:y1="21.098cm" svg:x2="9.917cm" svg:y2="21.094cm">
          <text:p/>
        </draw:line>
        <draw:line draw:style-name="gr1" draw:text-style-name="P1" draw:layer="layout" svg:x1="9.917cm" svg:y1="21.094cm" svg:x2="9.903cm" svg:y2="21.08cm">
          <text:p/>
        </draw:line>
        <draw:line draw:style-name="gr1" draw:text-style-name="P1" draw:layer="layout" svg:x1="9.903cm" svg:y1="21.08cm" svg:x2="9.899cm" svg:y2="21.077cm">
          <text:p/>
        </draw:line>
        <draw:path draw:style-name="gr1" draw:text-style-name="P1" draw:layer="layout" svg:width="0.043cm" svg:height="0.078cm" svg:x="9.921cm" svg:y="21.098cm" svg:viewBox="0 0 44 79" svg:d="M44 79c-9-30-25-58-44-79">
          <text:p/>
        </draw:path>
        <draw:line draw:style-name="gr1" draw:text-style-name="P1" draw:layer="layout" svg:x1="9.039cm" svg:y1="21.971cm" svg:x2="9.037cm" svg:y2="21.97cm">
          <text:p/>
        </draw:line>
        <draw:line draw:style-name="gr1" draw:text-style-name="P1" draw:layer="layout" svg:x1="9.037cm" svg:y1="21.97cm" svg:x2="9.029cm" svg:y2="21.967cm">
          <text:p/>
        </draw:line>
        <draw:path draw:style-name="gr1" draw:text-style-name="P1" draw:layer="layout" svg:width="0.03cm" svg:height="0.028cm" svg:x="9.012cm" svg:y="21.899cm" svg:viewBox="0 0 31 29" svg:d="M31 0c-15 2-28 14-31 29">
          <text:p/>
        </draw:path>
        <draw:line draw:style-name="gr1" draw:text-style-name="P1" draw:layer="layout" svg:x1="9.037cm" svg:y1="21.928cm" svg:x2="9.037cm" svg:y2="21.971cm">
          <text:p/>
        </draw:line>
        <draw:line draw:style-name="gr1" draw:text-style-name="P1" draw:layer="layout" svg:x1="9.037cm" svg:y1="21.928cm" svg:x2="9.029cm" svg:y2="21.928cm">
          <text:p/>
        </draw:line>
        <draw:line draw:style-name="gr1" draw:text-style-name="P1" draw:layer="layout" svg:x1="8.016cm" svg:y1="22.774cm" svg:x2="8.016cm" svg:y2="22.721cm">
          <text:p/>
        </draw:line>
        <draw:line draw:style-name="gr1" draw:text-style-name="P1" draw:layer="layout" svg:x1="8.016cm" svg:y1="22.774cm" svg:x2="8.008cm" svg:y2="22.774cm">
          <text:p/>
        </draw:line>
        <draw:line draw:style-name="gr1" draw:text-style-name="P1" draw:layer="layout" svg:x1="9.011cm" svg:y1="21.132cm" svg:x2="9.02cm" svg:y2="21.132cm">
          <text:p/>
        </draw:line>
        <draw:line draw:style-name="gr1" draw:text-style-name="P1" draw:layer="layout" svg:x1="9.02cm" svg:y1="21.132cm" svg:x2="9.02cm" svg:y2="21.229cm">
          <text:p/>
        </draw:line>
        <draw:line draw:style-name="gr1" draw:text-style-name="P1" draw:layer="layout" svg:x1="9.057cm" svg:y1="21.229cm" svg:x2="9.02cm" svg:y2="21.229cm">
          <text:p/>
        </draw:line>
        <draw:line draw:style-name="gr1" draw:text-style-name="P1" draw:layer="layout" svg:x1="8.952cm" svg:y1="22.652cm" svg:x2="8.96cm" svg:y2="22.652cm">
          <text:p/>
        </draw:line>
        <draw:line draw:style-name="gr1" draw:text-style-name="P1" draw:layer="layout" svg:x1="8.917cm" svg:y1="22.774cm" svg:x2="8.926cm" svg:y2="22.774cm">
          <text:p/>
        </draw:line>
        <draw:line draw:style-name="gr1" draw:text-style-name="P1" draw:layer="layout" svg:x1="8.926cm" svg:y1="22.774cm" svg:x2="8.961cm" svg:y2="22.739cm">
          <text:p/>
        </draw:line>
        <draw:line draw:style-name="gr1" draw:text-style-name="P1" draw:layer="layout" svg:x1="8.961cm" svg:y1="22.739cm" svg:x2="8.961cm" svg:y2="22.655cm">
          <text:p/>
        </draw:line>
        <draw:line draw:style-name="gr1" draw:text-style-name="P1" draw:layer="layout" svg:x1="8.96cm" svg:y1="22.656cm" svg:x2="8.952cm" svg:y2="22.656cm">
          <text:p/>
        </draw:line>
        <draw:line draw:style-name="gr1" draw:text-style-name="P1" draw:layer="layout" svg:x1="8.961cm" svg:y1="22.61cm" svg:x2="8.961cm" svg:y2="22.655cm">
          <text:p/>
        </draw:line>
        <draw:line draw:style-name="gr1" draw:text-style-name="P1" draw:layer="layout" svg:x1="8.961cm" svg:y1="22.655cm" svg:x2="8.952cm" svg:y2="22.664cm">
          <text:p/>
        </draw:line>
        <draw:path draw:style-name="gr1" draw:text-style-name="P1" draw:layer="layout" svg:width="0.051cm" svg:height="0.022cm" svg:x="8.899cm" svg:y="21.026cm" svg:viewBox="0 0 52 23" svg:d="M52 23c-12-17-31-25-52-23">
          <text:p/>
        </draw:path>
        <draw:path draw:style-name="gr1" draw:text-style-name="P1" draw:layer="layout" svg:width="0.009cm" svg:height="0.03cm" svg:x="8.951cm" svg:y="21.049cm" svg:viewBox="0 0 10 31" svg:d="M10 31c-1-12-4-22-10-31">
          <text:p/>
        </draw:path>
        <draw:line draw:style-name="gr1" draw:text-style-name="P1" draw:layer="layout" svg:x1="8.961cm" svg:y1="21.132cm" svg:x2="8.961cm" svg:y2="21.08cm">
          <text:p/>
        </draw:line>
        <draw:line draw:style-name="gr1" draw:text-style-name="P1" draw:layer="layout" svg:x1="7.798cm" svg:y1="21.044cm" svg:x2="7.807cm" svg:y2="21.044cm">
          <text:p/>
        </draw:line>
        <draw:line draw:style-name="gr1" draw:text-style-name="P1" draw:layer="layout" svg:x1="7.807cm" svg:y1="21.044cm" svg:x2="7.807cm" svg:y2="21.272cm">
          <text:p/>
        </draw:line>
        <draw:line draw:style-name="gr1" draw:text-style-name="P1" draw:layer="layout" svg:x1="7.812cm" svg:y1="21.272cm" svg:x2="7.807cm" svg:y2="21.272cm">
          <text:p/>
        </draw:line>
        <draw:line draw:style-name="gr1" draw:text-style-name="P1" draw:layer="layout" svg:x1="10.153cm" svg:y1="20.869cm" svg:x2="10.18cm" svg:y2="20.942cm">
          <text:p/>
        </draw:line>
        <draw:line draw:style-name="gr1" draw:text-style-name="P1" draw:layer="layout" svg:x1="10.18cm" svg:y1="20.942cm" svg:x2="10.186cm" svg:y2="20.96cm">
          <text:p/>
        </draw:line>
        <draw:line draw:style-name="gr1" draw:text-style-name="P1" draw:layer="layout" svg:x1="10.186cm" svg:y1="20.96cm" svg:x2="10.189cm" svg:y2="20.978cm">
          <text:p/>
        </draw:line>
        <draw:line draw:style-name="gr1" draw:text-style-name="P1" draw:layer="layout" svg:x1="10.189cm" svg:y1="20.978cm" svg:x2="10.191cm" svg:y2="20.997cm">
          <text:p/>
        </draw:line>
        <draw:path draw:style-name="gr1" draw:text-style-name="P1" draw:layer="layout" svg:width="0.039cm" svg:height="0.061cm" svg:x="10.113cm" svg:y="20.807cm" svg:viewBox="0 0 40 62" svg:d="M40 62c-9-24-24-46-40-62">
          <text:p/>
        </draw:path>
        <draw:line draw:style-name="gr1" draw:text-style-name="P1" draw:layer="layout" svg:x1="7.539cm" svg:y1="21.395cm" svg:x2="7.529cm" svg:y2="21.407cm">
          <text:p/>
        </draw:line>
        <draw:path draw:style-name="gr1" draw:text-style-name="P1" draw:layer="layout" svg:width="0.013cm" svg:height="0.01cm" svg:x="7.539cm" svg:y="21.519cm" svg:viewBox="0 0 14 11" svg:d="M0 0c1 8 6 12 14 11">
          <text:p/>
        </draw:path>
        <draw:line draw:style-name="gr1" draw:text-style-name="P1" draw:layer="layout" svg:x1="7.553cm" svg:y1="21.328cm" svg:x2="7.55cm" svg:y2="21.328cm">
          <text:p/>
        </draw:line>
        <draw:line draw:style-name="gr1" draw:text-style-name="P1" draw:layer="layout" svg:x1="7.55cm" svg:y1="21.328cm" svg:x2="7.545cm" svg:y2="21.329cm">
          <text:p/>
        </draw:line>
        <draw:line draw:style-name="gr1" draw:text-style-name="P1" draw:layer="layout" svg:x1="7.545cm" svg:y1="21.329cm" svg:x2="7.542cm" svg:y2="21.332cm">
          <text:p/>
        </draw:line>
        <draw:line draw:style-name="gr1" draw:text-style-name="P1" draw:layer="layout" svg:x1="7.542cm" svg:y1="21.332cm" svg:x2="7.54cm" svg:y2="21.336cm">
          <text:p/>
        </draw:line>
        <draw:line draw:style-name="gr1" draw:text-style-name="P1" draw:layer="layout" svg:x1="7.54cm" svg:y1="21.336cm" svg:x2="7.539cm" svg:y2="21.519cm">
          <text:p/>
        </draw:line>
        <draw:line draw:style-name="gr1" draw:text-style-name="P1" draw:layer="layout" svg:x1="7.539cm" svg:y1="21.085cm" svg:x2="7.539cm" svg:y2="21.238cm">
          <text:p/>
        </draw:line>
        <draw:line draw:style-name="gr1" draw:text-style-name="P1" draw:layer="layout" svg:x1="7.539cm" svg:y1="21.238cm" svg:x2="7.547cm" svg:y2="21.241cm">
          <text:p/>
        </draw:line>
        <draw:path draw:style-name="gr1" draw:text-style-name="P1" draw:layer="layout" svg:width="0.004cm" svg:height="0cm" svg:x="7.548cm" svg:y="21.048cm" svg:viewBox="0 0 5 1" svg:d="M5 0c-2 0-4 0-5 1">
          <text:p/>
        </draw:path>
        <draw:path draw:style-name="gr1" draw:text-style-name="P1" draw:layer="layout" svg:width="0.008cm" svg:height="0.009cm" svg:x="7.539cm" svg:y="21.049cm" svg:viewBox="0 0 9 10" svg:d="M9 0c-5 1-9 5-9 10">
          <text:p/>
        </draw:path>
        <draw:line draw:style-name="gr1" draw:text-style-name="P1" draw:layer="layout" svg:x1="7.539cm" svg:y1="21.211cm" svg:x2="7.539cm" svg:y2="21.059cm">
          <text:p/>
        </draw:line>
        <draw:line draw:style-name="gr1" draw:text-style-name="P1" draw:layer="layout" svg:x1="7.539cm" svg:y1="21.237cm" svg:x2="7.529cm" svg:y2="21.237cm">
          <text:p/>
        </draw:line>
        <draw:line draw:style-name="gr1" draw:text-style-name="P1" draw:layer="layout" svg:x1="7.529cm" svg:y1="21.237cm" svg:x2="7.524cm" svg:y2="21.238cm">
          <text:p/>
        </draw:line>
        <draw:line draw:style-name="gr1" draw:text-style-name="P1" draw:layer="layout" svg:x1="7.524cm" svg:y1="21.238cm" svg:x2="7.521cm" svg:y2="21.241cm">
          <text:p/>
        </draw:line>
        <draw:line draw:style-name="gr1" draw:text-style-name="P1" draw:layer="layout" svg:x1="7.521cm" svg:y1="21.241cm" svg:x2="7.519cm" svg:y2="21.245cm">
          <text:p/>
        </draw:line>
        <draw:line draw:style-name="gr1" draw:text-style-name="P1" draw:layer="layout" svg:x1="7.519cm" svg:y1="21.245cm" svg:x2="7.519cm" svg:y2="21.61cm">
          <text:p/>
        </draw:line>
        <draw:line draw:style-name="gr1" draw:text-style-name="P1" draw:layer="layout" svg:x1="7.519cm" svg:y1="21.61cm" svg:x2="7.52cm" svg:y2="21.615cm">
          <text:p/>
        </draw:line>
        <draw:line draw:style-name="gr1" draw:text-style-name="P1" draw:layer="layout" svg:x1="7.52cm" svg:y1="21.615cm" svg:x2="7.522cm" svg:y2="21.618cm">
          <text:p/>
        </draw:line>
        <draw:line draw:style-name="gr1" draw:text-style-name="P1" draw:layer="layout" svg:x1="7.522cm" svg:y1="21.618cm" svg:x2="7.527cm" svg:y2="21.62cm">
          <text:p/>
        </draw:line>
        <draw:line draw:style-name="gr1" draw:text-style-name="P1" draw:layer="layout" svg:x1="7.527cm" svg:y1="21.62cm" svg:x2="7.539cm" svg:y2="21.621cm">
          <text:p/>
        </draw:line>
        <draw:line draw:style-name="gr1" draw:text-style-name="P1" draw:layer="layout" svg:x1="7.547cm" svg:y1="21.617cm" svg:x2="7.542cm" svg:y2="21.618cm">
          <text:p/>
        </draw:line>
        <draw:line draw:style-name="gr1" draw:text-style-name="P1" draw:layer="layout" svg:x1="7.542cm" svg:y1="21.618cm" svg:x2="7.539cm" svg:y2="21.799cm">
          <text:p/>
        </draw:line>
        <draw:line draw:style-name="gr1" draw:text-style-name="P1" draw:layer="layout" svg:x1="7.539cm" svg:y1="21.799cm" svg:x2="7.541cm" svg:y2="21.804cm">
          <text:p/>
        </draw:line>
        <draw:line draw:style-name="gr1" draw:text-style-name="P1" draw:layer="layout" svg:x1="7.541cm" svg:y1="21.804cm" svg:x2="7.545cm" svg:y2="21.808cm">
          <text:p/>
        </draw:line>
        <draw:line draw:style-name="gr1" draw:text-style-name="P1" draw:layer="layout" svg:x1="7.545cm" svg:y1="21.808cm" svg:x2="7.55cm" svg:y2="21.81cm">
          <text:p/>
        </draw:line>
        <draw:line draw:style-name="gr1" draw:text-style-name="P1" draw:layer="layout" svg:x1="7.553cm" svg:y1="21.813cm" svg:x2="7.658cm" svg:y2="21.813cm">
          <text:p/>
        </draw:line>
        <draw:line draw:style-name="gr1" draw:text-style-name="P1" draw:layer="layout" svg:x1="10.189cm" svg:y1="20.95cm" svg:x2="10.192cm" svg:y2="21.026cm">
          <text:p/>
        </draw:line>
        <draw:line draw:style-name="gr1" draw:text-style-name="P1" draw:layer="layout" svg:x1="10.192cm" svg:y1="21.026cm" svg:x2="10.192cm" svg:y2="21.813cm">
          <text:p/>
        </draw:line>
        <draw:path draw:style-name="gr1" draw:text-style-name="P1" draw:layer="layout" svg:width="0.05cm" svg:height="0.117cm" svg:x="10.138cm" svg:y="20.832cm" svg:viewBox="0 0 51 118" svg:d="M51 118c-1-46-21-88-51-118">
          <text:p/>
        </draw:path>
        <draw:line draw:style-name="gr1" draw:text-style-name="P1" draw:layer="layout" svg:x1="9.982cm" svg:y1="20.676cm" svg:x2="10.138cm" svg:y2="20.832cm">
          <text:p/>
        </draw:line>
        <draw:path draw:style-name="gr1" draw:text-style-name="P1" draw:layer="layout" svg:width="0.123cm" svg:height="0.051cm" svg:x="9.858cm" svg:y="20.624cm" svg:viewBox="0 0 124 52" svg:d="M124 52c-35-34-79-52-124-52">
          <text:p/>
        </draw:path>
        <draw:line draw:style-name="gr1" draw:text-style-name="P1" draw:layer="layout" svg:x1="8.146cm" svg:y1="20.624cm" svg:x2="9.858cm" svg:y2="20.624cm">
          <text:p/>
        </draw:line>
        <draw:path draw:style-name="gr1" draw:text-style-name="P1" draw:layer="layout" svg:width="0.122cm" svg:height="0.051cm" svg:x="8.023cm" svg:y="20.624cm" svg:viewBox="0 0 123 52" svg:d="M123 0c-48 0-92 20-123 52">
          <text:p/>
        </draw:path>
        <draw:line draw:style-name="gr1" draw:text-style-name="P1" draw:layer="layout" svg:x1="7.709cm" svg:y1="20.989cm" svg:x2="8.023cm" svg:y2="20.676cm">
          <text:p/>
        </draw:line>
        <draw:path draw:style-name="gr1" draw:text-style-name="P1" draw:layer="layout" svg:width="0.05cm" svg:height="0.124cm" svg:x="7.658cm" svg:y="20.989cm" svg:viewBox="0 0 51 125" svg:d="M51 0c-34 34-51 80-51 125">
          <text:p/>
        </draw:path>
        <draw:line draw:style-name="gr1" draw:text-style-name="P1" draw:layer="layout" svg:x1="7.658cm" svg:y1="21.813cm" svg:x2="7.658cm" svg:y2="21.114cm">
          <text:p/>
        </draw:line>
        <draw:line draw:style-name="gr1" draw:text-style-name="P1" draw:layer="layout" svg:x1="10.311cm" svg:y1="21.463cm" svg:x2="10.321cm" svg:y2="21.451cm">
          <text:p/>
        </draw:line>
        <draw:path draw:style-name="gr1" draw:text-style-name="P1" draw:layer="layout" svg:width="0.01cm" svg:height="0.002cm" svg:x="10.297cm" svg:y="21.328cm" svg:viewBox="0 0 11 3" svg:d="M11 3c-2-3-7-4-11-3">
          <text:p/>
        </draw:path>
        <draw:path draw:style-name="gr1" draw:text-style-name="P1" draw:layer="layout" svg:width="0.002cm" svg:height="0.006cm" svg:x="10.308cm" svg:y="21.331cm" svg:viewBox="0 0 3 7" svg:d="M3 7c0-3-1-5-3-7">
          <text:p/>
        </draw:path>
        <draw:line draw:style-name="gr1" draw:text-style-name="P1" draw:layer="layout" svg:x1="10.297cm" svg:y1="21.53cm" svg:x2="10.3cm" svg:y2="21.53cm">
          <text:p/>
        </draw:line>
        <draw:line draw:style-name="gr1" draw:text-style-name="P1" draw:layer="layout" svg:x1="10.3cm" svg:y1="21.53cm" svg:x2="10.305cm" svg:y2="21.529cm">
          <text:p/>
        </draw:line>
        <draw:line draw:style-name="gr1" draw:text-style-name="P1" draw:layer="layout" svg:x1="10.305cm" svg:y1="21.529cm" svg:x2="10.308cm" svg:y2="21.526cm">
          <text:p/>
        </draw:line>
        <draw:line draw:style-name="gr1" draw:text-style-name="P1" draw:layer="layout" svg:x1="10.308cm" svg:y1="21.526cm" svg:x2="10.31cm" svg:y2="21.522cm">
          <text:p/>
        </draw:line>
        <draw:line draw:style-name="gr1" draw:text-style-name="P1" draw:layer="layout" svg:x1="10.31cm" svg:y1="21.522cm" svg:x2="10.311cm" svg:y2="21.338cm">
          <text:p/>
        </draw:line>
        <draw:path draw:style-name="gr1" draw:text-style-name="P1" draw:layer="layout" svg:width="0.007cm" svg:height="0.009cm" svg:x="10.303cm" svg:y="21.049cm" svg:viewBox="0 0 8 10" svg:d="M8 10c0-5-3-9-8-10">
          <text:p/>
        </draw:path>
        <draw:path draw:style-name="gr1" draw:text-style-name="P1" draw:layer="layout" svg:width="0.005cm" svg:height="0cm" svg:x="10.297cm" svg:y="21.048cm" svg:viewBox="0 0 6 1" svg:d="M6 1c-2-1-4-1-6-1">
          <text:p/>
        </draw:path>
        <draw:line draw:style-name="gr1" draw:text-style-name="P1" draw:layer="layout" svg:x1="10.311cm" svg:y1="21.215cm" svg:x2="10.311cm" svg:y2="21.059cm">
          <text:p/>
        </draw:line>
        <draw:line draw:style-name="gr1" draw:text-style-name="P1" draw:layer="layout" svg:x1="10.311cm" svg:y1="21.084cm" svg:x2="10.311cm" svg:y2="21.238cm">
          <text:p/>
        </draw:line>
        <draw:line draw:style-name="gr1" draw:text-style-name="P1" draw:layer="layout" svg:x1="10.311cm" svg:y1="21.238cm" svg:x2="10.304cm" svg:y2="21.241cm">
          <text:p/>
        </draw:line>
        <draw:line draw:style-name="gr1" draw:text-style-name="P1" draw:layer="layout" svg:x1="10.311cm" svg:y1="21.772cm" svg:x2="10.311cm" svg:y2="21.62cm">
          <text:p/>
        </draw:line>
        <draw:line draw:style-name="gr1" draw:text-style-name="P1" draw:layer="layout" svg:x1="10.311cm" svg:y1="21.62cm" svg:x2="10.304cm" svg:y2="21.617cm">
          <text:p/>
        </draw:line>
        <draw:line draw:style-name="gr1" draw:text-style-name="P1" draw:layer="layout" svg:x1="10.311cm" svg:y1="21.237cm" svg:x2="10.321cm" svg:y2="21.237cm">
          <text:p/>
        </draw:line>
        <draw:line draw:style-name="gr1" draw:text-style-name="P1" draw:layer="layout" svg:x1="10.321cm" svg:y1="21.237cm" svg:x2="10.326cm" svg:y2="21.238cm">
          <text:p/>
        </draw:line>
        <draw:line draw:style-name="gr1" draw:text-style-name="P1" draw:layer="layout" svg:x1="10.326cm" svg:y1="21.238cm" svg:x2="10.329cm" svg:y2="21.241cm">
          <text:p/>
        </draw:line>
        <draw:line draw:style-name="gr1" draw:text-style-name="P1" draw:layer="layout" svg:x1="10.329cm" svg:y1="21.241cm" svg:x2="10.331cm" svg:y2="21.245cm">
          <text:p/>
        </draw:line>
        <draw:line draw:style-name="gr1" draw:text-style-name="P1" draw:layer="layout" svg:x1="10.331cm" svg:y1="21.245cm" svg:x2="10.332cm" svg:y2="21.61cm">
          <text:p/>
        </draw:line>
        <draw:line draw:style-name="gr1" draw:text-style-name="P1" draw:layer="layout" svg:x1="10.332cm" svg:y1="21.61cm" svg:x2="10.331cm" svg:y2="21.615cm">
          <text:p/>
        </draw:line>
        <draw:line draw:style-name="gr1" draw:text-style-name="P1" draw:layer="layout" svg:x1="10.331cm" svg:y1="21.615cm" svg:x2="10.328cm" svg:y2="21.618cm">
          <text:p/>
        </draw:line>
        <draw:line draw:style-name="gr1" draw:text-style-name="P1" draw:layer="layout" svg:x1="10.328cm" svg:y1="21.618cm" svg:x2="10.323cm" svg:y2="21.62cm">
          <text:p/>
        </draw:line>
        <draw:line draw:style-name="gr1" draw:text-style-name="P1" draw:layer="layout" svg:x1="10.323cm" svg:y1="21.62cm" svg:x2="10.311cm" svg:y2="21.621cm">
          <text:p/>
        </draw:line>
        <draw:line draw:style-name="gr1" draw:text-style-name="P1" draw:layer="layout" svg:x1="10.31cm" svg:y1="21.801cm" svg:x2="10.311cm" svg:y2="21.643cm">
          <text:p/>
        </draw:line>
        <draw:path draw:style-name="gr1" draw:text-style-name="P1" draw:layer="layout" svg:width="0.003cm" svg:height="0cm" svg:x="10.297cm" svg:y="21.809cm" svg:viewBox="0 0 4 1" svg:d="M0 0c1 1 3 1 4 1">
          <text:p/>
        </draw:path>
        <draw:path draw:style-name="gr1" draw:text-style-name="P1" draw:layer="layout" svg:width="0.008cm" svg:height="0.008cm" svg:x="10.301cm" svg:y="21.801cm" svg:viewBox="0 0 9 9" svg:d="M0 9c5-1 8-5 9-9">
          <text:p/>
        </draw:path>
        <draw:line draw:style-name="gr1" draw:text-style-name="P1" draw:layer="layout" svg:x1="10.192cm" svg:y1="21.813cm" svg:x2="10.297cm" svg:y2="21.813cm">
          <text:p/>
        </draw:line>
        <draw:line draw:style-name="gr1" draw:text-style-name="P1" draw:layer="layout" svg:x1="7.553cm" svg:y1="21.813cm" svg:x2="7.553cm" svg:y2="20.799cm">
          <text:p/>
        </draw:line>
        <draw:line draw:style-name="gr1" draw:text-style-name="P1" draw:layer="layout" svg:x1="7.553cm" svg:y1="20.799cm" svg:x2="7.938cm" svg:y2="20.415cm">
          <text:p/>
        </draw:line>
        <draw:line draw:style-name="gr1" draw:text-style-name="P1" draw:layer="layout" svg:x1="7.938cm" svg:y1="20.415cm" svg:x2="10.017cm" svg:y2="20.415cm">
          <text:p/>
        </draw:line>
        <draw:line draw:style-name="gr1" draw:text-style-name="P1" draw:layer="layout" svg:x1="10.017cm" svg:y1="20.415cm" svg:x2="10.297cm" svg:y2="20.694cm">
          <text:p/>
        </draw:line>
        <draw:line draw:style-name="gr1" draw:text-style-name="P1" draw:layer="layout" svg:x1="10.297cm" svg:y1="20.694cm" svg:x2="10.297cm" svg:y2="21.813cm">
          <text:p/>
        </draw:line>
        <draw:polygon draw:style-name="gr3" draw:text-style-name="P3" draw:layer="layout" svg:width="0.705cm" svg:height="0.226cm" svg:x="10.11cm" svg:y="21.41cm" svg:viewBox="0 0 706 227" draw:points="706,0 0,0 0,227 706,227">
          <text:p/>
        </draw:polygon>
        <draw:path draw:style-name="gr3" draw:text-style-name="P3" draw:layer="layout" svg:width="0.739cm" svg:height="0.262cm" svg:x="10.093cm" svg:y="21.392cm" svg:viewBox="0 0 740 263" svg:d="M35 227h670v-190h-670zM0 263v-263h723v19-19h17v263z">
          <text:p/>
        </draw:path>
        <draw:polygon draw:style-name="gr4" draw:text-style-name="P4" draw:layer="layout" svg:width="0.705cm" svg:height="0.48cm" svg:x="10.11cm" svg:y="21.636cm" svg:viewBox="0 0 706 481" draw:points="0,481 706,481 706,0 0,0">
          <text:p/>
        </draw:polygon>
        <draw:path draw:style-name="gr3" draw:text-style-name="P3" draw:layer="layout" svg:width="0.739cm" svg:height="0.515cm" svg:x="10.093cm" svg:y="21.618cm" svg:viewBox="0 0 740 516" svg:d="M17 35v-17zM35 481h670v-446h-670zM0 516v-498-18h740v516z">
          <text:p/>
        </draw:path>
        <draw:polygon draw:style-name="gr4" draw:text-style-name="P4" draw:layer="layout" svg:width="0.043cm" svg:height="0.19cm" svg:x="10.354cm" svg:y="21.433cm" svg:viewBox="0 0 44 191" draw:points="0,0 44,0 44,191 0,191">
          <text:p/>
        </draw:polygon>
        <draw:path draw:style-name="gr4" draw:text-style-name="P4" draw:layer="layout" svg:width="0.168cm" svg:height="0.194cm" svg:x="10.427cm" svg:y="21.431cm" svg:viewBox="0 0 169 195" svg:d="M44 35v125c1 0 3 1 5 1s6 0 10 0c20 0 36-5 47-16s17-28 17-51c0-20-5-35-15-45-11-11-26-16-44-16-5 0-9 1-12 1s-6 1-8 1zM0 192v-188c16-2 36-4 59-4 18 0 34 2 46 5s23 8 32 15c10 8 18 17 24 29 5 13 8 27 8 43 0 19-3 34-8 46-6 13-14 24-23 32-10 8-23 14-38 18-15 5-32 7-50 7-11 0-21-1-28-1-8 0-15-1-22-2z">
          <text:p/>
        </draw:path>
        <draw:polygon draw:style-name="gr3" draw:text-style-name="P3" draw:layer="layout" svg:width="0.092cm" svg:height="0.274cm" svg:x="10.276cm" svg:y="21.736cm" svg:viewBox="0 0 93 275" draw:points="56,34 55,34 7,60 0,32 60,0 93,0 93,275 56,275">
          <text:p/>
        </draw:polygon>
        <draw:polygon draw:style-name="gr3" draw:text-style-name="P3" draw:layer="layout" svg:width="0.092cm" svg:height="0.274cm" svg:x="10.482cm" svg:y="21.736cm" svg:viewBox="0 0 93 275" draw:points="56,34 55,34 7,60 0,32 61,0 93,0 93,275 56,275">
          <text:p/>
        </draw:polygon>
        <draw:polygon draw:style-name="gr3" draw:text-style-name="P3" draw:layer="layout" svg:width="0.705cm" svg:height="0.226cm" svg:x="10.11cm" svg:y="23.614cm" svg:viewBox="0 0 706 227" draw:points="706,0 0,0 0,227 706,227">
          <text:p/>
        </draw:polygon>
        <draw:path draw:style-name="gr3" draw:text-style-name="P3" draw:layer="layout" svg:width="0.739cm" svg:height="0.261cm" svg:x="10.093cm" svg:y="23.597cm" svg:viewBox="0 0 740 262" svg:d="M35 227h670v-192h-670zM0 262v-262h723v17-17h17v262z">
          <text:p/>
        </draw:path>
        <draw:polygon draw:style-name="gr4" draw:text-style-name="P4" draw:layer="layout" svg:width="0.705cm" svg:height="0.48cm" svg:x="10.11cm" svg:y="23.84cm" svg:viewBox="0 0 706 481" draw:points="0,481 706,481 706,0 0,0">
          <text:p/>
        </draw:polygon>
        <draw:path draw:style-name="gr3" draw:text-style-name="P3" draw:layer="layout" svg:width="0.739cm" svg:height="0.515cm" svg:x="10.093cm" svg:y="23.823cm" svg:viewBox="0 0 740 516" svg:d="M17 35v-18zM35 480h670v-445h-670zM0 516v-499-17h740v516z">
          <text:p/>
        </draw:path>
        <draw:polygon draw:style-name="gr4" draw:text-style-name="P4" draw:layer="layout" svg:width="0.043cm" svg:height="0.19cm" svg:x="10.354cm" svg:y="23.637cm" svg:viewBox="0 0 44 191" draw:points="0,0 44,0 44,191 0,191">
          <text:p/>
        </draw:polygon>
        <draw:path draw:style-name="gr4" draw:text-style-name="P4" draw:layer="layout" svg:width="0.168cm" svg:height="0.193cm" svg:x="10.427cm" svg:y="23.636cm" svg:viewBox="0 0 169 194" svg:d="M44 35v125c1 0 3 0 5 0s6 1 10 1c20 0 36-6 47-16 11-12 17-29 17-51 0-20-5-35-15-45-11-10-26-15-44-15-5 0-9 0-12 0-3 1-6 1-8 1zM0 191v-187c16-3 36-4 59-4 18 0 34 1 46 4s23 9 32 17c10 7 18 17 24 29 5 12 8 26 8 43s-3 32-8 45c-6 13-14 23-23 31-10 9-23 15-38 19s-32 6-50 6c-11 0-21 0-28-1-8 0-15-1-22-2z">
          <text:p/>
        </draw:path>
        <draw:polygon draw:style-name="gr3" draw:text-style-name="P3" draw:layer="layout" svg:width="0.092cm" svg:height="0.274cm" svg:x="10.276cm" svg:y="23.94cm" svg:viewBox="0 0 93 275" draw:points="56,35 55,35 7,60 0,32 60,0 93,0 93,275 56,275">
          <text:p/>
        </draw:polygon>
        <draw:path draw:style-name="gr3" draw:text-style-name="P3" draw:layer="layout" svg:width="0.171cm" svg:height="0.284cm" svg:x="10.456cm" svg:y="23.935cm" svg:viewBox="0 0 172 285" svg:d="M10 238c11 7 35 17 61 17 48 0 62-30 62-53-1-39-35-55-71-55h-21v-28h21c27 0 61-14 61-47 0-22-14-42-48-42-22 0-43 10-55 18l-9-27c14-10 42-21 71-21 54 0 79 32 79 66 0 29-17 53-51 65v1c34 7 62 32 62 71 0 44-35 82-101 82-31 0-58-10-71-19z">
          <text:p/>
        </draw:path>
        <draw:polygon draw:style-name="gr3" draw:text-style-name="P3" draw:layer="layout" svg:width="0.704cm" svg:height="0.225cm" svg:x="10.08cm" svg:y="26.03cm" svg:viewBox="0 0 705 226" draw:points="705,0 0,0 0,226 705,226">
          <text:p/>
        </draw:polygon>
        <draw:path draw:style-name="gr3" draw:text-style-name="P3" draw:layer="layout" svg:width="0.739cm" svg:height="0.261cm" svg:x="10.062cm" svg:y="26.012cm" svg:viewBox="0 0 740 262" svg:d="M35 227h670v-192h-670zM0 262v-262h723v18-18h17v262z">
          <text:p/>
        </draw:path>
        <draw:polygon draw:style-name="gr4" draw:text-style-name="P4" draw:layer="layout" svg:width="0.704cm" svg:height="0.48cm" svg:x="10.08cm" svg:y="26.255cm" svg:viewBox="0 0 705 481" draw:points="0,481 705,481 705,0 0,0">
          <text:p/>
        </draw:polygon>
        <draw:path draw:style-name="gr3" draw:text-style-name="P3" draw:layer="layout" svg:width="0.739cm" svg:height="0.515cm" svg:x="10.062cm" svg:y="26.238cm" svg:viewBox="0 0 740 516" svg:d="M18 35v-17zM35 481h670v-446h-670zM0 516v-498-18h740v516z">
          <text:p/>
        </draw:path>
        <draw:polygon draw:style-name="gr4" draw:text-style-name="P4" draw:layer="layout" svg:width="0.043cm" svg:height="0.19cm" svg:x="10.323cm" svg:y="26.052cm" svg:viewBox="0 0 44 191" draw:points="0,0 44,0 44,191 0,191">
          <text:p/>
        </draw:polygon>
        <draw:path draw:style-name="gr4" draw:text-style-name="P4" draw:layer="layout" svg:width="0.168cm" svg:height="0.193cm" svg:x="10.396cm" svg:y="26.051cm" svg:viewBox="0 0 169 194" svg:d="M43 35v125c1 0 3 0 5 0 3 1 6 1 10 1 22 0 37-6 48-16 12-12 17-28 17-52 0-20-5-35-15-45-11-10-25-15-45-15-5 0-8 0-12 1-3 0-6 0-8 1zM0 191v-187c17-3 36-4 58-4 20 0 35 2 47 5s23 8 33 15c9 7 17 17 23 29 5 12 8 26 8 43 0 18-3 33-8 46-6 13-13 23-23 32-10 8-22 14-38 18-15 4-33 6-51 6-10 0-19 0-27 0-8-1-15-2-22-3z">
          <text:p/>
        </draw:path>
        <draw:polygon draw:style-name="gr3" draw:text-style-name="P3" draw:layer="layout" svg:width="0.092cm" svg:height="0.275cm" svg:x="10.245cm" svg:y="26.355cm" svg:viewBox="0 0 93 276" draw:points="57,35 56,35 7,61 0,32 61,0 93,0 93,276 57,276">
          <text:p/>
        </draw:polygon>
        <draw:path draw:style-name="gr3" draw:text-style-name="P3" draw:layer="layout" svg:width="0.171cm" svg:height="0.279cm" svg:x="10.425cm" svg:y="26.355cm" svg:viewBox="0 0 172 280" svg:d="M166 31h-105l-11 71c6-1 12-2 22-2 21 0 43 5 59 15 22 13 41 37 41 72 0 53-44 93-104 93-29 0-55-8-68-17l9-28c12 7 34 15 59 15 35 0 65-23 65-59s-24-61-79-61c-15 0-28 2-38 3l18-133h132z">
          <text:p/>
        </draw:path>
        <draw:polygon draw:style-name="gr3" draw:text-style-name="P3" draw:layer="layout" svg:width="0.704cm" svg:height="0.226cm" svg:x="7.646cm" svg:y="26.03cm" svg:viewBox="0 0 705 227" draw:points="705,0 0,0 0,227 705,227">
          <text:p/>
        </draw:polygon>
        <draw:path draw:style-name="gr3" draw:text-style-name="P3" draw:layer="layout" svg:width="0.739cm" svg:height="0.261cm" svg:x="7.628cm" svg:y="26.012cm" svg:viewBox="0 0 740 262" svg:d="M35 227h670v-192h-670zM0 262v-262h723v18-18h17v262z">
          <text:p/>
        </draw:path>
        <draw:polygon draw:style-name="gr4" draw:text-style-name="P4" draw:layer="layout" svg:width="0.704cm" svg:height="0.479cm" svg:x="7.646cm" svg:y="26.256cm" svg:viewBox="0 0 705 480" draw:points="0,480 705,480 705,0 0,0">
          <text:p/>
        </draw:polygon>
        <draw:path draw:style-name="gr3" draw:text-style-name="P3" draw:layer="layout" svg:width="0.74cm" svg:height="0.515cm" svg:x="7.628cm" svg:y="26.238cm" svg:viewBox="0 0 741 516" svg:d="M18 35v-17zM35 481h670v-446h-670zM0 516v-498-18h741v516z">
          <text:p/>
        </draw:path>
        <draw:polygon draw:style-name="gr4" draw:text-style-name="P4" draw:layer="layout" svg:width="0.043cm" svg:height="0.19cm" svg:x="7.889cm" svg:y="26.052cm" svg:viewBox="0 0 44 191" draw:points="0,0 44,0 44,191 0,191">
          <text:p/>
        </draw:polygon>
        <draw:path draw:style-name="gr4" draw:text-style-name="P4" draw:layer="layout" svg:width="0.168cm" svg:height="0.193cm" svg:x="7.962cm" svg:y="26.051cm" svg:viewBox="0 0 169 194" svg:d="M43 35v125c1 0 3 0 5 0 3 1 6 1 10 1 21 0 36-6 47-16 12-12 18-28 18-52 0-20-6-35-16-45-11-10-25-15-44-15-4 0-8 0-12 1-3 0-6 0-8 1zM0 191v-187c17-3 36-4 58-4 19 0 34 2 46 5s23 8 33 15c9 7 17 17 23 29s9 26 9 43c0 18-3 33-9 46s-13 23-23 32c-10 8-22 14-37 18-16 4-33 6-51 6-10 0-19 0-27 0-8-1-15-2-22-3z">
          <text:p/>
        </draw:path>
        <draw:polygon draw:style-name="gr3" draw:text-style-name="P3" draw:layer="layout" svg:width="0.093cm" svg:height="0.275cm" svg:x="7.811cm" svg:y="26.355cm" svg:viewBox="0 0 94 276" draw:points="57,35 56,35 8,61 0,32 61,0 94,0 94,276 57,276">
          <text:p/>
        </draw:polygon>
        <draw:polygon draw:style-name="gr3" draw:text-style-name="P3" draw:layer="layout" svg:width="0.173cm" svg:height="0.275cm" svg:x="7.998cm" svg:y="26.355cm" svg:viewBox="0 0 174 276" draw:points="174,0 174,25 53,276 15,276 135,32 135,31 0,31 0,0">
          <text:p/>
        </draw:polygon>
        <draw:polygon draw:style-name="gr3" draw:text-style-name="P3" draw:layer="layout" svg:width="0.704cm" svg:height="0.226cm" svg:x="7.65cm" svg:y="21.41cm" svg:viewBox="0 0 705 227" draw:points="705,0 0,0 0,227 705,227">
          <text:p/>
        </draw:polygon>
        <draw:path draw:style-name="gr3" draw:text-style-name="P3" draw:layer="layout" svg:width="0.74cm" svg:height="0.262cm" svg:x="7.632cm" svg:y="21.392cm" svg:viewBox="0 0 741 263" svg:d="M36 227h670v-190h-670zM0 263v-263h723v19-19h18v263z">
          <text:p/>
        </draw:path>
        <draw:polygon draw:style-name="gr4" draw:text-style-name="P4" draw:layer="layout" svg:width="0.704cm" svg:height="0.48cm" svg:x="7.65cm" svg:y="21.636cm" svg:viewBox="0 0 705 481" draw:points="0,481 705,481 705,0 0,0">
          <text:p/>
        </draw:polygon>
        <draw:path draw:style-name="gr3" draw:text-style-name="P3" draw:layer="layout" svg:width="0.74cm" svg:height="0.515cm" svg:x="7.632cm" svg:y="21.618cm" svg:viewBox="0 0 741 516" svg:d="M18 36v-18zM36 481h670v-445h-670zM0 516v-498-18h741v516z">
          <text:p/>
        </draw:path>
        <draw:polygon draw:style-name="gr4" draw:text-style-name="P4" draw:layer="layout" svg:width="0.044cm" svg:height="0.19cm" svg:x="7.893cm" svg:y="21.433cm" svg:viewBox="0 0 45 191" draw:points="0,0 45,0 45,191 0,191">
          <text:p/>
        </draw:polygon>
        <draw:path draw:style-name="gr4" draw:text-style-name="P4" draw:layer="layout" svg:width="0.168cm" svg:height="0.194cm" svg:x="7.967cm" svg:y="21.431cm" svg:viewBox="0 0 169 195" svg:d="M43 35v125c1 1 2 1 5 1 2 0 5 0 10 0 20 0 36-5 46-16 12-11 18-28 18-51 0-20-5-35-16-45-10-10-25-16-44-16-4 0-8 1-11 1-4 0-6 1-8 1zM0 192v-188c16-2 35-4 58-4 18 0 33 2 45 5s23 8 33 16c10 7 17 16 23 28 7 13 10 27 10 43 0 19-3 34-10 46-5 13-13 24-23 32-9 8-22 14-37 18-15 5-32 7-51 7-10 0-19-1-27-1-7 0-15-1-21-2z">
          <text:p/>
        </draw:path>
        <draw:path draw:style-name="gr3" draw:text-style-name="P3" draw:layer="layout" svg:width="0.184cm" svg:height="0.283cm" svg:x="7.91cm" svg:y="21.731cm" svg:viewBox="0 0 185 284" svg:d="M91 28c-32 0-55 29-55 68 0 34 21 58 54 58 25 0 44-12 54-29 2-3 4-7 4-13 0-47-18-84-57-84zM23 254c8 1 17 0 30-1 21-3 43-12 58-27 18-16 32-41 37-73h-2c-15 19-37 30-65 30-50 0-81-38-81-85 0-51 37-98 94-98s91 47 91 117c0 60-20 102-47 128-21 21-50 34-81 37-13 2-25 3-34 2z">
          <text:p/>
        </draw:path>
        <draw:path draw:style-name="gr2" draw:text-style-name="P2" draw:layer="layout" svg:width="1.306cm" svg:height="3.237cm" svg:x="11.344cm" svg:y="22.434cm" svg:viewBox="0 0 1307 3238" svg:d="M102 1857l-7 3-6 4M132 1939l7-3 6-4M148 1867l5 6 5 10M135 1916l10 16M142 1892c-7 4-10 11-9 18 1 2 2 4 2 6M158 1883l-16 9M98 1880l-9-16M92 1904c6-3 9-11 8-17 0-3-1-5-2-7M76 1913l16-9M102 1857c6 20 20 30 33 22M151 1870l-16 9M85 1930l-4-7-5-10M99 1917l-16 9M115 1916c-5-2-11-2-16 1M123 1923c-2-3-5-6-8-7M132 1939l-9-16M178 1898c0-34-27-61-61-61s-61 27-61 61 27 61 61 61 61-27 61-61zM102 1298l-7 3-6 4M132 1380l7-3 6-4M148 1308l5 6 5 10M135 1357l10 16M142 1333c-7 4-10 11-9 18 1 2 2 4 2 6M158 1324l-16 9M98 1321l-9-16M92 1345c6-3 9-10 8-17 0-3-1-5-2-7M76 1354l16-9M102 1298c6 20 20 30 33 23M151 1311l-16 10M85 1371l-4-7-5-10M99 1358l-16 9M115 1357c-5-2-11-2-16 1M123 1364c-2-3-5-6-8-7M132 1380l-9-16M178 1339c0-34-27-61-61-61s-61 27-61 61 27 61 61 61 61-27 61-61zM234 1790l-1-6v-327-4l1-5M233 1305v97M215 1258c-16-18-39-25-63-23M233 1305c0-19-7-35-18-47M152 1245h-70M76 1277l3-5 2-6 1-6v-25M76 1277c-21 14-32 38-33 62 0 40 33 74 74 74 40 0 73-34 73-74 0-26-12-48-32-62M152 1235v25l1 6 2 6 3 5M0 1305v97M82 1235c-45-5-81 26-82 70M0 1400v48l1 5v327 4l-1 6v47M0 1933c0 14 5 28 12 38 16 23 43 34 70 31M0 1835v98M152 1992h-70M222 1971c8-12 11-25 11-38M152 2002c29 4 55-9 70-31M233 1835v98M158 1960l-3 5-2 6-1 7v24M117 1825c-41 0-74 33-74 74 0 25 13 48 33 61M158 1960c21-14 32-37 32-61 0-41-33-74-73-74M82 2002v-24l-1-7-2-6-3-5M596 3097v-18M596 3097c0 4 1 8 4 11 3 4 8 7 13 7M632 3115h-19M632 3111v7 4l-1 7M582 3079l7-1 7 1M579 3106c2-3 2-6 2-9M546 3114c15 4 28 0 33-8M582 3079l-1 18M581 3146v19M577 3135c-3-4-8-6-13-6M581 3146c0-4-1-8-4-11M545 3129h19M604 3132c-9 5-12 18-9 33M613 3129c-3 0-7 1-9 3M631 3129h-18M595 3165h-7-7M546 3114l-1 4v3 4 8M649 3122c0-34-27-61-60-61-34 0-61 27-61 61 0 33 27 61 61 61 33 0 60-28 60-61zM1156 3097v-18M1156 3097c0 4 1 8 3 11 4 4 9 7 14 7M1192 3115h-19M1192 3111v7 4l-1 7M1142 3079l7-1 7 1M1139 3106c2-3 2-6 2-9M1105 3114c16 4 29 0 34-8M1142 3079l-1 18M1141 3146v19M1137 3135c-4-4-8-6-13-6M1141 3146c0-4-2-8-4-11M1105 3129h19M1164 3132c-9 5-12 18-9 33M1173 3129c-4 0-7 1-9 3M1191 3129h-18M1155 3165h-7-7M1105 3114v4 3 4 8M1209 3122c0-34-27-61-61-61-33 0-61 27-61 61 0 33 28 61 61 61 34 0 61-28 61-61zM1038 3005l-7 1h-325l-7-1M1038 3238h-7-325-7M1222 3017c-12-8-26-12-39-12M1253 3087c3-29-9-55-31-70M1085 3005h98M1243 3087v70M1183 3238c15 0 28-4 39-12 23-15 34-42 31-69M1085 3238h98M1210 3163l6-4 6-2h6 25M1210 3081c-14-21-37-33-61-33-41 0-74 33-74 74 0 40 33 73 74 73 25 0 48-12 61-32M1253 3087h-25l-6-1-6-2-6-3M554 3238h98M484 3157c-4 45 27 80 70 81M494 3157v-70M515 3017c-23 15-34 42-31 70M554 3005c-15 0-28 5-39 12M652 3005h-98M527 3081l-6 3-6 2-6 1h-25M662 3122c0-41-33-74-74-74-25 0-48 13-61 33M527 3163c14 21 37 32 61 32 41 0 74-33 74-73M484 3157h25 6l6 2 6 4M596 92v-18M596 92c0 10 8 17 17 18M632 110h-19M632 105v8 4l-1 7M582 73h7l7 1M579 101c2-3 2-6 2-9M546 109c15 4 28 0 33-8M582 73l-1 19M581 141v19M576 129c-3-4-8-5-12-6M581 141c0-5-2-9-5-12M545 123h19M604 126c-9 6-12 19-9 34M613 124c-3 0-7 1-9 2M631 124h-18M595 160h-7-7M546 109l-1 4v3 4 8M649 117c0-34-27-61-60-61-34 0-61 27-61 61 0 33 27 60 61 60 33 0 60-27 60-60zM1156 92v-18M1156 92c0 10 7 17 17 18M1192 110h-19M1192 105v8 4l-1 7M1142 73h7l7 1M1139 101c2-3 2-6 2-9M1105 109c16 3 29 0 34-8M1142 73l-1 19M1141 141v19M1136 129c-3-4-8-5-12-6M1141 141c0-5-2-9-5-12M1105 123h19M1164 126c-9 6-12 19-9 34M1173 124c-4 0-7 1-9 2M1191 124h-18M1155 160h-7-7M1105 109v4 3 4 8M1209 117c0-34-27-61-61-61-33 0-61 27-61 61 0 33 28 60 61 60 34 0 61-27 61-60zM1038 0h-7-325-7M1038 233h-7-325-7M1222 12c-12-8-26-12-39-12M1253 82c3-29-9-55-31-70M1085 0h98M1243 82v69M1183 233c15 0 28-4 39-12 23-15 34-42 31-70M1085 233h98M1210 158l6-4 6-2 6-1h25M1210 75c-14-21-37-32-61-32-41 0-74 33-74 74 0 40 33 73 74 73 25 0 48-13 61-32M1253 82h-25l-6-1-6-2-6-4M554 233h98M484 151c-4 46 27 81 70 82M494 151v-69M515 12c-23 15-34 42-31 70M554 0c-15 0-28 4-39 12M652 0h-98M527 75l-6 4-6 2-6 1h-25M662 117c0-41-33-74-74-74-25 0-48 13-61 32M527 158c14 21 37 32 61 32 41 0 74-33 74-73M484 151h25l6 1 6 2 6 4M434 2283h-3M431 2283l-1 140M1306 2283l1 140M1306 2283h-3M946 2371h-41M940 2371v52M1131 2423v-140M983 2283h148M958 2294c-7 6-10 15-10 24M983 2283c-10 0-19 4-25 11M948 2388v-70M948 2388c0 19 15 35 35 35M1131 2423h-148M1039 2353c0-17-13-30-30-30s-31 13-31 30 14 31 31 31 30-14 30-31zM940 2283v53M946 2336h-41M796 2283v25M797 2398c-7 5-9 14-8 25M807 2395c-4 0-8 1-10 3M887 2395h-80M887 2395c5 0 10-2 14-6 2-3 4-7 4-11M905 2329v49M905 2329c0-6-3-10-7-14-3-2-7-4-11-4M807 2311h80M789 2294c0 4 2 8 4 11 4 4 9 6 14 6M789 2283v11M759 2353c0-17-14-30-31-30s-30 13-30 30 13 31 30 31 31-14 31-31zM796 2423v-24M789 2423h-183M606 2423v-140M789 2283h-183">
          <text:p/>
        </draw:path>
        <draw:path draw:style-name="gr2" draw:text-style-name="P2" draw:layer="layout" svg:width="3.747cm" svg:height="2.462cm" svg:x="10.465cm" svg:y="25.328cm" svg:viewBox="0 0 3748 2463" svg:d="M2889 2463h47 14l15-1 30-4 15-1h14 13 12l11 2 28 4h7 15M8 2329l-4-15-2-22-2-125M3495 2167h-3495M3492 2292l3-125M3318 2463c95 0 173-76 174-171M177 2463h3141M7 2325c16 81 88 138 170 138M935 1171v349M935 1520h-53M882 1520v-349M935 1171h-53M1114 1904c9 25 23 46 40 63M1076 1777l1 18 4 19 6 18 27 72M3727 1537v153M3720 1533l4 1 3 4M3737 1368l-10 12M3724 1248c-2-3-6-4-11-4M3727 1255c0-3-1-5-3-7M3713 1447h3l5-1 4-3 2-4v-184M3727 1002v153l-7 3M3727 1538l10-1 5-1 4-3 2-4v-365l-1-4-3-4-4-2-13-1M3727 1718v-155M3713 1726c1 0 3 0 4 0 5 0 9-4 10-8M3713 962v1012l-219 219M3727 1128v-152l-1-5-5-5-5-1M3713 962h-105M1077 1824l-2-77v-785M1077 1824c2 46 21 87 51 117M1285 2098l-157-157M1285 2098c34 34 79 51 123 51M3120 2149h-1712M3120 2149c48 0 92-20 124-51M3557 1785l-313 313M3557 1785c34-35 51-79 51-124M3608 962v699M945 1323l11-11M970 1244c-9-1-14 4-14 11M970 1447h-4l-4-1-4-3-2-4v-184M956 1716c-1 4 3 9 8 10 2 0 4 1 6 0M956 1559v157M956 1691v-154l7-4M956 1538l-11-1-4-1-4-3-2-4v-365l1-4 3-4 4-2 13-1M956 1003v152l7 3M970 965c-2 0-4 0-6 0-5 2-9 6-8 11M956 1132v-156M1075 962h-105M1057 2167l-87-88v-1117M3608 1485h-2-7M3446 1503h14M3460 1277v453M3594 1729l-134 1M3530 962l69 1M3599 1715v-752M3608 1206h-2-7M2229 803v42M2254 845h-25M3530 443h3M3530 768h3M3533 443v325M3404 1635v15M3415 1651l-18-1M3376 1701c1 1 1 2 3 2 6 4 19-6 28-22 7-11 10-23 8-30M3378 1582c-1 0-2 1-2 3M3397 1635c6 6 12 7 15 6 7-4 4-20-5-37-9-16-22-26-29-22M3425 302h105M3530 400v-191M3530 209h-105M3250 353h87M3215 313h35M3215 313v-3M3337 279h-87M3215 249v-4M3215 313v-68M3250 245h-35M3250 114v4M3250 400v-278M3425 394h-175M3390 164v230M3358 122v42M3337 353v-147M3250 206h87M3425 164h-175M3250 122h174M3250 118v-118M3425 400v-365l-35-35h-140M3250 118h174M3424 118l-66-66M3358 52h-985M2307 118l66-66M2306 400v-365l36-35h140M2394 353h88M2516 313v-3M2516 313h-34M2394 279h88M2516 313v-68M2516 249v-4M2482 206h-88M2394 353v-147M2373 164v-42M2307 122h175M2482 118h-175M3250 104h-768M2482 0v118M2482 114v4M2306 164h176M2342 394v-230M2482 394h-176M2482 122v278M2516 245h-34M2247 1517h38M2247 1546h-46M2201 1538v8M2306 1643h-59M2247 1517v126M2285 1643v-366M3376 1573v174M3376 1573h70M3425 1573v-296M3249 1747v-470M3393 1747h-142M3393 1747c29 0 53-23 53-52M3446 1277v418M3251 1277v470M3249 1737h2M2482 1747h767M2359 1747h122M2306 1695c0 29 23 52 53 52M2306 1277v418M2482 1277v470M2481 1737h1M2481 1277v470M2254 547l5-4M2254 532v2l2 3 3 6M2248 612c22-12 33-35 31-59-2-19-11-35-25-44M2246 1152l-6 4-6 3M2203 1078c6 20 21 29 33 22M2252 1091l-16 9M2250 1087l6 10 3 6M2178 1134l3 6 2 3 4 7M2201 1137l-16 9M2225 1144c-3-5-7-8-12-9-4-1-9 0-12 2M2234 1159l-9-15M2244 1112l15-9M2244 1112c-9 5-12 16-7 24M2246 1152l-9-16M2191 1085l6-4 6-3M2200 1101l-9-16M2194 1125c5-3 8-9 8-14 0-4 0-7-2-10M2178 1134l16-9M2259 1073c-24-21-59-20-82 1M2166 1149c3 6 8 11 12 15 26 23 64 20 86-5 23-25 20-64-5-86M3182 838c0-20-16-37-37-37-20 0-36 17-36 37s16 37 36 37c21 0 37-17 37-37zM3182 559c0-21-16-37-37-37-20 0-36 16-36 37 0 20 16 36 36 36 21 0 37-16 37-36zM3182 1119c0-21-16-37-37-37-20 0-36 16-36 37 0 20 16 36 36 36 21 0 37-16 37-36zM2902 1119c0-21-16-37-36-37s-37 16-37 37c0 20 17 36 37 36s36-16 36-36zM2902 559c0-21-16-37-36-37s-37 16-37 37c0 20 17 36 37 36s36-16 36-36zM2885 702c-39-6-78 6-112 31M2955 733c-22-18-46-28-70-31M2776 944c54 45 126 43 182 0M2710 733c-4 0-8 2-11 4-4 4-6 9-6 14M3021 733h-311M3039 751c0-5-2-8-4-11-4-5-9-7-14-7M3039 926v-175M3021 944c5 0 8-2 12-4 4-4 6-9 6-14M2710 944h311M2693 926c0 5 1 9 4 12 3 4 8 6 13 6M2693 751v175M2623 1119c0-21-16-37-37-37-20 0-36 16-36 37 0 20 16 36 36 36 21 0 37-16 37-36zM2623 838c0-20-16-37-37-37-20 0-36 17-36 37s16 37 36 37c21 0 37-17 37-37zM2623 559c0-21-16-37-37-37-20 0-36 16-36 37 0 20 16 36 36 36 21 0 37-16 37-36zM2247 618c24-11 38-35 38-60 0-24-13-44-31-56M2233 805c-5-2-9-3-14-3M2208 873c18 6 37-3 44-20 8-19 0-41-19-48M2207 903l-4-1M2247 778c-8-3-16-5-24-6M2207 903c30 6 59-10 72-37 15-33 1-72-32-88M2220 1052c-16 0-30 5-41 14M2165 1157c12 18 32 27 52 28 37 1 67-29 68-65 1-37-28-67-65-68M2254 436h1031l245-35M2254 400h1276M3530 400v877M2198 1277h1332M3530 1276l-245-35h-1119M2198 1272v5M2202 1277l-48-49M1232 566v-7-8M1240 551h-8M1232 566h8M1240 509c-15 10-24 27-25 44-3 25 10 47 31 59M1251 1111h-19M1251 1111c9 0 17-8 17-17M1268 1075v19M1251 1126h-19M1268 1143c0-4-2-8-4-11-4-4-8-6-13-6M1268 1162v-19M1283 1143v19M1290 1129c-5 4-7 9-7 14M1300 1126c-4 0-7 1-10 3M1318 1126h-18M1300 1111h18">
          <text:p/>
        </draw:path>
        <draw:path draw:style-name="gr2" draw:text-style-name="P2" draw:layer="layout" svg:width="1.223cm" svg:height="2.679cm" svg:x="11.548cm" svg:y="24.395cm" svg:viewBox="0 0 1224 2680" svg:d="M200 2027c0 4 1 8 4 11 4 4 8 6 13 6M200 2008v19M181 2008h8 3 8M149 2059v-7-8M204 2095h-8-4-7M235 2044l1 8-1 7M152 2006c-25 22-28 61-5 86 22 25 61 28 86 5 5-4 9-10 12-15M234 2007c-24-21-59-22-82-1M157 1435c-19 12-31 35-31 57 0 27 15 50 38 60M191 1985c-37 1-66 31-65 68 1 36 31 66 68 65 21-1 40-11 52-28M232 1999c-12-10-27-14-41-14M0 1648l70 1M105 2289v-80M70 2208v-313M0 1896l105-2 105 2 8 8M207 1835l-4 10M112 1845h91M122 1895v-50M112 1845l-42-104v-405M157 1335l-7-1-150 3M210 2471v141M143 2611h23M210 2612l-210-3M0 1337v1272M257 2159l-47 48-105 2-105-2M675 2242c0 12 8 22 20 25M675 2218v24M649 2302l3 7 1 7v23M653 2339l11 1 11-1M650 2303c-5-8-14-14-23-14M604 2289h23M675 2339v-23l1-7 3-7M701 2289h23M701 2289c-9 0-19 6-23 14M724 2289l1-10v-6l-1-5M687 2263l7 4 7 1h23M653 2218l11-1 11 1M653 2242v-24M627 2268c8 0 15-4 19-9 5-5 7-11 7-17M604 2268h23M604 2289l-1-5v-5l1-11M760 2279c0-53-43-96-96-96s-96 43-96 96 43 96 96 96 96-43 96-96zM765 2279c0-56-45-102-101-102s-101 46-101 102 45 101 101 101 101-45 101-101zM839 2279c0-97-79-175-175-175s-175 78-175 175c0 96 79 174 175 174s175-78 175-174zM944 1749l-7-10M964 1725l-21-21M919 1704h24M964 1742v-33M923 1704c-2 1-3 2-5 2M937 1739c7-4 10-12 9-20-2-10-12-17-23-15M922 1712c-4 2-7 6-7 10M916 1729c3 5 10 8 16 5 6-2 9-9 6-16-2-6-10-9-16-6M972 1709h-8M388 1739l6 9M383 1705c-10-3-21 2-24 12-2 9 1 18 8 22M388 1739c4-2 7-6 8-10 3-10-3-21-13-24M414 1724l-21-20M390 1723c0-7-6-12-12-12-7 0-13 5-13 12s6 12 13 12c6 0 12-5 12-12zM393 1704h-31l-5 5M696 2576h-64M996 2541c12-15 18-34 18-53M909 2576c36 4 68-10 87-35M1014 2439v49M315 2488v-49M315 2488c0 56 47 94 105 88M1224 1327h-52M1224 1327v-230M1189 1327v-230M1224 1097h-52M1172 1228c4-10 4-22 0-32M1105 2209v-14M1105 2209h11M1118 2496v-8l1-17v-261M1107 2540c6-15 9-30 11-44M1095 2568c5-9 9-19 12-28M1045 2631l3-3 15-14 3-4 16-20 10-16 3-6M910 2680c51 0 99-18 135-49M419 2680h491l24-1M266 2614c41 44 97 66 153 66M234 2568l3 6 10 16 16 20 3 4M210 2471c0 35 9 69 24 97M247 2590l4 5 11 14 18 19 4 3 16 12 21 13M210 2471c0 44 14 86 37 119M210 2209v262M157 2208v1M224 2209h-67M224 2209v-16M157 1196c-4 10-4 23 0 32M140 1887v-42M215 1887h-93M105 1327h52M105 1097v230M105 1097h52M140 1327v-230M689 2460c-22-6-45-4-64 4M745 2497c-15-19-35-32-56-37M625 2464c-17 8-32 19-42 33M713 2603c24-27 23-68-4-93-26-25-68-24-93 3-24 25-24 64-1 90M701 2558c0-20-17-37-37-37s-37 17-37 37 17 37 37 37 37-17 37-37zM765 1999c0-56-45-101-101-101s-101 45-101 101 45 101 101 101 101-45 101-101zM730 1999c0-36-29-66-66-66s-66 30-66 66c0 37 29 67 66 67s66-30 66-67zM701 1999c0-20-17-37-37-37s-37 17-37 37 17 37 37 37 37-17 37-37zM974 1720c0-17-13-30-30-30-16 0-29 13-29 30 0 16 13 29 29 29 17 0 30-13 30-29zM414 1720c0-17-13-30-30-30-16 0-29 13-29 30 0 16 13 29 29 29 17 0 30-13 30-29zM421 2279c0-21-16-37-37-37-20 0-36 16-36 37 0 20 16 36 36 36 21 0 37-16 37-36zM451 2279c0-37-30-67-67-67-36 0-66 30-66 67 0 36 30 66 66 66 37 0 67-30 67-66zM486 2279c0-56-46-102-102-102-55 0-101 46-101 102s46 101 101 101c56 0 102-45 102-101zM981 2279c0-21-16-37-37-37-20 0-36 16-36 37 0 20 16 36 36 36 21 0 37-16 37-36zM1011 2279c0-37-30-67-67-67-36 0-67 30-67 67 0 36 31 66 67 66 37 0 67-30 67-66zM1046 2279c0-56-46-102-102-102-57 0-102 46-102 102s45 101 102 101c56 0 102-45 102-101zM927 461h182M1109 461l1-59M1110 402h62M487 706h354M599 566v35M542 566l-1 35M542 566l-1 52M729 601v-35M585 461h193M739 566l-2-105M786 461l-2 105M541 601h246M786 566l1 52M786 566l1 35M842 636h330M841 706l4-245M840 706l-1-140M839 566h-350M488 706l1-140M483 461l4 245M830 624l-5-3-7-2-7-1h-294l-7 1M832 625c-1-1-1-1-2-1M839 644c0-10-3-16-7-19M498 624l5-3 7-2 8-1M496 625c-5 3-7 10-7 19M498 624c-1 0-1 0-2 1M486 636h-329M402 461h-182M220 461l-1-59M219 402h-62M369 2525l-17-22-4-6-15-24-4-6-13-26-2-5-12-29-11-34-7-36-127-827v-1108M369 2525c51 61 118 103 187 122M596 2657l-4-1-29-7-7-1M596 2657c47 8 94 8 136 0M772 2648l-7 1-29 7-4 1M772 2648c76-23 141-67 188-123M1172 402v1108l-127 827-7 34-10 33-13 32-2 5-13 26-4 6-15 24-4 6-17 22M428 136v-3-4-3-8M377 172l7 1 8-1M409 136h19M409 136c-6 0-11 3-14 8-2 3-3 6-3 10M392 172v-18M360 136h-19M373 142c-4-4-9-6-13-6M377 154c0-5-2-9-4-12M377 172v-18M360 122h-19M374 115c2-3 3-7 3-10M360 122c5 0 10-3 14-7M377 86v19M392 105v-19M392 105c0 9 8 17 17 17M428 122h-19M392 86h-8-7M341 141v-8-4-3-4M445 129c0-33-27-61-61-61-33 0-60 28-60 61 0 34 27 61 60 61 34 0 61-27 61-61zM988 136v-3-4-3l-1-8M937 172l7 1 8-1M969 136h19M969 136c-6 0-11 3-14 8-2 3-3 6-3 10M952 172v-18M920 136h-19M932 142c-3-4-8-6-12-6M937 154c0-5-2-9-5-12M937 172v-18M920 122h-19M934 115c2-3 3-7 3-10M920 122c5 0 10-3 14-7M937 86v19M952 105v-19M952 105c0 9 8 17 17 17M988 122h-19M952 86h-8-7M901 141v-8-4-3-4M1005 129c0-33-27-61-61-61-33 0-61 28-61 61 0 34 28 61 61 61 34 0 61-27 61-61zM1011 129c0-36-30-66-67-66-36 0-67 30-67 66 0 37 31 67 67 67 37 0 67-30 67-67zM451 129c0-36-30-66-67-66-36 0-66 30-66 66 0 37 30 67 66 67 37 0 67-30 67-67zM737 217v-105M927 321h172M1100 252h-313M541 252l-1 69M585 321h193M788 110l-2 107 2 104M1104 151c5-78-62-146-150-151-81-5-149 42-166 110M1102 171c1-7 2-14 2-20M1099 321l3-150M737 199h50M737 217l-104 35h-404M402 321h-172M227 171l3 150">
          <text:p/>
        </draw:path>
        <draw:path draw:style-name="gr2" draw:text-style-name="P2" draw:layer="layout" svg:width="1.746cm" svg:height="3.503cm" svg:x="11.374cm" svg:y="21.109cm" svg:viewBox="0 0 1747 3504" svg:d="M676 3352c-28-62-111-85-185-51-68 31-105 98-90 157M681 3364c-2-4-3-8-5-12M911 3399l-104-35h-126M1356 2908c0 12 9 22 20 25M1356 2884v24M1330 2968l4 7 1 7v23M1335 3005l11 1 10-1M1331 2969c-4-8-13-13-23-13M1285 2956h23M1356 3005v-23l1-7 4-7M1383 2956h23M1383 2956c-10-1-19 5-23 13M1406 2956l1-11-1-6v-5M1368 2930l8 3 7 1h23M1335 2884h11 10M1335 2908v-24M1308 2934c15 0 27-12 27-26M1285 2934h23M1285 2956v-6l-1-5 1-11M1442 2945c0-53-44-96-96-96-54 0-96 43-96 96s42 96 96 96c52 0 96-43 96-96zM1447 2945c0-56-46-102-101-102-56 0-102 46-102 102s46 101 102 101c55 0 101-45 101-101zM1520 2945c0-97-78-175-174-175-97 0-175 78-175 175 0 96 78 174 175 174 96 0 174-78 174-174zM815 2666l-10 6M770 2690v-23l21-21M805 2672c-3-5-9-8-15-9-11 0-20 8-20 19 0 3 1 7 2 10M800 2678c-2-7-10-9-16-7-6 3-9 10-6 16 2 5 6 7 10 8M795 2693c5-3 8-10 5-15M775 2637v9M808 2646h-33M770 3247l21 21M775 3107v-14M854 3133h-9M775 3093h70M770 3128v31M791 3180l-21-21M845 3180h-70M854 3154h-9M775 3194h70M801 3144c0-7-5-13-12-13s-12 6-12 13c0 6 5 12 12 12s12-6 12-12zM805 3133c-3-4-7-7-11-8-10-3-21 4-23 14-3 10 3 21 13 23 8 2 17-1 21-8M791 3107l-21 21M770 3041v31M770 3041l12-13M801 3056c0-6-5-12-12-12s-12 6-12 12c0 7 5 13 12 13s12-6 12-13zM805 3046c-3-4-7-7-11-8-10-3-21 3-23 13-3 11 3 21 13 24 8 2 17-1 21-8M805 3067l17 11h23M805 3133l18-11h22M770 3072l21 21M845 3107h-70M854 3154v-21M805 3154l17 12h23M770 3215l21-21M770 3215v32M775 3180v14M845 3209h-22l-18 12M845 3242h9M845 3221h9M805 3242l17 11h23M805 3221c-3-5-7-7-11-9-10-2-21 4-23 14-3 10 3 21 13 24 8 2 17-2 21-8M845 3268h-70M854 3221v21M845 3070v247M801 3231c0-7-5-12-12-12s-12 5-12 12 5 12 12 12 12-5 12-12zM775 3268v49M737 2997v320M901 3108v200l-9 9h-155M737 3272l-8-8M1642 2912v65M1606 2612c-15-11-32-16-48-17M1642 2701c5-38-10-70-36-89M1555 3294h-50M1555 3294c56-1 95-48 87-106M1730 2617c-9-20-20-38-32-52M1747 2700c0-30-6-59-17-83M1635 2515l6 3 16 10 20 15 4 4 14 14 3 4M1606 2502c-15-5-30-9-43-10M1635 2515c-10-6-20-10-29-13M1473 2490h65l17 1 8 1M1747 3189v-489l-1-24M1681 3342c44-41 66-97 66-153M1635 3375l6-4 16-9 20-16 4-4M1538 3399c35 0 69-9 97-24M1657 3362l5-4 14-12 18-18 4-3 12-17 13-21M1538 3399c44 0 85-14 119-37M1276 3399h262M1276 3385v66M1276 3385h-16M974 3385h-21M953 3486v-101M953 3469h-42M960 3149v145M1065 3294h-164M245 3399h68M317 3416c0-21-17-38-38-38s-38 17-38 38 17 39 38 39 38-18 38-39zM245 2490h68M317 2473c0-21-17-38-38-38s-38 17-38 38 17 38 38 38 38-17 38-38zM164 3451h-42M122 3451v-66M394 3504h-230M417 3385h-23M394 3504v-119M164 3469h230M164 3385v119M164 3385h-43M122 3385l-4-3v-43M118 3381h-66M52 3339v42M0 3315v24M35 3339v-11M118 3339h-118M164 2438h-42M394 2386h-230M408 2504h-14M394 2386v118M164 2421h230M164 2504v-118M164 2504h-43M122 2438v66M52 2508h66M52 2508v42M0 2574v-24M35 2550v11M118 2550h-118M479 2822h-270M656 2943v351M733 2995v299M656 2967h37M726 3294v-304M611 3294h126M576 3294v-227M576 3067h-367M524 3067v227M524 3294h-315M409 2595h-200M209 3294v-699M1382 2665c0-20-16-37-36-37-21 0-37 17-37 37s16 37 37 37c20 0 36-17 36-37zM1447 2665c0-56-46-101-101-101-56 0-102 45-102 101s46 101 102 101c55 0 101-45 101-101zM1412 2665c0-37-30-66-66-66-37 0-67 29-67 66s30 67 67 67c36 0 66-30 66-67zM1102 2945c0-21-17-37-37-37s-37 16-37 37c0 20 17 36 37 36s37-16 37-36zM1167 2945c0-56-46-102-102-102s-101 46-101 102 45 101 101 101 102-45 102-101zM1131 2945c0-37-29-67-66-67s-66 30-66 67c0 36 29 66 66 66s66-30 66-66zM815 2665c0-16-13-30-29-30-17 0-30 14-30 30 0 17 13 30 30 30 16 0 29-13 29-30zM661 2386h354M903 2246v35M960 2246l1 52M960 2246l1 35M773 2281v-35M763 2246l2-105M716 2141l2 105M961 2281h-246M716 2246l-1 35M716 2246l-1 52M404 2316h256M682 2298c-10 1-18 7-19 16-1 1-1 3 0 4M994 2298h-312M1012 2311c-1-7-9-12-18-13M1013 2318l-1-7M1016 2316h316M1662 2945c0-21-17-37-37-37s-37 16-37 37c0 20 17 36 37 36s37-16 37-36zM1691 2945c0-37-29-67-66-67s-66 30-66 67c0 36 29 66 66 66s66-30 66-66zM1726 2945c0-56-45-102-101-102s-101 46-101 102 45 101 101 101 101-45 101-101zM1382 3224c0-20-16-37-36-37-21 0-37 17-37 37s16 37 37 37c20 0 36-17 36-37zM1412 3224c0-37-30-66-66-66-37 0-67 29-67 66s30 66 67 66c36 0 66-29 66-66zM1447 3224c0-56-46-101-101-101-56 0-102 45-102 101s46 101 102 101c55 0 101-45 101-101zM1645 2703l-367-455-2-107M1129 3263c28 19 60 34 88 44 200 71 420-34 491-234 46-130 18-268-63-370M412 2777l717 486M782 2141h494M1015 2386l4-245M1014 2386l-1-140M663 2246h350M662 2386l1-140M661 2386l-4-245M698 2141h-297M412 2777l-11-636M776 124c20 16 45 23 69 21 30-2 56-17 74-40M757 105l9 10 10 9 5 4M904 50c2-19-5-37-17-50M789 0c-10 11-16 24-17 38-4 36 23 69 60 72 36 4 69-23 72-60M875 44c0-20-17-36-37-36s-37 16-37 36 17 37 37 37 37-17 37-37zM939 603c0-56-45-101-101-101s-101 45-101 101 45 101 101 101 101-45 101-101zM904 603c0-37-29-66-66-66s-66 29-66 66 29 66 66 66 66-29 66-66zM875 603c0-20-17-37-37-37s-37 17-37 37 17 37 37 37 37-17 37-37zM1147 883c0-17-13-30-30-30-16 0-29 13-29 30 0 16 13 29 29 29 17 0 30-13 30-29zM588 883c0-17-13-30-30-30-16 0-29 13-29 30 0 16 13 29 29 29 17 0 30-13 30-29zM595 324c0-21-16-37-37-37-20 0-36 16-36 37 0 20 16 36 36 36 21 0 37-16 37-36zM625 324c0-37-30-67-67-67-36 0-66 30-66 67 0 36 30 66 66 66 37 0 67-30 67-66zM660 324c0-56-46-102-102-102-55 0-101 46-101 102s46 101 101 101c56 0 102-45 102-101zM1154 324c0-21-16-37-37-37-20 0-36 16-36 37 0 20 16 36 36 36 21 0 37-16 37-36zM1185 324c0-37-31-67-68-67-36 0-66 30-66 67 0 36 30 66 66 66 37 0 68-30 68-66zM1220 324c0-56-46-102-103-102-56 0-101 46-101 102s45 101 101 101c57 0 103-45 103-101zM661 1896l-4 245M331 2201h62M393 2201l1-60M394 2141h508M913 2035l-2 106M903 2035v-35M773 2035v-35M716 2035l-1-52M716 2035l-1-35">
          <text:p/>
        </draw:path>
        <draw:path draw:style-name="gr2" draw:text-style-name="P2" draw:layer="layout" svg:width="2.733cm" svg:height="2.278cm" svg:x="11.339cm" svg:y="21.031cm" svg:viewBox="0 0 2734 2279" svg:d="M996 2079h-246M996 2079l-1 35M996 2062l-1 52M1380 2045h-329M1046 2048l2-5v-7M1019 2062c14 0 25-6 27-14M712 2059l7 2 8 1h292M698 2043c2 8 7 14 14 16M698 2036v7M1049 1975l-1 139M1054 2219l-4-244M696 1975h354M697 1975l1 139M1048 2114h-350M995 2219l-2-105M1005 2219h312M1317 2219l1 60M1318 2279h62M1168 155l17 22 4 6 15 24 4 6 13 26 2 5 12 29 11 35 7 35 127 828v1108M1168 155c-51-61-118-102-187-122M941 23l4 1 29 7 7 2M873 17c-24 0-47 3-68 6M941 23c-24-4-48-6-68-6M765 33l7-2 29-7 4-1M649 89c-28 20-52 43-71 66M765 33c-43 13-83 32-116 56M366 2279v-1108l127-828 7-34 10-33 13-32 2-5 13-26 4-6 15-24 4-6 17-22M695 2045h-329M813 412l-1-11 1-11M933 391l1 11-1 11M888 378c4 8 13 13 22 13M933 391h-23M874 341c-4-1-8 0-11 0M884 342c-3-1-7-1-10-1M884 342v23l1 6 3 8M849 387c8-4 13-13 13-22M863 341l-1 24M850 386l-7 4h-7-23M883 439v23M893 419c-6 5-9 12-10 20M910 413c-6 0-12 2-17 6M933 413h-23M836 412h-23M851 417c-5-3-10-5-15-5M862 439c0-9-4-17-11-22M862 462v-23M862 462l10 1h6l5-1M969 402c0-53-43-96-96-96s-96 43-96 96 43 96 96 96 96-43 96-96zM974 402c0-56-45-102-101-102s-101 46-101 102 45 101 101 101 101-45 101-101zM1048 402c0-97-79-175-175-175s-175 78-175 175c0 96 79 174 175 174s175-78 175-174zM428 68v82M428 68h-9M1388 1625v-42M1388 1625h-8M1333 175h-9M1217 20c-33-15-67-21-99-20M1262 49c-15-12-31-22-45-29M1283 71l-4-5-14-13-3-4M1335 201c-1-49-21-96-52-130M1349 872l-7 1-7 3v1M2656 1345l8 1M2664 1347v-562M2664 1347h-8M2664 978h4M2664 1304h4M2668 978v326M2572 175h8M2580 52v193M2568 18c-12-14-30-20-49-18M2580 52c0-13-4-25-12-34M2656 1448h8M2664 1347v191M2664 1538h-8M1615 1748v-53M1615 1748h-8M2551 1625h8M2551 1583h8M2516 1748h9l34-35v-84M2559 1629h-8M2559 1538v91l-8 9M2734 785h-70M2720 19l-126-1M52 576v-349M52 576h-52M0 227v349M52 227h-52M358 1196v-7-8M366 1181h-8M358 1196h8M372 1136c-21 11-33 33-31 56 1 20 11 36 25 46M413 672h-12-3-4M444 621l1 8-1 7M358 636v-7-8M409 586l-8-1h-3l-8 1M377 636h-19M390 642c-3-4-8-6-13-6M394 653c0-4-1-8-4-11M394 672v-19M377 621h-19M390 615c3-3 4-7 4-11M377 621c5 0 10-2 13-6M394 586v18M409 604v-18M409 604c0 5 2 9 5 13 3 3 8 4 12 4M444 621h-18M426 636h18M426 636c-10 0-17 8-17 17M409 672v-19M442 583c-25-22-64-20-86 5-23 26-20 64 5 86 23 21 59 20 82-1M454 598c-3-6-8-11-12-15M373 1129c-24 11-38 35-38 61 0 23 13 43 31 55M402 562c-36 0-66 29-67 66-1 36 29 66 65 67 16 0 30-5 41-14M455 590c-12-17-32-27-53-28M419 210v-142M419 68l-210 4M209 1033l70-1M416 846l-4-11M321 835h91M314 391v81M279 472v313M209 784l105 2 105-2 8-8M331 835v-49M321 835l-42 105v404M366 1346h-7l-150-3M209 72v1271M466 521l-47-48-105-1-105 1M594 931l7 10M595 976l-21-21M595 976h24M606 946c-6 3-9 10-6 16 2 6 10 9 16 6 4-1 7-5 7-10M622 952c-3-6-10-9-16-6M601 941c-7 4-10 12-9 20 2 10 12 17 23 15 2-1 3-1 5-2M574 971v-33M574 971h-8M1149 941l-6-9M1172 957c0-7-6-12-13-12-6 0-12 5-12 12s6 12 12 12c7 0 13-5 13-12zM1149 941c-4 2-7 6-8 10-3 10 2 21 13 24 10 4 21-2 24-12 2-8-1-17-8-22M1180 971l-5 5h-31l-21-20M905 105h-64M1204 139c-20-27-53-38-87-34M1222 192c0-20-7-39-18-53M1222 242v-50M524 192v50M629 105c-58-7-105 32-105 87M1380 1484c4-10 4-22 0-32M1432 1583h-52M1432 1583v-230M1397 1583v-230M1432 1353h-52M366 472M1313 472v14M1313 472h11M1327 210v261M1327 210c0-36-9-70-24-98M1253 49l3 4 15 13 3 4 16 20 9 16 4 6M1187 12c-23-8-47-12-70-12M1253 49c-21-17-44-30-66-37M628 0h490l24 1M628 0c-60 0-114 25-153 66M425 159l7-24 11-23 3-6 10-16 16-20 3-4M456 90l4-5 11-14 18-18 4-4 16-12 21-13M456 90c-25 37-37 79-37 120M424 167l-2 8-2 9v8l-1 18v262M366 472h67M433 488v-16M366 1452c-4 10-4 23 0 32M349 793v42M424 793h-93M314 1583v-230M314 1583h52M349 1353v230M366 1353h-52M1329 588l-6 3-6 4M1376 597l6 10 3 6M1372 662l-6 5-6 3M1313 660l-6-9-3-7M1378 601l-16 9-4 2h-5l-7-1M1326 611l-9-16M1320 635c5-3 8-8 8-14 0-4 0-7-2-10M1304 644l16-9M1370 623l15-10M1370 623c-9 4-12 15-7 23M1372 662l-9-16M1329 588l9 16 4 4 5 3M1327 647l-16 10M1351 654c-3-5-8-8-13-9-4 0-8 0-11 2M1360 670l-9-16M1304 583c-5 5-9 10-12 15M1303 673c23 22 59 22 82 1 25-22 27-60 5-86-22-25-61-27-86-5M1380 1177l5-4M1378 1160l2 4 2 3 3 6M1379 1238c16-10 25-28 26-46 2-24-11-46-31-56M2307 908c0-20-16-36-37-36-20 0-36 16-36 36s16 37 36 37c21 0 37-17 37-37zM2307 629c0-21-16-37-37-37-20 0-36 16-36 37 0 20 16 36 36 36 21 0 37-16 37-36zM2307 1189c0-21-16-37-37-37-20 0-36 16-36 37 0 20 16 36 36 36 21 0 37-16 37-36zM2027 1189c0-21-16-37-36-37s-37 16-37 37c0 20 17 36 37 36s36-16 36-36zM2027 629c0-21-16-37-36-37s-37 16-37 37c0 20 17 36 37 36s36-16 36-36zM2010 772c-39-6-79 6-112 31M2080 803c-22-18-46-28-70-31M1901 1014c54 45 126 43 182 0">
          <text:p/>
        </draw:path>
        <draw:path draw:style-name="gr1" draw:text-style-name="P1" draw:layer="layout" svg:width="0.01cm" svg:height="0.004cm" svg:x="13.164cm" svg:y="21.835cm" svg:viewBox="0 0 11 5" svg:d="M11 0c-4 0-8 2-11 5">
          <text:p/>
        </draw:path>
        <draw:path draw:style-name="gr1" draw:text-style-name="P1" draw:layer="layout" svg:width="0.005cm" svg:height="0.012cm" svg:x="13.158cm" svg:y="21.84cm" svg:viewBox="0 0 6 13" svg:d="M6 0c-4 3-6 8-6 13">
          <text:p/>
        </draw:path>
        <draw:line draw:style-name="gr1" draw:text-style-name="P1" draw:layer="layout" svg:x1="13.486cm" svg:y1="21.835cm" svg:x2="13.175cm" svg:y2="21.835cm">
          <text:p/>
        </draw:line>
        <draw:path draw:style-name="gr1" draw:text-style-name="P1" draw:layer="layout" svg:width="0.003cm" svg:height="0.01cm" svg:x="13.5cm" svg:y="21.842cm" svg:viewBox="0 0 4 11" svg:d="M4 11c0-4-2-8-4-11">
          <text:p/>
        </draw:path>
        <draw:path draw:style-name="gr1" draw:text-style-name="P1" draw:layer="layout" svg:width="0.013cm" svg:height="0.006cm" svg:x="13.486cm" svg:y="21.835cm" svg:viewBox="0 0 14 7" svg:d="M14 7c-4-4-9-7-14-7">
          <text:p/>
        </draw:path>
        <draw:line draw:style-name="gr1" draw:text-style-name="P1" draw:layer="layout" svg:x1="13.504cm" svg:y1="22.028cm" svg:x2="13.504cm" svg:y2="21.853cm">
          <text:p/>
        </draw:line>
        <draw:path draw:style-name="gr1" draw:text-style-name="P1" draw:layer="layout" svg:width="0.01cm" svg:height="0.003cm" svg:x="13.486cm" svg:y="22.041cm" svg:viewBox="0 0 11 4" svg:d="M0 4c5 0 8-2 11-4">
          <text:p/>
        </draw:path>
        <draw:path draw:style-name="gr1" draw:text-style-name="P1" draw:layer="layout" svg:width="0.006cm" svg:height="0.012cm" svg:x="13.497cm" svg:y="22.028cm" svg:viewBox="0 0 7 13" svg:d="M0 13c5-4 7-8 7-13">
          <text:p/>
        </draw:path>
        <draw:line draw:style-name="gr1" draw:text-style-name="P1" draw:layer="layout" svg:x1="13.175cm" svg:y1="22.045cm" svg:x2="13.486cm" svg:y2="22.045cm">
          <text:p/>
        </draw:line>
        <draw:path draw:style-name="gr1" draw:text-style-name="P1" draw:layer="layout" svg:width="0.003cm" svg:height="0.01cm" svg:x="13.158cm" svg:y="22.028cm" svg:viewBox="0 0 4 11" svg:d="M0 0c0 4 1 8 4 11">
          <text:p/>
        </draw:path>
        <draw:path draw:style-name="gr1" draw:text-style-name="P1" draw:layer="layout" svg:width="0.012cm" svg:height="0.005cm" svg:x="13.162cm" svg:y="22.039cm" svg:viewBox="0 0 13 6" svg:d="M0 0c3 4 8 6 13 6">
          <text:p/>
        </draw:path>
        <draw:line draw:style-name="gr1" draw:text-style-name="P1" draw:layer="layout" svg:x1="13.158cm" svg:y1="21.853cm" svg:x2="13.158cm" svg:y2="22.028cm">
          <text:p/>
        </draw:line>
        <draw:path draw:style-name="gr1" draw:text-style-name="P1" draw:layer="layout" svg:width="0.036cm" svg:height="0.036cm" svg:x="13.051cm" svg:y="22.183cm" svg:viewBox="0 0 37 37" svg:d="M37 37c0-21-16-37-37-37">
          <text:p/>
        </draw:path>
        <draw:path draw:style-name="gr1" draw:text-style-name="P1" draw:layer="layout" svg:width="0.035cm" svg:height="0.036cm" svg:x="13.015cm" svg:y="22.183cm" svg:viewBox="0 0 36 37" svg:d="M36 0c-20 0-36 16-36 37">
          <text:p/>
        </draw:path>
        <draw:path draw:style-name="gr1" draw:text-style-name="P1" draw:layer="layout" svg:width="0.035cm" svg:height="0.035cm" svg:x="13.015cm" svg:y="22.22cm" svg:viewBox="0 0 36 36" svg:d="M0 0c0 20 16 36 36 36">
          <text:p/>
        </draw:path>
        <draw:path draw:style-name="gr1" draw:text-style-name="P1" draw:layer="layout" svg:width="0.036cm" svg:height="0.035cm" svg:x="13.051cm" svg:y="22.22cm" svg:viewBox="0 0 37 36" svg:d="M0 36c21 0 37-16 37-36">
          <text:p/>
        </draw:path>
        <draw:path draw:style-name="gr1" draw:text-style-name="P1" draw:layer="layout" svg:width="0.036cm" svg:height="0.035cm" svg:x="13.051cm" svg:y="21.904cm" svg:viewBox="0 0 37 36" svg:d="M37 36c0-20-16-36-37-36">
          <text:p/>
        </draw:path>
        <draw:path draw:style-name="gr1" draw:text-style-name="P1" draw:layer="layout" svg:width="0.035cm" svg:height="0.035cm" svg:x="13.015cm" svg:y="21.904cm" svg:viewBox="0 0 36 36" svg:d="M36 0c-20 0-36 16-36 36">
          <text:p/>
        </draw:path>
        <draw:path draw:style-name="gr1" draw:text-style-name="P1" draw:layer="layout" svg:width="0.035cm" svg:height="0.036cm" svg:x="13.015cm" svg:y="21.94cm" svg:viewBox="0 0 36 37" svg:d="M0 0c0 20 16 37 36 37">
          <text:p/>
        </draw:path>
        <draw:path draw:style-name="gr1" draw:text-style-name="P1" draw:layer="layout" svg:width="0.036cm" svg:height="0.036cm" svg:x="13.051cm" svg:y="21.94cm" svg:viewBox="0 0 37 37" svg:d="M0 37c21 0 37-17 37-37">
          <text:p/>
        </draw:path>
        <draw:path draw:style-name="gr1" draw:text-style-name="P1" draw:layer="layout" svg:width="0.036cm" svg:height="0.036cm" svg:x="13.051cm" svg:y="21.624cm" svg:viewBox="0 0 37 37" svg:d="M37 37c0-21-16-37-37-37">
          <text:p/>
        </draw:path>
        <draw:path draw:style-name="gr1" draw:text-style-name="P1" draw:layer="layout" svg:width="0.035cm" svg:height="0.036cm" svg:x="13.015cm" svg:y="21.624cm" svg:viewBox="0 0 36 37" svg:d="M36 0c-20 0-36 16-36 37">
          <text:p/>
        </draw:path>
        <draw:path draw:style-name="gr1" draw:text-style-name="P1" draw:layer="layout" svg:width="0.035cm" svg:height="0.035cm" svg:x="13.015cm" svg:y="21.661cm" svg:viewBox="0 0 36 36" svg:d="M0 0c0 20 16 36 36 36">
          <text:p/>
        </draw:path>
        <draw:path draw:style-name="gr1" draw:text-style-name="P1" draw:layer="layout" svg:width="0.036cm" svg:height="0.035cm" svg:x="13.051cm" svg:y="21.661cm" svg:viewBox="0 0 37 36" svg:d="M0 36c21 0 37-16 37-36">
          <text:p/>
        </draw:path>
        <draw:path draw:style-name="gr1" draw:text-style-name="P1" draw:layer="layout" svg:width="0.03cm" svg:height="0.055cm" svg:x="12.72cm" svg:y="22.22cm" svg:viewBox="0 0 31 56" svg:d="M0 56c19-12 31-33 31-56">
          <text:p/>
        </draw:path>
        <draw:path draw:style-name="gr1" draw:text-style-name="P1" draw:layer="layout" svg:width="0.037cm" svg:height="0.059cm" svg:x="12.713cm" svg:y="22.16cm" svg:viewBox="0 0 38 60" svg:d="M38 60c0-26-15-49-38-60">
          <text:p/>
        </draw:path>
        <draw:path draw:style-name="gr1" draw:text-style-name="P1" draw:layer="layout" svg:width="0.013cm" svg:height="0.002cm" svg:x="12.685cm" svg:y="21.974cm" svg:viewBox="0 0 14 3" svg:d="M0 3c5 0 10-1 14-3">
          <text:p/>
        </draw:path>
        <draw:path draw:style-name="gr1" draw:text-style-name="P1" draw:layer="layout" svg:width="0.021cm" svg:height="0.047cm" svg:x="12.699cm" svg:y="21.926cm" svg:viewBox="0 0 22 48" svg:d="M0 48c19-8 27-30 19-48">
          <text:p/>
        </draw:path>
        <draw:path draw:style-name="gr1" draw:text-style-name="P1" draw:layer="layout" svg:width="0.043cm" svg:height="0.021cm" svg:x="12.674cm" svg:y="21.904cm" svg:viewBox="0 0 44 22" svg:d="M44 22c-7-18-26-26-44-21">
          <text:p/>
        </draw:path>
        <draw:line draw:style-name="gr1" draw:text-style-name="P1" draw:layer="layout" svg:x1="12.673cm" svg:y1="21.875cm" svg:x2="12.669cm" svg:y2="21.876cm">
          <text:p/>
        </draw:line>
        <draw:path draw:style-name="gr1" draw:text-style-name="P1" draw:layer="layout" svg:width="0.023cm" svg:height="0.005cm" svg:x="12.689cm" svg:y="22cm" svg:viewBox="0 0 24 6" svg:d="M0 6c9 0 17-3 24-6">
          <text:p/>
        </draw:path>
        <draw:path draw:style-name="gr1" draw:text-style-name="P1" draw:layer="layout" svg:width="0.037cm" svg:height="0.087cm" svg:x="12.713cm" svg:y="21.912cm" svg:viewBox="0 0 38 88" svg:d="M0 88c33-15 47-55 32-88">
          <text:p/>
        </draw:path>
        <draw:path draw:style-name="gr1" draw:text-style-name="P1" draw:layer="layout" svg:width="0.071cm" svg:height="0.037cm" svg:x="12.673cm" svg:y="21.874cm" svg:viewBox="0 0 72 38" svg:d="M72 38c-13-28-43-42-72-37">
          <text:p/>
        </draw:path>
        <draw:path draw:style-name="gr1" draw:text-style-name="P1" draw:layer="layout" svg:width="0.052cm" svg:height="0.027cm" svg:x="12.631cm" svg:y="21.594cm" svg:viewBox="0 0 53 28" svg:d="M53 0c-22 1-41 12-53 28">
          <text:p/>
        </draw:path>
        <draw:path draw:style-name="gr1" draw:text-style-name="P1" draw:layer="layout" svg:width="0.04cm" svg:height="0.013cm" svg:x="12.645cm" svg:y="21.713cm" svg:viewBox="0 0 41 14" svg:d="M0 0c12 10 27 14 41 14">
          <text:p/>
        </draw:path>
        <draw:path draw:style-name="gr1" draw:text-style-name="P1" draw:layer="layout" svg:width="0.064cm" svg:height="0.066cm" svg:x="12.686cm" svg:y="21.66cm" svg:viewBox="0 0 65 67" svg:d="M0 67c36-1 66-31 65-67">
          <text:p/>
        </draw:path>
        <draw:path draw:style-name="gr1" draw:text-style-name="P1" draw:layer="layout" svg:width="0.066cm" svg:height="0.065cm" svg:x="12.684cm" svg:y="21.594cm" svg:viewBox="0 0 67 66" svg:d="M67 66c-1-37-31-66-67-66">
          <text:p/>
        </draw:path>
        <draw:line draw:style-name="gr1" draw:text-style-name="P1" draw:layer="layout" svg:x1="12.72cm" svg:y1="22.342cm" svg:x2="13.75cm" svg:y2="22.342cm">
          <text:p/>
        </draw:line>
        <draw:line draw:style-name="gr1" draw:text-style-name="P1" draw:layer="layout" svg:x1="13.75cm" svg:y1="22.342cm" svg:x2="13.995cm" svg:y2="22.377cm">
          <text:p/>
        </draw:line>
        <draw:line draw:style-name="gr1" draw:text-style-name="P1" draw:layer="layout" svg:x1="12.72cm" svg:y1="22.378cm" svg:x2="13.995cm" svg:y2="22.378cm">
          <text:p/>
        </draw:line>
        <draw:line draw:style-name="gr1" draw:text-style-name="P1" draw:layer="layout" svg:x1="13.995cm" svg:y1="21.502cm" svg:x2="13.995cm" svg:y2="22.378cm">
          <text:p/>
        </draw:line>
        <draw:line draw:style-name="gr1" draw:text-style-name="P1" draw:layer="layout" svg:x1="12.668cm" svg:y1="21.502cm" svg:x2="12.664cm" svg:y2="21.503cm">
          <text:p/>
        </draw:line>
        <draw:line draw:style-name="gr1" draw:text-style-name="P1" draw:layer="layout" svg:x1="13.995cm" svg:y1="21.504cm" svg:x2="13.75cm" svg:y2="21.538cm">
          <text:p/>
        </draw:line>
        <draw:line draw:style-name="gr1" draw:text-style-name="P1" draw:layer="layout" svg:x1="13.75cm" svg:y1="21.538cm" svg:x2="12.632cm" svg:y2="21.538cm">
          <text:p/>
        </draw:line>
        <draw:line draw:style-name="gr1" draw:text-style-name="P1" draw:layer="layout" svg:x1="12.664cm" svg:y1="21.503cm" svg:x2="12.664cm" svg:y2="21.507cm">
          <text:p/>
        </draw:line>
        <draw:line draw:style-name="gr1" draw:text-style-name="P1" draw:layer="layout" svg:x1="13.995cm" svg:y1="21.502cm" svg:x2="12.668cm" svg:y2="21.502cm">
          <text:p/>
        </draw:line>
        <draw:line draw:style-name="gr1" draw:text-style-name="P1" draw:layer="layout" svg:x1="12.668cm" svg:y1="21.502cm" svg:x2="12.62cm" svg:y2="21.551cm">
          <text:p/>
        </draw:line>
        <draw:line draw:style-name="gr1" draw:text-style-name="P1" draw:layer="layout" svg:x1="12.72cm" svg:y1="21.933cm" svg:x2="12.695cm" svg:y2="21.933cm">
          <text:p/>
        </draw:line>
        <draw:line draw:style-name="gr1" draw:text-style-name="P1" draw:layer="layout" svg:x1="12.695cm" svg:y1="21.975cm" svg:x2="12.695cm" svg:y2="21.933cm">
          <text:p/>
        </draw:line>
        <draw:line draw:style-name="gr1" draw:text-style-name="P1" draw:layer="layout" svg:x1="13.995cm" svg:y1="22.01cm" svg:x2="13.998cm" svg:y2="22.01cm">
          <text:p/>
        </draw:line>
        <draw:line draw:style-name="gr1" draw:text-style-name="P1" draw:layer="layout" svg:x1="13.995cm" svg:y1="22.335cm" svg:x2="13.998cm" svg:y2="22.335cm">
          <text:p/>
        </draw:line>
        <draw:line draw:style-name="gr1" draw:text-style-name="P1" draw:layer="layout" svg:x1="13.998cm" svg:y1="22.01cm" svg:x2="13.998cm" svg:y2="22.335cm">
          <text:p/>
        </draw:line>
        <draw:line draw:style-name="gr1" draw:text-style-name="P1" draw:layer="layout" svg:x1="13.869cm" svg:y1="21.144cm" svg:x2="13.869cm" svg:y2="21.129cm">
          <text:p/>
        </draw:line>
        <draw:line draw:style-name="gr1" draw:text-style-name="P1" draw:layer="layout" svg:x1="13.88cm" svg:y1="21.128cm" svg:x2="13.862cm" svg:y2="21.129cm">
          <text:p/>
        </draw:line>
        <draw:path draw:style-name="gr1" draw:text-style-name="P1" draw:layer="layout" svg:width="0.002cm" svg:height="0.002cm" svg:x="13.841cm" svg:y="21.076cm" svg:viewBox="0 0 3 3" svg:d="M3 0c-2 0-3 1-3 3">
          <text:p/>
        </draw:path>
        <draw:path draw:style-name="gr1" draw:text-style-name="P1" draw:layer="layout" svg:width="0.008cm" svg:height="0.029cm" svg:x="13.872cm" svg:y="21.098cm" svg:viewBox="0 0 9 30" svg:d="M8 30c2-7-2-19-8-30">
          <text:p/>
        </draw:path>
        <draw:path draw:style-name="gr1" draw:text-style-name="P1" draw:layer="layout" svg:width="0.027cm" svg:height="0.022cm" svg:x="13.844cm" svg:y="21.075cm" svg:viewBox="0 0 28 23" svg:d="M28 23c-9-16-22-26-28-22">
          <text:p/>
        </draw:path>
        <draw:path draw:style-name="gr1" draw:text-style-name="P1" draw:layer="layout" svg:width="0.001cm" svg:height="0.003cm" svg:x="13.841cm" svg:y="21.195cm" svg:viewBox="0 0 2 4" svg:d="M0 0c0 2 1 4 2 4">
          <text:p/>
        </draw:path>
        <draw:path draw:style-name="gr1" draw:text-style-name="P1" draw:layer="layout" svg:width="0.027cm" svg:height="0.021cm" svg:x="13.843cm" svg:y="21.178cm" svg:viewBox="0 0 28 22" svg:d="M0 21c6 4 18-6 28-21">
          <text:p/>
        </draw:path>
        <draw:path draw:style-name="gr1" draw:text-style-name="P1" draw:layer="layout" svg:width="0.008cm" svg:height="0.033cm" svg:x="13.871cm" svg:y="21.144cm" svg:viewBox="0 0 9 34" svg:d="M0 34c9-15 12-30 7-34">
          <text:p/>
        </draw:path>
        <draw:line draw:style-name="gr1" draw:text-style-name="P1" draw:layer="layout" svg:x1="13.862cm" svg:y1="21.144cm" svg:x2="13.878cm" svg:y2="21.144cm">
          <text:p/>
        </draw:line>
        <draw:line draw:style-name="gr1" draw:text-style-name="P1" draw:layer="layout" svg:x1="12.859cm" svg:y1="22.573cm" svg:x2="12.947cm" svg:y2="22.573cm">
          <text:p/>
        </draw:line>
        <draw:line draw:style-name="gr1" draw:text-style-name="P1" draw:layer="layout" svg:x1="12.981cm" svg:y1="22.533cm" svg:x2="12.947cm" svg:y2="22.533cm">
          <text:p/>
        </draw:line>
        <draw:line draw:style-name="gr1" draw:text-style-name="P1" draw:layer="layout" svg:x1="12.981cm" svg:y1="22.533cm" svg:x2="12.981cm" svg:y2="22.53cm">
          <text:p/>
        </draw:line>
        <draw:line draw:style-name="gr1" draw:text-style-name="P1" draw:layer="layout" svg:x1="12.859cm" svg:y1="22.499cm" svg:x2="12.947cm" svg:y2="22.499cm">
          <text:p/>
        </draw:line>
        <draw:line draw:style-name="gr1" draw:text-style-name="P1" draw:layer="layout" svg:x1="12.947cm" svg:y1="22.465cm" svg:x2="12.981cm" svg:y2="22.465cm">
          <text:p/>
        </draw:line>
        <draw:line draw:style-name="gr1" draw:text-style-name="P1" draw:layer="layout" svg:x1="12.981cm" svg:y1="22.533cm" svg:x2="12.981cm" svg:y2="22.465cm">
          <text:p/>
        </draw:line>
        <draw:line draw:style-name="gr1" draw:text-style-name="P1" draw:layer="layout" svg:x1="12.981cm" svg:y1="22.469cm" svg:x2="12.981cm" svg:y2="22.465cm">
          <text:p/>
        </draw:line>
        <draw:line draw:style-name="gr1" draw:text-style-name="P1" draw:layer="layout" svg:x1="12.947cm" svg:y1="22.426cm" svg:x2="12.859cm" svg:y2="22.426cm">
          <text:p/>
        </draw:line>
        <draw:line draw:style-name="gr1" draw:text-style-name="P1" draw:layer="layout" svg:x1="12.859cm" svg:y1="22.573cm" svg:x2="12.859cm" svg:y2="22.426cm">
          <text:p/>
        </draw:line>
        <draw:line draw:style-name="gr1" draw:text-style-name="P1" draw:layer="layout" svg:x1="12.838cm" svg:y1="22.614cm" svg:x2="12.838cm" svg:y2="22.656cm">
          <text:p/>
        </draw:line>
        <draw:line draw:style-name="gr1" draw:text-style-name="P1" draw:layer="layout" svg:x1="13.715cm" svg:y1="22.665cm" svg:x2="13.715cm" svg:y2="22.66cm">
          <text:p/>
        </draw:line>
        <draw:line draw:style-name="gr1" draw:text-style-name="P1" draw:layer="layout" svg:x1="12.773cm" svg:y1="22.66cm" svg:x2="12.838cm" svg:y2="22.726cm">
          <text:p/>
        </draw:line>
        <draw:line draw:style-name="gr1" draw:text-style-name="P1" draw:layer="layout" svg:x1="12.838cm" svg:y1="22.726cm" svg:x2="13.823cm" svg:y2="22.726cm">
          <text:p/>
        </draw:line>
        <draw:line draw:style-name="gr1" draw:text-style-name="P1" draw:layer="layout" svg:x1="13.89cm" svg:y1="22.479cm" svg:x2="13.995cm" svg:y2="22.479cm">
          <text:p/>
        </draw:line>
        <draw:line draw:style-name="gr1" draw:text-style-name="P1" draw:layer="layout" svg:x1="13.995cm" svg:y1="22.378cm" svg:x2="13.995cm" svg:y2="22.569cm">
          <text:p/>
        </draw:line>
        <draw:line draw:style-name="gr1" draw:text-style-name="P1" draw:layer="layout" svg:x1="13.995cm" svg:y1="22.569cm" svg:x2="13.89cm" svg:y2="22.569cm">
          <text:p/>
        </draw:line>
        <draw:line draw:style-name="gr1" draw:text-style-name="P1" draw:layer="layout" svg:x1="13.715cm" svg:y1="22.779cm" svg:x2="13.855cm" svg:y2="22.779cm">
          <text:p/>
        </draw:line>
        <draw:line draw:style-name="gr1" draw:text-style-name="P1" draw:layer="layout" svg:x1="13.855cm" svg:y1="22.779cm" svg:x2="13.89cm" svg:y2="22.744cm">
          <text:p/>
        </draw:line>
        <draw:line draw:style-name="gr1" draw:text-style-name="P1" draw:layer="layout" svg:x1="13.89cm" svg:y1="22.744cm" svg:x2="13.89cm" svg:y2="22.66cm">
          <text:p/>
        </draw:line>
        <draw:line draw:style-name="gr1" draw:text-style-name="P1" draw:layer="layout" svg:x1="13.802cm" svg:y1="22.499cm" svg:x2="13.715cm" svg:y2="22.499cm">
          <text:p/>
        </draw:line>
        <draw:line draw:style-name="gr1" draw:text-style-name="P1" draw:layer="layout" svg:x1="13.715cm" svg:y1="22.533cm" svg:x2="13.68cm" svg:y2="22.533cm">
          <text:p/>
        </draw:line>
        <draw:line draw:style-name="gr1" draw:text-style-name="P1" draw:layer="layout" svg:x1="13.68cm" svg:y1="22.53cm" svg:x2="13.68cm" svg:y2="22.533cm">
          <text:p/>
        </draw:line>
        <draw:line draw:style-name="gr1" draw:text-style-name="P1" draw:layer="layout" svg:x1="13.68cm" svg:y1="22.465cm" svg:x2="13.68cm" svg:y2="22.533cm">
          <text:p/>
        </draw:line>
        <draw:line draw:style-name="gr1" draw:text-style-name="P1" draw:layer="layout" svg:x1="13.68cm" svg:y1="22.465cm" svg:x2="13.715cm" svg:y2="22.465cm">
          <text:p/>
        </draw:line>
        <draw:line draw:style-name="gr1" draw:text-style-name="P1" draw:layer="layout" svg:x1="13.68cm" svg:y1="22.465cm" svg:x2="13.68cm" svg:y2="22.469cm">
          <text:p/>
        </draw:line>
        <draw:line draw:style-name="gr1" draw:text-style-name="P1" draw:layer="layout" svg:x1="13.802cm" svg:y1="22.426cm" svg:x2="13.715cm" svg:y2="22.426cm">
          <text:p/>
        </draw:line>
        <draw:line draw:style-name="gr1" draw:text-style-name="P1" draw:layer="layout" svg:x1="13.89cm" svg:y1="22.384cm" svg:x2="13.715cm" svg:y2="22.384cm">
          <text:p/>
        </draw:line>
        <draw:line draw:style-name="gr1" draw:text-style-name="P1" draw:layer="layout" svg:x1="13.855cm" svg:y1="22.614cm" svg:x2="13.855cm" svg:y2="22.384cm">
          <text:p/>
        </draw:line>
        <draw:line draw:style-name="gr1" draw:text-style-name="P1" draw:layer="layout" svg:x1="13.823cm" svg:y1="22.726cm" svg:x2="13.89cm" svg:y2="22.66cm">
          <text:p/>
        </draw:line>
        <draw:line draw:style-name="gr1" draw:text-style-name="P1" draw:layer="layout" svg:x1="13.89cm" svg:y1="22.66cm" svg:x2="13.89cm" svg:y2="22.378cm">
          <text:p/>
        </draw:line>
        <draw:line draw:style-name="gr1" draw:text-style-name="P1" draw:layer="layout" svg:x1="13.715cm" svg:y1="22.66cm" svg:x2="13.889cm" svg:y2="22.66cm">
          <text:p/>
        </draw:line>
        <draw:line draw:style-name="gr1" draw:text-style-name="P1" draw:layer="layout" svg:x1="13.823cm" svg:y1="22.656cm" svg:x2="13.823cm" svg:y2="22.614cm">
          <text:p/>
        </draw:line>
        <draw:line draw:style-name="gr1" draw:text-style-name="P1" draw:layer="layout" svg:x1="13.802cm" svg:y1="22.426cm" svg:x2="13.802cm" svg:y2="22.573cm">
          <text:p/>
        </draw:line>
        <draw:line draw:style-name="gr1" draw:text-style-name="P1" draw:layer="layout" svg:x1="13.715cm" svg:y1="22.573cm" svg:x2="13.802cm" svg:y2="22.573cm">
          <text:p/>
        </draw:line>
        <draw:line draw:style-name="gr1" draw:text-style-name="P1" draw:layer="layout" svg:x1="13.89cm" svg:y1="22.614cm" svg:x2="13.715cm" svg:y2="22.614cm">
          <text:p/>
        </draw:line>
        <draw:line draw:style-name="gr1" draw:text-style-name="P1" draw:layer="layout" svg:x1="13.715cm" svg:y1="22.779cm" svg:x2="13.715cm" svg:y2="22.66cm">
          <text:p/>
        </draw:line>
        <draw:line draw:style-name="gr1" draw:text-style-name="P1" draw:layer="layout" svg:x1="13.889cm" svg:y1="22.656cm" svg:x2="13.715cm" svg:y2="22.656cm">
          <text:p/>
        </draw:line>
        <draw:line draw:style-name="gr1" draw:text-style-name="P1" draw:layer="layout" svg:x1="13.715cm" svg:y1="22.378cm" svg:x2="13.715cm" svg:y2="22.656cm">
          <text:p/>
        </draw:line>
        <draw:line draw:style-name="gr1" draw:text-style-name="P1" draw:layer="layout" svg:x1="13.715cm" svg:y1="22.674cm" svg:x2="12.947cm" svg:y2="22.674cm">
          <text:p/>
        </draw:line>
        <draw:line draw:style-name="gr1" draw:text-style-name="P1" draw:layer="layout" svg:x1="12.947cm" svg:y1="22.66cm" svg:x2="12.947cm" svg:y2="22.779cm">
          <text:p/>
        </draw:line>
        <draw:line draw:style-name="gr1" draw:text-style-name="P1" draw:layer="layout" svg:x1="12.772cm" svg:y1="22.378cm" svg:x2="12.772cm" svg:y2="22.744cm">
          <text:p/>
        </draw:line>
        <draw:line draw:style-name="gr1" draw:text-style-name="P1" draw:layer="layout" svg:x1="12.772cm" svg:y1="22.744cm" svg:x2="12.807cm" svg:y2="22.779cm">
          <text:p/>
        </draw:line>
        <draw:line draw:style-name="gr1" draw:text-style-name="P1" draw:layer="layout" svg:x1="12.807cm" svg:y1="22.779cm" svg:x2="12.947cm" svg:y2="22.779cm">
          <text:p/>
        </draw:line>
        <draw:line draw:style-name="gr1" draw:text-style-name="P1" draw:layer="layout" svg:x1="12.947cm" svg:y1="22.656cm" svg:x2="12.773cm" svg:y2="22.656cm">
          <text:p/>
        </draw:line>
        <draw:line draw:style-name="gr1" draw:text-style-name="P1" draw:layer="layout" svg:x1="12.947cm" svg:y1="22.66cm" svg:x2="12.773cm" svg:y2="22.66cm">
          <text:p/>
        </draw:line>
        <draw:line draw:style-name="gr1" draw:text-style-name="P1" draw:layer="layout" svg:x1="12.947cm" svg:y1="22.66cm" svg:x2="12.947cm" svg:y2="22.665cm">
          <text:p/>
        </draw:line>
        <draw:line draw:style-name="gr1" draw:text-style-name="P1" draw:layer="layout" svg:x1="12.772cm" svg:y1="22.614cm" svg:x2="12.947cm" svg:y2="22.614cm">
          <text:p/>
        </draw:line>
        <draw:line draw:style-name="gr1" draw:text-style-name="P1" draw:layer="layout" svg:x1="12.807cm" svg:y1="22.384cm" svg:x2="12.807cm" svg:y2="22.614cm">
          <text:p/>
        </draw:line>
        <draw:line draw:style-name="gr1" draw:text-style-name="P1" draw:layer="layout" svg:x1="12.947cm" svg:y1="22.384cm" svg:x2="12.772cm" svg:y2="22.384cm">
          <text:p/>
        </draw:line>
        <draw:line draw:style-name="gr1" draw:text-style-name="P1" draw:layer="layout" svg:x1="12.947cm" svg:y1="22.656cm" svg:x2="12.947cm" svg:y2="22.378cm">
          <text:p/>
        </draw:line>
        <draw:line draw:style-name="gr1" draw:text-style-name="P1" draw:layer="layout" svg:x1="12.772cm" svg:y1="21.137cm" svg:x2="12.713cm" svg:y2="21.137cm">
          <text:p/>
        </draw:line>
        <draw:line draw:style-name="gr1" draw:text-style-name="P1" draw:layer="layout" svg:x1="12.713cm" svg:y1="21.262cm" svg:x2="12.751cm" svg:y2="21.262cm">
          <text:p/>
        </draw:line>
        <draw:line draw:style-name="gr1" draw:text-style-name="P1" draw:layer="layout" svg:x1="12.667cm" svg:y1="21.233cm" svg:x2="12.713cm" svg:y2="21.233cm">
          <text:p/>
        </draw:line>
        <draw:line draw:style-name="gr1" draw:text-style-name="P1" draw:layer="layout" svg:x1="12.667cm" svg:y1="21.233cm" svg:x2="12.667cm" svg:y2="21.242cm">
          <text:p/>
        </draw:line>
        <draw:line draw:style-name="gr1" draw:text-style-name="P1" draw:layer="layout" svg:x1="12.713cm" svg:y1="21.137cm" svg:x2="12.713cm" svg:y2="21.262cm">
          <text:p/>
        </draw:line>
        <draw:line draw:style-name="gr1" draw:text-style-name="P1" draw:layer="layout" svg:x1="12.751cm" svg:y1="21.502cm" svg:x2="12.751cm" svg:y2="21.137cm">
          <text:p/>
        </draw:line>
        <draw:line draw:style-name="gr1" draw:text-style-name="P1" draw:layer="layout" svg:x1="13.841cm" svg:y1="21.031cm" svg:x2="13.841cm" svg:y2="21.207cm">
          <text:p/>
        </draw:line>
        <draw:line draw:style-name="gr1" draw:text-style-name="P1" draw:layer="layout" svg:x1="13.837cm" svg:y1="21.207cm" svg:x2="13.911cm" svg:y2="21.207cm">
          <text:p/>
        </draw:line>
        <draw:line draw:style-name="gr1" draw:text-style-name="P1" draw:layer="layout" svg:x1="13.89cm" svg:y1="21.502cm" svg:x2="13.89cm" svg:y2="21.207cm">
          <text:p/>
        </draw:line>
        <draw:line draw:style-name="gr1" draw:text-style-name="P1" draw:layer="layout" svg:x1="13.858cm" svg:y1="21.031cm" svg:x2="13.716cm" svg:y2="21.031cm">
          <text:p/>
        </draw:line>
        <draw:path draw:style-name="gr1" draw:text-style-name="P1" draw:layer="layout" svg:width="0.036cm" svg:height="0.014cm" svg:x="13.858cm" svg:y="21.031cm" svg:viewBox="0 0 37 15" svg:d="M37 15c-10-10-24-15-37-15">
          <text:p/>
        </draw:path>
        <draw:path draw:style-name="gr1" draw:text-style-name="P1" draw:layer="layout" svg:width="0.015cm" svg:height="0.037cm" svg:x="13.895cm" svg:y="21.046cm" svg:viewBox="0 0 16 38" svg:d="M16 38c0-15-7-28-16-38">
          <text:p/>
        </draw:path>
        <draw:line draw:style-name="gr1" draw:text-style-name="P1" draw:layer="layout" svg:x1="13.911cm" svg:y1="21.502cm" svg:x2="13.911cm" svg:y2="21.084cm">
          <text:p/>
        </draw:line>
        <draw:line draw:style-name="gr1" draw:text-style-name="P1" draw:layer="layout" svg:x1="13.714cm" svg:y1="21.502cm" svg:x2="13.714cm" svg:y2="21.031cm">
          <text:p/>
        </draw:line>
        <draw:line draw:style-name="gr1" draw:text-style-name="P1" draw:layer="layout" svg:x1="13.716cm" svg:y1="21.031cm" svg:x2="13.716cm" svg:y2="21.502cm">
          <text:p/>
        </draw:line>
        <draw:line draw:style-name="gr1" draw:text-style-name="P1" draw:layer="layout" svg:x1="13.714cm" svg:y1="21.041cm" svg:x2="13.716cm" svg:y2="21.041cm">
          <text:p/>
        </draw:line>
        <draw:line draw:style-name="gr1" draw:text-style-name="P1" draw:layer="layout" svg:x1="12.947cm" svg:y1="21.031cm" svg:x2="13.714cm" svg:y2="21.031cm">
          <text:p/>
        </draw:line>
        <draw:line draw:style-name="gr1" draw:text-style-name="P1" draw:layer="layout" svg:x1="12.824cm" svg:y1="21.031cm" svg:x2="12.946cm" svg:y2="21.031cm">
          <text:p/>
        </draw:line>
        <draw:path draw:style-name="gr1" draw:text-style-name="P1" draw:layer="layout" svg:width="0.022cm" svg:height="0.043cm" svg:x="12.772cm" svg:y="21.04cm" svg:viewBox="0 0 23 44" svg:d="M23 0c-15 11-23 28-23 44">
          <text:p/>
        </draw:path>
        <draw:path draw:style-name="gr1" draw:text-style-name="P1" draw:layer="layout" svg:width="0.028cm" svg:height="0.008cm" svg:x="12.795cm" svg:y="21.031cm" svg:viewBox="0 0 29 9" svg:d="M29 0c-11 0-21 3-29 9">
          <text:p/>
        </draw:path>
        <draw:line draw:style-name="gr1" draw:text-style-name="P1" draw:layer="layout" svg:x1="12.772cm" svg:y1="21.502cm" svg:x2="12.772cm" svg:y2="21.084cm">
          <text:p/>
        </draw:line>
        <draw:line draw:style-name="gr1" draw:text-style-name="P1" draw:layer="layout" svg:x1="12.947cm" svg:y1="21.041cm" svg:x2="12.946cm" svg:y2="21.041cm">
          <text:p/>
        </draw:line>
        <draw:line draw:style-name="gr1" draw:text-style-name="P1" draw:layer="layout" svg:x1="12.947cm" svg:y1="21.031cm" svg:x2="12.947cm" svg:y2="21.502cm">
          <text:p/>
        </draw:line>
        <draw:line draw:style-name="gr1" draw:text-style-name="P1" draw:layer="layout" svg:x1="12.946cm" svg:y1="21.031cm" svg:x2="12.946cm" svg:y2="21.502cm">
          <text:p/>
        </draw:line>
        <draw:line draw:style-name="gr1" draw:text-style-name="P1" draw:layer="layout" svg:x1="13.995cm" svg:y1="21.817cm" svg:x2="14.064cm" svg:y2="21.817cm">
          <text:p/>
        </draw:line>
        <draw:line draw:style-name="gr1" draw:text-style-name="P1" draw:layer="layout" svg:x1="14.073cm" svg:y1="21.294cm" svg:x2="14.071cm" svg:y2="21.294cm">
          <text:p/>
        </draw:line>
        <draw:line draw:style-name="gr1" draw:text-style-name="P1" draw:layer="layout" svg:x1="14.071cm" svg:y1="21.294cm" svg:x2="14.064cm" svg:y2="21.294cm">
          <text:p/>
        </draw:line>
        <draw:line draw:style-name="gr1" draw:text-style-name="P1" draw:layer="layout" svg:x1="13.911cm" svg:y1="21.277cm" svg:x2="13.925cm" svg:y2="21.276cm">
          <text:p/>
        </draw:line>
        <draw:line draw:style-name="gr1" draw:text-style-name="P1" draw:layer="layout" svg:x1="13.925cm" svg:y1="21.05cm" svg:x2="13.925cm" svg:y2="21.502cm">
          <text:p/>
        </draw:line>
        <draw:line draw:style-name="gr1" draw:text-style-name="P1" draw:layer="layout" svg:x1="14.059cm" svg:y1="21.051cm" svg:x2="13.925cm" svg:y2="21.05cm">
          <text:p/>
        </draw:line>
        <draw:line draw:style-name="gr1" draw:text-style-name="P1" draw:layer="layout" svg:x1="14.064cm" svg:y1="21.817cm" svg:x2="14.064cm" svg:y2="21.064cm">
          <text:p/>
        </draw:line>
        <draw:line draw:style-name="gr1" draw:text-style-name="P1" draw:layer="layout" svg:x1="14.073cm" svg:y1="21.573cm" svg:x2="14.071cm" svg:y2="21.573cm">
          <text:p/>
        </draw:line>
        <draw:line draw:style-name="gr1" draw:text-style-name="P1" draw:layer="layout" svg:x1="14.071cm" svg:y1="21.573cm" svg:x2="14.064cm" svg:y2="21.573cm">
          <text:p/>
        </draw:line>
        <draw:path draw:style-name="gr1" draw:text-style-name="P1" draw:layer="layout" svg:width="0.039cm" svg:height="0.062cm" svg:x="11.58cm" svg:y="20.811cm" svg:viewBox="0 0 40 63" svg:d="M40 0c-19 19-32 41-40 63">
          <text:p/>
        </draw:path>
        <draw:line draw:style-name="gr1" draw:text-style-name="P1" draw:layer="layout" svg:x1="11.542cm" svg:y1="21.002cm" svg:x2="11.543cm" svg:y2="20.983cm">
          <text:p/>
        </draw:line>
        <draw:line draw:style-name="gr1" draw:text-style-name="P1" draw:layer="layout" svg:x1="11.543cm" svg:y1="20.983cm" svg:x2="11.547cm" svg:y2="20.964cm">
          <text:p/>
        </draw:line>
        <draw:line draw:style-name="gr1" draw:text-style-name="P1" draw:layer="layout" svg:x1="11.547cm" svg:y1="20.964cm" svg:x2="11.552cm" svg:y2="20.946cm">
          <text:p/>
        </draw:line>
        <draw:line draw:style-name="gr1" draw:text-style-name="P1" draw:layer="layout" svg:x1="11.552cm" svg:y1="20.946cm" svg:x2="11.58cm" svg:y2="20.874cm">
          <text:p/>
        </draw:line>
        <draw:line draw:style-name="gr1" draw:text-style-name="P1" draw:layer="layout" svg:x1="11.41cm" svg:y1="21.411cm" svg:x2="11.422cm" svg:y2="21.4cm">
          <text:p/>
        </draw:line>
        <draw:path draw:style-name="gr1" draw:text-style-name="P1" draw:layer="layout" svg:width="0.013cm" svg:height="0.01cm" svg:x="11.422cm" svg:y="21.524cm" svg:viewBox="0 0 14 11" svg:d="M0 0c0 8 6 12 14 11">
          <text:p/>
        </draw:path>
        <draw:line draw:style-name="gr1" draw:text-style-name="P1" draw:layer="layout" svg:x1="11.436cm" svg:y1="21.332cm" svg:x2="11.432cm" svg:y2="21.332cm">
          <text:p/>
        </draw:line>
        <draw:line draw:style-name="gr1" draw:text-style-name="P1" draw:layer="layout" svg:x1="11.432cm" svg:y1="21.332cm" svg:x2="11.428cm" svg:y2="21.333cm">
          <text:p/>
        </draw:line>
        <draw:line draw:style-name="gr1" draw:text-style-name="P1" draw:layer="layout" svg:x1="11.428cm" svg:y1="21.333cm" svg:x2="11.424cm" svg:y2="21.336cm">
          <text:p/>
        </draw:line>
        <draw:line draw:style-name="gr1" draw:text-style-name="P1" draw:layer="layout" svg:x1="11.424cm" svg:y1="21.336cm" svg:x2="11.422cm" svg:y2="21.341cm">
          <text:p/>
        </draw:line>
        <draw:line draw:style-name="gr1" draw:text-style-name="P1" draw:layer="layout" svg:x1="11.422cm" svg:y1="21.341cm" svg:x2="11.422cm" svg:y2="21.524cm">
          <text:p/>
        </draw:line>
        <draw:line draw:style-name="gr1" draw:text-style-name="P1" draw:layer="layout" svg:x1="11.422cm" svg:y1="21.061cm" svg:x2="11.422cm" svg:y2="21.22cm">
          <text:p/>
        </draw:line>
        <draw:path draw:style-name="gr1" draw:text-style-name="P1" draw:layer="layout" svg:width="0.004cm" svg:height="0cm" svg:x="11.431cm" svg:y="21.053cm" svg:viewBox="0 0 5 0" svg:d="M5 0c-2 0-3 0-5 0">
          <text:p/>
        </draw:path>
        <draw:path draw:style-name="gr1" draw:text-style-name="P1" draw:layer="layout" svg:width="0.008cm" svg:height="0.007cm" svg:x="11.422cm" svg:y="21.053cm" svg:viewBox="0 0 9 8" svg:d="M9 0c-4 1-8 4-9 8">
          <text:p/>
        </draw:path>
        <draw:line draw:style-name="gr1" draw:text-style-name="P1" draw:layer="layout" svg:x1="11.429cm" svg:y1="21.246cm" svg:x2="11.425cm" svg:y2="21.245cm">
          <text:p/>
        </draw:line>
        <draw:line draw:style-name="gr1" draw:text-style-name="P1" draw:layer="layout" svg:x1="11.425cm" svg:y1="21.245cm" svg:x2="11.422cm" svg:y2="21.091cm">
          <text:p/>
        </draw:line>
        <draw:line draw:style-name="gr1" draw:text-style-name="P1" draw:layer="layout" svg:x1="11.422cm" svg:y1="21.626cm" svg:x2="11.41cm" svg:y2="21.625cm">
          <text:p/>
        </draw:line>
        <draw:line draw:style-name="gr1" draw:text-style-name="P1" draw:layer="layout" svg:x1="11.41cm" svg:y1="21.625cm" svg:x2="11.406cm" svg:y2="21.624cm">
          <text:p/>
        </draw:line>
        <draw:line draw:style-name="gr1" draw:text-style-name="P1" draw:layer="layout" svg:x1="11.406cm" svg:y1="21.624cm" svg:x2="11.402cm" svg:y2="21.622cm">
          <text:p/>
        </draw:line>
        <draw:line draw:style-name="gr1" draw:text-style-name="P1" draw:layer="layout" svg:x1="11.402cm" svg:y1="21.622cm" svg:x2="11.4cm" svg:y2="21.617cm">
          <text:p/>
        </draw:line>
        <draw:line draw:style-name="gr1" draw:text-style-name="P1" draw:layer="layout" svg:x1="11.4cm" svg:y1="21.617cm" svg:x2="11.4cm" svg:y2="21.252cm">
          <text:p/>
        </draw:line>
        <draw:line draw:style-name="gr1" draw:text-style-name="P1" draw:layer="layout" svg:x1="11.4cm" svg:y1="21.252cm" svg:x2="11.401cm" svg:y2="21.248cm">
          <text:p/>
        </draw:line>
        <draw:line draw:style-name="gr1" draw:text-style-name="P1" draw:layer="layout" svg:x1="11.401cm" svg:y1="21.248cm" svg:x2="11.404cm" svg:y2="21.244cm">
          <text:p/>
        </draw:line>
        <draw:line draw:style-name="gr1" draw:text-style-name="P1" draw:layer="layout" svg:x1="11.404cm" svg:y1="21.244cm" svg:x2="11.408cm" svg:y2="21.242cm">
          <text:p/>
        </draw:line>
        <draw:line draw:style-name="gr1" draw:text-style-name="P1" draw:layer="layout" svg:x1="11.408cm" svg:y1="21.242cm" svg:x2="11.422cm" svg:y2="21.242cm">
          <text:p/>
        </draw:line>
        <draw:line draw:style-name="gr1" draw:text-style-name="P1" draw:layer="layout" svg:x1="11.422cm" svg:y1="21.779cm" svg:x2="11.422cm" svg:y2="21.625cm">
          <text:p/>
        </draw:line>
        <draw:line draw:style-name="gr1" draw:text-style-name="P1" draw:layer="layout" svg:x1="11.422cm" svg:y1="21.625cm" svg:x2="11.429cm" svg:y2="21.621cm">
          <text:p/>
        </draw:line>
        <draw:path draw:style-name="gr1" draw:text-style-name="P1" draw:layer="layout" svg:width="0.007cm" svg:height="0.009cm" svg:x="11.422cm" svg:y="21.804cm" svg:viewBox="0 0 8 10" svg:d="M0 0c-1 4 3 9 8 10">
          <text:p/>
        </draw:path>
        <draw:path draw:style-name="gr1" draw:text-style-name="P1" draw:layer="layout" svg:width="0.005cm" svg:height="0cm" svg:x="11.43cm" svg:y="21.814cm" svg:viewBox="0 0 6 1" svg:d="M0 0c2 1 4 1 6 0">
          <text:p/>
        </draw:path>
        <draw:line draw:style-name="gr1" draw:text-style-name="P1" draw:layer="layout" svg:x1="11.422cm" svg:y1="21.647cm" svg:x2="11.422cm" svg:y2="21.804cm">
          <text:p/>
        </draw:line>
        <draw:line draw:style-name="gr1" draw:text-style-name="P1" draw:layer="layout" svg:x1="11.436cm" svg:y1="21.817cm" svg:x2="11.541cm" svg:y2="21.817cm">
          <text:p/>
        </draw:line>
        <draw:line draw:style-name="gr1" draw:text-style-name="P1" draw:layer="layout" svg:x1="14.073cm" svg:y1="21.118cm" svg:x2="14.073cm" svg:y2="21.817cm">
          <text:p/>
        </draw:line>
        <draw:path draw:style-name="gr1" draw:text-style-name="P1" draw:layer="layout" svg:width="0.05cm" svg:height="0.123cm" svg:x="14.022cm" svg:y="20.994cm" svg:viewBox="0 0 51 124" svg:d="M51 124c0-48-19-93-51-124">
          <text:p/>
        </draw:path>
        <draw:line draw:style-name="gr1" draw:text-style-name="P1" draw:layer="layout" svg:x1="13.709cm" svg:y1="20.68cm" svg:x2="14.022cm" svg:y2="20.994cm">
          <text:p/>
        </draw:line>
        <draw:path draw:style-name="gr1" draw:text-style-name="P1" draw:layer="layout" svg:width="0.123cm" svg:height="0.05cm" svg:x="13.585cm" svg:y="20.629cm" svg:viewBox="0 0 124 51" svg:d="M124 51c-34-34-79-51-124-51">
          <text:p/>
        </draw:path>
        <draw:line draw:style-name="gr1" draw:text-style-name="P1" draw:layer="layout" svg:x1="11.874cm" svg:y1="20.629cm" svg:x2="13.585cm" svg:y2="20.629cm">
          <text:p/>
        </draw:line>
        <draw:path draw:style-name="gr1" draw:text-style-name="P1" draw:layer="layout" svg:width="0.122cm" svg:height="0.05cm" svg:x="11.751cm" svg:y="20.629cm" svg:viewBox="0 0 123 51" svg:d="M123 0c-48 0-91 20-123 51">
          <text:p/>
        </draw:path>
        <draw:line draw:style-name="gr1" draw:text-style-name="P1" draw:layer="layout" svg:x1="11.594cm" svg:y1="20.837cm" svg:x2="11.751cm" svg:y2="20.68cm">
          <text:p/>
        </draw:line>
        <draw:path draw:style-name="gr1" draw:text-style-name="P1" draw:layer="layout" svg:width="0.05cm" svg:height="0.116cm" svg:x="11.543cm" svg:y="20.837cm" svg:viewBox="0 0 51 117" svg:d="M51 0c-32 33-49 75-51 117">
          <text:p/>
        </draw:path>
        <draw:line draw:style-name="gr1" draw:text-style-name="P1" draw:layer="layout" svg:x1="11.541cm" svg:y1="21.817cm" svg:x2="11.541cm" svg:y2="21.031cm">
          <text:p/>
        </draw:line>
        <draw:line draw:style-name="gr1" draw:text-style-name="P1" draw:layer="layout" svg:x1="11.541cm" svg:y1="21.031cm" svg:x2="11.543cm" svg:y2="20.954cm">
          <text:p/>
        </draw:line>
        <draw:line draw:style-name="gr1" draw:text-style-name="P1" draw:layer="layout" svg:x1="14.202cm" svg:y1="21.456cm" svg:x2="14.192cm" svg:y2="21.468cm">
          <text:p/>
        </draw:line>
        <draw:path draw:style-name="gr1" draw:text-style-name="P1" draw:layer="layout" svg:width="0.01cm" svg:height="0.003cm" svg:x="14.178cm" svg:y="21.332cm" svg:viewBox="0 0 11 4" svg:d="M11 4c-2-3-6-4-11-4">
          <text:p/>
        </draw:path>
        <draw:path draw:style-name="gr1" draw:text-style-name="P1" draw:layer="layout" svg:width="0.002cm" svg:height="0.006cm" svg:x="14.189cm" svg:y="21.336cm" svg:viewBox="0 0 3 7" svg:d="M3 7c0-3-1-5-3-7">
          <text:p/>
        </draw:path>
        <draw:line draw:style-name="gr1" draw:text-style-name="P1" draw:layer="layout" svg:x1="14.178cm" svg:y1="21.535cm" svg:x2="14.181cm" svg:y2="21.535cm">
          <text:p/>
        </draw:line>
        <draw:line draw:style-name="gr1" draw:text-style-name="P1" draw:layer="layout" svg:x1="14.181cm" svg:y1="21.535cm" svg:x2="14.186cm" svg:y2="21.534cm">
          <text:p/>
        </draw:line>
        <draw:line draw:style-name="gr1" draw:text-style-name="P1" draw:layer="layout" svg:x1="14.186cm" svg:y1="21.534cm" svg:x2="14.19cm" svg:y2="21.531cm">
          <text:p/>
        </draw:line>
        <draw:line draw:style-name="gr1" draw:text-style-name="P1" draw:layer="layout" svg:x1="14.19cm" svg:y1="21.531cm" svg:x2="14.192cm" svg:y2="21.527cm">
          <text:p/>
        </draw:line>
        <draw:line draw:style-name="gr1" draw:text-style-name="P1" draw:layer="layout" svg:x1="14.192cm" svg:y1="21.527cm" svg:x2="14.192cm" svg:y2="21.343cm">
          <text:p/>
        </draw:line>
        <draw:line draw:style-name="gr1" draw:text-style-name="P1" draw:layer="layout" svg:x1="14.192cm" svg:y1="21.243cm" svg:x2="14.192cm" svg:y2="21.09cm">
          <text:p/>
        </draw:line>
        <draw:line draw:style-name="gr1" draw:text-style-name="P1" draw:layer="layout" svg:x1="14.185cm" svg:y1="21.246cm" svg:x2="14.189cm" svg:y2="21.245cm">
          <text:p/>
        </draw:line>
        <draw:line draw:style-name="gr1" draw:text-style-name="P1" draw:layer="layout" svg:x1="14.189cm" svg:y1="21.245cm" svg:x2="14.192cm" svg:y2="21.242cm">
          <text:p/>
        </draw:line>
        <draw:line draw:style-name="gr1" draw:text-style-name="P1" draw:layer="layout" svg:x1="14.181cm" svg:y1="21.053cm" svg:x2="14.186cm" svg:y2="21.054cm">
          <text:p/>
        </draw:line>
        <draw:line draw:style-name="gr1" draw:text-style-name="P1" draw:layer="layout" svg:x1="14.186cm" svg:y1="21.054cm" svg:x2="14.19cm" svg:y2="21.057cm">
          <text:p/>
        </draw:line>
        <draw:line draw:style-name="gr1" draw:text-style-name="P1" draw:layer="layout" svg:x1="14.19cm" svg:y1="21.057cm" svg:x2="14.192cm" svg:y2="21.061cm">
          <text:p/>
        </draw:line>
        <draw:line draw:style-name="gr1" draw:text-style-name="P1" draw:layer="layout" svg:x1="14.192cm" svg:y1="21.061cm" svg:x2="14.192cm" svg:y2="21.216cm">
          <text:p/>
        </draw:line>
        <draw:line draw:style-name="gr1" draw:text-style-name="P1" draw:layer="layout" svg:x1="14.192cm" svg:y1="21.242cm" svg:x2="14.202cm" svg:y2="21.242cm">
          <text:p/>
        </draw:line>
        <draw:line draw:style-name="gr1" draw:text-style-name="P1" draw:layer="layout" svg:x1="14.202cm" svg:y1="21.242cm" svg:x2="14.207cm" svg:y2="21.243cm">
          <text:p/>
        </draw:line>
        <draw:line draw:style-name="gr1" draw:text-style-name="P1" draw:layer="layout" svg:x1="14.207cm" svg:y1="21.243cm" svg:x2="14.211cm" svg:y2="21.246cm">
          <text:p/>
        </draw:line>
        <draw:line draw:style-name="gr1" draw:text-style-name="P1" draw:layer="layout" svg:x1="14.211cm" svg:y1="21.246cm" svg:x2="14.213cm" svg:y2="21.25cm">
          <text:p/>
        </draw:line>
        <draw:line draw:style-name="gr1" draw:text-style-name="P1" draw:layer="layout" svg:x1="14.213cm" svg:y1="21.25cm" svg:x2="14.213cm" svg:y2="21.615cm">
          <text:p/>
        </draw:line>
        <draw:line draw:style-name="gr1" draw:text-style-name="P1" draw:layer="layout" svg:x1="14.213cm" svg:y1="21.615cm" svg:x2="14.212cm" svg:y2="21.62cm">
          <text:p/>
        </draw:line>
        <draw:line draw:style-name="gr1" draw:text-style-name="P1" draw:layer="layout" svg:x1="14.212cm" svg:y1="21.62cm" svg:x2="14.209cm" svg:y2="21.623cm">
          <text:p/>
        </draw:line>
        <draw:line draw:style-name="gr1" draw:text-style-name="P1" draw:layer="layout" svg:x1="14.209cm" svg:y1="21.623cm" svg:x2="14.205cm" svg:y2="21.625cm">
          <text:p/>
        </draw:line>
        <draw:line draw:style-name="gr1" draw:text-style-name="P1" draw:layer="layout" svg:x1="14.205cm" svg:y1="21.625cm" svg:x2="14.192cm" svg:y2="21.626cm">
          <text:p/>
        </draw:line>
        <draw:line draw:style-name="gr1" draw:text-style-name="P1" draw:layer="layout" svg:x1="14.192cm" svg:y1="21.806cm" svg:x2="14.192cm" svg:y2="21.625cm">
          <text:p/>
        </draw:line>
        <draw:line draw:style-name="gr1" draw:text-style-name="P1" draw:layer="layout" svg:x1="14.192cm" svg:y1="21.625cm" svg:x2="14.185cm" svg:y2="21.621cm">
          <text:p/>
        </draw:line>
        <draw:path draw:style-name="gr1" draw:text-style-name="P1" draw:layer="layout" svg:width="0.003cm" svg:height="-0.001cm" svg:x="14.178cm" svg:y="21.814cm" svg:viewBox="0 0 4 0" svg:d="M0 0c1 0 3 1 4 0">
          <text:p/>
        </draw:path>
        <draw:path draw:style-name="gr1" draw:text-style-name="P1" draw:layer="layout" svg:width="0.009cm" svg:height="0.007cm" svg:x="14.182cm" svg:y="21.806cm" svg:viewBox="0 0 10 8" svg:d="M0 8c5 0 9-4 10-8">
          <text:p/>
        </draw:path>
        <draw:line draw:style-name="gr1" draw:text-style-name="P1" draw:layer="layout" svg:x1="14.073cm" svg:y1="21.817cm" svg:x2="14.178cm" svg:y2="21.817cm">
          <text:p/>
        </draw:line>
        <draw:line draw:style-name="gr1" draw:text-style-name="P1" draw:layer="layout" svg:x1="11.436cm" svg:y1="21.817cm" svg:x2="11.436cm" svg:y2="20.699cm">
          <text:p/>
        </draw:line>
        <draw:line draw:style-name="gr1" draw:text-style-name="P1" draw:layer="layout" svg:x1="11.436cm" svg:y1="20.699cm" svg:x2="11.715cm" svg:y2="20.42cm">
          <text:p/>
        </draw:line>
        <draw:line draw:style-name="gr1" draw:text-style-name="P1" draw:layer="layout" svg:x1="11.715cm" svg:y1="20.42cm" svg:x2="13.794cm" svg:y2="20.42cm">
          <text:p/>
        </draw:line>
        <draw:line draw:style-name="gr1" draw:text-style-name="P1" draw:layer="layout" svg:x1="13.794cm" svg:y1="20.42cm" svg:x2="14.178cm" svg:y2="20.804cm">
          <text:p/>
        </draw:line>
        <draw:line draw:style-name="gr1" draw:text-style-name="P1" draw:layer="layout" svg:x1="14.178cm" svg:y1="20.804cm" svg:x2="14.178cm" svg:y2="21.817cm">
          <text:p/>
        </draw:line>
        <draw:polygon draw:style-name="gr3" draw:text-style-name="P3" draw:layer="layout" svg:width="0.704cm" svg:height="0.226cm" svg:x="10.888cm" svg:y="21.412cm" svg:viewBox="0 0 705 227" draw:points="705,0 0,0 0,227 705,227">
          <text:p/>
        </draw:polygon>
        <draw:path draw:style-name="gr3" draw:text-style-name="P3" draw:layer="layout" svg:width="0.739cm" svg:height="0.262cm" svg:x="10.871cm" svg:y="21.394cm" svg:viewBox="0 0 740 263" svg:d="M35 227h670v-190h-670zM0 263v-263h722v19-19h18v263z">
          <text:p/>
        </draw:path>
        <draw:polygon draw:style-name="gr4" draw:text-style-name="P4" draw:layer="layout" svg:width="0.704cm" svg:height="0.48cm" svg:x="10.888cm" svg:y="21.638cm" svg:viewBox="0 0 705 481" draw:points="0,481 705,481 705,0 0,0">
          <text:p/>
        </draw:polygon>
        <draw:path draw:style-name="gr3" draw:text-style-name="P3" draw:layer="layout" svg:width="0.739cm" svg:height="0.515cm" svg:x="10.871cm" svg:y="21.62cm" svg:viewBox="0 0 740 516" svg:d="M17 35v-17zM35 481h670v-446h-670zM0 516v-498-18h740v516z">
          <text:p/>
        </draw:path>
        <draw:polygon draw:style-name="gr4" draw:text-style-name="P4" draw:layer="layout" svg:width="0.043cm" svg:height="0.19cm" svg:x="11.132cm" svg:y="21.435cm" svg:viewBox="0 0 44 191" draw:points="0,0 44,0 44,191 0,191">
          <text:p/>
        </draw:polygon>
        <draw:path draw:style-name="gr4" draw:text-style-name="P4" draw:layer="layout" svg:width="0.168cm" svg:height="0.194cm" svg:x="11.205cm" svg:y="21.433cm" svg:viewBox="0 0 169 195" svg:d="M44 35v125c1 0 2 1 5 1 2 0 5 0 10 0 20 0 36-5 47-16s17-28 17-51c0-20-5-35-16-45-10-11-25-16-44-16-4 0-8 1-11 1-4 0-6 1-8 1zM0 192v-188c16-2 36-4 59-4 18 0 33 2 45 5s23 8 33 15c10 8 18 17 23 29 6 13 9 27 9 43 0 19-3 34-9 46-5 13-13 24-23 32-9 8-22 14-37 18-15 5-32 7-50 7-11 0-20-1-29-1-7 0-14-1-21-2z">
          <text:p/>
        </draw:path>
        <draw:polygon draw:style-name="gr3" draw:text-style-name="P3" draw:layer="layout" svg:width="0.091cm" svg:height="0.274cm" svg:x="11.054cm" svg:y="21.738cm" svg:viewBox="0 0 92 275" draw:points="56,34 7,60 0,32 61,0 92,0 92,275 56,275">
          <text:p/>
        </draw:polygon>
        <draw:path draw:style-name="gr3" draw:text-style-name="P3" draw:layer="layout" svg:width="0.175cm" svg:height="0.279cm" svg:x="11.235cm" svg:y="21.733cm" svg:viewBox="0 0 176 280" svg:d="M0 280v-23l30-28c70-67 102-102 102-144 0-27-13-53-54-53-25 0-46 12-60 23l-11-26c19-16 47-29 78-29 59 0 84 41 84 81 0 50-36 91-94 147l-22 20v1h123v31z">
          <text:p/>
        </draw:path>
        <draw:polygon draw:style-name="gr3" draw:text-style-name="P3" draw:layer="layout" svg:width="0.704cm" svg:height="0.226cm" svg:x="10.888cm" svg:y="23.616cm" svg:viewBox="0 0 705 227" draw:points="705,0 0,0 0,227 705,227">
          <text:p/>
        </draw:polygon>
        <draw:path draw:style-name="gr3" draw:text-style-name="P3" draw:layer="layout" svg:width="0.739cm" svg:height="0.261cm" svg:x="10.871cm" svg:y="23.599cm" svg:viewBox="0 0 740 262" svg:d="M35 227h670v-192h-670zM0 262v-262h722v17-17h18v262z">
          <text:p/>
        </draw:path>
        <draw:polygon draw:style-name="gr4" draw:text-style-name="P4" draw:layer="layout" svg:width="0.704cm" svg:height="0.48cm" svg:x="10.888cm" svg:y="23.842cm" svg:viewBox="0 0 705 481" draw:points="0,481 705,481 705,0 0,0">
          <text:p/>
        </draw:polygon>
        <draw:path draw:style-name="gr3" draw:text-style-name="P3" draw:layer="layout" svg:width="0.739cm" svg:height="0.515cm" svg:x="10.871cm" svg:y="23.825cm" svg:viewBox="0 0 740 516" svg:d="M17 35v-18zM35 480h670v-445h-670zM0 516v-499-17h740v516z">
          <text:p/>
        </draw:path>
        <draw:polygon draw:style-name="gr4" draw:text-style-name="P4" draw:layer="layout" svg:width="0.043cm" svg:height="0.19cm" svg:x="11.132cm" svg:y="23.639cm" svg:viewBox="0 0 44 191" draw:points="0,0 44,0 44,191 0,191">
          <text:p/>
        </draw:polygon>
        <draw:path draw:style-name="gr4" draw:text-style-name="P4" draw:layer="layout" svg:width="0.168cm" svg:height="0.193cm" svg:x="11.205cm" svg:y="23.638cm" svg:viewBox="0 0 169 194" svg:d="M44 35v125c1 0 2 0 5 0 2 0 5 1 10 1 20 0 36-6 47-16 11-12 17-29 17-51 0-20-5-35-16-45-10-10-25-15-44-15-4 0-8 0-11 0-4 1-6 1-8 1zM0 191v-187c16-3 36-4 59-4 18 0 33 1 45 4s23 9 33 17c10 7 18 17 23 29 6 12 9 26 9 43s-3 32-9 45c-5 13-13 23-23 31-9 9-22 15-37 19s-32 6-50 6c-11 0-20 0-29-1-7 0-14-1-21-2z">
          <text:p/>
        </draw:path>
        <draw:polygon draw:style-name="gr3" draw:text-style-name="P3" draw:layer="layout" svg:width="0.091cm" svg:height="0.274cm" svg:x="11.054cm" svg:y="23.942cm" svg:viewBox="0 0 92 275" draw:points="56,35 7,60 0,32 61,0 92,0 92,275 56,275">
          <text:p/>
        </draw:polygon>
        <draw:path draw:style-name="gr3" draw:text-style-name="P3" draw:layer="layout" svg:width="0.201cm" svg:height="0.274cm" svg:x="11.222cm" svg:y="23.942cm" svg:viewBox="0 0 202 275" svg:d="M129 172v-93c0-14 0-29 1-43h-1c-9 16-15 28-23 40l-67 95v1zM129 275v-74h-129v-25l124-176h40v172h38v29h-38v74z">
          <text:p/>
        </draw:path>
        <draw:polygon draw:style-name="gr3" draw:text-style-name="P3" draw:layer="layout" svg:width="0.704cm" svg:height="0.225cm" svg:x="10.884cm" svg:y="26.032cm" svg:viewBox="0 0 705 226" draw:points="705,0 0,0 0,226 705,226">
          <text:p/>
        </draw:polygon>
        <draw:path draw:style-name="gr3" draw:text-style-name="P3" draw:layer="layout" svg:width="0.74cm" svg:height="0.261cm" svg:x="10.866cm" svg:y="26.014cm" svg:viewBox="0 0 741 262" svg:d="M36 227h670v-192h-670zM0 262v-262h723v18-18h18v262z">
          <text:p/>
        </draw:path>
        <draw:polygon draw:style-name="gr4" draw:text-style-name="P4" draw:layer="layout" svg:width="0.704cm" svg:height="0.48cm" svg:x="10.884cm" svg:y="26.257cm" svg:viewBox="0 0 705 481" draw:points="0,481 705,481 705,0 0,0">
          <text:p/>
        </draw:polygon>
        <draw:path draw:style-name="gr3" draw:text-style-name="P3" draw:layer="layout" svg:width="0.74cm" svg:height="0.515cm" svg:x="10.866cm" svg:y="26.24cm" svg:viewBox="0 0 741 516" svg:d="M18 35v-17zM36 481h670v-446h-670zM0 516v-498-18h741v516z">
          <text:p/>
        </draw:path>
        <draw:polygon draw:style-name="gr4" draw:text-style-name="P4" draw:layer="layout" svg:width="0.044cm" svg:height="0.19cm" svg:x="11.127cm" svg:y="26.054cm" svg:viewBox="0 0 45 191" draw:points="0,0 45,0 45,191 0,191">
          <text:p/>
        </draw:polygon>
        <draw:path draw:style-name="gr4" draw:text-style-name="P4" draw:layer="layout" svg:width="0.168cm" svg:height="0.193cm" svg:x="11.201cm" svg:y="26.053cm" svg:viewBox="0 0 169 194" svg:d="M44 35v125c1 0 2 0 5 0 2 1 5 1 10 1 20 0 36-6 46-16 12-12 18-28 18-52 0-20-5-35-16-45-10-10-25-15-44-15-4 0-8 0-11 1-4 0-6 0-8 1zM0 191v-187c16-3 36-4 59-4 18 0 33 2 45 5s23 8 33 15 17 17 23 29 9 26 9 43c0 18-3 33-9 46-5 13-13 23-23 32-9 8-22 14-37 18s-32 6-51 6c-10 0-19 0-28 0-7-1-15-2-21-3z">
          <text:p/>
        </draw:path>
        <draw:polygon draw:style-name="gr3" draw:text-style-name="P3" draw:layer="layout" svg:width="0.092cm" svg:height="0.275cm" svg:x="11.049cm" svg:y="26.357cm" svg:viewBox="0 0 93 276" draw:points="57,35 56,35 8,61 0,32 61,0 93,0 93,276 57,276">
          <text:p/>
        </draw:polygon>
        <draw:path draw:style-name="gr3" draw:text-style-name="P3" draw:layer="layout" svg:width="0.188cm" svg:height="0.283cm" svg:x="11.226cm" svg:y="26.353cm" svg:viewBox="0 0 189 284" svg:d="M99 256c31 0 53-27 53-67s-22-63-57-63c-22 0-43 14-54 34-2 4-4 9-4 16 1 46 22 80 61 80zM162 30c-7 0-17 0-27 2-59 10-91 52-97 98h1c14-18 37-32 68-32 48 0 82 35 82 89 0 51-34 97-91 97-59 0-98-45-98-118 0-54 20-96 48-123 22-23 53-37 87-41 11-2 21-2 27-2z">
          <text:p/>
        </draw:path>
        <draw:polygon draw:style-name="gr3" draw:text-style-name="P3" draw:layer="layout" svg:width="0.704cm" svg:height="0.226cm" svg:x="13.423cm" svg:y="26.032cm" svg:viewBox="0 0 705 227" draw:points="705,0 0,0 0,227 705,227">
          <text:p/>
        </draw:polygon>
        <draw:path draw:style-name="gr3" draw:text-style-name="P3" draw:layer="layout" svg:width="0.739cm" svg:height="0.261cm" svg:x="13.406cm" svg:y="26.014cm" svg:viewBox="0 0 740 262" svg:d="M35 227h670v-192h-670zM0 262v-262h722v18-18h18v262z">
          <text:p/>
        </draw:path>
        <draw:polygon draw:style-name="gr4" draw:text-style-name="P4" draw:layer="layout" svg:width="0.705cm" svg:height="0.479cm" svg:x="13.423cm" svg:y="26.258cm" svg:viewBox="0 0 706 480" draw:points="0,480 706,480 706,0 0,0">
          <text:p/>
        </draw:polygon>
        <draw:path draw:style-name="gr3" draw:text-style-name="P3" draw:layer="layout" svg:width="0.739cm" svg:height="0.515cm" svg:x="13.406cm" svg:y="26.24cm" svg:viewBox="0 0 740 516" svg:d="M17 35v-17zM35 481h670v-446h-670zM0 516v-498-18h740v516z">
          <text:p/>
        </draw:path>
        <draw:polygon draw:style-name="gr4" draw:text-style-name="P4" draw:layer="layout" svg:width="0.043cm" svg:height="0.19cm" svg:x="13.667cm" svg:y="26.054cm" svg:viewBox="0 0 44 191" draw:points="0,0 44,0 44,191 0,191">
          <text:p/>
        </draw:polygon>
        <draw:path draw:style-name="gr4" draw:text-style-name="P4" draw:layer="layout" svg:width="0.168cm" svg:height="0.193cm" svg:x="13.74cm" svg:y="26.053cm" svg:viewBox="0 0 169 194" svg:d="M43 35v125c1 0 3 0 5 0 2 1 6 1 10 1 20 0 36-6 47-16 11-12 17-28 17-52 0-20-5-35-16-45-10-10-25-15-44-15-4 0-8 0-11 1-3 0-6 0-8 1zM0 191v-187c16-3 36-4 58-4 18 0 34 2 46 5s22 8 32 15 18 17 23 29c7 12 10 26 10 43 0 18-3 33-9 46s-14 23-23 32c-10 8-23 14-38 18s-32 6-50 6c-11 0-20 0-27 0-8-1-15-2-22-3z">
          <text:p/>
        </draw:path>
        <draw:polygon draw:style-name="gr3" draw:text-style-name="P3" draw:layer="layout" svg:width="0.091cm" svg:height="0.275cm" svg:x="13.589cm" svg:y="26.357cm" svg:viewBox="0 0 92 276" draw:points="56,35 55,35 7,61 0,32 61,0 92,0 92,276 56,276">
          <text:p/>
        </draw:polygon>
        <draw:path draw:style-name="gr3" draw:text-style-name="P3" draw:layer="layout" svg:width="0.185cm" svg:height="0.284cm" svg:x="13.767cm" svg:y="26.352cm" svg:viewBox="0 0 186 285" svg:d="M46 71c0 27 21 42 53 51 23-8 41-25 41-50 0-22-13-45-46-45-31 0-48 20-48 44zM148 208c0-33-23-49-60-60-32 10-49 31-49 57-2 29 20 53 55 53 33 0 54-21 54-50zM55 135c-32-14-45-38-45-61 0-44 38-74 86-74 53 0 80 34 80 68 0 23-11 48-45 64v2c34 13 55 37 55 70 0 49-41 81-93 81-59 0-93-34-93-75 0-35 20-59 55-74z">
          <text:p/>
        </draw:path>
        <draw:polygon draw:style-name="gr3" draw:text-style-name="P3" draw:layer="layout" svg:width="0.704cm" svg:height="0.226cm" svg:x="13.419cm" svg:y="21.412cm" svg:viewBox="0 0 705 227" draw:points="705,0 0,0 0,227 705,227">
          <text:p/>
        </draw:polygon>
        <draw:path draw:style-name="gr3" draw:text-style-name="P3" draw:layer="layout" svg:width="0.739cm" svg:height="0.262cm" svg:x="13.402cm" svg:y="21.394cm" svg:viewBox="0 0 740 263" svg:d="M35 227h670v-190h-670zM0 263v-263h722v19-19h18v263z">
          <text:p/>
        </draw:path>
        <draw:polygon draw:style-name="gr4" draw:text-style-name="P4" draw:layer="layout" svg:width="0.704cm" svg:height="0.48cm" svg:x="13.419cm" svg:y="21.638cm" svg:viewBox="0 0 705 481" draw:points="0,481 705,481 705,0 0,0">
          <text:p/>
        </draw:polygon>
        <draw:path draw:style-name="gr3" draw:text-style-name="P3" draw:layer="layout" svg:width="0.739cm" svg:height="0.515cm" svg:x="13.402cm" svg:y="21.62cm" svg:viewBox="0 0 740 516" svg:d="M17 36v-18zM35 481h670v-445h-670zM0 516v-498-18h740v516z">
          <text:p/>
        </draw:path>
        <draw:polygon draw:style-name="gr4" draw:text-style-name="P4" draw:layer="layout" svg:width="0.044cm" svg:height="0.19cm" svg:x="13.662cm" svg:y="21.435cm" svg:viewBox="0 0 45 191" draw:points="0,0 45,0 45,191 0,191">
          <text:p/>
        </draw:polygon>
        <draw:path draw:style-name="gr4" draw:text-style-name="P4" draw:layer="layout" svg:width="0.168cm" svg:height="0.194cm" svg:x="13.736cm" svg:y="21.433cm" svg:viewBox="0 0 169 195" svg:d="M43 35v125c1 1 2 1 5 1 2 0 5 0 10 0 20 0 36-5 47-16s17-28 17-51c0-20-5-35-16-45-10-10-25-16-44-16-4 0-8 1-11 1-4 0-6 1-8 1zM0 192v-188c16-2 35-4 58-4 18 0 33 2 45 5 13 3 23 8 33 16 10 7 18 16 23 28 6 13 10 27 10 43 0 19-4 34-10 46-5 13-13 24-23 32-9 8-22 14-37 18-15 5-32 7-50 7-11 0-20-1-28-1-7 0-14-1-21-2z">
          <text:p/>
        </draw:path>
        <draw:polygon draw:style-name="gr3" draw:text-style-name="P3" draw:layer="layout" svg:width="0.092cm" svg:height="0.274cm" svg:x="13.602cm" svg:y="21.738cm" svg:viewBox="0 0 93 275" draw:points="57,34 56,34 7,60 0,32 61,0 93,0 93,275 57,275">
          <text:p/>
        </draw:polygon>
        <draw:path draw:style-name="gr3" draw:text-style-name="P3" draw:layer="layout" svg:width="0.186cm" svg:height="0.284cm" svg:x="13.78cm" svg:y="21.733cm" svg:viewBox="0 0 187 285" svg:d="M37 144c0 71 22 112 56 112 39 0 57-44 57-114 0-68-18-113-57-113-32 0-56 40-56 115zM187 140c0 93-35 145-97 145-53 0-89-51-90-141 0-92 39-144 95-144 59 0 92 52 92 14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4cm" fo:margin-bottom="1cm" fo:margin-left="0.985cm" fo:margin-right="1cm" fo:page-width="21.599cm" fo:page-height="30.3cm" style:print-orientation="portrait"/>
    </style:page-layout>
    <style:style style:name="Mdp1" style:family="drawing-page">
      <style:drawing-page-properties draw:background-size="border" draw:fill="none" draw:fill-color="#ccff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605" style:page-layout-name="PM0" draw:style-name="Mdp1"/>
    <style:master-page style:name="master-page2602" style:page-layout-name="PM0" draw:style-name="Mdp1"/>
    <style:master-page style:name="master-page2361" style:page-layout-name="PM0" draw:style-name="Mdp1"/>
    <style:master-page style:name="master-page3" style:page-layout-name="PM0" draw:style-name="Mdp1"/>
    <style:master-page style:name="master-page827" style:page-layout-name="PM0" draw:style-name="Mdp1"/>
    <style:master-page style:name="master-page847" style:page-layout-name="PM0" draw:style-name="Mdp1"/>
    <style:master-page style:name="master-page1356" style:page-layout-name="PM0" draw:style-name="Mdp1"/>
    <style:master-page style:name="master-page1415" style:page-layout-name="PM0" draw:style-name="Mdp1"/>
    <style:master-page style:name="master-page1418" style:page-layout-name="PM0" draw:style-name="Mdp1"/>
    <style:master-page style:name="master-page1457" style:page-layout-name="PM0" draw:style-name="Mdp1"/>
    <style:master-page style:name="master-page1470" style:page-layout-name="PM0" draw:style-name="Mdp1"/>
    <style:master-page style:name="master-page1479" style:page-layout-name="PM0" draw:style-name="Mdp1"/>
    <style:master-page style:name="master-page1680" style:page-layout-name="PM0" draw:style-name="Mdp1"/>
    <style:master-page style:name="master-page1691" style:page-layout-name="PM0" draw:style-name="Mdp1"/>
    <style:master-page style:name="master-page1698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30T17:58:29.298296744</dc:date>
    <meta:editing-duration>PT28M23S</meta:editing-duration>
    <meta:editing-cycles>7</meta:editing-cycles>
    <meta:generator>LibreOffice/5.1.6.2$Linux_X86_64 LibreOffice_project/10m0$Build-2</meta:generator>
    <meta:document-statistic meta:object-count="964"/>
  </office:meta>
</office:document-meta>
</file>